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49cm"/>
    </style:style>
    <style:style style:name="co3" style:family="table-column">
      <style:table-column-properties fo:break-before="auto" style:column-width="6.193cm"/>
    </style:style>
    <style:style style:name="co4" style:family="table-column">
      <style:table-column-properties fo:break-before="auto" style:column-width="7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Аркуш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4"/>
          <table:table-cell office:value-type="string">
            <text:p>create table trend(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8"/>
          <table:table-cell office:value-type="string">
            <text:p>Dt integer unsigned not null,</text:p>
          </table:table-cell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диф. Соку</text:p>
          </table:table-cell>
          <table:table-cell table:number-columns-repeated="4"/>
          <table:table-cell table:formula="of:=IF([.E3]=1;CONCATENATE([.A3];&quot; smallint default '0',&quot;);&quot;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у ПДБМ</text:p>
          </table:table-cell>
          <table:table-cell table:number-columns-repeated="4"/>
          <table:table-cell table:formula="of:=IF([.E4]=1;CONCATENATE([.A4];&quot; smallint default '0',&quot;);&quot;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теплого дефекованого соку</text:p>
          </table:table-cell>
          <table:table-cell table:number-columns-repeated="4"/>
          <table:table-cell table:formula="of:=IF([.E5]=1;CONCATENATE([.A5];&quot; smallint default '0',&quot;);&quot;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нагрівання деф. Соку</text:p>
          </table:table-cell>
          <table:table-cell table:number-columns-repeated="4"/>
          <table:table-cell table:formula="of:=IF([.E6]=1;CONCATENATE([.A6];&quot; smallint default '0',&quot;);&quot;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7]=1;CONCATENATE([.A7];&quot; smallint default '0',&quot;);&quot;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8]=1;CONCATENATE([.A8];&quot; smallint default '0',&quot;);&quot;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9]=1;CONCATENATE([.A9];&quot; smallint default '0',&quot;);&quot;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10]=1;CONCATENATE([.A10];&quot; smallint default '0',&quot;);&quot;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11]=1;CONCATENATE([.A11];&quot; smallint default '0',&quot;);&quot;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12]=1;CONCATENATE([.A12];&quot; smallint default '0',&quot;);&quot;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<text:s/>продувки гар. Деф</text:p>
          </table:table-cell>
          <table:table-cell table:number-columns-repeated="4"/>
          <table:table-cell table:formula="of:=IF([.E13]=1;CONCATENATE([.A13];&quot; smallint default '0',&quot;);&quot;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<text:s/>продувки <text:s/>1-го сат.</text:p>
          </table:table-cell>
          <table:table-cell table:number-columns-repeated="4"/>
          <table:table-cell table:formula="of:=IF([.E14]=1;CONCATENATE([.A14];&quot; smallint default '0',&quot;);&quot;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<text:s/>продувки <text:s/>1-го сат.</text:p>
          </table:table-cell>
          <table:table-cell table:number-columns-repeated="4"/>
          <table:table-cell table:formula="of:=IF([.E15]=1;CONCATENATE([.A15];&quot; smallint default '0',&quot;);&quot;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16]=1;CONCATENATE([.A16];&quot; smallint default '0',&quot;);&quot;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17]=1;CONCATENATE([.A17];&quot; smallint default '0',&quot;);&quot;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18]=1;CONCATENATE([.A18];&quot; smallint default '0',&quot;);&quot;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19]=1;CONCATENATE([.A19];&quot; smallint default '0',&quot;);&quot;&quot;)" office:value-type="string" office:string-value="V_17 smallint default '0',">
            <text:p>V_17 smallint default '0',</text:p>
          </table:table-cell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20]=1;CONCATENATE([.A20];&quot; smallint default '0',&quot;);&quot;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21]=1;CONCATENATE([.A21];&quot; smallint default '0',&quot;);&quot;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22]=1;CONCATENATE([.A22];&quot; smallint default '0',&quot;);&quot;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23]=1;CONCATENATE([.A23];&quot; smallint default '0',&quot;);&quot;&quot;)" office:value-type="string" office:string-value="V_21 smallint default '0',">
            <text:p>V_21 smallint default '0',</text:p>
          </table:table-cell>
        </table:table-row>
        <table:table-row table:style-name="ro1">
          <table:table-cell office:value-type="string">
            <text:p>V_22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24]=1;CONCATENATE([.A24];&quot; smallint default '0',&quot;);&quot;&quot;)" office:value-type="string" office:string-value="V_22 smallint default '0',">
            <text:p>V_22 smallint default '0',</text:p>
          </table:table-cell>
        </table:table-row>
        <table:table-row table:style-name="ro1">
          <table:table-cell office:value-type="string">
            <text:p>V_23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25]=1;CONCATENATE([.A25];&quot; smallint default '0',&quot;);&quot;&quot;)" office:value-type="string" office:string-value="V_23 smallint default '0',">
            <text:p>V_23 smallint default '0',</text:p>
          </table:table-cell>
        </table:table-row>
        <table:table-row table:style-name="ro1">
          <table:table-cell office:value-type="string">
            <text:p>V_24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26]=1;CONCATENATE([.A26];&quot; smallint default '0',&quot;);&quot;&quot;)" office:value-type="string" office:string-value="V_24 smallint default '0',">
            <text:p>V_24 smallint default '0',</text:p>
          </table:table-cell>
        </table:table-row>
        <table:table-row table:style-name="ro1">
          <table:table-cell office:value-type="string">
            <text:p>V_25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27]=1;CONCATENATE([.A27];&quot; smallint default '0',&quot;);&quot;&quot;)" office:value-type="string" office:string-value="V_25 smallint default '0',">
            <text:p>V_25 smallint default '0',</text:p>
          </table:table-cell>
        </table:table-row>
        <table:table-row table:style-name="ro1">
          <table:table-cell office:value-type="string">
            <text:p>V_26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28]=1;CONCATENATE([.A28];&quot; smallint default '0',&quot;);&quot;&quot;)" office:value-type="string" office:string-value="V_26 smallint default '0',">
            <text:p>V_26 smallint default '0',</text:p>
          </table:table-cell>
        </table:table-row>
        <table:table-row table:style-name="ro1">
          <table:table-cell office:value-type="string">
            <text:p>V_27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29]=1;CONCATENATE([.A29];&quot; smallint default '0',&quot;);&quot;&quot;)" office:value-type="string" office:string-value="V_27 smallint default '0',">
            <text:p>V_27 smallint default '0',</text:p>
          </table:table-cell>
        </table:table-row>
        <table:table-row table:style-name="ro1">
          <table:table-cell office:value-type="string">
            <text:p>V_28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30]=1;CONCATENATE([.A30];&quot; smallint default '0',&quot;);&quot;&quot;)" office:value-type="string" office:string-value="V_28 smallint default '0',">
            <text:p>V_28 smallint default '0',</text:p>
          </table:table-cell>
        </table:table-row>
        <table:table-row table:style-name="ro1">
          <table:table-cell office:value-type="string">
            <text:p>V_29</text:p>
          </table:table-cell>
          <table:table-cell office:value-type="float" office:value="66">
            <text:p>6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31]=1;CONCATENATE([.A31];&quot; smallint default '0',&quot;);&quot;&quot;)" office:value-type="string" office:string-value="V_29 smallint default '0',">
            <text:p>V_29 smallint default '0',</text:p>
          </table:table-cell>
        </table:table-row>
        <table:table-row table:style-name="ro1">
          <table:table-cell office:value-type="string">
            <text:p>V_30</text:p>
          </table:table-cell>
          <table:table-cell office:value-type="float" office:value="68">
            <text:p>6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32]=1;CONCATENATE([.A32];&quot; smallint default '0',&quot;);&quot;&quot;)" office:value-type="string" office:string-value="V_30 smallint default '0',">
            <text:p>V_30 smallint default '0',</text:p>
          </table:table-cell>
        </table:table-row>
        <table:table-row table:style-name="ro1">
          <table:table-cell office:value-type="string">
            <text:p>V_31</text:p>
          </table:table-cell>
          <table:table-cell office:value-type="float" office:value="70">
            <text:p>7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33]=1;CONCATENATE([.A33];&quot; smallint default '0',&quot;);&quot;&quot;)" office:value-type="string" office:string-value="V_31 smallint default '0',">
            <text:p>V_31 smallint default '0',</text:p>
          </table:table-cell>
        </table:table-row>
        <table:table-row table:style-name="ro1">
          <table:table-cell office:value-type="string">
            <text:p>V_32</text:p>
          </table:table-cell>
          <table:table-cell office:value-type="float" office:value="72">
            <text:p>7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34]=1;CONCATENATE([.A34];&quot; smallint default '0',&quot;);&quot;&quot;)" office:value-type="string" office:string-value="V_32 smallint default '0',">
            <text:p>V_32 smallint default '0',</text:p>
          </table:table-cell>
        </table:table-row>
        <table:table-row table:style-name="ro1">
          <table:table-cell office:value-type="string">
            <text:p>V_33</text:p>
          </table:table-cell>
          <table:table-cell office:value-type="float" office:value="74">
            <text:p>7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35]=1;CONCATENATE([.A35];&quot; smallint default '0',&quot;);&quot;&quot;)" office:value-type="string" office:string-value="V_33 smallint default '0',">
            <text:p>V_33 smallint default '0',</text:p>
          </table:table-cell>
        </table:table-row>
        <table:table-row table:style-name="ro1">
          <table:table-cell office:value-type="string">
            <text:p>V_34</text:p>
          </table:table-cell>
          <table:table-cell office:value-type="float" office:value="76">
            <text:p>7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36]=1;CONCATENATE([.A36];&quot; smallint default '0',&quot;);&quot;&quot;)" office:value-type="string" office:string-value="V_34 smallint default '0',">
            <text:p>V_34 smallint default '0',</text:p>
          </table:table-cell>
        </table:table-row>
        <table:table-row table:style-name="ro1">
          <table:table-cell office:value-type="string">
            <text:p>V_35</text:p>
          </table:table-cell>
          <table:table-cell office:value-type="float" office:value="78">
            <text:p>7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37]=1;CONCATENATE([.A37];&quot; smallint default '0',&quot;);&quot;&quot;)" office:value-type="string" office:string-value="V_35 smallint default '0',">
            <text:p>V_35 smallint default '0',</text:p>
          </table:table-cell>
        </table:table-row>
        <table:table-row table:style-name="ro1">
          <table:table-cell office:value-type="string">
            <text:p>V_36</text:p>
          </table:table-cell>
          <table:table-cell office:value-type="float" office:value="80">
            <text:p>8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38]=1;CONCATENATE([.A38];&quot; smallint default '0',&quot;);&quot;&quot;)" office:value-type="string" office:string-value="V_36 smallint default '0',">
            <text:p>V_36 smallint default '0',</text:p>
          </table:table-cell>
        </table:table-row>
        <table:table-row table:style-name="ro1">
          <table:table-cell office:value-type="string">
            <text:p>V_37</text:p>
          </table:table-cell>
          <table:table-cell office:value-type="float" office:value="82">
            <text:p>8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39]=1;CONCATENATE([.A39];&quot; smallint default '0',&quot;);&quot;&quot;)" office:value-type="string" office:string-value="V_37 smallint default '0',">
            <text:p>V_37 smallint default '0',</text:p>
          </table:table-cell>
        </table:table-row>
        <table:table-row table:style-name="ro1">
          <table:table-cell office:value-type="string">
            <text:p>V_38</text:p>
          </table:table-cell>
          <table:table-cell office:value-type="float" office:value="84">
            <text:p>8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40]=1;CONCATENATE([.A40];&quot; smallint default '0',&quot;);&quot;&quot;)" office:value-type="string" office:string-value="V_38 smallint default '0',">
            <text:p>V_38 smallint default '0',</text:p>
          </table:table-cell>
        </table:table-row>
        <table:table-row table:style-name="ro1">
          <table:table-cell office:value-type="string">
            <text:p>V_39</text:p>
          </table:table-cell>
          <table:table-cell office:value-type="float" office:value="86">
            <text:p>8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41]=1;CONCATENATE([.A41];&quot; smallint default '0',&quot;);&quot;&quot;)" office:value-type="string" office:string-value="V_39 smallint default '0',">
            <text:p>V_39 smallint default '0',</text:p>
          </table:table-cell>
        </table:table-row>
        <table:table-row table:style-name="ro1">
          <table:table-cell office:value-type="string">
            <text:p>V_40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42]=1;CONCATENATE([.A42];&quot; smallint default '0',&quot;);&quot;&quot;)" office:value-type="string" office:string-value="V_40 smallint default '0',">
            <text:p>V_40 smallint default '0',</text:p>
          </table:table-cell>
        </table:table-row>
        <table:table-row table:style-name="ro1">
          <table:table-cell office:value-type="string">
            <text:p>V_41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43]=1;CONCATENATE([.A43];&quot; smallint default '0',&quot;);&quot;&quot;)" office:value-type="string" office:string-value="V_41 smallint default '0',">
            <text:p>V_41 smallint default '0',</text:p>
          </table:table-cell>
        </table:table-row>
        <table:table-row table:style-name="ro1">
          <table:table-cell office:value-type="string">
            <text:p>V_42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44]=1;CONCATENATE([.A44];&quot; smallint default '0',&quot;);&quot;&quot;)" office:value-type="string" office:string-value="V_42 smallint default '0',">
            <text:p>V_42 smallint default '0',</text:p>
          </table:table-cell>
        </table:table-row>
        <table:table-row table:style-name="ro1">
          <table:table-cell office:value-type="string">
            <text:p>V_43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45]=1;CONCATENATE([.A45];&quot; smallint default '0',&quot;);&quot;&quot;)" office:value-type="string" office:string-value="V_43 smallint default '0',">
            <text:p>V_43 smallint default '0',</text:p>
          </table:table-cell>
        </table:table-row>
        <table:table-row table:style-name="ro1">
          <table:table-cell office:value-type="string">
            <text:p>V_44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46]=1;CONCATENATE([.A46];&quot; smallint default '0',&quot;);&quot;&quot;)" office:value-type="string" office:string-value="V_44 smallint default '0',">
            <text:p>V_44 smallint default '0',</text:p>
          </table:table-cell>
        </table:table-row>
        <table:table-row table:style-name="ro1">
          <table:table-cell office:value-type="string">
            <text:p>V_45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47]=1;CONCATENATE([.A47];&quot; smallint default '0',&quot;);&quot;&quot;)" office:value-type="string" office:string-value="V_45 smallint default '0',">
            <text:p>V_45 smallint default '0',</text:p>
          </table:table-cell>
        </table:table-row>
        <table:table-row table:style-name="ro1">
          <table:table-cell office:value-type="string">
            <text:p>V_46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48]=1;CONCATENATE([.A48];&quot; smallint default '0',&quot;);&quot;&quot;)" office:value-type="string" office:string-value="V_46 smallint default '0',">
            <text:p>V_46 smallint default '0',</text:p>
          </table:table-cell>
        </table:table-row>
        <table:table-row table:style-name="ro1">
          <table:table-cell office:value-type="string">
            <text:p>V_47</text:p>
          </table:table-cell>
          <table:table-cell office:value-type="float" office:value="102">
            <text:p>10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49]=1;CONCATENATE([.A49];&quot; smallint default '0',&quot;);&quot;&quot;)" office:value-type="string" office:string-value="V_47 smallint default '0',">
            <text:p>V_47 smallint default '0',</text:p>
          </table:table-cell>
        </table:table-row>
        <table:table-row table:style-name="ro1">
          <table:table-cell office:value-type="string">
            <text:p>V_48</text:p>
          </table:table-cell>
          <table:table-cell office:value-type="float" office:value="104">
            <text:p>10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50]=1;CONCATENATE([.A50];&quot; smallint default '0',&quot;);&quot;&quot;)" office:value-type="string" office:string-value="V_48 smallint default '0',">
            <text:p>V_48 smallint default '0',</text:p>
          </table:table-cell>
        </table:table-row>
        <table:table-row table:style-name="ro1">
          <table:table-cell office:value-type="string">
            <text:p>V_49</text:p>
          </table:table-cell>
          <table:table-cell office:value-type="float" office:value="106">
            <text:p>10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51]=1;CONCATENATE([.A51];&quot; smallint default '0',&quot;);&quot;&quot;)" office:value-type="string" office:string-value="V_49 smallint default '0',">
            <text:p>V_49 smallint default '0',</text:p>
          </table:table-cell>
        </table:table-row>
        <table:table-row table:style-name="ro1">
          <table:table-cell office:value-type="string">
            <text:p>V_50</text:p>
          </table:table-cell>
          <table:table-cell office:value-type="float" office:value="108">
            <text:p>10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52]=1;CONCATENATE([.A52];&quot; smallint default '0',&quot;);&quot;&quot;)" office:value-type="string" office:string-value="V_50 smallint default '0',">
            <text:p>V_50 smallint default '0',</text:p>
          </table:table-cell>
        </table:table-row>
        <table:table-row table:style-name="ro1">
          <table:table-cell office:value-type="string">
            <text:p>V_51</text:p>
          </table:table-cell>
          <table:table-cell office:value-type="float" office:value="110">
            <text:p>1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53]=1;CONCATENATE([.A53];&quot; smallint default '0',&quot;);&quot;&quot;)" office:value-type="string" office:string-value="V_51 smallint default '0',">
            <text:p>V_51 smallint default '0',</text:p>
          </table:table-cell>
        </table:table-row>
        <table:table-row table:style-name="ro1">
          <table:table-cell office:value-type="string">
            <text:p>V_52</text:p>
          </table:table-cell>
          <table:table-cell office:value-type="float" office:value="112">
            <text:p>1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54]=1;CONCATENATE([.A54];&quot; smallint default '0',&quot;);&quot;&quot;)" office:value-type="string" office:string-value="V_52 smallint default '0',">
            <text:p>V_52 smallint default '0',</text:p>
          </table:table-cell>
        </table:table-row>
        <table:table-row table:style-name="ro1">
          <table:table-cell office:value-type="string">
            <text:p>V_53</text:p>
          </table:table-cell>
          <table:table-cell office:value-type="float" office:value="114">
            <text:p>1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55]=1;CONCATENATE([.A55];&quot; smallint default '0',&quot;);&quot;&quot;)" office:value-type="string" office:string-value="V_53 smallint default '0',">
            <text:p>V_53 smallint default '0',</text:p>
          </table:table-cell>
        </table:table-row>
        <table:table-row table:style-name="ro1">
          <table:table-cell office:value-type="string">
            <text:p>V_54</text:p>
          </table:table-cell>
          <table:table-cell office:value-type="float" office:value="116">
            <text:p>1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5"/>
          <table:table-cell table:formula="of:=IF([.E56]=1;CONCATENATE([.A56];&quot; smallint default '0',&quot;);&quot;&quot;)" office:value-type="string" office:string-value="V_54 smallint default '0',">
            <text:p>V_54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118">
            <text:p>1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57]=1;CONCATENATE([.A57];&quot; smallint default '0',&quot;);&quot;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120">
            <text:p>1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58]=1;CONCATENATE([.A58];&quot; smallint default '0',&quot;);&quot;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122">
            <text:p>1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59]=1;CONCATENATE([.A59];&quot; smallint default '0',&quot;);&quot;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124">
            <text:p>1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60]=1;CONCATENATE([.A60];&quot; smallint default '0',&quot;);&quot;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126">
            <text:p>1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61]=1;CONCATENATE([.A61];&quot; smallint default '0',&quot;);&quot;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128">
            <text:p>1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62]=1;CONCATENATE([.A62];&quot; smallint default '0',&quot;);&quot;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130">
            <text:p>1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63]=1;CONCATENATE([.A63];&quot; smallint default '0',&quot;);&quot;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132">
            <text:p>1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64]=1;CONCATENATE([.A64];&quot; smallint default '0',&quot;);&quot;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134">
            <text:p>1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65]=1;CONCATENATE([.A65];&quot; smallint default '0',&quot;);&quot;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136">
            <text:p>1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66]=1;CONCATENATE([.A66];&quot; smallint default '0',&quot;);&quot;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138">
            <text:p>1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67]=1;CONCATENATE([.A67];&quot; smallint default '0',&quot;);&quot;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140">
            <text:p>1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68]=1;CONCATENATE([.A68];&quot; smallint default '0',&quot;);&quot;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142">
            <text:p>1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69]=1;CONCATENATE([.A69];&quot; smallint default '0',&quot;);&quot;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144">
            <text:p>1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70]=1;CONCATENATE([.A70];&quot; smallint default '0',&quot;);&quot;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146">
            <text:p>1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71]=1;CONCATENATE([.A71];&quot; smallint default '0',&quot;);&quot;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148">
            <text:p>1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72]=1;CONCATENATE([.A72];&quot; smallint default '0',&quot;);&quot;&quot;)" office:value-type="string" office:string-value="X_16 smallint default '0',">
            <text:p>X_16 smallint default '0',</text:p>
          </table:table-cell>
        </table:table-row>
        <table:table-row table:style-name="ro1">
          <table:table-cell office:value-type="string">
            <text:p>X_17</text:p>
          </table:table-cell>
          <table:table-cell office:value-type="float" office:value="150">
            <text:p>1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73]=1;CONCATENATE([.A73];&quot; smallint default '0',&quot;);&quot;&quot;)" office:value-type="string" office:string-value="X_17 smallint default '0',">
            <text:p>X_17 smallint default '0',</text:p>
          </table:table-cell>
        </table:table-row>
        <table:table-row table:style-name="ro1">
          <table:table-cell office:value-type="string">
            <text:p>X_18</text:p>
          </table:table-cell>
          <table:table-cell office:value-type="float" office:value="152">
            <text:p>1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74]=1;CONCATENATE([.A74];&quot; smallint default '0',&quot;);&quot;&quot;)" office:value-type="string" office:string-value="X_18 smallint default '0',">
            <text:p>X_18 smallint default '0',</text:p>
          </table:table-cell>
        </table:table-row>
        <table:table-row table:style-name="ro1">
          <table:table-cell office:value-type="string">
            <text:p>X_19</text:p>
          </table:table-cell>
          <table:table-cell office:value-type="float" office:value="154">
            <text:p>1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75]=1;CONCATENATE([.A75];&quot; smallint default '0',&quot;);&quot;&quot;)" office:value-type="string" office:string-value="X_19 smallint default '0',">
            <text:p>X_19 smallint default '0',</text:p>
          </table:table-cell>
        </table:table-row>
        <table:table-row table:style-name="ro1">
          <table:table-cell office:value-type="string">
            <text:p>X_20</text:p>
          </table:table-cell>
          <table:table-cell office:value-type="float" office:value="156">
            <text:p>1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76]=1;CONCATENATE([.A76];&quot; smallint default '0',&quot;);&quot;&quot;)" office:value-type="string" office:string-value="X_20 smallint default '0',">
            <text:p>X_20 smallint default '0',</text:p>
          </table:table-cell>
        </table:table-row>
        <table:table-row table:style-name="ro1">
          <table:table-cell office:value-type="string">
            <text:p>X_21</text:p>
          </table:table-cell>
          <table:table-cell office:value-type="float" office:value="158">
            <text:p>1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77]=1;CONCATENATE([.A77];&quot; smallint default '0',&quot;);&quot;&quot;)" office:value-type="string" office:string-value="X_21 smallint default '0',">
            <text:p>X_21 smallint default '0',</text:p>
          </table:table-cell>
        </table:table-row>
        <table:table-row table:style-name="ro1">
          <table:table-cell office:value-type="string">
            <text:p>I_01</text:p>
          </table:table-cell>
          <table:table-cell office:value-type="float" office:value="160">
            <text:p>1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78]=1;CONCATENATE([.A78];&quot; smallint default '0',&quot;);&quot;&quot;)" office:value-type="string" office:string-value="I_01 smallint default '0',">
            <text:p>I_01 smallint default '0',</text:p>
          </table:table-cell>
        </table:table-row>
        <table:table-row table:style-name="ro1">
          <table:table-cell office:value-type="string">
            <text:p>I_02</text:p>
          </table:table-cell>
          <table:table-cell office:value-type="float" office:value="161">
            <text:p>1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79]=1;CONCATENATE([.A79];&quot; smallint default '0',&quot;);&quot;&quot;)" office:value-type="string" office:string-value="I_02 smallint default '0',">
            <text:p>I_02 smallint default '0',</text:p>
          </table:table-cell>
        </table:table-row>
        <table:table-row table:style-name="ro1">
          <table:table-cell office:value-type="string">
            <text:p>I_03</text:p>
          </table:table-cell>
          <table:table-cell office:value-type="float" office:value="162">
            <text:p>1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80]=1;CONCATENATE([.A80];&quot; smallint default '0',&quot;);&quot;&quot;)" office:value-type="string" office:string-value="I_03 smallint default '0',">
            <text:p>I_03 smallint default '0',</text:p>
          </table:table-cell>
        </table:table-row>
        <table:table-row table:style-name="ro1">
          <table:table-cell office:value-type="string">
            <text:p>I_04</text:p>
          </table:table-cell>
          <table:table-cell office:value-type="float" office:value="163">
            <text:p>1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81]=1;CONCATENATE([.A81];&quot; smallint default '0',&quot;);&quot;&quot;)" office:value-type="string" office:string-value="I_04 smallint default '0',">
            <text:p>I_04 smallint default '0',</text:p>
          </table:table-cell>
        </table:table-row>
        <table:table-row table:style-name="ro1">
          <table:table-cell office:value-type="string">
            <text:p>I_05</text:p>
          </table:table-cell>
          <table:table-cell office:value-type="float" office:value="164">
            <text:p>1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82]=1;CONCATENATE([.A82];&quot; smallint default '0',&quot;);&quot;&quot;)" office:value-type="string" office:string-value="I_05 smallint default '0',">
            <text:p>I_05 smallint default '0',</text:p>
          </table:table-cell>
        </table:table-row>
        <table:table-row table:style-name="ro1">
          <table:table-cell office:value-type="string">
            <text:p>I_06</text:p>
          </table:table-cell>
          <table:table-cell office:value-type="float" office:value="165">
            <text:p>1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83]=1;CONCATENATE([.A83];&quot; smallint default '0',&quot;);&quot;&quot;)" office:value-type="string" office:string-value="I_06 smallint default '0',">
            <text:p>I_06 smallint default '0',</text:p>
          </table:table-cell>
        </table:table-row>
        <table:table-row table:style-name="ro1">
          <table:table-cell office:value-type="string">
            <text:p>I_07</text:p>
          </table:table-cell>
          <table:table-cell office:value-type="float" office:value="166">
            <text:p>1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84]=1;CONCATENATE([.A84];&quot; smallint default '0',&quot;);&quot;&quot;)" office:value-type="string" office:string-value="I_07 smallint default '0',">
            <text:p>I_07 smallint default '0',</text:p>
          </table:table-cell>
        </table:table-row>
        <table:table-row table:style-name="ro1">
          <table:table-cell office:value-type="string">
            <text:p>I_08</text:p>
          </table:table-cell>
          <table:table-cell office:value-type="float" office:value="167">
            <text:p>1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85]=1;CONCATENATE([.A85];&quot; smallint default '0',&quot;);&quot;&quot;)" office:value-type="string" office:string-value="I_08 smallint default '0',">
            <text:p>I_08 smallint default '0',</text:p>
          </table:table-cell>
        </table:table-row>
        <table:table-row table:style-name="ro1">
          <table:table-cell office:value-type="string">
            <text:p>I_09</text:p>
          </table:table-cell>
          <table:table-cell office:value-type="float" office:value="168">
            <text:p>1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86]=1;CONCATENATE([.A86];&quot; smallint default '0',&quot;);&quot;&quot;)" office:value-type="string" office:string-value="I_09 smallint default '0',">
            <text:p>I_09 smallint default '0',</text:p>
          </table:table-cell>
        </table:table-row>
        <table:table-row table:style-name="ro1">
          <table:table-cell office:value-type="string">
            <text:p>I_10</text:p>
          </table:table-cell>
          <table:table-cell office:value-type="float" office:value="169">
            <text:p>1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87]=1;CONCATENATE([.A87];&quot; smallint default '0',&quot;);&quot;&quot;)" office:value-type="string" office:string-value="I_10 smallint default '0',">
            <text:p>I_10 smallint default '0',</text:p>
          </table:table-cell>
        </table:table-row>
        <table:table-row table:style-name="ro1">
          <table:table-cell office:value-type="string">
            <text:p>I_11</text:p>
          </table:table-cell>
          <table:table-cell office:value-type="float" office:value="170">
            <text:p>1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88]=1;CONCATENATE([.A88];&quot; smallint default '0',&quot;);&quot;&quot;)" office:value-type="string" office:string-value="I_11 smallint default '0',">
            <text:p>I_11 smallint default '0',</text:p>
          </table:table-cell>
        </table:table-row>
        <table:table-row table:style-name="ro1">
          <table:table-cell office:value-type="string">
            <text:p>I_12</text:p>
          </table:table-cell>
          <table:table-cell office:value-type="float" office:value="171">
            <text:p>1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89]=1;CONCATENATE([.A89];&quot; smallint default '0',&quot;);&quot;&quot;)" office:value-type="string" office:string-value="I_12 smallint default '0',">
            <text:p>I_12 smallint default '0',</text:p>
          </table:table-cell>
        </table:table-row>
        <table:table-row table:style-name="ro1">
          <table:table-cell office:value-type="string">
            <text:p>I_13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90]=1;CONCATENATE([.A90];&quot; smallint default '0',&quot;);&quot;&quot;)" office:value-type="string" office:string-value="I_13 smallint default '0',">
            <text:p>I_13 smallint default '0',</text:p>
          </table:table-cell>
        </table:table-row>
        <table:table-row table:style-name="ro1">
          <table:table-cell office:value-type="string">
            <text:p>I_14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91]=1;CONCATENATE([.A91];&quot; smallint default '0',&quot;);&quot;&quot;)" office:value-type="string" office:string-value="I_14 smallint default '0',">
            <text:p>I_14 smallint default '0',</text:p>
          </table:table-cell>
        </table:table-row>
        <table:table-row table:style-name="ro1">
          <table:table-cell office:value-type="string">
            <text:p>I_15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92]=1;CONCATENATE([.A92];&quot; smallint default '0',&quot;);&quot;&quot;)" office:value-type="string" office:string-value="I_15 smallint default '0',">
            <text:p>I_15 smallint default '0',</text:p>
          </table:table-cell>
        </table:table-row>
        <table:table-row table:style-name="ro1">
          <table:table-cell office:value-type="string">
            <text:p>I_16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93]=1;CONCATENATE([.A93];&quot; smallint default '0',&quot;);&quot;&quot;)" office:value-type="string" office:string-value="I_16 smallint default '0',">
            <text:p>I_16 smallint default '0',</text:p>
          </table:table-cell>
        </table:table-row>
        <table:table-row table:style-name="ro1">
          <table:table-cell office:value-type="string">
            <text:p>I_17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94]=1;CONCATENATE([.A94];&quot; smallint default '0',&quot;);&quot;&quot;)" office:value-type="string" office:string-value="I_17 smallint default '0',">
            <text:p>I_17 smallint default '0',</text:p>
          </table:table-cell>
        </table:table-row>
        <table:table-row table:style-name="ro1">
          <table:table-cell office:value-type="string">
            <text:p>I_18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95]=1;CONCATENATE([.A95];&quot; smallint default '0',&quot;);&quot;&quot;)" office:value-type="string" office:string-value="I_18 smallint default '0',">
            <text:p>I_18 smallint default '0',</text:p>
          </table:table-cell>
        </table:table-row>
        <table:table-row table:style-name="ro1">
          <table:table-cell office:value-type="string">
            <text:p>I_19</text:p>
          </table:table-cell>
          <table:table-cell office:value-type="float" office:value="178">
            <text:p>1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96]=1;CONCATENATE([.A96];&quot; smallint default '0',&quot;);&quot;&quot;)" office:value-type="string" office:string-value="I_19 smallint default '0',">
            <text:p>I_19 smallint default '0',</text:p>
          </table:table-cell>
        </table:table-row>
        <table:table-row table:style-name="ro1">
          <table:table-cell office:value-type="string">
            <text:p>I_20</text:p>
          </table:table-cell>
          <table:table-cell office:value-type="float" office:value="179">
            <text:p>1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97]=1;CONCATENATE([.A97];&quot; smallint default '0',&quot;);&quot;&quot;)" office:value-type="string" office:string-value="I_20 smallint default '0',">
            <text:p>I_20 smallint default '0',</text:p>
          </table:table-cell>
        </table:table-row>
        <table:table-row table:style-name="ro1">
          <table:table-cell office:value-type="string">
            <text:p>I_21</text:p>
          </table:table-cell>
          <table:table-cell office:value-type="float" office:value="180">
            <text:p>1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98]=1;CONCATENATE([.A98];&quot; smallint default '0',&quot;);&quot;&quot;)" office:value-type="string" office:string-value="I_21 smallint default '0',">
            <text:p>I_21 smallint default '0',</text:p>
          </table:table-cell>
        </table:table-row>
        <table:table-row table:style-name="ro1">
          <table:table-cell office:value-type="string">
            <text:p>I_22</text:p>
          </table:table-cell>
          <table:table-cell office:value-type="float" office:value="181">
            <text:p>1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99]=1;CONCATENATE([.A99];&quot; smallint default '0',&quot;);&quot;&quot;)" office:value-type="string" office:string-value="I_22 smallint default '0',">
            <text:p>I_22 smallint default '0',</text:p>
          </table:table-cell>
        </table:table-row>
        <table:table-row table:style-name="ro1">
          <table:table-cell office:value-type="string">
            <text:p>I_23</text:p>
          </table:table-cell>
          <table:table-cell office:value-type="float" office:value="182">
            <text:p>1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00]=1;CONCATENATE([.A100];&quot; smallint default '0',&quot;);&quot;&quot;)" office:value-type="string" office:string-value="I_23 smallint default '0',">
            <text:p>I_23 smallint default '0',</text:p>
          </table:table-cell>
        </table:table-row>
        <table:table-row table:style-name="ro1">
          <table:table-cell office:value-type="string">
            <text:p>I_24</text:p>
          </table:table-cell>
          <table:table-cell office:value-type="float" office:value="183">
            <text:p>1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01]=1;CONCATENATE([.A101];&quot; smallint default '0',&quot;);&quot;&quot;)" office:value-type="string" office:string-value="I_24 smallint default '0',">
            <text:p>I_24 smallint default '0',</text:p>
          </table:table-cell>
        </table:table-row>
        <table:table-row table:style-name="ro1">
          <table:table-cell office:value-type="string">
            <text:p>I_25</text:p>
          </table:table-cell>
          <table:table-cell office:value-type="float" office:value="184">
            <text:p>1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02]=1;CONCATENATE([.A102];&quot; smallint default '0',&quot;);&quot;&quot;)" office:value-type="string" office:string-value="I_25 smallint default '0',">
            <text:p>I_25 smallint default '0',</text:p>
          </table:table-cell>
        </table:table-row>
        <table:table-row table:style-name="ro1">
          <table:table-cell office:value-type="string">
            <text:p>I_26</text:p>
          </table:table-cell>
          <table:table-cell office:value-type="float" office:value="185">
            <text:p>1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03]=1;CONCATENATE([.A103];&quot; smallint default '0',&quot;);&quot;&quot;)" office:value-type="string" office:string-value="I_26 smallint default '0',">
            <text:p>I_26 smallint default '0',</text:p>
          </table:table-cell>
        </table:table-row>
        <table:table-row table:style-name="ro1">
          <table:table-cell office:value-type="string">
            <text:p>I_27</text:p>
          </table:table-cell>
          <table:table-cell office:value-type="float" office:value="186">
            <text:p>1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04]=1;CONCATENATE([.A104];&quot; smallint default '0',&quot;);&quot;&quot;)" office:value-type="string" office:string-value="I_27 smallint default '0',">
            <text:p>I_27 smallint default '0',</text:p>
          </table:table-cell>
        </table:table-row>
        <table:table-row table:style-name="ro1">
          <table:table-cell office:value-type="string">
            <text:p>I_28</text:p>
          </table:table-cell>
          <table:table-cell office:value-type="float" office:value="187">
            <text:p>1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05]=1;CONCATENATE([.A105];&quot; smallint default '0',&quot;);&quot;&quot;)" office:value-type="string" office:string-value="I_28 smallint default '0',">
            <text:p>I_28 smallint default '0',</text:p>
          </table:table-cell>
        </table:table-row>
        <table:table-row table:style-name="ro1">
          <table:table-cell office:value-type="string">
            <text:p>I_29</text:p>
          </table:table-cell>
          <table:table-cell office:value-type="float" office:value="188">
            <text:p>1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06]=1;CONCATENATE([.A106];&quot; smallint default '0',&quot;);&quot;&quot;)" office:value-type="string" office:string-value="I_29 smallint default '0',">
            <text:p>I_29 smallint default '0',</text:p>
          </table:table-cell>
        </table:table-row>
        <table:table-row table:style-name="ro1">
          <table:table-cell office:value-type="string">
            <text:p>I_30</text:p>
          </table:table-cell>
          <table:table-cell office:value-type="float" office:value="189">
            <text:p>1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07]=1;CONCATENATE([.A107];&quot; smallint default '0',&quot;);&quot;&quot;)" office:value-type="string" office:string-value="I_30 smallint default '0',">
            <text:p>I_30 smallint default '0',</text:p>
          </table:table-cell>
        </table:table-row>
        <table:table-row table:style-name="ro1">
          <table:table-cell office:value-type="string">
            <text:p>Q_01</text:p>
          </table:table-cell>
          <table:table-cell office:value-type="float" office:value="190">
            <text:p>1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CONCATENATE(&quot;%QX&quot;;[.I108];&quot;.&quot;;[.J108];&quot;:=&quot;;[.A108];&quot;;&quot;)" office:value-type="string" office:string-value="%QX5.1:=Q_01;">
            <text:p>%QX5.1:=Q_01;</text:p>
          </table:table-cell>
          <table:table-cell table:formula="of:=IF([.E108]=1;CONCATENATE([.A108];&quot; smallint default '0',&quot;);&quot;&quot;)" office:value-type="string" office:string-value="Q_01 smallint default '0',">
            <text:p>Q_01 smallint default '0',</text:p>
          </table:table-cell>
        </table:table-row>
        <table:table-row table:style-name="ro1">
          <table:table-cell office:value-type="string">
            <text:p>Q_02</text:p>
          </table:table-cell>
          <table:table-cell office:value-type="float" office:value="191">
            <text:p>1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CONCATENATE(&quot;%QX&quot;;[.I109];&quot;.&quot;;[.J109];&quot;:=&quot;;[.A109];&quot;;&quot;)" office:value-type="string" office:string-value="%QX5.2:=Q_02;">
            <text:p>%QX5.2:=Q_02;</text:p>
          </table:table-cell>
          <table:table-cell table:formula="of:=IF([.E109]=1;CONCATENATE([.A109];&quot; smallint default '0',&quot;);&quot;&quot;)" office:value-type="string" office:string-value="Q_02 smallint default '0',">
            <text:p>Q_02 smallint default '0',</text:p>
          </table:table-cell>
        </table:table-row>
        <table:table-row table:style-name="ro1">
          <table:table-cell office:value-type="string">
            <text:p>Q_03</text:p>
          </table:table-cell>
          <table:table-cell office:value-type="float" office:value="192">
            <text:p>1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CONCATENATE(&quot;%QX&quot;;[.I110];&quot;.&quot;;[.J110];&quot;:=&quot;;[.A110];&quot;;&quot;)" office:value-type="string" office:string-value="%QX5.3:=Q_03;">
            <text:p>%QX5.3:=Q_03;</text:p>
          </table:table-cell>
          <table:table-cell table:formula="of:=IF([.E110]=1;CONCATENATE([.A110];&quot; smallint default '0',&quot;);&quot;&quot;)" office:value-type="string" office:string-value="Q_03 smallint default '0',">
            <text:p>Q_03 smallint default '0',</text:p>
          </table:table-cell>
        </table:table-row>
        <table:table-row table:style-name="ro1">
          <table:table-cell office:value-type="string">
            <text:p>Q_04</text:p>
          </table:table-cell>
          <table:table-cell office:value-type="float" office:value="193">
            <text:p>1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CONCATENATE(&quot;%QX&quot;;[.I111];&quot;.&quot;;[.J111];&quot;:=&quot;;[.A111];&quot;;&quot;)" office:value-type="string" office:string-value="%QX5.4:=Q_04;">
            <text:p>%QX5.4:=Q_04;</text:p>
          </table:table-cell>
          <table:table-cell table:formula="of:=IF([.E111]=1;CONCATENATE([.A111];&quot; smallint default '0',&quot;);&quot;&quot;)" office:value-type="string" office:string-value="Q_04 smallint default '0',">
            <text:p>Q_04 smallint default '0',</text:p>
          </table:table-cell>
        </table:table-row>
        <table:table-row table:style-name="ro1">
          <table:table-cell office:value-type="string">
            <text:p>Q_05</text:p>
          </table:table-cell>
          <table:table-cell office:value-type="float" office:value="194">
            <text:p>1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formula="of:=CONCATENATE(&quot;%QX&quot;;[.I112];&quot;.&quot;;[.J112];&quot;:=&quot;;[.A112];&quot;;&quot;)" office:value-type="string" office:string-value="%QX5.5:=Q_05;">
            <text:p>%QX5.5:=Q_05;</text:p>
          </table:table-cell>
          <table:table-cell table:formula="of:=IF([.E112]=1;CONCATENATE([.A112];&quot; smallint default '0',&quot;);&quot;&quot;)" office:value-type="string" office:string-value="Q_05 smallint default '0',">
            <text:p>Q_05 smallint default '0',</text:p>
          </table:table-cell>
        </table:table-row>
        <table:table-row table:style-name="ro1">
          <table:table-cell office:value-type="string">
            <text:p>Q_06</text:p>
          </table:table-cell>
          <table:table-cell office:value-type="float" office:value="195">
            <text:p>1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NCATENATE(&quot;%QX&quot;;[.I113];&quot;.&quot;;[.J113];&quot;:=&quot;;[.A113];&quot;;&quot;)" office:value-type="string" office:string-value="%QX5.6:=Q_06;">
            <text:p>%QX5.6:=Q_06;</text:p>
          </table:table-cell>
          <table:table-cell table:formula="of:=IF([.E113]=1;CONCATENATE([.A113];&quot; smallint default '0',&quot;);&quot;&quot;)" office:value-type="string" office:string-value="Q_06 smallint default '0',">
            <text:p>Q_06 smallint default '0',</text:p>
          </table:table-cell>
        </table:table-row>
        <table:table-row table:style-name="ro1">
          <table:table-cell office:value-type="string">
            <text:p>Q_07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CONCATENATE(&quot;%QX&quot;;[.I114];&quot;.&quot;;[.J114];&quot;:=&quot;;[.A114];&quot;;&quot;)" office:value-type="string" office:string-value="%QX5.7:=Q_07;">
            <text:p>%QX5.7:=Q_07;</text:p>
          </table:table-cell>
          <table:table-cell table:formula="of:=IF([.E114]=1;CONCATENATE([.A114];&quot; smallint default '0',&quot;);&quot;&quot;)" office:value-type="string" office:string-value="Q_07 smallint default '0',">
            <text:p>Q_07 smallint default '0',</text:p>
          </table:table-cell>
        </table:table-row>
        <table:table-row table:style-name="ro1">
          <table:table-cell office:value-type="string">
            <text:p>Q_08</text:p>
          </table:table-cell>
          <table:table-cell office:value-type="float" office:value="197">
            <text:p>1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CONCATENATE(&quot;%QX&quot;;[.I115];&quot;.&quot;;[.J115];&quot;:=&quot;;[.A115];&quot;;&quot;)" office:value-type="string" office:string-value="%QX5.8:=Q_08;">
            <text:p>%QX5.8:=Q_08;</text:p>
          </table:table-cell>
          <table:table-cell table:formula="of:=IF([.E115]=1;CONCATENATE([.A115];&quot; smallint default '0',&quot;);&quot;&quot;)" office:value-type="string" office:string-value="Q_08 smallint default '0',">
            <text:p>Q_08 smallint default '0',</text:p>
          </table:table-cell>
        </table:table-row>
        <table:table-row table:style-name="ro1">
          <table:table-cell office:value-type="string">
            <text:p>Q_09</text:p>
          </table:table-cell>
          <table:table-cell office:value-type="float" office:value="198">
            <text:p>1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CONCATENATE(&quot;%QX&quot;;[.I116];&quot;.&quot;;[.J116];&quot;:=&quot;;[.A116];&quot;;&quot;)" office:value-type="string" office:string-value="%QX6.1:=Q_09;">
            <text:p>%QX6.1:=Q_09;</text:p>
          </table:table-cell>
          <table:table-cell table:formula="of:=IF([.E116]=1;CONCATENATE([.A116];&quot; smallint default '0',&quot;);&quot;&quot;)" office:value-type="string" office:string-value="Q_09 smallint default '0',">
            <text:p>Q_09 smallint default '0',</text:p>
          </table:table-cell>
        </table:table-row>
        <table:table-row table:style-name="ro1">
          <table:table-cell office:value-type="string">
            <text:p>Q_10</text:p>
          </table:table-cell>
          <table:table-cell office:value-type="float" office:value="199">
            <text:p>1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CONCATENATE(&quot;%QX&quot;;[.I117];&quot;.&quot;;[.J117];&quot;:=&quot;;[.A117];&quot;;&quot;)" office:value-type="string" office:string-value="%QX6.2:=Q_10;">
            <text:p>%QX6.2:=Q_10;</text:p>
          </table:table-cell>
          <table:table-cell table:formula="of:=IF([.E117]=1;CONCATENATE([.A117];&quot; smallint default '0',&quot;);&quot;&quot;)" office:value-type="string" office:string-value="Q_10 smallint default '0',">
            <text:p>Q_10 smallint default '0',</text:p>
          </table:table-cell>
        </table:table-row>
        <table:table-row table:style-name="ro1">
          <table:table-cell office:value-type="string">
            <text:p>Q_11</text:p>
          </table:table-cell>
          <table:table-cell office:value-type="float" office:value="200">
            <text:p>2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CONCATENATE(&quot;%QX&quot;;[.I118];&quot;.&quot;;[.J118];&quot;:=&quot;;[.A118];&quot;;&quot;)" office:value-type="string" office:string-value="%QX6.3:=Q_11;">
            <text:p>%QX6.3:=Q_11;</text:p>
          </table:table-cell>
          <table:table-cell table:formula="of:=IF([.E118]=1;CONCATENATE([.A118];&quot; smallint default '0',&quot;);&quot;&quot;)" office:value-type="string" office:string-value="Q_11 smallint default '0',">
            <text:p>Q_11 smallint default '0',</text:p>
          </table:table-cell>
        </table:table-row>
        <table:table-row table:style-name="ro1">
          <table:table-cell office:value-type="string">
            <text:p>Q_12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CONCATENATE(&quot;%QX&quot;;[.I119];&quot;.&quot;;[.J119];&quot;:=&quot;;[.A119];&quot;;&quot;)" office:value-type="string" office:string-value="%QX6.4:=Q_12;">
            <text:p>%QX6.4:=Q_12;</text:p>
          </table:table-cell>
          <table:table-cell table:formula="of:=IF([.E119]=1;CONCATENATE([.A119];&quot; smallint default '0',&quot;);&quot;&quot;)" office:value-type="string" office:string-value="Q_12 smallint default '0',">
            <text:p>Q_12 smallint default '0',</text:p>
          </table:table-cell>
        </table:table-row>
        <table:table-row table:style-name="ro1">
          <table:table-cell office:value-type="string">
            <text:p>Q_13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CONCATENATE(&quot;%QX&quot;;[.I120];&quot;.&quot;;[.J120];&quot;:=&quot;;[.A120];&quot;;&quot;)" office:value-type="string" office:string-value="%QX6.5:=Q_13;">
            <text:p>%QX6.5:=Q_13;</text:p>
          </table:table-cell>
          <table:table-cell table:formula="of:=IF([.E120]=1;CONCATENATE([.A120];&quot; smallint default '0',&quot;);&quot;&quot;)" office:value-type="string" office:string-value="Q_13 smallint default '0',">
            <text:p>Q_13 smallint default '0',</text:p>
          </table:table-cell>
        </table:table-row>
        <table:table-row table:style-name="ro1">
          <table:table-cell office:value-type="string">
            <text:p>Q_14</text:p>
          </table:table-cell>
          <table:table-cell office:value-type="float" office:value="203">
            <text:p>2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table:formula="of:=CONCATENATE(&quot;%QX&quot;;[.I121];&quot;.&quot;;[.J121];&quot;:=&quot;;[.A121];&quot;;&quot;)" office:value-type="string" office:string-value="%QX6.6:=Q_14;">
            <text:p>%QX6.6:=Q_14;</text:p>
          </table:table-cell>
          <table:table-cell table:formula="of:=IF([.E121]=1;CONCATENATE([.A121];&quot; smallint default '0',&quot;);&quot;&quot;)" office:value-type="string" office:string-value="Q_14 smallint default '0',">
            <text:p>Q_14 smallint default '0',</text:p>
          </table:table-cell>
        </table:table-row>
        <table:table-row table:style-name="ro1">
          <table:table-cell office:value-type="string">
            <text:p>Q_15</text:p>
          </table:table-cell>
          <table:table-cell office:value-type="float" office:value="204">
            <text:p>2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CONCATENATE(&quot;%QX&quot;;[.I122];&quot;.&quot;;[.J122];&quot;:=&quot;;[.A122];&quot;;&quot;)" office:value-type="string" office:string-value="%QX6.7:=Q_15;">
            <text:p>%QX6.7:=Q_15;</text:p>
          </table:table-cell>
          <table:table-cell table:formula="of:=IF([.E122]=1;CONCATENATE([.A122];&quot; smallint default '0',&quot;);&quot;&quot;)" office:value-type="string" office:string-value="Q_15 smallint default '0',">
            <text:p>Q_15 smallint default '0',</text:p>
          </table:table-cell>
        </table:table-row>
        <table:table-row table:style-name="ro1">
          <table:table-cell office:value-type="string">
            <text:p>Q_16</text:p>
          </table:table-cell>
          <table:table-cell office:value-type="float" office:value="205">
            <text:p>2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CONCATENATE(&quot;%QX&quot;;[.I123];&quot;.&quot;;[.J123];&quot;:=&quot;;[.A123];&quot;;&quot;)" office:value-type="string" office:string-value="%QX6.8:=Q_16;">
            <text:p>%QX6.8:=Q_16;</text:p>
          </table:table-cell>
          <table:table-cell table:formula="of:=IF([.E123]=1;CONCATENATE([.A123];&quot; smallint default '0',&quot;);&quot;&quot;)" office:value-type="string" office:string-value="Q_16 smallint default '0',">
            <text:p>Q_16 smallint default '0',</text:p>
          </table:table-cell>
        </table:table-row>
        <table:table-row table:style-name="ro1">
          <table:table-cell office:value-type="string">
            <text:p>Q_17</text:p>
          </table:table-cell>
          <table:table-cell office:value-type="float" office:value="206">
            <text:p>2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24]=1;CONCATENATE([.A124];&quot; smallint default '0',&quot;);&quot;&quot;)" office:value-type="string" office:string-value="Q_17 smallint default '0',">
            <text:p>Q_17 smallint default '0',</text:p>
          </table:table-cell>
        </table:table-row>
        <table:table-row table:style-name="ro1">
          <table:table-cell office:value-type="string">
            <text:p>Q_18</text:p>
          </table:table-cell>
          <table:table-cell office:value-type="float" office:value="207">
            <text:p>2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25]=1;CONCATENATE([.A125];&quot; smallint default '0',&quot;);&quot;&quot;)" office:value-type="string" office:string-value="Q_18 smallint default '0',">
            <text:p>Q_18 smallint default '0',</text:p>
          </table:table-cell>
        </table:table-row>
        <table:table-row table:style-name="ro1">
          <table:table-cell office:value-type="string">
            <text:p>Amr_01</text:p>
          </table:table-cell>
          <table:table-cell office:value-type="float" office:value="208">
            <text:p>2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26]=1;CONCATENATE([.A126];&quot; smallint default '0',&quot;);&quot;&quot;)" office:value-type="string" office:string-value="Amr_01 smallint default '0',">
            <text:p>Amr_01 smallint default '0',</text:p>
          </table:table-cell>
        </table:table-row>
        <table:table-row table:style-name="ro1">
          <table:table-cell office:value-type="string">
            <text:p>Amr_02</text:p>
          </table:table-cell>
          <table:table-cell office:value-type="float" office:value="209">
            <text:p>2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27]=1;CONCATENATE([.A127];&quot; smallint default '0',&quot;);&quot;&quot;)" office:value-type="string" office:string-value="Amr_02 smallint default '0',">
            <text:p>Amr_02 smallint default '0',</text:p>
          </table:table-cell>
        </table:table-row>
        <table:table-row table:style-name="ro1">
          <table:table-cell office:value-type="string">
            <text:p>Amr_03</text:p>
          </table:table-cell>
          <table:table-cell office:value-type="float" office:value="210">
            <text:p>2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28]=1;CONCATENATE([.A128];&quot; smallint default '0',&quot;);&quot;&quot;)" office:value-type="string" office:string-value="Amr_03 smallint default '0',">
            <text:p>Amr_03 smallint default '0',</text:p>
          </table:table-cell>
        </table:table-row>
        <table:table-row table:style-name="ro1">
          <table:table-cell office:value-type="string">
            <text:p>Amr_04</text:p>
          </table:table-cell>
          <table:table-cell office:value-type="float" office:value="211">
            <text:p>2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29]=1;CONCATENATE([.A129];&quot; smallint default '0',&quot;);&quot;&quot;)" office:value-type="string" office:string-value="Amr_04 smallint default '0',">
            <text:p>Amr_04 smallint default '0',</text:p>
          </table:table-cell>
        </table:table-row>
        <table:table-row table:style-name="ro1">
          <table:table-cell office:value-type="string">
            <text:p>Amr_05</text:p>
          </table:table-cell>
          <table:table-cell office:value-type="float" office:value="212">
            <text:p>2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30]=1;CONCATENATE([.A130];&quot; smallint default '0',&quot;);&quot;&quot;)" office:value-type="string" office:string-value="Amr_05 smallint default '0',">
            <text:p>Amr_05 smallint default '0',</text:p>
          </table:table-cell>
        </table:table-row>
        <table:table-row table:style-name="ro1">
          <table:table-cell office:value-type="string">
            <text:p>Amr_06</text:p>
          </table:table-cell>
          <table:table-cell office:value-type="float" office:value="213">
            <text:p>2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31]=1;CONCATENATE([.A131];&quot; smallint default '0',&quot;);&quot;&quot;)" office:value-type="string" office:string-value="Amr_06 smallint default '0',">
            <text:p>Amr_06 smallint default '0',</text:p>
          </table:table-cell>
        </table:table-row>
        <table:table-row table:style-name="ro1">
          <table:table-cell office:value-type="string">
            <text:p>Amr_07</text:p>
          </table:table-cell>
          <table:table-cell office:value-type="float" office:value="214">
            <text:p>2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32]=1;CONCATENATE([.A132];&quot; smallint default '0',&quot;);&quot;&quot;)" office:value-type="string" office:string-value="Amr_07 smallint default '0',">
            <text:p>Amr_07 smallint default '0',</text:p>
          </table:table-cell>
        </table:table-row>
        <table:table-row table:style-name="ro1">
          <table:table-cell office:value-type="string">
            <text:p>Amr_08</text:p>
          </table:table-cell>
          <table:table-cell office:value-type="float" office:value="215">
            <text:p>2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33]=1;CONCATENATE([.A133];&quot; smallint default '0',&quot;);&quot;&quot;)" office:value-type="string" office:string-value="Amr_08 smallint default '0',">
            <text:p>Amr_08 smallint default '0',</text:p>
          </table:table-cell>
        </table:table-row>
        <table:table-row table:style-name="ro1">
          <table:table-cell office:value-type="string">
            <text:p>Amr_09</text:p>
          </table:table-cell>
          <table:table-cell office:value-type="float" office:value="216">
            <text:p>2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34]=1;CONCATENATE([.A134];&quot; smallint default '0',&quot;);&quot;&quot;)" office:value-type="string" office:string-value="Amr_09 smallint default '0',">
            <text:p>Amr_09 smallint default '0',</text:p>
          </table:table-cell>
        </table:table-row>
        <table:table-row table:style-name="ro1">
          <table:table-cell office:value-type="string">
            <text:p>Amr_10</text:p>
          </table:table-cell>
          <table:table-cell office:value-type="float" office:value="217">
            <text:p>2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35]=1;CONCATENATE([.A135];&quot; smallint default '0',&quot;);&quot;&quot;)" office:value-type="string" office:string-value="Amr_10 smallint default '0',">
            <text:p>Amr_10 smallint default '0',</text:p>
          </table:table-cell>
        </table:table-row>
        <table:table-row table:style-name="ro1">
          <table:table-cell office:value-type="string">
            <text:p>Amr_11</text:p>
          </table:table-cell>
          <table:table-cell office:value-type="float" office:value="218">
            <text:p>2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36]=1;CONCATENATE([.A136];&quot; smallint default '0',&quot;);&quot;&quot;)" office:value-type="string" office:string-value="Amr_11 smallint default '0',">
            <text:p>Amr_11 smallint default '0',</text:p>
          </table:table-cell>
        </table:table-row>
        <table:table-row table:style-name="ro1">
          <table:table-cell office:value-type="string">
            <text:p>Amr_12</text:p>
          </table:table-cell>
          <table:table-cell office:value-type="float" office:value="219">
            <text:p>2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37]=1;CONCATENATE([.A137];&quot; smallint default '0',&quot;);&quot;&quot;)" office:value-type="string" office:string-value="Amr_12 smallint default '0',">
            <text:p>Amr_12 smallint default '0',</text:p>
          </table:table-cell>
        </table:table-row>
        <table:table-row table:style-name="ro1">
          <table:table-cell office:value-type="string">
            <text:p>Amr_13</text:p>
          </table:table-cell>
          <table:table-cell office:value-type="float" office:value="220">
            <text:p>2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38]=1;CONCATENATE([.A138];&quot; smallint default '0',&quot;);&quot;&quot;)" office:value-type="string" office:string-value="Amr_13 smallint default '0',">
            <text:p>Amr_13 smallint default '0',</text:p>
          </table:table-cell>
        </table:table-row>
        <table:table-row table:style-name="ro1">
          <table:table-cell office:value-type="string">
            <text:p>Amr_14</text:p>
          </table:table-cell>
          <table:table-cell office:value-type="float" office:value="221">
            <text:p>2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39]=1;CONCATENATE([.A139];&quot; smallint default '0',&quot;);&quot;&quot;)" office:value-type="string" office:string-value="Amr_14 smallint default '0',">
            <text:p>Amr_14 smallint default '0',</text:p>
          </table:table-cell>
        </table:table-row>
        <table:table-row table:style-name="ro1">
          <table:table-cell office:value-type="string">
            <text:p>Amr_15</text:p>
          </table:table-cell>
          <table:table-cell office:value-type="float" office:value="222">
            <text:p>2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40]=1;CONCATENATE([.A140];&quot; smallint default '0',&quot;);&quot;&quot;)" office:value-type="string" office:string-value="Amr_15 smallint default '0',">
            <text:p>Amr_15 smallint default '0',</text:p>
          </table:table-cell>
        </table:table-row>
        <table:table-row table:style-name="ro1">
          <table:table-cell office:value-type="string">
            <text:p>Amr_16</text:p>
          </table:table-cell>
          <table:table-cell office:value-type="float" office:value="223">
            <text:p>2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41]=1;CONCATENATE([.A141];&quot; smallint default '0',&quot;);&quot;&quot;)" office:value-type="string" office:string-value="Amr_16 smallint default '0',">
            <text:p>Amr_16 smallint default '0',</text:p>
          </table:table-cell>
        </table:table-row>
        <table:table-row table:style-name="ro1">
          <table:table-cell office:value-type="string">
            <text:p>Amr_17</text:p>
          </table:table-cell>
          <table:table-cell office:value-type="float" office:value="224">
            <text:p>2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42]=1;CONCATENATE([.A142];&quot; smallint default '0',&quot;);&quot;&quot;)" office:value-type="string" office:string-value="Amr_17 smallint default '0',">
            <text:p>Amr_17 smallint default '0',</text:p>
          </table:table-cell>
        </table:table-row>
        <table:table-row table:style-name="ro1">
          <table:table-cell office:value-type="string">
            <text:p>Amr_18</text:p>
          </table:table-cell>
          <table:table-cell office:value-type="float" office:value="225">
            <text:p>2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43]=1;CONCATENATE([.A143];&quot; smallint default '0',&quot;);&quot;&quot;)" office:value-type="string" office:string-value="Amr_18 smallint default '0',">
            <text:p>Amr_18 smallint default '0',</text:p>
          </table:table-cell>
        </table:table-row>
        <table:table-row table:style-name="ro1">
          <table:table-cell office:value-type="string">
            <text:p>Amr_19</text:p>
          </table:table-cell>
          <table:table-cell office:value-type="float" office:value="226">
            <text:p>2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44]=1;CONCATENATE([.A144];&quot; smallint default '0',&quot;);&quot;&quot;)" office:value-type="string" office:string-value="Amr_19 smallint default '0',">
            <text:p>Amr_19 smallint default '0',</text:p>
          </table:table-cell>
        </table:table-row>
        <table:table-row table:style-name="ro1">
          <table:table-cell office:value-type="string">
            <text:p>Amr_20</text:p>
          </table:table-cell>
          <table:table-cell office:value-type="float" office:value="227">
            <text:p>2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45]=1;CONCATENATE([.A145];&quot; smallint default '0',&quot;);&quot;&quot;)" office:value-type="string" office:string-value="Amr_20 smallint default '0',">
            <text:p>Amr_20 smallint default '0',</text:p>
          </table:table-cell>
        </table:table-row>
        <table:table-row table:style-name="ro1">
          <table:table-cell office:value-type="string">
            <text:p>Amr_21</text:p>
          </table:table-cell>
          <table:table-cell office:value-type="float" office:value="228">
            <text:p>2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IF([.E146]=1;CONCATENATE([.A146];&quot; smallint default '0',&quot;);&quot;&quot;)" office:value-type="string" office:string-value="Amr_21 smallint default '0',">
            <text:p>Amr_21 smallint default '0',</text:p>
          </table:table-cell>
        </table:table-row>
        <table:table-row table:style-name="ro1">
          <table:table-cell office:value-type="string">
            <text:p>Spr_03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8]" office:value-type="string" office:string-value="V_46">
            <text:p>V_46</text:p>
          </table:table-cell>
          <table:table-cell table:number-columns-repeated="5"/>
          <table:table-cell table:formula="of:=IF([.E147]=1;CONCATENATE([.A147];&quot; smallint default '0',&quot;);&quot;&quot;)" office:value-type="string" office:string-value="Spr_03 smallint default '0',">
            <text:p>Spr_03 smallint default '0',</text:p>
          </table:table-cell>
        </table:table-row>
        <table:table-row table:style-name="ro1">
          <table:table-cell office:value-type="string">
            <text:p>Spr_04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9]" office:value-type="string" office:string-value="V_47">
            <text:p>V_47</text:p>
          </table:table-cell>
          <table:table-cell table:number-columns-repeated="5"/>
          <table:table-cell table:formula="of:=IF([.E148]=1;CONCATENATE([.A148];&quot; smallint default '0',&quot;);&quot;&quot;)" office:value-type="string" office:string-value="Spr_04 smallint default '0',">
            <text:p>Spr_04 smallint default '0',</text:p>
          </table:table-cell>
        </table:table-row>
        <table:table-row table:style-name="ro1">
          <table:table-cell office:value-type="string">
            <text:p>Spr_06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1]" office:value-type="string" office:string-value="V_49">
            <text:p>V_49</text:p>
          </table:table-cell>
          <table:table-cell table:number-columns-repeated="5"/>
          <table:table-cell table:formula="of:=IF([.E149]=1;CONCATENATE([.A149];&quot; smallint default '0',&quot;);&quot;&quot;)" office:value-type="string" office:string-value="Spr_06 smallint default '0',">
            <text:p>Spr_06 smallint default '0',</text:p>
          </table:table-cell>
        </table:table-row>
        <table:table-row table:style-name="ro1">
          <table:table-cell office:value-type="string">
            <text:p>Spr_09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4]" office:value-type="string" office:string-value="V_52">
            <text:p>V_52</text:p>
          </table:table-cell>
          <table:table-cell table:number-columns-repeated="5"/>
          <table:table-cell table:formula="of:=IF([.E150]=1;CONCATENATE([.A150];&quot; smallint default '0',&quot;);&quot;&quot;)" office:value-type="string" office:string-value="Spr_09 smallint default '0',">
            <text:p>Spr_09 smallint default '0',</text:p>
          </table:table-cell>
        </table:table-row>
        <table:table-row table:style-name="ro1">
          <table:table-cell office:value-type="string">
            <text:p>Spr_18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39]" office:value-type="string" office:string-value="V_37">
            <text:p>V_37</text:p>
          </table:table-cell>
          <table:table-cell table:number-columns-repeated="5"/>
          <table:table-cell table:formula="of:=IF([.E151]=1;CONCATENATE([.A151];&quot; smallint default '0',&quot;);&quot;&quot;)" office:value-type="string" office:string-value="Spr_18 smallint default '0',">
            <text:p>Spr_18 smallint default '0',</text:p>
          </table:table-cell>
        </table:table-row>
        <table:table-row table:style-name="ro1">
          <table:table-cell office:value-type="string">
            <text:p>Spr_19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0]" office:value-type="string" office:string-value="V_38">
            <text:p>V_38</text:p>
          </table:table-cell>
          <table:table-cell table:number-columns-repeated="5"/>
          <table:table-cell table:formula="of:=IF([.E152]=1;CONCATENATE([.A152];&quot; smallint default '0',&quot;);&quot;&quot;)" office:value-type="string" office:string-value="Spr_19 smallint default '0',">
            <text:p>Spr_19 smallint default '0',</text:p>
          </table:table-cell>
        </table:table-row>
        <table:table-row table:style-name="ro1">
          <table:table-cell office:value-type="string">
            <text:p>Xs_01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53]=1;CONCATENATE([.A153];&quot; smallint default '0',&quot;);&quot;&quot;)" office:value-type="string" office:string-value="Xs_01 smallint default '0',">
            <text:p>Xs_01 smallint default '0',</text:p>
          </table:table-cell>
        </table:table-row>
        <table:table-row table:style-name="ro1">
          <table:table-cell office:value-type="string">
            <text:p>Xs_02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54]=1;CONCATENATE([.A154];&quot; smallint default '0',&quot;);&quot;&quot;)" office:value-type="string" office:string-value="Xs_02 smallint default '0',">
            <text:p>Xs_02 smallint default '0',</text:p>
          </table:table-cell>
        </table:table-row>
        <table:table-row table:style-name="ro1">
          <table:table-cell office:value-type="string">
            <text:p>Xs_03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55]=1;CONCATENATE([.A155];&quot; smallint default '0',&quot;);&quot;&quot;)" office:value-type="string" office:string-value="Xs_03 smallint default '0',">
            <text:p>Xs_03 smallint default '0',</text:p>
          </table:table-cell>
        </table:table-row>
        <table:table-row table:style-name="ro1">
          <table:table-cell office:value-type="string">
            <text:p>Xs_04</text:p>
          </table:table-cell>
          <table:table-cell office:value-type="float" office:value="244">
            <text:p>24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56]=1;CONCATENATE([.A156];&quot; smallint default '0',&quot;);&quot;&quot;)" office:value-type="string" office:string-value="Xs_04 smallint default '0',">
            <text:p>Xs_04 smallint default '0',</text:p>
          </table:table-cell>
        </table:table-row>
        <table:table-row table:style-name="ro1">
          <table:table-cell office:value-type="string">
            <text:p>Xs_05</text:p>
          </table:table-cell>
          <table:table-cell office:value-type="float" office:value="245">
            <text:p>24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57]=1;CONCATENATE([.A157];&quot; smallint default '0',&quot;);&quot;&quot;)" office:value-type="string" office:string-value="Xs_05 smallint default '0',">
            <text:p>Xs_05 smallint default '0',</text:p>
          </table:table-cell>
        </table:table-row>
        <table:table-row table:style-name="ro1">
          <table:table-cell office:value-type="string">
            <text:p>Xs_06</text:p>
          </table:table-cell>
          <table:table-cell office:value-type="float" office:value="246">
            <text:p>24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58]=1;CONCATENATE([.A158];&quot; smallint default '0',&quot;);&quot;&quot;)" office:value-type="string" office:string-value="Xs_06 smallint default '0',">
            <text:p>Xs_06 smallint default '0',</text:p>
          </table:table-cell>
        </table:table-row>
        <table:table-row table:style-name="ro1">
          <table:table-cell office:value-type="string">
            <text:p>Xs_07</text:p>
          </table:table-cell>
          <table:table-cell office:value-type="float" office:value="247">
            <text:p>24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59]=1;CONCATENATE([.A159];&quot; smallint default '0',&quot;);&quot;&quot;)" office:value-type="string" office:string-value="Xs_07 smallint default '0',">
            <text:p>Xs_07 smallint default '0',</text:p>
          </table:table-cell>
        </table:table-row>
        <table:table-row table:style-name="ro1">
          <table:table-cell office:value-type="string">
            <text:p>Xs_08</text:p>
          </table:table-cell>
          <table:table-cell office:value-type="float" office:value="248">
            <text:p>24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60]=1;CONCATENATE([.A160];&quot; smallint default '0',&quot;);&quot;&quot;)" office:value-type="string" office:string-value="Xs_08 smallint default '0',">
            <text:p>Xs_08 smallint default '0',</text:p>
          </table:table-cell>
        </table:table-row>
        <table:table-row table:style-name="ro1">
          <table:table-cell office:value-type="string">
            <text:p>Xs_09</text:p>
          </table:table-cell>
          <table:table-cell office:value-type="float" office:value="249">
            <text:p>24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61]=1;CONCATENATE([.A161];&quot; smallint default '0',&quot;);&quot;&quot;)" office:value-type="string" office:string-value="Xs_09 smallint default '0',">
            <text:p>Xs_09 smallint default '0',</text:p>
          </table:table-cell>
        </table:table-row>
        <table:table-row table:style-name="ro1">
          <table:table-cell office:value-type="string">
            <text:p>Xs_10</text:p>
          </table:table-cell>
          <table:table-cell office:value-type="float" office:value="250">
            <text:p>25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62]=1;CONCATENATE([.A162];&quot; smallint default '0',&quot;);&quot;&quot;)" office:value-type="string" office:string-value="Xs_10 smallint default '0',">
            <text:p>Xs_10 smallint default '0',</text:p>
          </table:table-cell>
        </table:table-row>
        <table:table-row table:style-name="ro1">
          <table:table-cell office:value-type="string">
            <text:p>Xs_11</text:p>
          </table:table-cell>
          <table:table-cell office:value-type="float" office:value="251">
            <text:p>25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63]=1;CONCATENATE([.A163];&quot; smallint default '0',&quot;);&quot;&quot;)" office:value-type="string" office:string-value="Xs_11 smallint default '0',">
            <text:p>Xs_11 smallint default '0',</text:p>
          </table:table-cell>
        </table:table-row>
        <table:table-row table:style-name="ro1">
          <table:table-cell office:value-type="string">
            <text:p>Xs_12</text:p>
          </table:table-cell>
          <table:table-cell office:value-type="float" office:value="252">
            <text:p>25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64]=1;CONCATENATE([.A164];&quot; smallint default '0',&quot;);&quot;&quot;)" office:value-type="string" office:string-value="Xs_12 smallint default '0',">
            <text:p>Xs_12 smallint default '0',</text:p>
          </table:table-cell>
        </table:table-row>
        <table:table-row table:style-name="ro1">
          <table:table-cell office:value-type="string">
            <text:p>Xs_13</text:p>
          </table:table-cell>
          <table:table-cell office:value-type="float" office:value="253">
            <text:p>25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65]=1;CONCATENATE([.A165];&quot; smallint default '0',&quot;);&quot;&quot;)" office:value-type="string" office:string-value="Xs_13 smallint default '0',">
            <text:p>Xs_13 smallint default '0',</text:p>
          </table:table-cell>
        </table:table-row>
        <table:table-row table:style-name="ro1">
          <table:table-cell office:value-type="string">
            <text:p>Xs_14</text:p>
          </table:table-cell>
          <table:table-cell office:value-type="float" office:value="254">
            <text:p>25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66]=1;CONCATENATE([.A166];&quot; smallint default '0',&quot;);&quot;&quot;)" office:value-type="string" office:string-value="Xs_14 smallint default '0',">
            <text:p>Xs_14 smallint default '0',</text:p>
          </table:table-cell>
        </table:table-row>
        <table:table-row table:style-name="ro1">
          <table:table-cell office:value-type="string">
            <text:p>Xs_15</text:p>
          </table:table-cell>
          <table:table-cell office:value-type="float" office:value="255">
            <text:p>25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67]=1;CONCATENATE([.A167];&quot; smallint default '0',&quot;);&quot;&quot;)" office:value-type="string" office:string-value="Xs_15 smallint default '0',">
            <text:p>Xs_15 smallint default '0',</text:p>
          </table:table-cell>
        </table:table-row>
        <table:table-row table:style-name="ro1">
          <table:table-cell office:value-type="string">
            <text:p>Xs_16</text:p>
          </table:table-cell>
          <table:table-cell office:value-type="float" office:value="256">
            <text:p>25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68]=1;CONCATENATE([.A168];&quot; smallint default '0',&quot;);&quot;&quot;)" office:value-type="string" office:string-value="Xs_16 smallint default '0',">
            <text:p>Xs_16 smallint default '0',</text:p>
          </table:table-cell>
        </table:table-row>
        <table:table-row table:style-name="ro1">
          <table:table-cell office:value-type="string">
            <text:p>Xs_17</text:p>
          </table:table-cell>
          <table:table-cell office:value-type="float" office:value="257">
            <text:p>25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69]=1;CONCATENATE([.A169];&quot; smallint default '0',&quot;);&quot;&quot;)" office:value-type="string" office:string-value="Xs_17 smallint default '0',">
            <text:p>Xs_17 smallint default '0',</text:p>
          </table:table-cell>
        </table:table-row>
        <table:table-row table:style-name="ro1">
          <table:table-cell office:value-type="string">
            <text:p>Xs_18</text:p>
          </table:table-cell>
          <table:table-cell office:value-type="float" office:value="258">
            <text:p>25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70]=1;CONCATENATE([.A170];&quot; smallint default '0',&quot;);&quot;&quot;)" office:value-type="string" office:string-value="Xs_18 smallint default '0',">
            <text:p>Xs_18 smallint default '0',</text:p>
          </table:table-cell>
        </table:table-row>
        <table:table-row table:style-name="ro1">
          <table:table-cell office:value-type="string">
            <text:p>Xs_19</text:p>
          </table:table-cell>
          <table:table-cell office:value-type="float" office:value="259">
            <text:p>25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71]=1;CONCATENATE([.A171];&quot; smallint default '0',&quot;);&quot;&quot;)" office:value-type="string" office:string-value="Xs_19 smallint default '0',">
            <text:p>Xs_19 smallint default '0',</text:p>
          </table:table-cell>
        </table:table-row>
        <table:table-row table:style-name="ro1">
          <table:table-cell office:value-type="string">
            <text:p>Xs_20</text:p>
          </table:table-cell>
          <table:table-cell office:value-type="float" office:value="260">
            <text:p>26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72]=1;CONCATENATE([.A172];&quot; smallint default '0',&quot;);&quot;&quot;)" office:value-type="string" office:string-value="Xs_20 smallint default '0',">
            <text:p>Xs_20 smallint default '0',</text:p>
          </table:table-cell>
        </table:table-row>
        <table:table-row table:style-name="ro1">
          <table:table-cell office:value-type="string">
            <text:p>Xs_21</text:p>
          </table:table-cell>
          <table:table-cell office:value-type="float" office:value="261">
            <text:p>26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5"/>
          <table:table-cell table:formula="of:=IF([.E173]=1;CONCATENATE([.A173];&quot; smallint default '0',&quot;);&quot;&quot;)" office:value-type="string" office:string-value="Xs_21 smallint default '0',">
            <text:p>Xs_21 smallint default '0',</text:p>
          </table:table-cell>
        </table:table-row>
        <table:table-row table:style-name="ro1">
          <table:table-cell office:value-type="string">
            <text:p>Tp_01</text:p>
          </table:table-cell>
          <table:table-cell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5"/>
          <table:table-cell table:formula="of:=IF([.E174]=1;CONCATENATE([.A174];&quot; smallint default '0',&quot;);&quot;&quot;)">
            <text:p/>
          </table:table-cell>
        </table:table-row>
        <table:table-row table:style-name="ro1">
          <table:table-cell office:value-type="string">
            <text:p>Tp_02</text:p>
          </table:table-cell>
          <table:table-cell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5"/>
          <table:table-cell table:formula="of:=IF([.E175]=1;CONCATENATE([.A175];&quot; smallint default '0',&quot;);&quot;&quot;)">
            <text:p/>
          </table:table-cell>
        </table:table-row>
        <table:table-row table:style-name="ro1">
          <table:table-cell office:value-type="string">
            <text:p>Tp_03</text:p>
          </table:table-cell>
          <table:table-cell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5"/>
          <table:table-cell table:formula="of:=IF([.E176]=1;CONCATENATE([.A176];&quot; smallint default '0',&quot;);&quot;&quot;)">
            <text:p/>
          </table:table-cell>
        </table:table-row>
        <table:table-row table:style-name="ro1">
          <table:table-cell office:value-type="string">
            <text:p>Tp_04</text:p>
          </table:table-cell>
          <table:table-cell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5"/>
          <table:table-cell table:formula="of:=IF([.E177]=1;CONCATENATE([.A177];&quot; smallint default '0',&quot;);&quot;&quot;)">
            <text:p/>
          </table:table-cell>
        </table:table-row>
        <table:table-row table:style-name="ro1">
          <table:table-cell office:value-type="string">
            <text:p>Tp_05</text:p>
          </table:table-cell>
          <table:table-cell office:value-type="float" office:value="270">
            <text:p>27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5"/>
          <table:table-cell table:formula="of:=IF([.E178]=1;CONCATENATE([.A178];&quot; smallint default '0',&quot;);&quot;&quot;)">
            <text:p/>
          </table:table-cell>
        </table:table-row>
        <table:table-row table:style-name="ro1">
          <table:table-cell office:value-type="string">
            <text:p>Tp_06</text:p>
          </table:table-cell>
          <table:table-cell office:value-type="float" office:value="272">
            <text:p>27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5"/>
          <table:table-cell table:formula="of:=IF([.E179]=1;CONCATENATE([.A179];&quot; smallint default '0',&quot;);&quot;&quot;)">
            <text:p/>
          </table:table-cell>
        </table:table-row>
        <table:table-row table:style-name="ro1">
          <table:table-cell office:value-type="string">
            <text:p>Tp_07</text:p>
          </table:table-cell>
          <table:table-cell office:value-type="float" office:value="274">
            <text:p>27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5"/>
          <table:table-cell table:formula="of:=IF([.E180]=1;CONCATENATE([.A180];&quot; smallint default '0',&quot;);&quot;&quot;)">
            <text:p/>
          </table:table-cell>
        </table:table-row>
        <table:table-row table:style-name="ro1">
          <table:table-cell office:value-type="string">
            <text:p>Tp_08</text:p>
          </table:table-cell>
          <table:table-cell office:value-type="float" office:value="276">
            <text:p>27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5"/>
          <table:table-cell table:formula="of:=IF([.E181]=1;CONCATENATE([.A181];&quot; smallint default '0',&quot;);&quot;&quot;)">
            <text:p/>
          </table:table-cell>
        </table:table-row>
        <table:table-row table:style-name="ro1">
          <table:table-cell office:value-type="string">
            <text:p>R_M_14</text:p>
          </table:table-cell>
          <table:table-cell office:value-type="float" office:value="278">
            <text:p>2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-</text:p>
          </table:table-cell>
          <table:table-cell table:number-columns-repeated="5"/>
          <table:table-cell table:formula="of:=IF([.E182]=1;CONCATENATE([.A182];&quot; smallint default '0',&quot;);&quot;&quot;)" office:value-type="string" office:string-value="R_M_14 smallint default '0',">
            <text:p>R_M_14 smallint default '0',</text:p>
          </table:table-cell>
        </table:table-row>
        <table:table-row table:style-name="ro1">
          <table:table-cell office:value-type="string">
            <text:p>R_M_17</text:p>
          </table:table-cell>
          <table:table-cell office:value-type="float" office:value="279">
            <text:p>2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-</text:p>
          </table:table-cell>
          <table:table-cell table:number-columns-repeated="5"/>
          <table:table-cell table:formula="of:=IF([.E183]=1;CONCATENATE([.A183];&quot; smallint default '0',&quot;);&quot;&quot;)" office:value-type="string" office:string-value="R_M_17 smallint default '0',">
            <text:p>R_M_17 smallint default '0',</text:p>
          </table:table-cell>
        </table:table-row>
        <table:table-row table:style-name="ro1">
          <table:table-cell office:value-type="string">
            <text:p>V_26_t</text:p>
          </table:table-cell>
          <table:table-cell office:value-type="float" office:value="280">
            <text:p>28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5"/>
          <table:table-cell table:formula="of:=IF([.E184]=1;CONCATENATE([.A184];&quot; smallint default '0',&quot;);&quot;&quot;)">
            <text:p/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185];&quot;:=eep_b_r(&quot;;[.H185];&quot;);&quot;)" office:value-type="string" office:string-value="Am_01:=eep_b_r(1);">
            <text:p>Am_01:=eep_b_r(1);</text:p>
          </table:table-cell>
          <table:table-cell table:formula="of:=CONCATENATE(&quot;Res:=eep_b_w(&quot;;[.H185];&quot;,&quot;;[.A185];&quot;);&quot;)" office:value-type="string" office:string-value="Res:=eep_b_w(1,Am_01);">
            <text:p>Res:=eep_b_w(1,Am_01);</text:p>
          </table:table-cell>
          <table:table-cell table:formula="of:=IF([.E185]=1;CONCATENATE([.A185];&quot; smallint default '0',&quot;);&quot;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186];&quot;:=eep_b_r(&quot;;[.H186];&quot;);&quot;)" office:value-type="string" office:string-value="Am_02:=eep_b_r(2);">
            <text:p>Am_02:=eep_b_r(2);</text:p>
          </table:table-cell>
          <table:table-cell table:formula="of:=CONCATENATE(&quot;Res:=eep_b_w(&quot;;[.H186];&quot;,&quot;;[.A186];&quot;);&quot;)" office:value-type="string" office:string-value="Res:=eep_b_w(2,Am_02);">
            <text:p>Res:=eep_b_w(2,Am_02);</text:p>
          </table:table-cell>
          <table:table-cell table:formula="of:=IF([.E186]=1;CONCATENATE([.A186];&quot; smallint default '0',&quot;);&quot;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187];&quot;:=eep_b_r(&quot;;[.H187];&quot;);&quot;)" office:value-type="string" office:string-value="Am_03:=eep_b_r(3);">
            <text:p>Am_03:=eep_b_r(3);</text:p>
          </table:table-cell>
          <table:table-cell table:formula="of:=CONCATENATE(&quot;Res:=eep_b_w(&quot;;[.H187];&quot;,&quot;;[.A187];&quot;);&quot;)" office:value-type="string" office:string-value="Res:=eep_b_w(3,Am_03);">
            <text:p>Res:=eep_b_w(3,Am_03);</text:p>
          </table:table-cell>
          <table:table-cell table:formula="of:=IF([.E187]=1;CONCATENATE([.A187];&quot; smallint default '0',&quot;);&quot;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188];&quot;:=eep_b_r(&quot;;[.H188];&quot;);&quot;)" office:value-type="string" office:string-value="Am_04:=eep_b_r(4);">
            <text:p>Am_04:=eep_b_r(4);</text:p>
          </table:table-cell>
          <table:table-cell table:formula="of:=CONCATENATE(&quot;Res:=eep_b_w(&quot;;[.H188];&quot;,&quot;;[.A188];&quot;);&quot;)" office:value-type="string" office:string-value="Res:=eep_b_w(4,Am_04);">
            <text:p>Res:=eep_b_w(4,Am_04);</text:p>
          </table:table-cell>
          <table:table-cell table:formula="of:=IF([.E188]=1;CONCATENATE([.A188];&quot; smallint default '0',&quot;);&quot;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189];&quot;:=eep_b_r(&quot;;[.H189];&quot;);&quot;)" office:value-type="string" office:string-value="Am_05:=eep_b_r(5);">
            <text:p>Am_05:=eep_b_r(5);</text:p>
          </table:table-cell>
          <table:table-cell table:formula="of:=CONCATENATE(&quot;Res:=eep_b_w(&quot;;[.H189];&quot;,&quot;;[.A189];&quot;);&quot;)" office:value-type="string" office:string-value="Res:=eep_b_w(5,Am_05);">
            <text:p>Res:=eep_b_w(5,Am_05);</text:p>
          </table:table-cell>
          <table:table-cell table:formula="of:=IF([.E189]=1;CONCATENATE([.A189];&quot; smallint default '0',&quot;);&quot;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190];&quot;:=eep_b_r(&quot;;[.H190];&quot;);&quot;)" office:value-type="string" office:string-value="Am_06:=eep_b_r(6);">
            <text:p>Am_06:=eep_b_r(6);</text:p>
          </table:table-cell>
          <table:table-cell table:formula="of:=CONCATENATE(&quot;Res:=eep_b_w(&quot;;[.H190];&quot;,&quot;;[.A190];&quot;);&quot;)" office:value-type="string" office:string-value="Res:=eep_b_w(6,Am_06);">
            <text:p>Res:=eep_b_w(6,Am_06);</text:p>
          </table:table-cell>
          <table:table-cell table:formula="of:=IF([.E190]=1;CONCATENATE([.A190];&quot; smallint default '0',&quot;);&quot;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[.A191];&quot;:=eep_b_r(&quot;;[.H191];&quot;);&quot;)" office:value-type="string" office:string-value="Am_07:=eep_b_r(7);">
            <text:p>Am_07:=eep_b_r(7);</text:p>
          </table:table-cell>
          <table:table-cell table:formula="of:=CONCATENATE(&quot;Res:=eep_b_w(&quot;;[.H191];&quot;,&quot;;[.A191];&quot;);&quot;)" office:value-type="string" office:string-value="Res:=eep_b_w(7,Am_07);">
            <text:p>Res:=eep_b_w(7,Am_07);</text:p>
          </table:table-cell>
          <table:table-cell table:formula="of:=IF([.E191]=1;CONCATENATE([.A191];&quot; smallint default '0',&quot;);&quot;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CONCATENATE([.A192];&quot;:=eep_b_r(&quot;;[.H192];&quot;);&quot;)" office:value-type="string" office:string-value="Am_08:=eep_b_r(8);">
            <text:p>Am_08:=eep_b_r(8);</text:p>
          </table:table-cell>
          <table:table-cell table:formula="of:=CONCATENATE(&quot;Res:=eep_b_w(&quot;;[.H192];&quot;,&quot;;[.A192];&quot;);&quot;)" office:value-type="string" office:string-value="Res:=eep_b_w(8,Am_08);">
            <text:p>Res:=eep_b_w(8,Am_08);</text:p>
          </table:table-cell>
          <table:table-cell table:formula="of:=IF([.E192]=1;CONCATENATE([.A192];&quot; smallint default '0',&quot;);&quot;&quot;)" office:value-type="string" office:string-value="Am_08 smallint default '0',">
            <text:p>Am_08 smallint default '0',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CONCATENATE([.A193];&quot;:=eep_b_r(&quot;;[.H193];&quot;);&quot;)" office:value-type="string" office:string-value="Am_09:=eep_b_r(9);">
            <text:p>Am_09:=eep_b_r(9);</text:p>
          </table:table-cell>
          <table:table-cell table:formula="of:=CONCATENATE(&quot;Res:=eep_b_w(&quot;;[.H193];&quot;,&quot;;[.A193];&quot;);&quot;)" office:value-type="string" office:string-value="Res:=eep_b_w(9,Am_09);">
            <text:p>Res:=eep_b_w(9,Am_09);</text:p>
          </table:table-cell>
          <table:table-cell table:formula="of:=IF([.E193]=1;CONCATENATE([.A193];&quot; smallint default '0',&quot;);&quot;&quot;)" office:value-type="string" office:string-value="Am_09 smallint default '0',">
            <text:p>Am_09 smallint default '0',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CONCATENATE([.A194];&quot;:=eep_b_r(&quot;;[.H194];&quot;);&quot;)" office:value-type="string" office:string-value="Am_10:=eep_b_r(10);">
            <text:p>Am_10:=eep_b_r(10);</text:p>
          </table:table-cell>
          <table:table-cell table:formula="of:=CONCATENATE(&quot;Res:=eep_b_w(&quot;;[.H194];&quot;,&quot;;[.A194];&quot;);&quot;)" office:value-type="string" office:string-value="Res:=eep_b_w(10,Am_10);">
            <text:p>Res:=eep_b_w(10,Am_10);</text:p>
          </table:table-cell>
          <table:table-cell table:formula="of:=IF([.E194]=1;CONCATENATE([.A194];&quot; smallint default '0',&quot;);&quot;&quot;)" office:value-type="string" office:string-value="Am_10 smallint default '0',">
            <text:p>Am_10 smallint default '0',</text:p>
          </table:table-cell>
        </table:table-row>
        <table:table-row table:style-name="ro1">
          <table:table-cell office:value-type="string">
            <text:p>Am_11</text:p>
          </table:table-cell>
          <table:table-cell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CONCATENATE([.A195];&quot;:=eep_b_r(&quot;;[.H195];&quot;);&quot;)" office:value-type="string" office:string-value="Am_11:=eep_b_r(11);">
            <text:p>Am_11:=eep_b_r(11);</text:p>
          </table:table-cell>
          <table:table-cell table:formula="of:=CONCATENATE(&quot;Res:=eep_b_w(&quot;;[.H195];&quot;,&quot;;[.A195];&quot;);&quot;)" office:value-type="string" office:string-value="Res:=eep_b_w(11,Am_11);">
            <text:p>Res:=eep_b_w(11,Am_11);</text:p>
          </table:table-cell>
          <table:table-cell table:formula="of:=IF([.E195]=1;CONCATENATE([.A195];&quot; smallint default '0',&quot;);&quot;&quot;)" office:value-type="string" office:string-value="Am_11 smallint default '0',">
            <text:p>Am_11 smallint default '0',</text:p>
          </table:table-cell>
        </table:table-row>
        <table:table-row table:style-name="ro1">
          <table:table-cell office:value-type="string">
            <text:p>Am_12</text:p>
          </table:table-cell>
          <table:table-cell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CONCATENATE([.A196];&quot;:=eep_b_r(&quot;;[.H196];&quot;);&quot;)" office:value-type="string" office:string-value="Am_12:=eep_b_r(12);">
            <text:p>Am_12:=eep_b_r(12);</text:p>
          </table:table-cell>
          <table:table-cell table:formula="of:=CONCATENATE(&quot;Res:=eep_b_w(&quot;;[.H196];&quot;,&quot;;[.A196];&quot;);&quot;)" office:value-type="string" office:string-value="Res:=eep_b_w(12,Am_12);">
            <text:p>Res:=eep_b_w(12,Am_12);</text:p>
          </table:table-cell>
          <table:table-cell table:formula="of:=IF([.E196]=1;CONCATENATE([.A196];&quot; smallint default '0',&quot;);&quot;&quot;)" office:value-type="string" office:string-value="Am_12 smallint default '0',">
            <text:p>Am_12 smallint default '0',</text:p>
          </table:table-cell>
        </table:table-row>
        <table:table-row table:style-name="ro1">
          <table:table-cell office:value-type="string">
            <text:p>Am_13</text:p>
          </table:table-cell>
          <table:table-cell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CONCATENATE([.A197];&quot;:=eep_b_r(&quot;;[.H197];&quot;);&quot;)" office:value-type="string" office:string-value="Am_13:=eep_b_r(13);">
            <text:p>Am_13:=eep_b_r(13);</text:p>
          </table:table-cell>
          <table:table-cell table:formula="of:=CONCATENATE(&quot;Res:=eep_b_w(&quot;;[.H197];&quot;,&quot;;[.A197];&quot;);&quot;)" office:value-type="string" office:string-value="Res:=eep_b_w(13,Am_13);">
            <text:p>Res:=eep_b_w(13,Am_13);</text:p>
          </table:table-cell>
          <table:table-cell table:formula="of:=IF([.E197]=1;CONCATENATE([.A197];&quot; smallint default '0',&quot;);&quot;&quot;)" office:value-type="string" office:string-value="Am_13 smallint default '0',">
            <text:p>Am_13 smallint default '0',</text:p>
          </table:table-cell>
        </table:table-row>
        <table:table-row table:style-name="ro1">
          <table:table-cell office:value-type="string">
            <text:p>Am_14</text:p>
          </table:table-cell>
          <table:table-cell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CONCATENATE([.A198];&quot;:=eep_b_r(&quot;;[.H198];&quot;);&quot;)" office:value-type="string" office:string-value="Am_14:=eep_b_r(14);">
            <text:p>Am_14:=eep_b_r(14);</text:p>
          </table:table-cell>
          <table:table-cell table:formula="of:=CONCATENATE(&quot;Res:=eep_b_w(&quot;;[.H198];&quot;,&quot;;[.A198];&quot;);&quot;)" office:value-type="string" office:string-value="Res:=eep_b_w(14,Am_14);">
            <text:p>Res:=eep_b_w(14,Am_14);</text:p>
          </table:table-cell>
          <table:table-cell table:formula="of:=IF([.E198]=1;CONCATENATE([.A198];&quot; smallint default '0',&quot;);&quot;&quot;)" office:value-type="string" office:string-value="Am_14 smallint default '0',">
            <text:p>Am_14 smallint default '0',</text:p>
          </table:table-cell>
        </table:table-row>
        <table:table-row table:style-name="ro1">
          <table:table-cell office:value-type="string">
            <text:p>Am_15</text:p>
          </table:table-cell>
          <table:table-cell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CONCATENATE([.A199];&quot;:=eep_b_r(&quot;;[.H199];&quot;);&quot;)" office:value-type="string" office:string-value="Am_15:=eep_b_r(15);">
            <text:p>Am_15:=eep_b_r(15);</text:p>
          </table:table-cell>
          <table:table-cell table:formula="of:=CONCATENATE(&quot;Res:=eep_b_w(&quot;;[.H199];&quot;,&quot;;[.A199];&quot;);&quot;)" office:value-type="string" office:string-value="Res:=eep_b_w(15,Am_15);">
            <text:p>Res:=eep_b_w(15,Am_15);</text:p>
          </table:table-cell>
          <table:table-cell table:formula="of:=IF([.E199]=1;CONCATENATE([.A199];&quot; smallint default '0',&quot;);&quot;&quot;)" office:value-type="string" office:string-value="Am_15 smallint default '0',">
            <text:p>Am_15 smallint default '0',</text:p>
          </table:table-cell>
        </table:table-row>
        <table:table-row table:style-name="ro1">
          <table:table-cell office:value-type="string">
            <text:p>Am_16</text:p>
          </table:table-cell>
          <table:table-cell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CONCATENATE([.A200];&quot;:=eep_b_r(&quot;;[.H200];&quot;);&quot;)" office:value-type="string" office:string-value="Am_16:=eep_b_r(16);">
            <text:p>Am_16:=eep_b_r(16);</text:p>
          </table:table-cell>
          <table:table-cell table:formula="of:=CONCATENATE(&quot;Res:=eep_b_w(&quot;;[.H200];&quot;,&quot;;[.A200];&quot;);&quot;)" office:value-type="string" office:string-value="Res:=eep_b_w(16,Am_16);">
            <text:p>Res:=eep_b_w(16,Am_16);</text:p>
          </table:table-cell>
          <table:table-cell table:formula="of:=IF([.E200]=1;CONCATENATE([.A200];&quot; smallint default '0',&quot;);&quot;&quot;)" office:value-type="string" office:string-value="Am_16 smallint default '0',">
            <text:p>Am_16 smallint default '0',</text:p>
          </table:table-cell>
        </table:table-row>
        <table:table-row table:style-name="ro1">
          <table:table-cell office:value-type="string">
            <text:p>Am_17</text:p>
          </table:table-cell>
          <table:table-cell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17">
            <text:p>17</text:p>
          </table:table-cell>
          <table:table-cell/>
          <table:table-cell table:formula="of:=CONCATENATE([.A201];&quot;:=eep_b_r(&quot;;[.H201];&quot;);&quot;)" office:value-type="string" office:string-value="Am_17:=eep_b_r(17);">
            <text:p>Am_17:=eep_b_r(17);</text:p>
          </table:table-cell>
          <table:table-cell table:formula="of:=CONCATENATE(&quot;Res:=eep_b_w(&quot;;[.H201];&quot;,&quot;;[.A201];&quot;);&quot;)" office:value-type="string" office:string-value="Res:=eep_b_w(17,Am_17);">
            <text:p>Res:=eep_b_w(17,Am_17);</text:p>
          </table:table-cell>
          <table:table-cell table:formula="of:=IF([.E201]=1;CONCATENATE([.A201];&quot; smallint default '0',&quot;);&quot;&quot;)" office:value-type="string" office:string-value="Am_17 smallint default '0',">
            <text:p>Am_17 smallint default '0',</text:p>
          </table:table-cell>
        </table:table-row>
        <table:table-row table:style-name="ro1">
          <table:table-cell office:value-type="string">
            <text:p>Am_18</text:p>
          </table:table-cell>
          <table:table-cell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CONCATENATE([.A202];&quot;:=eep_b_r(&quot;;[.H202];&quot;);&quot;)" office:value-type="string" office:string-value="Am_18:=eep_b_r(18);">
            <text:p>Am_18:=eep_b_r(18);</text:p>
          </table:table-cell>
          <table:table-cell table:formula="of:=CONCATENATE(&quot;Res:=eep_b_w(&quot;;[.H202];&quot;,&quot;;[.A202];&quot;);&quot;)" office:value-type="string" office:string-value="Res:=eep_b_w(18,Am_18);">
            <text:p>Res:=eep_b_w(18,Am_18);</text:p>
          </table:table-cell>
          <table:table-cell table:formula="of:=IF([.E202]=1;CONCATENATE([.A202];&quot; smallint default '0',&quot;);&quot;&quot;)" office:value-type="string" office:string-value="Am_18 smallint default '0',">
            <text:p>Am_18 smallint default '0',</text:p>
          </table:table-cell>
        </table:table-row>
        <table:table-row table:style-name="ro1">
          <table:table-cell office:value-type="string">
            <text:p>Am_19</text:p>
          </table:table-cell>
          <table:table-cell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CONCATENATE([.A203];&quot;:=eep_b_r(&quot;;[.H203];&quot;);&quot;)" office:value-type="string" office:string-value="Am_19:=eep_b_r(19);">
            <text:p>Am_19:=eep_b_r(19);</text:p>
          </table:table-cell>
          <table:table-cell table:formula="of:=CONCATENATE(&quot;Res:=eep_b_w(&quot;;[.H203];&quot;,&quot;;[.A203];&quot;);&quot;)" office:value-type="string" office:string-value="Res:=eep_b_w(19,Am_19);">
            <text:p>Res:=eep_b_w(19,Am_19);</text:p>
          </table:table-cell>
          <table:table-cell table:formula="of:=IF([.E203]=1;CONCATENATE([.A203];&quot; smallint default '0',&quot;);&quot;&quot;)" office:value-type="string" office:string-value="Am_19 smallint default '0',">
            <text:p>Am_19 smallint default '0',</text:p>
          </table:table-cell>
        </table:table-row>
        <table:table-row table:style-name="ro1">
          <table:table-cell office:value-type="string">
            <text:p>Am_20</text:p>
          </table:table-cell>
          <table:table-cell office:value-type="float" office:value="531">
            <text:p>5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20">
            <text:p>20</text:p>
          </table:table-cell>
          <table:table-cell/>
          <table:table-cell table:formula="of:=CONCATENATE([.A204];&quot;:=eep_b_r(&quot;;[.H204];&quot;);&quot;)" office:value-type="string" office:string-value="Am_20:=eep_b_r(20);">
            <text:p>Am_20:=eep_b_r(20);</text:p>
          </table:table-cell>
          <table:table-cell table:formula="of:=CONCATENATE(&quot;Res:=eep_b_w(&quot;;[.H204];&quot;,&quot;;[.A204];&quot;);&quot;)" office:value-type="string" office:string-value="Res:=eep_b_w(20,Am_20);">
            <text:p>Res:=eep_b_w(20,Am_20);</text:p>
          </table:table-cell>
          <table:table-cell table:formula="of:=IF([.E204]=1;CONCATENATE([.A204];&quot; smallint default '0',&quot;);&quot;&quot;)" office:value-type="string" office:string-value="Am_20 smallint default '0',">
            <text:p>Am_20 smallint default '0',</text:p>
          </table:table-cell>
        </table:table-row>
        <table:table-row table:style-name="ro1">
          <table:table-cell office:value-type="string">
            <text:p>Am_21</text:p>
          </table:table-cell>
          <table:table-cell office:value-type="float" office:value="532">
            <text:p>5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CONCATENATE([.A205];&quot;:=eep_b_r(&quot;;[.H205];&quot;);&quot;)" office:value-type="string" office:string-value="Am_21:=eep_b_r(21);">
            <text:p>Am_21:=eep_b_r(21);</text:p>
          </table:table-cell>
          <table:table-cell table:formula="of:=CONCATENATE(&quot;Res:=eep_b_w(&quot;;[.H205];&quot;,&quot;;[.A205];&quot;);&quot;)" office:value-type="string" office:string-value="Res:=eep_b_w(21,Am_21);">
            <text:p>Res:=eep_b_w(21,Am_21);</text:p>
          </table:table-cell>
          <table:table-cell table:formula="of:=IF([.E205]=1;CONCATENATE([.A205];&quot; smallint default '0',&quot;);&quot;&quot;)" office:value-type="string" office:string-value="Am_21 smallint default '0',">
            <text:p>Am_21 smallint default '0',</text:p>
          </table:table-cell>
        </table:table-row>
        <table:table-row table:style-name="ro1">
          <table:table-cell table:formula="of:=CONCATENATE(&quot;kf_&quot;;[.A3])" office:value-type="string" office:string-value="kf_V_01">
            <text:p>kf_V_01</text:p>
          </table:table-cell>
          <table:table-cell office:value-type="float" office:value="533">
            <text:p>53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206];&quot;:=eep_n_r(&quot;;[.H206];&quot;);&quot;)" office:value-type="string" office:string-value="kf_V_01:=eep_n_r(1);">
            <text:p>kf_V_01:=eep_n_r(1);</text:p>
          </table:table-cell>
          <table:table-cell table:formula="of:=CONCATENATE(&quot;Res:=eep_n_w(&quot;;[.H206];&quot;,&quot;;[.A206];&quot;);&quot;)" office:value-type="string" office:string-value="Res:=eep_n_w(1,kf_V_01);">
            <text:p>Res:=eep_n_w(1,kf_V_01);</text:p>
          </table:table-cell>
          <table:table-cell table:formula="of:=IF([.E206]=1;CONCATENATE([.A206];&quot; smallint default '0',&quot;);&quot;&quot;)">
            <text:p/>
          </table:table-cell>
        </table:table-row>
        <table:table-row table:style-name="ro1">
          <table:table-cell table:formula="of:=CONCATENATE(&quot;kf_&quot;;[.A4])" office:value-type="string" office:string-value="kf_V_02">
            <text:p>kf_V_02</text:p>
          </table:table-cell>
          <table:table-cell office:value-type="float" office:value="534">
            <text:p>53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207];&quot;:=eep_n_r(&quot;;[.H207];&quot;);&quot;)" office:value-type="string" office:string-value="kf_V_02:=eep_n_r(2);">
            <text:p>kf_V_02:=eep_n_r(2);</text:p>
          </table:table-cell>
          <table:table-cell table:formula="of:=CONCATENATE(&quot;Res:=eep_n_w(&quot;;[.H207];&quot;,&quot;;[.A207];&quot;);&quot;)" office:value-type="string" office:string-value="Res:=eep_n_w(2,kf_V_02);">
            <text:p>Res:=eep_n_w(2,kf_V_02);</text:p>
          </table:table-cell>
          <table:table-cell table:formula="of:=IF([.E207]=1;CONCATENATE([.A207];&quot; smallint default '0',&quot;);&quot;&quot;)">
            <text:p/>
          </table:table-cell>
        </table:table-row>
        <table:table-row table:style-name="ro1">
          <table:table-cell table:formula="of:=CONCATENATE(&quot;kf_&quot;;[.A5])" office:value-type="string" office:string-value="kf_V_03">
            <text:p>kf_V_03</text:p>
          </table:table-cell>
          <table:table-cell office:value-type="float" office:value="535">
            <text:p>53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208];&quot;:=eep_n_r(&quot;;[.H208];&quot;);&quot;)" office:value-type="string" office:string-value="kf_V_03:=eep_n_r(3);">
            <text:p>kf_V_03:=eep_n_r(3);</text:p>
          </table:table-cell>
          <table:table-cell table:formula="of:=CONCATENATE(&quot;Res:=eep_n_w(&quot;;[.H208];&quot;,&quot;;[.A208];&quot;);&quot;)" office:value-type="string" office:string-value="Res:=eep_n_w(3,kf_V_03);">
            <text:p>Res:=eep_n_w(3,kf_V_03);</text:p>
          </table:table-cell>
          <table:table-cell table:formula="of:=IF([.E208]=1;CONCATENATE([.A208];&quot; smallint default '0',&quot;);&quot;&quot;)">
            <text:p/>
          </table:table-cell>
        </table:table-row>
        <table:table-row table:style-name="ro1">
          <table:table-cell table:formula="of:=CONCATENATE(&quot;kf_&quot;;[.A6])" office:value-type="string" office:string-value="kf_V_04">
            <text:p>kf_V_04</text:p>
          </table:table-cell>
          <table:table-cell office:value-type="float" office:value="536">
            <text:p>53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209];&quot;:=eep_n_r(&quot;;[.H209];&quot;);&quot;)" office:value-type="string" office:string-value="kf_V_04:=eep_n_r(4);">
            <text:p>kf_V_04:=eep_n_r(4);</text:p>
          </table:table-cell>
          <table:table-cell table:formula="of:=CONCATENATE(&quot;Res:=eep_n_w(&quot;;[.H209];&quot;,&quot;;[.A209];&quot;);&quot;)" office:value-type="string" office:string-value="Res:=eep_n_w(4,kf_V_04);">
            <text:p>Res:=eep_n_w(4,kf_V_04);</text:p>
          </table:table-cell>
          <table:table-cell table:formula="of:=IF([.E209]=1;CONCATENATE([.A209];&quot; smallint default '0',&quot;);&quot;&quot;)">
            <text:p/>
          </table:table-cell>
        </table:table-row>
        <table:table-row table:style-name="ro1">
          <table:table-cell table:formula="of:=CONCATENATE(&quot;kf_&quot;;[.A7])" office:value-type="string" office:string-value="kf_V_05">
            <text:p>kf_V_05</text:p>
          </table:table-cell>
          <table:table-cell office:value-type="float" office:value="537">
            <text:p>53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210];&quot;:=eep_n_r(&quot;;[.H210];&quot;);&quot;)" office:value-type="string" office:string-value="kf_V_05:=eep_n_r(5);">
            <text:p>kf_V_05:=eep_n_r(5);</text:p>
          </table:table-cell>
          <table:table-cell table:formula="of:=CONCATENATE(&quot;Res:=eep_n_w(&quot;;[.H210];&quot;,&quot;;[.A210];&quot;);&quot;)" office:value-type="string" office:string-value="Res:=eep_n_w(5,kf_V_05);">
            <text:p>Res:=eep_n_w(5,kf_V_05);</text:p>
          </table:table-cell>
          <table:table-cell table:formula="of:=IF([.E210]=1;CONCATENATE([.A210];&quot; smallint default '0',&quot;);&quot;&quot;)">
            <text:p/>
          </table:table-cell>
        </table:table-row>
        <table:table-row table:style-name="ro1">
          <table:table-cell table:formula="of:=CONCATENATE(&quot;kf_&quot;;[.A8])" office:value-type="string" office:string-value="kf_V_06">
            <text:p>kf_V_06</text:p>
          </table:table-cell>
          <table:table-cell office:value-type="float" office:value="538">
            <text:p>5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211];&quot;:=eep_n_r(&quot;;[.H211];&quot;);&quot;)" office:value-type="string" office:string-value="kf_V_06:=eep_n_r(6);">
            <text:p>kf_V_06:=eep_n_r(6);</text:p>
          </table:table-cell>
          <table:table-cell table:formula="of:=CONCATENATE(&quot;Res:=eep_n_w(&quot;;[.H211];&quot;,&quot;;[.A211];&quot;);&quot;)" office:value-type="string" office:string-value="Res:=eep_n_w(6,kf_V_06);">
            <text:p>Res:=eep_n_w(6,kf_V_06);</text:p>
          </table:table-cell>
          <table:table-cell table:formula="of:=IF([.E211]=1;CONCATENATE([.A211];&quot; smallint default '0',&quot;);&quot;&quot;)">
            <text:p/>
          </table:table-cell>
        </table:table-row>
        <table:table-row table:style-name="ro1">
          <table:table-cell table:formula="of:=CONCATENATE(&quot;kf_&quot;;[.A9])" office:value-type="string" office:string-value="kf_V_07">
            <text:p>kf_V_07</text:p>
          </table:table-cell>
          <table:table-cell office:value-type="float" office:value="539">
            <text:p>5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[.A212];&quot;:=eep_n_r(&quot;;[.H212];&quot;);&quot;)" office:value-type="string" office:string-value="kf_V_07:=eep_n_r(7);">
            <text:p>kf_V_07:=eep_n_r(7);</text:p>
          </table:table-cell>
          <table:table-cell table:formula="of:=CONCATENATE(&quot;Res:=eep_n_w(&quot;;[.H212];&quot;,&quot;;[.A212];&quot;);&quot;)" office:value-type="string" office:string-value="Res:=eep_n_w(7,kf_V_07);">
            <text:p>Res:=eep_n_w(7,kf_V_07);</text:p>
          </table:table-cell>
          <table:table-cell table:formula="of:=IF([.E212]=1;CONCATENATE([.A212];&quot; smallint default '0',&quot;);&quot;&quot;)">
            <text:p/>
          </table:table-cell>
        </table:table-row>
        <table:table-row table:style-name="ro1">
          <table:table-cell table:formula="of:=CONCATENATE(&quot;kf_&quot;;[.A10])" office:value-type="string" office:string-value="kf_V_08">
            <text:p>kf_V_08</text:p>
          </table:table-cell>
          <table:table-cell office:value-type="float" office:value="540">
            <text:p>5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CONCATENATE([.A213];&quot;:=eep_n_r(&quot;;[.H213];&quot;);&quot;)" office:value-type="string" office:string-value="kf_V_08:=eep_n_r(8);">
            <text:p>kf_V_08:=eep_n_r(8);</text:p>
          </table:table-cell>
          <table:table-cell table:formula="of:=CONCATENATE(&quot;Res:=eep_n_w(&quot;;[.H213];&quot;,&quot;;[.A213];&quot;);&quot;)" office:value-type="string" office:string-value="Res:=eep_n_w(8,kf_V_08);">
            <text:p>Res:=eep_n_w(8,kf_V_08);</text:p>
          </table:table-cell>
          <table:table-cell table:formula="of:=IF([.E213]=1;CONCATENATE([.A213];&quot; smallint default '0',&quot;);&quot;&quot;)">
            <text:p/>
          </table:table-cell>
        </table:table-row>
        <table:table-row table:style-name="ro1">
          <table:table-cell table:formula="of:=CONCATENATE(&quot;kf_&quot;;[.A11])" office:value-type="string" office:string-value="kf_V_09">
            <text:p>kf_V_09</text:p>
          </table:table-cell>
          <table:table-cell office:value-type="float" office:value="541">
            <text:p>5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CONCATENATE([.A214];&quot;:=eep_n_r(&quot;;[.H214];&quot;);&quot;)" office:value-type="string" office:string-value="kf_V_09:=eep_n_r(9);">
            <text:p>kf_V_09:=eep_n_r(9);</text:p>
          </table:table-cell>
          <table:table-cell table:formula="of:=CONCATENATE(&quot;Res:=eep_n_w(&quot;;[.H214];&quot;,&quot;;[.A214];&quot;);&quot;)" office:value-type="string" office:string-value="Res:=eep_n_w(9,kf_V_09);">
            <text:p>Res:=eep_n_w(9,kf_V_09);</text:p>
          </table:table-cell>
          <table:table-cell table:formula="of:=IF([.E214]=1;CONCATENATE([.A214];&quot; smallint default '0',&quot;);&quot;&quot;)">
            <text:p/>
          </table:table-cell>
        </table:table-row>
        <table:table-row table:style-name="ro1">
          <table:table-cell table:formula="of:=CONCATENATE(&quot;kf_&quot;;[.A12])" office:value-type="string" office:string-value="kf_V_10">
            <text:p>kf_V_10</text:p>
          </table:table-cell>
          <table:table-cell office:value-type="float" office:value="542">
            <text:p>5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CONCATENATE([.A215];&quot;:=eep_n_r(&quot;;[.H215];&quot;);&quot;)" office:value-type="string" office:string-value="kf_V_10:=eep_n_r(10);">
            <text:p>kf_V_10:=eep_n_r(10);</text:p>
          </table:table-cell>
          <table:table-cell table:formula="of:=CONCATENATE(&quot;Res:=eep_n_w(&quot;;[.H215];&quot;,&quot;;[.A215];&quot;);&quot;)" office:value-type="string" office:string-value="Res:=eep_n_w(10,kf_V_10);">
            <text:p>Res:=eep_n_w(10,kf_V_10);</text:p>
          </table:table-cell>
          <table:table-cell table:formula="of:=IF([.E215]=1;CONCATENATE([.A215];&quot; smallint default '0',&quot;);&quot;&quot;)">
            <text:p/>
          </table:table-cell>
        </table:table-row>
        <table:table-row table:style-name="ro1">
          <table:table-cell table:formula="of:=CONCATENATE(&quot;kf_&quot;;[.A13])" office:value-type="string" office:string-value="kf_V_11">
            <text:p>kf_V_11</text:p>
          </table:table-cell>
          <table:table-cell office:value-type="float" office:value="543">
            <text:p>5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CONCATENATE([.A216];&quot;:=eep_n_r(&quot;;[.H216];&quot;);&quot;)" office:value-type="string" office:string-value="kf_V_11:=eep_n_r(11);">
            <text:p>kf_V_11:=eep_n_r(11);</text:p>
          </table:table-cell>
          <table:table-cell table:formula="of:=CONCATENATE(&quot;Res:=eep_n_w(&quot;;[.H216];&quot;,&quot;;[.A216];&quot;);&quot;)" office:value-type="string" office:string-value="Res:=eep_n_w(11,kf_V_11);">
            <text:p>Res:=eep_n_w(11,kf_V_11);</text:p>
          </table:table-cell>
          <table:table-cell table:formula="of:=IF([.E216]=1;CONCATENATE([.A216];&quot; smallint default '0',&quot;);&quot;&quot;)">
            <text:p/>
          </table:table-cell>
        </table:table-row>
        <table:table-row table:style-name="ro1">
          <table:table-cell table:formula="of:=CONCATENATE(&quot;kf_&quot;;[.A14])" office:value-type="string" office:string-value="kf_V_12">
            <text:p>kf_V_12</text:p>
          </table:table-cell>
          <table:table-cell office:value-type="float" office:value="544">
            <text:p>54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CONCATENATE([.A217];&quot;:=eep_n_r(&quot;;[.H217];&quot;);&quot;)" office:value-type="string" office:string-value="kf_V_12:=eep_n_r(12);">
            <text:p>kf_V_12:=eep_n_r(12);</text:p>
          </table:table-cell>
          <table:table-cell table:formula="of:=CONCATENATE(&quot;Res:=eep_n_w(&quot;;[.H217];&quot;,&quot;;[.A217];&quot;);&quot;)" office:value-type="string" office:string-value="Res:=eep_n_w(12,kf_V_12);">
            <text:p>Res:=eep_n_w(12,kf_V_12);</text:p>
          </table:table-cell>
          <table:table-cell table:formula="of:=IF([.E217]=1;CONCATENATE([.A217];&quot; smallint default '0',&quot;);&quot;&quot;)">
            <text:p/>
          </table:table-cell>
        </table:table-row>
        <table:table-row table:style-name="ro1">
          <table:table-cell table:formula="of:=CONCATENATE(&quot;kf_&quot;;[.A15])" office:value-type="string" office:string-value="kf_V_13">
            <text:p>kf_V_13</text:p>
          </table:table-cell>
          <table:table-cell office:value-type="float" office:value="545">
            <text:p>54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CONCATENATE([.A218];&quot;:=eep_n_r(&quot;;[.H218];&quot;);&quot;)" office:value-type="string" office:string-value="kf_V_13:=eep_n_r(13);">
            <text:p>kf_V_13:=eep_n_r(13);</text:p>
          </table:table-cell>
          <table:table-cell table:formula="of:=CONCATENATE(&quot;Res:=eep_n_w(&quot;;[.H218];&quot;,&quot;;[.A218];&quot;);&quot;)" office:value-type="string" office:string-value="Res:=eep_n_w(13,kf_V_13);">
            <text:p>Res:=eep_n_w(13,kf_V_13);</text:p>
          </table:table-cell>
          <table:table-cell table:formula="of:=IF([.E218]=1;CONCATENATE([.A218];&quot; smallint default '0',&quot;);&quot;&quot;)">
            <text:p/>
          </table:table-cell>
        </table:table-row>
        <table:table-row table:style-name="ro1">
          <table:table-cell table:formula="of:=CONCATENATE(&quot;kf_&quot;;[.A16])" office:value-type="string" office:string-value="kf_V_14">
            <text:p>kf_V_14</text:p>
          </table:table-cell>
          <table:table-cell office:value-type="float" office:value="546">
            <text:p>54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CONCATENATE([.A219];&quot;:=eep_n_r(&quot;;[.H219];&quot;);&quot;)" office:value-type="string" office:string-value="kf_V_14:=eep_n_r(14);">
            <text:p>kf_V_14:=eep_n_r(14);</text:p>
          </table:table-cell>
          <table:table-cell table:formula="of:=CONCATENATE(&quot;Res:=eep_n_w(&quot;;[.H219];&quot;,&quot;;[.A219];&quot;);&quot;)" office:value-type="string" office:string-value="Res:=eep_n_w(14,kf_V_14);">
            <text:p>Res:=eep_n_w(14,kf_V_14);</text:p>
          </table:table-cell>
          <table:table-cell table:formula="of:=IF([.E219]=1;CONCATENATE([.A219];&quot; smallint default '0',&quot;);&quot;&quot;)">
            <text:p/>
          </table:table-cell>
        </table:table-row>
        <table:table-row table:style-name="ro1">
          <table:table-cell table:formula="of:=CONCATENATE(&quot;kf_&quot;;[.A17])" office:value-type="string" office:string-value="kf_V_15">
            <text:p>kf_V_15</text:p>
          </table:table-cell>
          <table:table-cell office:value-type="float" office:value="547">
            <text:p>54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CONCATENATE([.A220];&quot;:=eep_n_r(&quot;;[.H220];&quot;);&quot;)" office:value-type="string" office:string-value="kf_V_15:=eep_n_r(15);">
            <text:p>kf_V_15:=eep_n_r(15);</text:p>
          </table:table-cell>
          <table:table-cell table:formula="of:=CONCATENATE(&quot;Res:=eep_n_w(&quot;;[.H220];&quot;,&quot;;[.A220];&quot;);&quot;)" office:value-type="string" office:string-value="Res:=eep_n_w(15,kf_V_15);">
            <text:p>Res:=eep_n_w(15,kf_V_15);</text:p>
          </table:table-cell>
          <table:table-cell table:formula="of:=IF([.E220]=1;CONCATENATE([.A220];&quot; smallint default '0',&quot;);&quot;&quot;)">
            <text:p/>
          </table:table-cell>
        </table:table-row>
        <table:table-row table:style-name="ro1">
          <table:table-cell table:formula="of:=CONCATENATE(&quot;kf_&quot;;[.A18])" office:value-type="string" office:string-value="kf_V_16">
            <text:p>kf_V_16</text:p>
          </table:table-cell>
          <table:table-cell office:value-type="float" office:value="548">
            <text:p>54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CONCATENATE([.A221];&quot;:=eep_n_r(&quot;;[.H221];&quot;);&quot;)" office:value-type="string" office:string-value="kf_V_16:=eep_n_r(16);">
            <text:p>kf_V_16:=eep_n_r(16);</text:p>
          </table:table-cell>
          <table:table-cell table:formula="of:=CONCATENATE(&quot;Res:=eep_n_w(&quot;;[.H221];&quot;,&quot;;[.A221];&quot;);&quot;)" office:value-type="string" office:string-value="Res:=eep_n_w(16,kf_V_16);">
            <text:p>Res:=eep_n_w(16,kf_V_16);</text:p>
          </table:table-cell>
          <table:table-cell table:formula="of:=IF([.E221]=1;CONCATENATE([.A221];&quot; smallint default '0',&quot;);&quot;&quot;)">
            <text:p/>
          </table:table-cell>
        </table:table-row>
        <table:table-row table:style-name="ro1">
          <table:table-cell table:formula="of:=CONCATENATE(&quot;kf_&quot;;[.A19])" office:value-type="string" office:string-value="kf_V_17">
            <text:p>kf_V_17</text:p>
          </table:table-cell>
          <table:table-cell office:value-type="float" office:value="549">
            <text:p>54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7">
            <text:p>17</text:p>
          </table:table-cell>
          <table:table-cell/>
          <table:table-cell table:formula="of:=CONCATENATE([.A222];&quot;:=eep_n_r(&quot;;[.H222];&quot;);&quot;)" office:value-type="string" office:string-value="kf_V_17:=eep_n_r(17);">
            <text:p>kf_V_17:=eep_n_r(17);</text:p>
          </table:table-cell>
          <table:table-cell table:formula="of:=CONCATENATE(&quot;Res:=eep_n_w(&quot;;[.H222];&quot;,&quot;;[.A222];&quot;);&quot;)" office:value-type="string" office:string-value="Res:=eep_n_w(17,kf_V_17);">
            <text:p>Res:=eep_n_w(17,kf_V_17);</text:p>
          </table:table-cell>
          <table:table-cell table:formula="of:=IF([.E222]=1;CONCATENATE([.A222];&quot; smallint default '0',&quot;);&quot;&quot;)">
            <text:p/>
          </table:table-cell>
        </table:table-row>
        <table:table-row table:style-name="ro1">
          <table:table-cell table:formula="of:=CONCATENATE(&quot;kf_&quot;;[.A20])" office:value-type="string" office:string-value="kf_V_18">
            <text:p>kf_V_18</text:p>
          </table:table-cell>
          <table:table-cell office:value-type="float" office:value="550">
            <text:p>55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CONCATENATE([.A223];&quot;:=eep_n_r(&quot;;[.H223];&quot;);&quot;)" office:value-type="string" office:string-value="kf_V_18:=eep_n_r(18);">
            <text:p>kf_V_18:=eep_n_r(18);</text:p>
          </table:table-cell>
          <table:table-cell table:formula="of:=CONCATENATE(&quot;Res:=eep_n_w(&quot;;[.H223];&quot;,&quot;;[.A223];&quot;);&quot;)" office:value-type="string" office:string-value="Res:=eep_n_w(18,kf_V_18);">
            <text:p>Res:=eep_n_w(18,kf_V_18);</text:p>
          </table:table-cell>
          <table:table-cell table:formula="of:=IF([.E223]=1;CONCATENATE([.A223];&quot; smallint default '0',&quot;);&quot;&quot;)">
            <text:p/>
          </table:table-cell>
        </table:table-row>
        <table:table-row table:style-name="ro1">
          <table:table-cell table:formula="of:=CONCATENATE(&quot;kf_&quot;;[.A21])" office:value-type="string" office:string-value="kf_V_19">
            <text:p>kf_V_19</text:p>
          </table:table-cell>
          <table:table-cell office:value-type="float" office:value="551">
            <text:p>5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CONCATENATE([.A224];&quot;:=eep_n_r(&quot;;[.H224];&quot;);&quot;)" office:value-type="string" office:string-value="kf_V_19:=eep_n_r(19);">
            <text:p>kf_V_19:=eep_n_r(19);</text:p>
          </table:table-cell>
          <table:table-cell table:formula="of:=CONCATENATE(&quot;Res:=eep_n_w(&quot;;[.H224];&quot;,&quot;;[.A224];&quot;);&quot;)" office:value-type="string" office:string-value="Res:=eep_n_w(19,kf_V_19);">
            <text:p>Res:=eep_n_w(19,kf_V_19);</text:p>
          </table:table-cell>
          <table:table-cell table:formula="of:=IF([.E224]=1;CONCATENATE([.A224];&quot; smallint default '0',&quot;);&quot;&quot;)">
            <text:p/>
          </table:table-cell>
        </table:table-row>
        <table:table-row table:style-name="ro1">
          <table:table-cell table:formula="of:=CONCATENATE(&quot;kf_&quot;;[.A22])" office:value-type="string" office:string-value="kf_V_20">
            <text:p>kf_V_20</text:p>
          </table:table-cell>
          <table:table-cell office:value-type="float" office:value="552">
            <text:p>5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0">
            <text:p>20</text:p>
          </table:table-cell>
          <table:table-cell/>
          <table:table-cell table:formula="of:=CONCATENATE([.A225];&quot;:=eep_n_r(&quot;;[.H225];&quot;);&quot;)" office:value-type="string" office:string-value="kf_V_20:=eep_n_r(20);">
            <text:p>kf_V_20:=eep_n_r(20);</text:p>
          </table:table-cell>
          <table:table-cell table:formula="of:=CONCATENATE(&quot;Res:=eep_n_w(&quot;;[.H225];&quot;,&quot;;[.A225];&quot;);&quot;)" office:value-type="string" office:string-value="Res:=eep_n_w(20,kf_V_20);">
            <text:p>Res:=eep_n_w(20,kf_V_20);</text:p>
          </table:table-cell>
          <table:table-cell table:formula="of:=IF([.E225]=1;CONCATENATE([.A225];&quot; smallint default '0',&quot;);&quot;&quot;)">
            <text:p/>
          </table:table-cell>
        </table:table-row>
        <table:table-row table:style-name="ro1">
          <table:table-cell table:formula="of:=CONCATENATE(&quot;kf_&quot;;[.A23])" office:value-type="string" office:string-value="kf_V_21">
            <text:p>kf_V_21</text:p>
          </table:table-cell>
          <table:table-cell office:value-type="float" office:value="553">
            <text:p>5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CONCATENATE([.A226];&quot;:=eep_n_r(&quot;;[.H226];&quot;);&quot;)" office:value-type="string" office:string-value="kf_V_21:=eep_n_r(21);">
            <text:p>kf_V_21:=eep_n_r(21);</text:p>
          </table:table-cell>
          <table:table-cell table:formula="of:=CONCATENATE(&quot;Res:=eep_n_w(&quot;;[.H226];&quot;,&quot;;[.A226];&quot;);&quot;)" office:value-type="string" office:string-value="Res:=eep_n_w(21,kf_V_21);">
            <text:p>Res:=eep_n_w(21,kf_V_21);</text:p>
          </table:table-cell>
          <table:table-cell table:formula="of:=IF([.E226]=1;CONCATENATE([.A226];&quot; smallint default '0',&quot;);&quot;&quot;)">
            <text:p/>
          </table:table-cell>
        </table:table-row>
        <table:table-row table:style-name="ro1">
          <table:table-cell table:formula="of:=CONCATENATE(&quot;kf_&quot;;[.A24])" office:value-type="string" office:string-value="kf_V_22">
            <text:p>kf_V_22</text:p>
          </table:table-cell>
          <table:table-cell office:value-type="float" office:value="554">
            <text:p>5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2">
            <text:p>22</text:p>
          </table:table-cell>
          <table:table-cell/>
          <table:table-cell table:formula="of:=CONCATENATE([.A227];&quot;:=eep_n_r(&quot;;[.H227];&quot;);&quot;)" office:value-type="string" office:string-value="kf_V_22:=eep_n_r(22);">
            <text:p>kf_V_22:=eep_n_r(22);</text:p>
          </table:table-cell>
          <table:table-cell table:formula="of:=CONCATENATE(&quot;Res:=eep_n_w(&quot;;[.H227];&quot;,&quot;;[.A227];&quot;);&quot;)" office:value-type="string" office:string-value="Res:=eep_n_w(22,kf_V_22);">
            <text:p>Res:=eep_n_w(22,kf_V_22);</text:p>
          </table:table-cell>
          <table:table-cell table:formula="of:=IF([.E227]=1;CONCATENATE([.A227];&quot; smallint default '0',&quot;);&quot;&quot;)">
            <text:p/>
          </table:table-cell>
        </table:table-row>
        <table:table-row table:style-name="ro1">
          <table:table-cell table:formula="of:=CONCATENATE(&quot;kf_&quot;;[.A25])" office:value-type="string" office:string-value="kf_V_23">
            <text:p>kf_V_23</text:p>
          </table:table-cell>
          <table:table-cell office:value-type="float" office:value="555">
            <text:p>5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3">
            <text:p>23</text:p>
          </table:table-cell>
          <table:table-cell/>
          <table:table-cell table:formula="of:=CONCATENATE([.A228];&quot;:=eep_n_r(&quot;;[.H228];&quot;);&quot;)" office:value-type="string" office:string-value="kf_V_23:=eep_n_r(23);">
            <text:p>kf_V_23:=eep_n_r(23);</text:p>
          </table:table-cell>
          <table:table-cell table:formula="of:=CONCATENATE(&quot;Res:=eep_n_w(&quot;;[.H228];&quot;,&quot;;[.A228];&quot;);&quot;)" office:value-type="string" office:string-value="Res:=eep_n_w(23,kf_V_23);">
            <text:p>Res:=eep_n_w(23,kf_V_23);</text:p>
          </table:table-cell>
          <table:table-cell table:formula="of:=IF([.E228]=1;CONCATENATE([.A228];&quot; smallint default '0',&quot;);&quot;&quot;)">
            <text:p/>
          </table:table-cell>
        </table:table-row>
        <table:table-row table:style-name="ro1">
          <table:table-cell table:formula="of:=CONCATENATE(&quot;kf_&quot;;[.A26])" office:value-type="string" office:string-value="kf_V_24">
            <text:p>kf_V_24</text:p>
          </table:table-cell>
          <table:table-cell office:value-type="float" office:value="556">
            <text:p>5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4">
            <text:p>24</text:p>
          </table:table-cell>
          <table:table-cell/>
          <table:table-cell table:formula="of:=CONCATENATE([.A229];&quot;:=eep_n_r(&quot;;[.H229];&quot;);&quot;)" office:value-type="string" office:string-value="kf_V_24:=eep_n_r(24);">
            <text:p>kf_V_24:=eep_n_r(24);</text:p>
          </table:table-cell>
          <table:table-cell table:formula="of:=CONCATENATE(&quot;Res:=eep_n_w(&quot;;[.H229];&quot;,&quot;;[.A229];&quot;);&quot;)" office:value-type="string" office:string-value="Res:=eep_n_w(24,kf_V_24);">
            <text:p>Res:=eep_n_w(24,kf_V_24);</text:p>
          </table:table-cell>
          <table:table-cell table:formula="of:=IF([.E229]=1;CONCATENATE([.A229];&quot; smallint default '0',&quot;);&quot;&quot;)">
            <text:p/>
          </table:table-cell>
        </table:table-row>
        <table:table-row table:style-name="ro1">
          <table:table-cell table:formula="of:=CONCATENATE(&quot;kf_&quot;;[.A27])" office:value-type="string" office:string-value="kf_V_25">
            <text:p>kf_V_25</text:p>
          </table:table-cell>
          <table:table-cell office:value-type="float" office:value="557">
            <text:p>5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CONCATENATE([.A230];&quot;:=eep_n_r(&quot;;[.H230];&quot;);&quot;)" office:value-type="string" office:string-value="kf_V_25:=eep_n_r(25);">
            <text:p>kf_V_25:=eep_n_r(25);</text:p>
          </table:table-cell>
          <table:table-cell table:formula="of:=CONCATENATE(&quot;Res:=eep_n_w(&quot;;[.H230];&quot;,&quot;;[.A230];&quot;);&quot;)" office:value-type="string" office:string-value="Res:=eep_n_w(25,kf_V_25);">
            <text:p>Res:=eep_n_w(25,kf_V_25);</text:p>
          </table:table-cell>
          <table:table-cell table:formula="of:=IF([.E230]=1;CONCATENATE([.A230];&quot; smallint default '0',&quot;);&quot;&quot;)">
            <text:p/>
          </table:table-cell>
        </table:table-row>
        <table:table-row table:style-name="ro1">
          <table:table-cell table:formula="of:=CONCATENATE(&quot;kf_&quot;;[.A28])" office:value-type="string" office:string-value="kf_V_26">
            <text:p>kf_V_26</text:p>
          </table:table-cell>
          <table:table-cell office:value-type="float" office:value="558">
            <text:p>5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CONCATENATE([.A231];&quot;:=eep_n_r(&quot;;[.H231];&quot;);&quot;)" office:value-type="string" office:string-value="kf_V_26:=eep_n_r(26);">
            <text:p>kf_V_26:=eep_n_r(26);</text:p>
          </table:table-cell>
          <table:table-cell table:formula="of:=CONCATENATE(&quot;Res:=eep_n_w(&quot;;[.H231];&quot;,&quot;;[.A231];&quot;);&quot;)" office:value-type="string" office:string-value="Res:=eep_n_w(26,kf_V_26);">
            <text:p>Res:=eep_n_w(26,kf_V_26);</text:p>
          </table:table-cell>
          <table:table-cell table:formula="of:=IF([.E231]=1;CONCATENATE([.A231];&quot; smallint default '0',&quot;);&quot;&quot;)">
            <text:p/>
          </table:table-cell>
        </table:table-row>
        <table:table-row table:style-name="ro1">
          <table:table-cell table:formula="of:=CONCATENATE(&quot;kf_&quot;;[.A29])" office:value-type="string" office:string-value="kf_V_27">
            <text:p>kf_V_27</text:p>
          </table:table-cell>
          <table:table-cell office:value-type="float" office:value="559">
            <text:p>5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7">
            <text:p>27</text:p>
          </table:table-cell>
          <table:table-cell/>
          <table:table-cell table:formula="of:=CONCATENATE([.A232];&quot;:=eep_n_r(&quot;;[.H232];&quot;);&quot;)" office:value-type="string" office:string-value="kf_V_27:=eep_n_r(27);">
            <text:p>kf_V_27:=eep_n_r(27);</text:p>
          </table:table-cell>
          <table:table-cell table:formula="of:=CONCATENATE(&quot;Res:=eep_n_w(&quot;;[.H232];&quot;,&quot;;[.A232];&quot;);&quot;)" office:value-type="string" office:string-value="Res:=eep_n_w(27,kf_V_27);">
            <text:p>Res:=eep_n_w(27,kf_V_27);</text:p>
          </table:table-cell>
          <table:table-cell table:formula="of:=IF([.E232]=1;CONCATENATE([.A232];&quot; smallint default '0',&quot;);&quot;&quot;)">
            <text:p/>
          </table:table-cell>
        </table:table-row>
        <table:table-row table:style-name="ro1">
          <table:table-cell table:formula="of:=CONCATENATE(&quot;kf_&quot;;[.A30])" office:value-type="string" office:string-value="kf_V_28">
            <text:p>kf_V_28</text:p>
          </table:table-cell>
          <table:table-cell office:value-type="float" office:value="560">
            <text:p>5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8">
            <text:p>28</text:p>
          </table:table-cell>
          <table:table-cell/>
          <table:table-cell table:formula="of:=CONCATENATE([.A233];&quot;:=eep_n_r(&quot;;[.H233];&quot;);&quot;)" office:value-type="string" office:string-value="kf_V_28:=eep_n_r(28);">
            <text:p>kf_V_28:=eep_n_r(28);</text:p>
          </table:table-cell>
          <table:table-cell table:formula="of:=CONCATENATE(&quot;Res:=eep_n_w(&quot;;[.H233];&quot;,&quot;;[.A233];&quot;);&quot;)" office:value-type="string" office:string-value="Res:=eep_n_w(28,kf_V_28);">
            <text:p>Res:=eep_n_w(28,kf_V_28);</text:p>
          </table:table-cell>
          <table:table-cell table:formula="of:=IF([.E233]=1;CONCATENATE([.A233];&quot; smallint default '0',&quot;);&quot;&quot;)">
            <text:p/>
          </table:table-cell>
        </table:table-row>
        <table:table-row table:style-name="ro1">
          <table:table-cell table:formula="of:=CONCATENATE(&quot;kf_&quot;;[.A31])" office:value-type="string" office:string-value="kf_V_29">
            <text:p>kf_V_29</text:p>
          </table:table-cell>
          <table:table-cell office:value-type="float" office:value="561">
            <text:p>5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9">
            <text:p>29</text:p>
          </table:table-cell>
          <table:table-cell/>
          <table:table-cell table:formula="of:=CONCATENATE([.A234];&quot;:=eep_n_r(&quot;;[.H234];&quot;);&quot;)" office:value-type="string" office:string-value="kf_V_29:=eep_n_r(29);">
            <text:p>kf_V_29:=eep_n_r(29);</text:p>
          </table:table-cell>
          <table:table-cell table:formula="of:=CONCATENATE(&quot;Res:=eep_n_w(&quot;;[.H234];&quot;,&quot;;[.A234];&quot;);&quot;)" office:value-type="string" office:string-value="Res:=eep_n_w(29,kf_V_29);">
            <text:p>Res:=eep_n_w(29,kf_V_29);</text:p>
          </table:table-cell>
          <table:table-cell table:formula="of:=IF([.E234]=1;CONCATENATE([.A234];&quot; smallint default '0',&quot;);&quot;&quot;)">
            <text:p/>
          </table:table-cell>
        </table:table-row>
        <table:table-row table:style-name="ro1">
          <table:table-cell table:formula="of:=CONCATENATE(&quot;kf_&quot;;[.A32])" office:value-type="string" office:string-value="kf_V_30">
            <text:p>kf_V_30</text:p>
          </table:table-cell>
          <table:table-cell office:value-type="float" office:value="562">
            <text:p>5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0">
            <text:p>30</text:p>
          </table:table-cell>
          <table:table-cell/>
          <table:table-cell table:formula="of:=CONCATENATE([.A235];&quot;:=eep_n_r(&quot;;[.H235];&quot;);&quot;)" office:value-type="string" office:string-value="kf_V_30:=eep_n_r(30);">
            <text:p>kf_V_30:=eep_n_r(30);</text:p>
          </table:table-cell>
          <table:table-cell table:formula="of:=CONCATENATE(&quot;Res:=eep_n_w(&quot;;[.H235];&quot;,&quot;;[.A235];&quot;);&quot;)" office:value-type="string" office:string-value="Res:=eep_n_w(30,kf_V_30);">
            <text:p>Res:=eep_n_w(30,kf_V_30);</text:p>
          </table:table-cell>
          <table:table-cell table:formula="of:=IF([.E235]=1;CONCATENATE([.A235];&quot; smallint default '0',&quot;);&quot;&quot;)">
            <text:p/>
          </table:table-cell>
        </table:table-row>
        <table:table-row table:style-name="ro1">
          <table:table-cell table:formula="of:=CONCATENATE(&quot;kf_&quot;;[.A33])" office:value-type="string" office:string-value="kf_V_31">
            <text:p>kf_V_31</text:p>
          </table:table-cell>
          <table:table-cell office:value-type="float" office:value="563">
            <text:p>5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1">
            <text:p>31</text:p>
          </table:table-cell>
          <table:table-cell/>
          <table:table-cell table:formula="of:=CONCATENATE([.A236];&quot;:=eep_n_r(&quot;;[.H236];&quot;);&quot;)" office:value-type="string" office:string-value="kf_V_31:=eep_n_r(31);">
            <text:p>kf_V_31:=eep_n_r(31);</text:p>
          </table:table-cell>
          <table:table-cell table:formula="of:=CONCATENATE(&quot;Res:=eep_n_w(&quot;;[.H236];&quot;,&quot;;[.A236];&quot;);&quot;)" office:value-type="string" office:string-value="Res:=eep_n_w(31,kf_V_31);">
            <text:p>Res:=eep_n_w(31,kf_V_31);</text:p>
          </table:table-cell>
          <table:table-cell table:formula="of:=IF([.E236]=1;CONCATENATE([.A236];&quot; smallint default '0',&quot;);&quot;&quot;)">
            <text:p/>
          </table:table-cell>
        </table:table-row>
        <table:table-row table:style-name="ro1">
          <table:table-cell table:formula="of:=CONCATENATE(&quot;kf_&quot;;[.A34])" office:value-type="string" office:string-value="kf_V_32">
            <text:p>kf_V_32</text:p>
          </table:table-cell>
          <table:table-cell office:value-type="float" office:value="564">
            <text:p>5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2">
            <text:p>32</text:p>
          </table:table-cell>
          <table:table-cell/>
          <table:table-cell table:formula="of:=CONCATENATE([.A237];&quot;:=eep_n_r(&quot;;[.H237];&quot;);&quot;)" office:value-type="string" office:string-value="kf_V_32:=eep_n_r(32);">
            <text:p>kf_V_32:=eep_n_r(32);</text:p>
          </table:table-cell>
          <table:table-cell table:formula="of:=CONCATENATE(&quot;Res:=eep_n_w(&quot;;[.H237];&quot;,&quot;;[.A237];&quot;);&quot;)" office:value-type="string" office:string-value="Res:=eep_n_w(32,kf_V_32);">
            <text:p>Res:=eep_n_w(32,kf_V_32);</text:p>
          </table:table-cell>
          <table:table-cell table:formula="of:=IF([.E237]=1;CONCATENATE([.A237];&quot; smallint default '0',&quot;);&quot;&quot;)">
            <text:p/>
          </table:table-cell>
        </table:table-row>
        <table:table-row table:style-name="ro1">
          <table:table-cell table:formula="of:=CONCATENATE(&quot;kf_&quot;;[.A35])" office:value-type="string" office:string-value="kf_V_33">
            <text:p>kf_V_33</text:p>
          </table:table-cell>
          <table:table-cell office:value-type="float" office:value="565">
            <text:p>5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3">
            <text:p>33</text:p>
          </table:table-cell>
          <table:table-cell/>
          <table:table-cell table:formula="of:=CONCATENATE([.A238];&quot;:=eep_n_r(&quot;;[.H238];&quot;);&quot;)" office:value-type="string" office:string-value="kf_V_33:=eep_n_r(33);">
            <text:p>kf_V_33:=eep_n_r(33);</text:p>
          </table:table-cell>
          <table:table-cell table:formula="of:=CONCATENATE(&quot;Res:=eep_n_w(&quot;;[.H238];&quot;,&quot;;[.A238];&quot;);&quot;)" office:value-type="string" office:string-value="Res:=eep_n_w(33,kf_V_33);">
            <text:p>Res:=eep_n_w(33,kf_V_33);</text:p>
          </table:table-cell>
          <table:table-cell table:formula="of:=IF([.E238]=1;CONCATENATE([.A238];&quot; smallint default '0',&quot;);&quot;&quot;)">
            <text:p/>
          </table:table-cell>
        </table:table-row>
        <table:table-row table:style-name="ro1">
          <table:table-cell table:formula="of:=CONCATENATE(&quot;kf_&quot;;[.A36])" office:value-type="string" office:string-value="kf_V_34">
            <text:p>kf_V_34</text:p>
          </table:table-cell>
          <table:table-cell office:value-type="float" office:value="566">
            <text:p>5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4">
            <text:p>34</text:p>
          </table:table-cell>
          <table:table-cell/>
          <table:table-cell table:formula="of:=CONCATENATE([.A239];&quot;:=eep_n_r(&quot;;[.H239];&quot;);&quot;)" office:value-type="string" office:string-value="kf_V_34:=eep_n_r(34);">
            <text:p>kf_V_34:=eep_n_r(34);</text:p>
          </table:table-cell>
          <table:table-cell table:formula="of:=CONCATENATE(&quot;Res:=eep_n_w(&quot;;[.H239];&quot;,&quot;;[.A239];&quot;);&quot;)" office:value-type="string" office:string-value="Res:=eep_n_w(34,kf_V_34);">
            <text:p>Res:=eep_n_w(34,kf_V_34);</text:p>
          </table:table-cell>
          <table:table-cell table:formula="of:=IF([.E239]=1;CONCATENATE([.A239];&quot; smallint default '0',&quot;);&quot;&quot;)">
            <text:p/>
          </table:table-cell>
        </table:table-row>
        <table:table-row table:style-name="ro1">
          <table:table-cell table:formula="of:=CONCATENATE(&quot;kf_&quot;;[.A37])" office:value-type="string" office:string-value="kf_V_35">
            <text:p>kf_V_35</text:p>
          </table:table-cell>
          <table:table-cell office:value-type="float" office:value="567">
            <text:p>5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5">
            <text:p>35</text:p>
          </table:table-cell>
          <table:table-cell/>
          <table:table-cell table:formula="of:=CONCATENATE([.A240];&quot;:=eep_n_r(&quot;;[.H240];&quot;);&quot;)" office:value-type="string" office:string-value="kf_V_35:=eep_n_r(35);">
            <text:p>kf_V_35:=eep_n_r(35);</text:p>
          </table:table-cell>
          <table:table-cell table:formula="of:=CONCATENATE(&quot;Res:=eep_n_w(&quot;;[.H240];&quot;,&quot;;[.A240];&quot;);&quot;)" office:value-type="string" office:string-value="Res:=eep_n_w(35,kf_V_35);">
            <text:p>Res:=eep_n_w(35,kf_V_35);</text:p>
          </table:table-cell>
          <table:table-cell table:formula="of:=IF([.E240]=1;CONCATENATE([.A240];&quot; smallint default '0',&quot;);&quot;&quot;)">
            <text:p/>
          </table:table-cell>
        </table:table-row>
        <table:table-row table:style-name="ro1">
          <table:table-cell table:formula="of:=CONCATENATE(&quot;kf_&quot;;[.A38])" office:value-type="string" office:string-value="kf_V_36">
            <text:p>kf_V_36</text:p>
          </table:table-cell>
          <table:table-cell office:value-type="float" office:value="568">
            <text:p>5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6">
            <text:p>36</text:p>
          </table:table-cell>
          <table:table-cell/>
          <table:table-cell table:formula="of:=CONCATENATE([.A241];&quot;:=eep_n_r(&quot;;[.H241];&quot;);&quot;)" office:value-type="string" office:string-value="kf_V_36:=eep_n_r(36);">
            <text:p>kf_V_36:=eep_n_r(36);</text:p>
          </table:table-cell>
          <table:table-cell table:formula="of:=CONCATENATE(&quot;Res:=eep_n_w(&quot;;[.H241];&quot;,&quot;;[.A241];&quot;);&quot;)" office:value-type="string" office:string-value="Res:=eep_n_w(36,kf_V_36);">
            <text:p>Res:=eep_n_w(36,kf_V_36);</text:p>
          </table:table-cell>
          <table:table-cell table:formula="of:=IF([.E241]=1;CONCATENATE([.A241];&quot; smallint default '0',&quot;);&quot;&quot;)">
            <text:p/>
          </table:table-cell>
        </table:table-row>
        <table:table-row table:style-name="ro1">
          <table:table-cell table:formula="of:=CONCATENATE(&quot;kf_&quot;;[.A39])" office:value-type="string" office:string-value="kf_V_37">
            <text:p>kf_V_37</text:p>
          </table:table-cell>
          <table:table-cell office:value-type="float" office:value="569">
            <text:p>5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7">
            <text:p>37</text:p>
          </table:table-cell>
          <table:table-cell/>
          <table:table-cell table:formula="of:=CONCATENATE([.A242];&quot;:=eep_n_r(&quot;;[.H242];&quot;);&quot;)" office:value-type="string" office:string-value="kf_V_37:=eep_n_r(37);">
            <text:p>kf_V_37:=eep_n_r(37);</text:p>
          </table:table-cell>
          <table:table-cell table:formula="of:=CONCATENATE(&quot;Res:=eep_n_w(&quot;;[.H242];&quot;,&quot;;[.A242];&quot;);&quot;)" office:value-type="string" office:string-value="Res:=eep_n_w(37,kf_V_37);">
            <text:p>Res:=eep_n_w(37,kf_V_37);</text:p>
          </table:table-cell>
          <table:table-cell table:formula="of:=IF([.E242]=1;CONCATENATE([.A242];&quot; smallint default '0',&quot;);&quot;&quot;)">
            <text:p/>
          </table:table-cell>
        </table:table-row>
        <table:table-row table:style-name="ro1">
          <table:table-cell table:formula="of:=CONCATENATE(&quot;kf_&quot;;[.A40])" office:value-type="string" office:string-value="kf_V_38">
            <text:p>kf_V_38</text:p>
          </table:table-cell>
          <table:table-cell office:value-type="float" office:value="570">
            <text:p>5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8">
            <text:p>38</text:p>
          </table:table-cell>
          <table:table-cell/>
          <table:table-cell table:formula="of:=CONCATENATE([.A243];&quot;:=eep_n_r(&quot;;[.H243];&quot;);&quot;)" office:value-type="string" office:string-value="kf_V_38:=eep_n_r(38);">
            <text:p>kf_V_38:=eep_n_r(38);</text:p>
          </table:table-cell>
          <table:table-cell table:formula="of:=CONCATENATE(&quot;Res:=eep_n_w(&quot;;[.H243];&quot;,&quot;;[.A243];&quot;);&quot;)" office:value-type="string" office:string-value="Res:=eep_n_w(38,kf_V_38);">
            <text:p>Res:=eep_n_w(38,kf_V_38);</text:p>
          </table:table-cell>
          <table:table-cell table:formula="of:=IF([.E243]=1;CONCATENATE([.A243];&quot; smallint default '0',&quot;);&quot;&quot;)">
            <text:p/>
          </table:table-cell>
        </table:table-row>
        <table:table-row table:style-name="ro1">
          <table:table-cell table:formula="of:=CONCATENATE(&quot;kf_&quot;;[.A41])" office:value-type="string" office:string-value="kf_V_39">
            <text:p>kf_V_39</text:p>
          </table:table-cell>
          <table:table-cell office:value-type="float" office:value="571">
            <text:p>5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9">
            <text:p>39</text:p>
          </table:table-cell>
          <table:table-cell/>
          <table:table-cell table:formula="of:=CONCATENATE([.A244];&quot;:=eep_n_r(&quot;;[.H244];&quot;);&quot;)" office:value-type="string" office:string-value="kf_V_39:=eep_n_r(39);">
            <text:p>kf_V_39:=eep_n_r(39);</text:p>
          </table:table-cell>
          <table:table-cell table:formula="of:=CONCATENATE(&quot;Res:=eep_n_w(&quot;;[.H244];&quot;,&quot;;[.A244];&quot;);&quot;)" office:value-type="string" office:string-value="Res:=eep_n_w(39,kf_V_39);">
            <text:p>Res:=eep_n_w(39,kf_V_39);</text:p>
          </table:table-cell>
          <table:table-cell table:formula="of:=IF([.E244]=1;CONCATENATE([.A244];&quot; smallint default '0',&quot;);&quot;&quot;)">
            <text:p/>
          </table:table-cell>
        </table:table-row>
        <table:table-row table:style-name="ro1">
          <table:table-cell table:formula="of:=CONCATENATE(&quot;kf_&quot;;[.A42])" office:value-type="string" office:string-value="kf_V_40">
            <text:p>kf_V_40</text:p>
          </table:table-cell>
          <table:table-cell office:value-type="float" office:value="572">
            <text:p>57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0">
            <text:p>40</text:p>
          </table:table-cell>
          <table:table-cell/>
          <table:table-cell table:formula="of:=CONCATENATE([.A245];&quot;:=eep_n_r(&quot;;[.H245];&quot;);&quot;)" office:value-type="string" office:string-value="kf_V_40:=eep_n_r(40);">
            <text:p>kf_V_40:=eep_n_r(40);</text:p>
          </table:table-cell>
          <table:table-cell table:formula="of:=CONCATENATE(&quot;Res:=eep_n_w(&quot;;[.H245];&quot;,&quot;;[.A245];&quot;);&quot;)" office:value-type="string" office:string-value="Res:=eep_n_w(40,kf_V_40);">
            <text:p>Res:=eep_n_w(40,kf_V_40);</text:p>
          </table:table-cell>
          <table:table-cell table:formula="of:=IF([.E245]=1;CONCATENATE([.A245];&quot; smallint default '0',&quot;);&quot;&quot;)">
            <text:p/>
          </table:table-cell>
        </table:table-row>
        <table:table-row table:style-name="ro1">
          <table:table-cell table:formula="of:=CONCATENATE(&quot;kf_&quot;;[.A43])" office:value-type="string" office:string-value="kf_V_41">
            <text:p>kf_V_41</text:p>
          </table:table-cell>
          <table:table-cell office:value-type="float" office:value="573">
            <text:p>57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1">
            <text:p>41</text:p>
          </table:table-cell>
          <table:table-cell/>
          <table:table-cell table:formula="of:=CONCATENATE([.A246];&quot;:=eep_n_r(&quot;;[.H246];&quot;);&quot;)" office:value-type="string" office:string-value="kf_V_41:=eep_n_r(41);">
            <text:p>kf_V_41:=eep_n_r(41);</text:p>
          </table:table-cell>
          <table:table-cell table:formula="of:=CONCATENATE(&quot;Res:=eep_n_w(&quot;;[.H246];&quot;,&quot;;[.A246];&quot;);&quot;)" office:value-type="string" office:string-value="Res:=eep_n_w(41,kf_V_41);">
            <text:p>Res:=eep_n_w(41,kf_V_41);</text:p>
          </table:table-cell>
          <table:table-cell table:formula="of:=IF([.E246]=1;CONCATENATE([.A246];&quot; smallint default '0',&quot;);&quot;&quot;)">
            <text:p/>
          </table:table-cell>
        </table:table-row>
        <table:table-row table:style-name="ro1">
          <table:table-cell table:formula="of:=CONCATENATE(&quot;kf_&quot;;[.A44])" office:value-type="string" office:string-value="kf_V_42">
            <text:p>kf_V_42</text:p>
          </table:table-cell>
          <table:table-cell office:value-type="float" office:value="574">
            <text:p>57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2">
            <text:p>42</text:p>
          </table:table-cell>
          <table:table-cell/>
          <table:table-cell table:formula="of:=CONCATENATE([.A247];&quot;:=eep_n_r(&quot;;[.H247];&quot;);&quot;)" office:value-type="string" office:string-value="kf_V_42:=eep_n_r(42);">
            <text:p>kf_V_42:=eep_n_r(42);</text:p>
          </table:table-cell>
          <table:table-cell table:formula="of:=CONCATENATE(&quot;Res:=eep_n_w(&quot;;[.H247];&quot;,&quot;;[.A247];&quot;);&quot;)" office:value-type="string" office:string-value="Res:=eep_n_w(42,kf_V_42);">
            <text:p>Res:=eep_n_w(42,kf_V_42);</text:p>
          </table:table-cell>
          <table:table-cell table:formula="of:=IF([.E247]=1;CONCATENATE([.A247];&quot; smallint default '0',&quot;);&quot;&quot;)">
            <text:p/>
          </table:table-cell>
        </table:table-row>
        <table:table-row table:style-name="ro1">
          <table:table-cell table:formula="of:=CONCATENATE(&quot;kf_&quot;;[.A45])" office:value-type="string" office:string-value="kf_V_43">
            <text:p>kf_V_43</text:p>
          </table:table-cell>
          <table:table-cell office:value-type="float" office:value="575">
            <text:p>57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3">
            <text:p>43</text:p>
          </table:table-cell>
          <table:table-cell/>
          <table:table-cell table:formula="of:=CONCATENATE([.A248];&quot;:=eep_n_r(&quot;;[.H248];&quot;);&quot;)" office:value-type="string" office:string-value="kf_V_43:=eep_n_r(43);">
            <text:p>kf_V_43:=eep_n_r(43);</text:p>
          </table:table-cell>
          <table:table-cell table:formula="of:=CONCATENATE(&quot;Res:=eep_n_w(&quot;;[.H248];&quot;,&quot;;[.A248];&quot;);&quot;)" office:value-type="string" office:string-value="Res:=eep_n_w(43,kf_V_43);">
            <text:p>Res:=eep_n_w(43,kf_V_43);</text:p>
          </table:table-cell>
          <table:table-cell table:formula="of:=IF([.E248]=1;CONCATENATE([.A248];&quot; smallint default '0',&quot;);&quot;&quot;)">
            <text:p/>
          </table:table-cell>
        </table:table-row>
        <table:table-row table:style-name="ro1">
          <table:table-cell table:formula="of:=CONCATENATE(&quot;kf_&quot;;[.A46])" office:value-type="string" office:string-value="kf_V_44">
            <text:p>kf_V_44</text:p>
          </table:table-cell>
          <table:table-cell office:value-type="float" office:value="576">
            <text:p>57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4">
            <text:p>44</text:p>
          </table:table-cell>
          <table:table-cell/>
          <table:table-cell table:formula="of:=CONCATENATE([.A249];&quot;:=eep_n_r(&quot;;[.H249];&quot;);&quot;)" office:value-type="string" office:string-value="kf_V_44:=eep_n_r(44);">
            <text:p>kf_V_44:=eep_n_r(44);</text:p>
          </table:table-cell>
          <table:table-cell table:formula="of:=CONCATENATE(&quot;Res:=eep_n_w(&quot;;[.H249];&quot;,&quot;;[.A249];&quot;);&quot;)" office:value-type="string" office:string-value="Res:=eep_n_w(44,kf_V_44);">
            <text:p>Res:=eep_n_w(44,kf_V_44);</text:p>
          </table:table-cell>
          <table:table-cell table:formula="of:=IF([.E249]=1;CONCATENATE([.A249];&quot; smallint default '0',&quot;);&quot;&quot;)">
            <text:p/>
          </table:table-cell>
        </table:table-row>
        <table:table-row table:style-name="ro1">
          <table:table-cell table:formula="of:=CONCATENATE(&quot;kf_&quot;;[.A47])" office:value-type="string" office:string-value="kf_V_45">
            <text:p>kf_V_45</text:p>
          </table:table-cell>
          <table:table-cell office:value-type="float" office:value="577">
            <text:p>57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5">
            <text:p>45</text:p>
          </table:table-cell>
          <table:table-cell/>
          <table:table-cell table:formula="of:=CONCATENATE([.A250];&quot;:=eep_n_r(&quot;;[.H250];&quot;);&quot;)" office:value-type="string" office:string-value="kf_V_45:=eep_n_r(45);">
            <text:p>kf_V_45:=eep_n_r(45);</text:p>
          </table:table-cell>
          <table:table-cell table:formula="of:=CONCATENATE(&quot;Res:=eep_n_w(&quot;;[.H250];&quot;,&quot;;[.A250];&quot;);&quot;)" office:value-type="string" office:string-value="Res:=eep_n_w(45,kf_V_45);">
            <text:p>Res:=eep_n_w(45,kf_V_45);</text:p>
          </table:table-cell>
          <table:table-cell table:formula="of:=IF([.E250]=1;CONCATENATE([.A250];&quot; smallint default '0',&quot;);&quot;&quot;)">
            <text:p/>
          </table:table-cell>
        </table:table-row>
        <table:table-row table:style-name="ro1">
          <table:table-cell table:formula="of:=CONCATENATE(&quot;kf_&quot;;[.A48])" office:value-type="string" office:string-value="kf_V_46">
            <text:p>kf_V_46</text:p>
          </table:table-cell>
          <table:table-cell office:value-type="float" office:value="578">
            <text:p>5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6">
            <text:p>46</text:p>
          </table:table-cell>
          <table:table-cell/>
          <table:table-cell table:formula="of:=CONCATENATE([.A251];&quot;:=eep_n_r(&quot;;[.H251];&quot;);&quot;)" office:value-type="string" office:string-value="kf_V_46:=eep_n_r(46);">
            <text:p>kf_V_46:=eep_n_r(46);</text:p>
          </table:table-cell>
          <table:table-cell table:formula="of:=CONCATENATE(&quot;Res:=eep_n_w(&quot;;[.H251];&quot;,&quot;;[.A251];&quot;);&quot;)" office:value-type="string" office:string-value="Res:=eep_n_w(46,kf_V_46);">
            <text:p>Res:=eep_n_w(46,kf_V_46);</text:p>
          </table:table-cell>
          <table:table-cell table:formula="of:=IF([.E251]=1;CONCATENATE([.A251];&quot; smallint default '0',&quot;);&quot;&quot;)">
            <text:p/>
          </table:table-cell>
        </table:table-row>
        <table:table-row table:style-name="ro1">
          <table:table-cell table:formula="of:=CONCATENATE(&quot;kf_&quot;;[.A49])" office:value-type="string" office:string-value="kf_V_47">
            <text:p>kf_V_47</text:p>
          </table:table-cell>
          <table:table-cell office:value-type="float" office:value="579">
            <text:p>5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7">
            <text:p>47</text:p>
          </table:table-cell>
          <table:table-cell/>
          <table:table-cell table:formula="of:=CONCATENATE([.A252];&quot;:=eep_n_r(&quot;;[.H252];&quot;);&quot;)" office:value-type="string" office:string-value="kf_V_47:=eep_n_r(47);">
            <text:p>kf_V_47:=eep_n_r(47);</text:p>
          </table:table-cell>
          <table:table-cell table:formula="of:=CONCATENATE(&quot;Res:=eep_n_w(&quot;;[.H252];&quot;,&quot;;[.A252];&quot;);&quot;)" office:value-type="string" office:string-value="Res:=eep_n_w(47,kf_V_47);">
            <text:p>Res:=eep_n_w(47,kf_V_47);</text:p>
          </table:table-cell>
          <table:table-cell table:formula="of:=IF([.E252]=1;CONCATENATE([.A252];&quot; smallint default '0',&quot;);&quot;&quot;)">
            <text:p/>
          </table:table-cell>
        </table:table-row>
        <table:table-row table:style-name="ro1">
          <table:table-cell table:formula="of:=CONCATENATE(&quot;kf_&quot;;[.A50])" office:value-type="string" office:string-value="kf_V_48">
            <text:p>kf_V_48</text:p>
          </table:table-cell>
          <table:table-cell office:value-type="float" office:value="580">
            <text:p>5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8">
            <text:p>48</text:p>
          </table:table-cell>
          <table:table-cell/>
          <table:table-cell table:formula="of:=CONCATENATE([.A253];&quot;:=eep_n_r(&quot;;[.H253];&quot;);&quot;)" office:value-type="string" office:string-value="kf_V_48:=eep_n_r(48);">
            <text:p>kf_V_48:=eep_n_r(48);</text:p>
          </table:table-cell>
          <table:table-cell table:formula="of:=CONCATENATE(&quot;Res:=eep_n_w(&quot;;[.H253];&quot;,&quot;;[.A253];&quot;);&quot;)" office:value-type="string" office:string-value="Res:=eep_n_w(48,kf_V_48);">
            <text:p>Res:=eep_n_w(48,kf_V_48);</text:p>
          </table:table-cell>
          <table:table-cell table:formula="of:=IF([.E253]=1;CONCATENATE([.A253];&quot; smallint default '0',&quot;);&quot;&quot;)">
            <text:p/>
          </table:table-cell>
        </table:table-row>
        <table:table-row table:style-name="ro1">
          <table:table-cell table:formula="of:=CONCATENATE(&quot;kf_&quot;;[.A51])" office:value-type="string" office:string-value="kf_V_49">
            <text:p>kf_V_49</text:p>
          </table:table-cell>
          <table:table-cell office:value-type="float" office:value="581">
            <text:p>5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9">
            <text:p>49</text:p>
          </table:table-cell>
          <table:table-cell/>
          <table:table-cell table:formula="of:=CONCATENATE([.A254];&quot;:=eep_n_r(&quot;;[.H254];&quot;);&quot;)" office:value-type="string" office:string-value="kf_V_49:=eep_n_r(49);">
            <text:p>kf_V_49:=eep_n_r(49);</text:p>
          </table:table-cell>
          <table:table-cell table:formula="of:=CONCATENATE(&quot;Res:=eep_n_w(&quot;;[.H254];&quot;,&quot;;[.A254];&quot;);&quot;)" office:value-type="string" office:string-value="Res:=eep_n_w(49,kf_V_49);">
            <text:p>Res:=eep_n_w(49,kf_V_49);</text:p>
          </table:table-cell>
          <table:table-cell table:formula="of:=IF([.E254]=1;CONCATENATE([.A254];&quot; smallint default '0',&quot;);&quot;&quot;)">
            <text:p/>
          </table:table-cell>
        </table:table-row>
        <table:table-row table:style-name="ro1">
          <table:table-cell table:formula="of:=CONCATENATE(&quot;kf_&quot;;[.A52])" office:value-type="string" office:string-value="kf_V_50">
            <text:p>kf_V_50</text:p>
          </table:table-cell>
          <table:table-cell office:value-type="float" office:value="582">
            <text:p>5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50">
            <text:p>50</text:p>
          </table:table-cell>
          <table:table-cell/>
          <table:table-cell table:formula="of:=CONCATENATE([.A255];&quot;:=eep_n_r(&quot;;[.H255];&quot;);&quot;)" office:value-type="string" office:string-value="kf_V_50:=eep_n_r(50);">
            <text:p>kf_V_50:=eep_n_r(50);</text:p>
          </table:table-cell>
          <table:table-cell table:formula="of:=CONCATENATE(&quot;Res:=eep_n_w(&quot;;[.H255];&quot;,&quot;;[.A255];&quot;);&quot;)" office:value-type="string" office:string-value="Res:=eep_n_w(50,kf_V_50);">
            <text:p>Res:=eep_n_w(50,kf_V_50);</text:p>
          </table:table-cell>
          <table:table-cell table:formula="of:=IF([.E255]=1;CONCATENATE([.A255];&quot; smallint default '0',&quot;);&quot;&quot;)">
            <text:p/>
          </table:table-cell>
        </table:table-row>
        <table:table-row table:style-name="ro1">
          <table:table-cell table:formula="of:=CONCATENATE(&quot;kf_&quot;;[.A53])" office:value-type="string" office:string-value="kf_V_51">
            <text:p>kf_V_51</text:p>
          </table:table-cell>
          <table:table-cell office:value-type="float" office:value="583">
            <text:p>5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51">
            <text:p>51</text:p>
          </table:table-cell>
          <table:table-cell/>
          <table:table-cell table:formula="of:=CONCATENATE([.A256];&quot;:=eep_n_r(&quot;;[.H256];&quot;);&quot;)" office:value-type="string" office:string-value="kf_V_51:=eep_n_r(51);">
            <text:p>kf_V_51:=eep_n_r(51);</text:p>
          </table:table-cell>
          <table:table-cell table:formula="of:=CONCATENATE(&quot;Res:=eep_n_w(&quot;;[.H256];&quot;,&quot;;[.A256];&quot;);&quot;)" office:value-type="string" office:string-value="Res:=eep_n_w(51,kf_V_51);">
            <text:p>Res:=eep_n_w(51,kf_V_51);</text:p>
          </table:table-cell>
          <table:table-cell table:formula="of:=IF([.E256]=1;CONCATENATE([.A256];&quot; smallint default '0',&quot;);&quot;&quot;)">
            <text:p/>
          </table:table-cell>
        </table:table-row>
        <table:table-row table:style-name="ro1">
          <table:table-cell table:formula="of:=CONCATENATE(&quot;kf_&quot;;[.A54])" office:value-type="string" office:string-value="kf_V_52">
            <text:p>kf_V_52</text:p>
          </table:table-cell>
          <table:table-cell office:value-type="float" office:value="584">
            <text:p>5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52">
            <text:p>52</text:p>
          </table:table-cell>
          <table:table-cell/>
          <table:table-cell table:formula="of:=CONCATENATE([.A257];&quot;:=eep_n_r(&quot;;[.H257];&quot;);&quot;)" office:value-type="string" office:string-value="kf_V_52:=eep_n_r(52);">
            <text:p>kf_V_52:=eep_n_r(52);</text:p>
          </table:table-cell>
          <table:table-cell table:formula="of:=CONCATENATE(&quot;Res:=eep_n_w(&quot;;[.H257];&quot;,&quot;;[.A257];&quot;);&quot;)" office:value-type="string" office:string-value="Res:=eep_n_w(52,kf_V_52);">
            <text:p>Res:=eep_n_w(52,kf_V_52);</text:p>
          </table:table-cell>
          <table:table-cell table:formula="of:=IF([.E257]=1;CONCATENATE([.A257];&quot; smallint default '0',&quot;);&quot;&quot;)">
            <text:p/>
          </table:table-cell>
        </table:table-row>
        <table:table-row table:style-name="ro1">
          <table:table-cell table:formula="of:=CONCATENATE(&quot;kf_&quot;;[.A55])" office:value-type="string" office:string-value="kf_V_53">
            <text:p>kf_V_53</text:p>
          </table:table-cell>
          <table:table-cell office:value-type="float" office:value="585">
            <text:p>5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53">
            <text:p>53</text:p>
          </table:table-cell>
          <table:table-cell/>
          <table:table-cell table:formula="of:=CONCATENATE([.A258];&quot;:=eep_n_r(&quot;;[.H258];&quot;);&quot;)" office:value-type="string" office:string-value="kf_V_53:=eep_n_r(53);">
            <text:p>kf_V_53:=eep_n_r(53);</text:p>
          </table:table-cell>
          <table:table-cell table:formula="of:=CONCATENATE(&quot;Res:=eep_n_w(&quot;;[.H258];&quot;,&quot;;[.A258];&quot;);&quot;)" office:value-type="string" office:string-value="Res:=eep_n_w(53,kf_V_53);">
            <text:p>Res:=eep_n_w(53,kf_V_53);</text:p>
          </table:table-cell>
          <table:table-cell table:formula="of:=IF([.E258]=1;CONCATENATE([.A258];&quot; smallint default '0',&quot;);&quot;&quot;)">
            <text:p/>
          </table:table-cell>
        </table:table-row>
        <table:table-row table:style-name="ro1">
          <table:table-cell table:formula="of:=CONCATENATE(&quot;kf_&quot;;[.A56])" office:value-type="string" office:string-value="kf_V_54">
            <text:p>kf_V_54</text:p>
          </table:table-cell>
          <table:table-cell office:value-type="float" office:value="586">
            <text:p>5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54">
            <text:p>54</text:p>
          </table:table-cell>
          <table:table-cell/>
          <table:table-cell table:formula="of:=CONCATENATE([.A259];&quot;:=eep_n_r(&quot;;[.H259];&quot;);&quot;)" office:value-type="string" office:string-value="kf_V_54:=eep_n_r(54);">
            <text:p>kf_V_54:=eep_n_r(54);</text:p>
          </table:table-cell>
          <table:table-cell table:formula="of:=CONCATENATE(&quot;Res:=eep_n_w(&quot;;[.H259];&quot;,&quot;;[.A259];&quot;);&quot;)" office:value-type="string" office:string-value="Res:=eep_n_w(54,kf_V_54);">
            <text:p>Res:=eep_n_w(54,kf_V_54);</text:p>
          </table:table-cell>
          <table:table-cell table:formula="of:=IF([.E259]=1;CONCATENATE([.A259];&quot; smallint default '0',&quot;);&quot;&quot;)">
            <text:p/>
          </table:table-cell>
        </table:table-row>
        <table:table-row table:style-name="ro1">
          <table:table-cell office:value-type="string">
            <text:p>Kp_01</text:p>
          </table:table-cell>
          <table:table-cell office:value-type="float" office:value="587">
            <text:p>5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55">
            <text:p>55</text:p>
          </table:table-cell>
          <table:table-cell/>
          <table:table-cell table:formula="of:=CONCATENATE([.A260];&quot;:=INT_REAL(eep_n_r(&quot;;[.H260];&quot;));&quot;)" office:value-type="string" office:string-value="Kp_01:=INT_REAL(eep_n_r(55));">
            <text:p>Kp_01:=INT_REAL(eep_n_r(55));</text:p>
          </table:table-cell>
          <table:table-cell table:formula="of:=CONCATENATE(&quot;Res:=eep_n_w(&quot;;[.H260];&quot;,REAL_INT(&quot;;[.A260];&quot;));&quot;)" office:value-type="string" office:string-value="Res:=eep_n_w(55,REAL_INT(Kp_01));">
            <text:p>Res:=eep_n_w(55,REAL_INT(Kp_01));</text:p>
          </table:table-cell>
          <table:table-cell table:formula="of:=IF([.E260]=1;CONCATENATE([.A260];&quot; smallint default '0',&quot;);&quot;&quot;)">
            <text:p/>
          </table:table-cell>
        </table:table-row>
        <table:table-row table:style-name="ro1">
          <table:table-cell office:value-type="string">
            <text:p>Kp_02</text:p>
          </table:table-cell>
          <table:table-cell office:value-type="float" office:value="589">
            <text:p>5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56">
            <text:p>56</text:p>
          </table:table-cell>
          <table:table-cell/>
          <table:table-cell table:formula="of:=CONCATENATE([.A261];&quot;:=INT_REAL(eep_n_r(&quot;;[.H261];&quot;));&quot;)" office:value-type="string" office:string-value="Kp_02:=INT_REAL(eep_n_r(56));">
            <text:p>Kp_02:=INT_REAL(eep_n_r(56));</text:p>
          </table:table-cell>
          <table:table-cell table:formula="of:=CONCATENATE(&quot;Res:=eep_n_w(&quot;;[.H261];&quot;,REAL_INT(&quot;;[.A261];&quot;));&quot;)" office:value-type="string" office:string-value="Res:=eep_n_w(56,REAL_INT(Kp_02));">
            <text:p>Res:=eep_n_w(56,REAL_INT(Kp_02));</text:p>
          </table:table-cell>
          <table:table-cell table:formula="of:=IF([.E261]=1;CONCATENATE([.A261];&quot; smallint default '0',&quot;);&quot;&quot;)">
            <text:p/>
          </table:table-cell>
        </table:table-row>
        <table:table-row table:style-name="ro1">
          <table:table-cell office:value-type="string">
            <text:p>Kp_03</text:p>
          </table:table-cell>
          <table:table-cell office:value-type="float" office:value="591">
            <text:p>5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57">
            <text:p>57</text:p>
          </table:table-cell>
          <table:table-cell/>
          <table:table-cell table:formula="of:=CONCATENATE([.A262];&quot;:=INT_REAL(eep_n_r(&quot;;[.H262];&quot;));&quot;)" office:value-type="string" office:string-value="Kp_03:=INT_REAL(eep_n_r(57));">
            <text:p>Kp_03:=INT_REAL(eep_n_r(57));</text:p>
          </table:table-cell>
          <table:table-cell table:formula="of:=CONCATENATE(&quot;Res:=eep_n_w(&quot;;[.H262];&quot;,REAL_INT(&quot;;[.A262];&quot;));&quot;)" office:value-type="string" office:string-value="Res:=eep_n_w(57,REAL_INT(Kp_03));">
            <text:p>Res:=eep_n_w(57,REAL_INT(Kp_03));</text:p>
          </table:table-cell>
          <table:table-cell table:formula="of:=IF([.E262]=1;CONCATENATE([.A262];&quot; smallint default '0',&quot;);&quot;&quot;)">
            <text:p/>
          </table:table-cell>
        </table:table-row>
        <table:table-row table:style-name="ro1">
          <table:table-cell office:value-type="string">
            <text:p>Kp_04</text:p>
          </table:table-cell>
          <table:table-cell office:value-type="float" office:value="593">
            <text:p>5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58">
            <text:p>58</text:p>
          </table:table-cell>
          <table:table-cell/>
          <table:table-cell table:formula="of:=CONCATENATE([.A263];&quot;:=INT_REAL(eep_n_r(&quot;;[.H263];&quot;));&quot;)" office:value-type="string" office:string-value="Kp_04:=INT_REAL(eep_n_r(58));">
            <text:p>Kp_04:=INT_REAL(eep_n_r(58));</text:p>
          </table:table-cell>
          <table:table-cell table:formula="of:=CONCATENATE(&quot;Res:=eep_n_w(&quot;;[.H263];&quot;,REAL_INT(&quot;;[.A263];&quot;));&quot;)" office:value-type="string" office:string-value="Res:=eep_n_w(58,REAL_INT(Kp_04));">
            <text:p>Res:=eep_n_w(58,REAL_INT(Kp_04));</text:p>
          </table:table-cell>
          <table:table-cell table:formula="of:=IF([.E263]=1;CONCATENATE([.A263];&quot; smallint default '0',&quot;);&quot;&quot;)">
            <text:p/>
          </table:table-cell>
        </table:table-row>
        <table:table-row table:style-name="ro1">
          <table:table-cell office:value-type="string">
            <text:p>Kp_05</text:p>
          </table:table-cell>
          <table:table-cell office:value-type="float" office:value="595">
            <text:p>5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59">
            <text:p>59</text:p>
          </table:table-cell>
          <table:table-cell/>
          <table:table-cell table:formula="of:=CONCATENATE([.A264];&quot;:=INT_REAL(eep_n_r(&quot;;[.H264];&quot;));&quot;)" office:value-type="string" office:string-value="Kp_05:=INT_REAL(eep_n_r(59));">
            <text:p>Kp_05:=INT_REAL(eep_n_r(59));</text:p>
          </table:table-cell>
          <table:table-cell table:formula="of:=CONCATENATE(&quot;Res:=eep_n_w(&quot;;[.H264];&quot;,REAL_INT(&quot;;[.A264];&quot;));&quot;)" office:value-type="string" office:string-value="Res:=eep_n_w(59,REAL_INT(Kp_05));">
            <text:p>Res:=eep_n_w(59,REAL_INT(Kp_05));</text:p>
          </table:table-cell>
          <table:table-cell table:formula="of:=IF([.E264]=1;CONCATENATE([.A264];&quot; smallint default '0',&quot;);&quot;&quot;)">
            <text:p/>
          </table:table-cell>
        </table:table-row>
        <table:table-row table:style-name="ro1">
          <table:table-cell office:value-type="string">
            <text:p>Kp_06</text:p>
          </table:table-cell>
          <table:table-cell office:value-type="float" office:value="597">
            <text:p>5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60">
            <text:p>60</text:p>
          </table:table-cell>
          <table:table-cell/>
          <table:table-cell table:formula="of:=CONCATENATE([.A265];&quot;:=INT_REAL(eep_n_r(&quot;;[.H265];&quot;));&quot;)" office:value-type="string" office:string-value="Kp_06:=INT_REAL(eep_n_r(60));">
            <text:p>Kp_06:=INT_REAL(eep_n_r(60));</text:p>
          </table:table-cell>
          <table:table-cell table:formula="of:=CONCATENATE(&quot;Res:=eep_n_w(&quot;;[.H265];&quot;,REAL_INT(&quot;;[.A265];&quot;));&quot;)" office:value-type="string" office:string-value="Res:=eep_n_w(60,REAL_INT(Kp_06));">
            <text:p>Res:=eep_n_w(60,REAL_INT(Kp_06));</text:p>
          </table:table-cell>
          <table:table-cell table:formula="of:=IF([.E265]=1;CONCATENATE([.A265];&quot; smallint default '0',&quot;);&quot;&quot;)">
            <text:p/>
          </table:table-cell>
        </table:table-row>
        <table:table-row table:style-name="ro1">
          <table:table-cell office:value-type="string">
            <text:p>Kp_07</text:p>
          </table:table-cell>
          <table:table-cell office:value-type="float" office:value="599">
            <text:p>5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61">
            <text:p>61</text:p>
          </table:table-cell>
          <table:table-cell/>
          <table:table-cell table:formula="of:=CONCATENATE([.A266];&quot;:=INT_REAL(eep_n_r(&quot;;[.H266];&quot;));&quot;)" office:value-type="string" office:string-value="Kp_07:=INT_REAL(eep_n_r(61));">
            <text:p>Kp_07:=INT_REAL(eep_n_r(61));</text:p>
          </table:table-cell>
          <table:table-cell table:formula="of:=CONCATENATE(&quot;Res:=eep_n_w(&quot;;[.H266];&quot;,REAL_INT(&quot;;[.A266];&quot;));&quot;)" office:value-type="string" office:string-value="Res:=eep_n_w(61,REAL_INT(Kp_07));">
            <text:p>Res:=eep_n_w(61,REAL_INT(Kp_07));</text:p>
          </table:table-cell>
          <table:table-cell table:formula="of:=IF([.E266]=1;CONCATENATE([.A266];&quot; smallint default '0',&quot;);&quot;&quot;)">
            <text:p/>
          </table:table-cell>
        </table:table-row>
        <table:table-row table:style-name="ro1">
          <table:table-cell office:value-type="string">
            <text:p>Kp_08</text:p>
          </table:table-cell>
          <table:table-cell office:value-type="float" office:value="601">
            <text:p>6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62">
            <text:p>62</text:p>
          </table:table-cell>
          <table:table-cell/>
          <table:table-cell table:formula="of:=CONCATENATE([.A267];&quot;:=INT_REAL(eep_n_r(&quot;;[.H267];&quot;));&quot;)" office:value-type="string" office:string-value="Kp_08:=INT_REAL(eep_n_r(62));">
            <text:p>Kp_08:=INT_REAL(eep_n_r(62));</text:p>
          </table:table-cell>
          <table:table-cell table:formula="of:=CONCATENATE(&quot;Res:=eep_n_w(&quot;;[.H267];&quot;,REAL_INT(&quot;;[.A267];&quot;));&quot;)" office:value-type="string" office:string-value="Res:=eep_n_w(62,REAL_INT(Kp_08));">
            <text:p>Res:=eep_n_w(62,REAL_INT(Kp_08));</text:p>
          </table:table-cell>
          <table:table-cell table:formula="of:=IF([.E267]=1;CONCATENATE([.A267];&quot; smallint default '0',&quot;);&quot;&quot;)">
            <text:p/>
          </table:table-cell>
        </table:table-row>
        <table:table-row table:style-name="ro1">
          <table:table-cell office:value-type="string">
            <text:p>Kp_09</text:p>
          </table:table-cell>
          <table:table-cell office:value-type="float" office:value="603">
            <text:p>6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63">
            <text:p>63</text:p>
          </table:table-cell>
          <table:table-cell/>
          <table:table-cell table:formula="of:=CONCATENATE([.A268];&quot;:=INT_REAL(eep_n_r(&quot;;[.H268];&quot;));&quot;)" office:value-type="string" office:string-value="Kp_09:=INT_REAL(eep_n_r(63));">
            <text:p>Kp_09:=INT_REAL(eep_n_r(63));</text:p>
          </table:table-cell>
          <table:table-cell table:formula="of:=CONCATENATE(&quot;Res:=eep_n_w(&quot;;[.H268];&quot;,REAL_INT(&quot;;[.A268];&quot;));&quot;)" office:value-type="string" office:string-value="Res:=eep_n_w(63,REAL_INT(Kp_09));">
            <text:p>Res:=eep_n_w(63,REAL_INT(Kp_09));</text:p>
          </table:table-cell>
          <table:table-cell table:formula="of:=IF([.E268]=1;CONCATENATE([.A268];&quot; smallint default '0',&quot;);&quot;&quot;)">
            <text:p/>
          </table:table-cell>
        </table:table-row>
        <table:table-row table:style-name="ro1">
          <table:table-cell office:value-type="string">
            <text:p>Kp_10</text:p>
          </table:table-cell>
          <table:table-cell office:value-type="float" office:value="605">
            <text:p>6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64">
            <text:p>64</text:p>
          </table:table-cell>
          <table:table-cell/>
          <table:table-cell table:formula="of:=CONCATENATE([.A269];&quot;:=INT_REAL(eep_n_r(&quot;;[.H269];&quot;));&quot;)" office:value-type="string" office:string-value="Kp_10:=INT_REAL(eep_n_r(64));">
            <text:p>Kp_10:=INT_REAL(eep_n_r(64));</text:p>
          </table:table-cell>
          <table:table-cell table:formula="of:=CONCATENATE(&quot;Res:=eep_n_w(&quot;;[.H269];&quot;,REAL_INT(&quot;;[.A269];&quot;));&quot;)" office:value-type="string" office:string-value="Res:=eep_n_w(64,REAL_INT(Kp_10));">
            <text:p>Res:=eep_n_w(64,REAL_INT(Kp_10));</text:p>
          </table:table-cell>
          <table:table-cell table:formula="of:=IF([.E269]=1;CONCATENATE([.A269];&quot; smallint default '0',&quot;);&quot;&quot;)">
            <text:p/>
          </table:table-cell>
        </table:table-row>
        <table:table-row table:style-name="ro1">
          <table:table-cell office:value-type="string">
            <text:p>Kp_11</text:p>
          </table:table-cell>
          <table:table-cell office:value-type="float" office:value="607">
            <text:p>6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65">
            <text:p>65</text:p>
          </table:table-cell>
          <table:table-cell/>
          <table:table-cell table:formula="of:=CONCATENATE([.A270];&quot;:=INT_REAL(eep_n_r(&quot;;[.H270];&quot;));&quot;)" office:value-type="string" office:string-value="Kp_11:=INT_REAL(eep_n_r(65));">
            <text:p>Kp_11:=INT_REAL(eep_n_r(65));</text:p>
          </table:table-cell>
          <table:table-cell table:formula="of:=CONCATENATE(&quot;Res:=eep_n_w(&quot;;[.H270];&quot;,REAL_INT(&quot;;[.A270];&quot;));&quot;)" office:value-type="string" office:string-value="Res:=eep_n_w(65,REAL_INT(Kp_11));">
            <text:p>Res:=eep_n_w(65,REAL_INT(Kp_11));</text:p>
          </table:table-cell>
          <table:table-cell table:formula="of:=IF([.E270]=1;CONCATENATE([.A270];&quot; smallint default '0',&quot;);&quot;&quot;)">
            <text:p/>
          </table:table-cell>
        </table:table-row>
        <table:table-row table:style-name="ro1">
          <table:table-cell office:value-type="string">
            <text:p>Kp_12</text:p>
          </table:table-cell>
          <table:table-cell office:value-type="float" office:value="609">
            <text:p>6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66">
            <text:p>66</text:p>
          </table:table-cell>
          <table:table-cell/>
          <table:table-cell table:formula="of:=CONCATENATE([.A271];&quot;:=INT_REAL(eep_n_r(&quot;;[.H271];&quot;));&quot;)" office:value-type="string" office:string-value="Kp_12:=INT_REAL(eep_n_r(66));">
            <text:p>Kp_12:=INT_REAL(eep_n_r(66));</text:p>
          </table:table-cell>
          <table:table-cell table:formula="of:=CONCATENATE(&quot;Res:=eep_n_w(&quot;;[.H271];&quot;,REAL_INT(&quot;;[.A271];&quot;));&quot;)" office:value-type="string" office:string-value="Res:=eep_n_w(66,REAL_INT(Kp_12));">
            <text:p>Res:=eep_n_w(66,REAL_INT(Kp_12));</text:p>
          </table:table-cell>
          <table:table-cell table:formula="of:=IF([.E271]=1;CONCATENATE([.A271];&quot; smallint default '0',&quot;);&quot;&quot;)">
            <text:p/>
          </table:table-cell>
        </table:table-row>
        <table:table-row table:style-name="ro1">
          <table:table-cell office:value-type="string">
            <text:p>Kp_13</text:p>
          </table:table-cell>
          <table:table-cell office:value-type="float" office:value="611">
            <text:p>6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67">
            <text:p>67</text:p>
          </table:table-cell>
          <table:table-cell/>
          <table:table-cell table:formula="of:=CONCATENATE([.A272];&quot;:=INT_REAL(eep_n_r(&quot;;[.H272];&quot;));&quot;)" office:value-type="string" office:string-value="Kp_13:=INT_REAL(eep_n_r(67));">
            <text:p>Kp_13:=INT_REAL(eep_n_r(67));</text:p>
          </table:table-cell>
          <table:table-cell table:formula="of:=CONCATENATE(&quot;Res:=eep_n_w(&quot;;[.H272];&quot;,REAL_INT(&quot;;[.A272];&quot;));&quot;)" office:value-type="string" office:string-value="Res:=eep_n_w(67,REAL_INT(Kp_13));">
            <text:p>Res:=eep_n_w(67,REAL_INT(Kp_13));</text:p>
          </table:table-cell>
          <table:table-cell table:formula="of:=IF([.E272]=1;CONCATENATE([.A272];&quot; smallint default '0',&quot;);&quot;&quot;)">
            <text:p/>
          </table:table-cell>
        </table:table-row>
        <table:table-row table:style-name="ro1">
          <table:table-cell office:value-type="string">
            <text:p>Kp_14</text:p>
          </table:table-cell>
          <table:table-cell office:value-type="float" office:value="613">
            <text:p>6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68">
            <text:p>68</text:p>
          </table:table-cell>
          <table:table-cell/>
          <table:table-cell table:formula="of:=CONCATENATE([.A273];&quot;:=INT_REAL(eep_n_r(&quot;;[.H273];&quot;));&quot;)" office:value-type="string" office:string-value="Kp_14:=INT_REAL(eep_n_r(68));">
            <text:p>Kp_14:=INT_REAL(eep_n_r(68));</text:p>
          </table:table-cell>
          <table:table-cell table:formula="of:=CONCATENATE(&quot;Res:=eep_n_w(&quot;;[.H273];&quot;,REAL_INT(&quot;;[.A273];&quot;));&quot;)" office:value-type="string" office:string-value="Res:=eep_n_w(68,REAL_INT(Kp_14));">
            <text:p>Res:=eep_n_w(68,REAL_INT(Kp_14));</text:p>
          </table:table-cell>
          <table:table-cell table:formula="of:=IF([.E273]=1;CONCATENATE([.A273];&quot; smallint default '0',&quot;);&quot;&quot;)">
            <text:p/>
          </table:table-cell>
        </table:table-row>
        <table:table-row table:style-name="ro1">
          <table:table-cell office:value-type="string">
            <text:p>Kp_15</text:p>
          </table:table-cell>
          <table:table-cell office:value-type="float" office:value="615">
            <text:p>6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69">
            <text:p>69</text:p>
          </table:table-cell>
          <table:table-cell/>
          <table:table-cell table:formula="of:=CONCATENATE([.A274];&quot;:=INT_REAL(eep_n_r(&quot;;[.H274];&quot;));&quot;)" office:value-type="string" office:string-value="Kp_15:=INT_REAL(eep_n_r(69));">
            <text:p>Kp_15:=INT_REAL(eep_n_r(69));</text:p>
          </table:table-cell>
          <table:table-cell table:formula="of:=CONCATENATE(&quot;Res:=eep_n_w(&quot;;[.H274];&quot;,REAL_INT(&quot;;[.A274];&quot;));&quot;)" office:value-type="string" office:string-value="Res:=eep_n_w(69,REAL_INT(Kp_15));">
            <text:p>Res:=eep_n_w(69,REAL_INT(Kp_15));</text:p>
          </table:table-cell>
          <table:table-cell table:formula="of:=IF([.E274]=1;CONCATENATE([.A274];&quot; smallint default '0',&quot;);&quot;&quot;)">
            <text:p/>
          </table:table-cell>
        </table:table-row>
        <table:table-row table:style-name="ro1">
          <table:table-cell office:value-type="string">
            <text:p>Kp_16</text:p>
          </table:table-cell>
          <table:table-cell office:value-type="float" office:value="617">
            <text:p>6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70">
            <text:p>70</text:p>
          </table:table-cell>
          <table:table-cell/>
          <table:table-cell table:formula="of:=CONCATENATE([.A275];&quot;:=INT_REAL(eep_n_r(&quot;;[.H275];&quot;));&quot;)" office:value-type="string" office:string-value="Kp_16:=INT_REAL(eep_n_r(70));">
            <text:p>Kp_16:=INT_REAL(eep_n_r(70));</text:p>
          </table:table-cell>
          <table:table-cell table:formula="of:=CONCATENATE(&quot;Res:=eep_n_w(&quot;;[.H275];&quot;,REAL_INT(&quot;;[.A275];&quot;));&quot;)" office:value-type="string" office:string-value="Res:=eep_n_w(70,REAL_INT(Kp_16));">
            <text:p>Res:=eep_n_w(70,REAL_INT(Kp_16));</text:p>
          </table:table-cell>
          <table:table-cell table:formula="of:=IF([.E275]=1;CONCATENATE([.A275];&quot; smallint default '0',&quot;);&quot;&quot;)">
            <text:p/>
          </table:table-cell>
        </table:table-row>
        <table:table-row table:style-name="ro1">
          <table:table-cell office:value-type="string">
            <text:p>Kp_17</text:p>
          </table:table-cell>
          <table:table-cell office:value-type="float" office:value="619">
            <text:p>6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71">
            <text:p>71</text:p>
          </table:table-cell>
          <table:table-cell/>
          <table:table-cell table:formula="of:=CONCATENATE([.A276];&quot;:=INT_REAL(eep_n_r(&quot;;[.H276];&quot;));&quot;)" office:value-type="string" office:string-value="Kp_17:=INT_REAL(eep_n_r(71));">
            <text:p>Kp_17:=INT_REAL(eep_n_r(71));</text:p>
          </table:table-cell>
          <table:table-cell table:formula="of:=CONCATENATE(&quot;Res:=eep_n_w(&quot;;[.H276];&quot;,REAL_INT(&quot;;[.A276];&quot;));&quot;)" office:value-type="string" office:string-value="Res:=eep_n_w(71,REAL_INT(Kp_17));">
            <text:p>Res:=eep_n_w(71,REAL_INT(Kp_17));</text:p>
          </table:table-cell>
          <table:table-cell table:formula="of:=IF([.E276]=1;CONCATENATE([.A276];&quot; smallint default '0',&quot;);&quot;&quot;)">
            <text:p/>
          </table:table-cell>
        </table:table-row>
        <table:table-row table:style-name="ro1">
          <table:table-cell office:value-type="string">
            <text:p>Kp_18</text:p>
          </table:table-cell>
          <table:table-cell office:value-type="float" office:value="621">
            <text:p>6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72">
            <text:p>72</text:p>
          </table:table-cell>
          <table:table-cell/>
          <table:table-cell table:formula="of:=CONCATENATE([.A277];&quot;:=INT_REAL(eep_n_r(&quot;;[.H277];&quot;));&quot;)" office:value-type="string" office:string-value="Kp_18:=INT_REAL(eep_n_r(72));">
            <text:p>Kp_18:=INT_REAL(eep_n_r(72));</text:p>
          </table:table-cell>
          <table:table-cell table:formula="of:=CONCATENATE(&quot;Res:=eep_n_w(&quot;;[.H277];&quot;,REAL_INT(&quot;;[.A277];&quot;));&quot;)" office:value-type="string" office:string-value="Res:=eep_n_w(72,REAL_INT(Kp_18));">
            <text:p>Res:=eep_n_w(72,REAL_INT(Kp_18));</text:p>
          </table:table-cell>
          <table:table-cell table:formula="of:=IF([.E277]=1;CONCATENATE([.A277];&quot; smallint default '0',&quot;);&quot;&quot;)">
            <text:p/>
          </table:table-cell>
        </table:table-row>
        <table:table-row table:style-name="ro1">
          <table:table-cell office:value-type="string">
            <text:p>Kp_19</text:p>
          </table:table-cell>
          <table:table-cell office:value-type="float" office:value="623">
            <text:p>6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73">
            <text:p>73</text:p>
          </table:table-cell>
          <table:table-cell/>
          <table:table-cell table:formula="of:=CONCATENATE([.A278];&quot;:=INT_REAL(eep_n_r(&quot;;[.H278];&quot;));&quot;)" office:value-type="string" office:string-value="Kp_19:=INT_REAL(eep_n_r(73));">
            <text:p>Kp_19:=INT_REAL(eep_n_r(73));</text:p>
          </table:table-cell>
          <table:table-cell table:formula="of:=CONCATENATE(&quot;Res:=eep_n_w(&quot;;[.H278];&quot;,REAL_INT(&quot;;[.A278];&quot;));&quot;)" office:value-type="string" office:string-value="Res:=eep_n_w(73,REAL_INT(Kp_19));">
            <text:p>Res:=eep_n_w(73,REAL_INT(Kp_19));</text:p>
          </table:table-cell>
          <table:table-cell table:formula="of:=IF([.E278]=1;CONCATENATE([.A278];&quot; smallint default '0',&quot;);&quot;&quot;)">
            <text:p/>
          </table:table-cell>
        </table:table-row>
        <table:table-row table:style-name="ro1">
          <table:table-cell office:value-type="string">
            <text:p>Kp_20</text:p>
          </table:table-cell>
          <table:table-cell office:value-type="float" office:value="625">
            <text:p>6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74">
            <text:p>74</text:p>
          </table:table-cell>
          <table:table-cell/>
          <table:table-cell table:formula="of:=CONCATENATE([.A279];&quot;:=INT_REAL(eep_n_r(&quot;;[.H279];&quot;));&quot;)" office:value-type="string" office:string-value="Kp_20:=INT_REAL(eep_n_r(74));">
            <text:p>Kp_20:=INT_REAL(eep_n_r(74));</text:p>
          </table:table-cell>
          <table:table-cell table:formula="of:=CONCATENATE(&quot;Res:=eep_n_w(&quot;;[.H279];&quot;,REAL_INT(&quot;;[.A279];&quot;));&quot;)" office:value-type="string" office:string-value="Res:=eep_n_w(74,REAL_INT(Kp_20));">
            <text:p>Res:=eep_n_w(74,REAL_INT(Kp_20));</text:p>
          </table:table-cell>
          <table:table-cell table:formula="of:=IF([.E279]=1;CONCATENATE([.A279];&quot; smallint default '0',&quot;);&quot;&quot;)">
            <text:p/>
          </table:table-cell>
        </table:table-row>
        <table:table-row table:style-name="ro1">
          <table:table-cell office:value-type="string">
            <text:p>Kp_21</text:p>
          </table:table-cell>
          <table:table-cell office:value-type="float" office:value="627">
            <text:p>6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75">
            <text:p>75</text:p>
          </table:table-cell>
          <table:table-cell/>
          <table:table-cell table:formula="of:=CONCATENATE([.A280];&quot;:=INT_REAL(eep_n_r(&quot;;[.H280];&quot;));&quot;)" office:value-type="string" office:string-value="Kp_21:=INT_REAL(eep_n_r(75));">
            <text:p>Kp_21:=INT_REAL(eep_n_r(75));</text:p>
          </table:table-cell>
          <table:table-cell table:formula="of:=CONCATENATE(&quot;Res:=eep_n_w(&quot;;[.H280];&quot;,REAL_INT(&quot;;[.A280];&quot;));&quot;)" office:value-type="string" office:string-value="Res:=eep_n_w(75,REAL_INT(Kp_21));">
            <text:p>Res:=eep_n_w(75,REAL_INT(Kp_21));</text:p>
          </table:table-cell>
          <table:table-cell table:formula="of:=IF([.E280]=1;CONCATENATE([.A280];&quot; smallint default '0',&quot;);&quot;&quot;)">
            <text:p/>
          </table:table-cell>
        </table:table-row>
        <table:table-row table:style-name="ro1">
          <table:table-cell office:value-type="string">
            <text:p>Ti_01</text:p>
          </table:table-cell>
          <table:table-cell office:value-type="float" office:value="629">
            <text:p>6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76">
            <text:p>76</text:p>
          </table:table-cell>
          <table:table-cell/>
          <table:table-cell table:formula="of:=CONCATENATE([.A281];&quot;:=INT_REAL(eep_n_r(&quot;;[.H281];&quot;));&quot;)" office:value-type="string" office:string-value="Ti_01:=INT_REAL(eep_n_r(76));">
            <text:p>Ti_01:=INT_REAL(eep_n_r(76));</text:p>
          </table:table-cell>
          <table:table-cell table:formula="of:=CONCATENATE(&quot;Res:=eep_n_w(&quot;;[.H281];&quot;,REAL_INT(&quot;;[.A281];&quot;));&quot;)" office:value-type="string" office:string-value="Res:=eep_n_w(76,REAL_INT(Ti_01));">
            <text:p>Res:=eep_n_w(76,REAL_INT(Ti_01));</text:p>
          </table:table-cell>
          <table:table-cell table:formula="of:=IF([.E281]=1;CONCATENATE([.A281];&quot; smallint default '0',&quot;);&quot;&quot;)">
            <text:p/>
          </table:table-cell>
        </table:table-row>
        <table:table-row table:style-name="ro1">
          <table:table-cell office:value-type="string">
            <text:p>Ti_02</text:p>
          </table:table-cell>
          <table:table-cell office:value-type="float" office:value="631">
            <text:p>6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77">
            <text:p>77</text:p>
          </table:table-cell>
          <table:table-cell/>
          <table:table-cell table:formula="of:=CONCATENATE([.A282];&quot;:=INT_REAL(eep_n_r(&quot;;[.H282];&quot;));&quot;)" office:value-type="string" office:string-value="Ti_02:=INT_REAL(eep_n_r(77));">
            <text:p>Ti_02:=INT_REAL(eep_n_r(77));</text:p>
          </table:table-cell>
          <table:table-cell table:formula="of:=CONCATENATE(&quot;Res:=eep_n_w(&quot;;[.H282];&quot;,REAL_INT(&quot;;[.A282];&quot;));&quot;)" office:value-type="string" office:string-value="Res:=eep_n_w(77,REAL_INT(Ti_02));">
            <text:p>Res:=eep_n_w(77,REAL_INT(Ti_02));</text:p>
          </table:table-cell>
          <table:table-cell table:formula="of:=IF([.E282]=1;CONCATENATE([.A282];&quot; smallint default '0',&quot;);&quot;&quot;)">
            <text:p/>
          </table:table-cell>
        </table:table-row>
        <table:table-row table:style-name="ro1">
          <table:table-cell office:value-type="string">
            <text:p>Ti_03</text:p>
          </table:table-cell>
          <table:table-cell office:value-type="float" office:value="633">
            <text:p>6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78">
            <text:p>78</text:p>
          </table:table-cell>
          <table:table-cell/>
          <table:table-cell table:formula="of:=CONCATENATE([.A283];&quot;:=INT_REAL(eep_n_r(&quot;;[.H283];&quot;));&quot;)" office:value-type="string" office:string-value="Ti_03:=INT_REAL(eep_n_r(78));">
            <text:p>Ti_03:=INT_REAL(eep_n_r(78));</text:p>
          </table:table-cell>
          <table:table-cell table:formula="of:=CONCATENATE(&quot;Res:=eep_n_w(&quot;;[.H283];&quot;,REAL_INT(&quot;;[.A283];&quot;));&quot;)" office:value-type="string" office:string-value="Res:=eep_n_w(78,REAL_INT(Ti_03));">
            <text:p>Res:=eep_n_w(78,REAL_INT(Ti_03));</text:p>
          </table:table-cell>
          <table:table-cell table:formula="of:=IF([.E283]=1;CONCATENATE([.A283];&quot; smallint default '0',&quot;);&quot;&quot;)">
            <text:p/>
          </table:table-cell>
        </table:table-row>
        <table:table-row table:style-name="ro1">
          <table:table-cell office:value-type="string">
            <text:p>Ti_04</text:p>
          </table:table-cell>
          <table:table-cell office:value-type="float" office:value="635">
            <text:p>6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79">
            <text:p>79</text:p>
          </table:table-cell>
          <table:table-cell/>
          <table:table-cell table:formula="of:=CONCATENATE([.A284];&quot;:=INT_REAL(eep_n_r(&quot;;[.H284];&quot;));&quot;)" office:value-type="string" office:string-value="Ti_04:=INT_REAL(eep_n_r(79));">
            <text:p>Ti_04:=INT_REAL(eep_n_r(79));</text:p>
          </table:table-cell>
          <table:table-cell table:formula="of:=CONCATENATE(&quot;Res:=eep_n_w(&quot;;[.H284];&quot;,REAL_INT(&quot;;[.A284];&quot;));&quot;)" office:value-type="string" office:string-value="Res:=eep_n_w(79,REAL_INT(Ti_04));">
            <text:p>Res:=eep_n_w(79,REAL_INT(Ti_04));</text:p>
          </table:table-cell>
          <table:table-cell table:formula="of:=IF([.E284]=1;CONCATENATE([.A284];&quot; smallint default '0',&quot;);&quot;&quot;)">
            <text:p/>
          </table:table-cell>
        </table:table-row>
        <table:table-row table:style-name="ro1">
          <table:table-cell office:value-type="string">
            <text:p>Ti_05</text:p>
          </table:table-cell>
          <table:table-cell office:value-type="float" office:value="637">
            <text:p>6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80">
            <text:p>80</text:p>
          </table:table-cell>
          <table:table-cell/>
          <table:table-cell table:formula="of:=CONCATENATE([.A285];&quot;:=INT_REAL(eep_n_r(&quot;;[.H285];&quot;));&quot;)" office:value-type="string" office:string-value="Ti_05:=INT_REAL(eep_n_r(80));">
            <text:p>Ti_05:=INT_REAL(eep_n_r(80));</text:p>
          </table:table-cell>
          <table:table-cell table:formula="of:=CONCATENATE(&quot;Res:=eep_n_w(&quot;;[.H285];&quot;,REAL_INT(&quot;;[.A285];&quot;));&quot;)" office:value-type="string" office:string-value="Res:=eep_n_w(80,REAL_INT(Ti_05));">
            <text:p>Res:=eep_n_w(80,REAL_INT(Ti_05));</text:p>
          </table:table-cell>
          <table:table-cell table:formula="of:=IF([.E285]=1;CONCATENATE([.A285];&quot; smallint default '0',&quot;);&quot;&quot;)">
            <text:p/>
          </table:table-cell>
        </table:table-row>
        <table:table-row table:style-name="ro1">
          <table:table-cell office:value-type="string">
            <text:p>Ti_06</text:p>
          </table:table-cell>
          <table:table-cell office:value-type="float" office:value="639">
            <text:p>6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81">
            <text:p>81</text:p>
          </table:table-cell>
          <table:table-cell/>
          <table:table-cell table:formula="of:=CONCATENATE([.A286];&quot;:=INT_REAL(eep_n_r(&quot;;[.H286];&quot;));&quot;)" office:value-type="string" office:string-value="Ti_06:=INT_REAL(eep_n_r(81));">
            <text:p>Ti_06:=INT_REAL(eep_n_r(81));</text:p>
          </table:table-cell>
          <table:table-cell table:formula="of:=CONCATENATE(&quot;Res:=eep_n_w(&quot;;[.H286];&quot;,REAL_INT(&quot;;[.A286];&quot;));&quot;)" office:value-type="string" office:string-value="Res:=eep_n_w(81,REAL_INT(Ti_06));">
            <text:p>Res:=eep_n_w(81,REAL_INT(Ti_06));</text:p>
          </table:table-cell>
          <table:table-cell table:formula="of:=IF([.E286]=1;CONCATENATE([.A286];&quot; smallint default '0',&quot;);&quot;&quot;)">
            <text:p/>
          </table:table-cell>
        </table:table-row>
        <table:table-row table:style-name="ro1">
          <table:table-cell office:value-type="string">
            <text:p>Ti_07</text:p>
          </table:table-cell>
          <table:table-cell office:value-type="float" office:value="641">
            <text:p>6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82">
            <text:p>82</text:p>
          </table:table-cell>
          <table:table-cell/>
          <table:table-cell table:formula="of:=CONCATENATE([.A287];&quot;:=INT_REAL(eep_n_r(&quot;;[.H287];&quot;));&quot;)" office:value-type="string" office:string-value="Ti_07:=INT_REAL(eep_n_r(82));">
            <text:p>Ti_07:=INT_REAL(eep_n_r(82));</text:p>
          </table:table-cell>
          <table:table-cell table:formula="of:=CONCATENATE(&quot;Res:=eep_n_w(&quot;;[.H287];&quot;,REAL_INT(&quot;;[.A287];&quot;));&quot;)" office:value-type="string" office:string-value="Res:=eep_n_w(82,REAL_INT(Ti_07));">
            <text:p>Res:=eep_n_w(82,REAL_INT(Ti_07));</text:p>
          </table:table-cell>
          <table:table-cell table:formula="of:=IF([.E287]=1;CONCATENATE([.A287];&quot; smallint default '0',&quot;);&quot;&quot;)">
            <text:p/>
          </table:table-cell>
        </table:table-row>
        <table:table-row table:style-name="ro1">
          <table:table-cell office:value-type="string">
            <text:p>Ti_08</text:p>
          </table:table-cell>
          <table:table-cell office:value-type="float" office:value="643">
            <text:p>6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83">
            <text:p>83</text:p>
          </table:table-cell>
          <table:table-cell/>
          <table:table-cell table:formula="of:=CONCATENATE([.A288];&quot;:=INT_REAL(eep_n_r(&quot;;[.H288];&quot;));&quot;)" office:value-type="string" office:string-value="Ti_08:=INT_REAL(eep_n_r(83));">
            <text:p>Ti_08:=INT_REAL(eep_n_r(83));</text:p>
          </table:table-cell>
          <table:table-cell table:formula="of:=CONCATENATE(&quot;Res:=eep_n_w(&quot;;[.H288];&quot;,REAL_INT(&quot;;[.A288];&quot;));&quot;)" office:value-type="string" office:string-value="Res:=eep_n_w(83,REAL_INT(Ti_08));">
            <text:p>Res:=eep_n_w(83,REAL_INT(Ti_08));</text:p>
          </table:table-cell>
          <table:table-cell table:formula="of:=IF([.E288]=1;CONCATENATE([.A288];&quot; smallint default '0',&quot;);&quot;&quot;)">
            <text:p/>
          </table:table-cell>
        </table:table-row>
        <table:table-row table:style-name="ro1">
          <table:table-cell office:value-type="string">
            <text:p>Ti_09</text:p>
          </table:table-cell>
          <table:table-cell office:value-type="float" office:value="645">
            <text:p>6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84">
            <text:p>84</text:p>
          </table:table-cell>
          <table:table-cell/>
          <table:table-cell table:formula="of:=CONCATENATE([.A289];&quot;:=INT_REAL(eep_n_r(&quot;;[.H289];&quot;));&quot;)" office:value-type="string" office:string-value="Ti_09:=INT_REAL(eep_n_r(84));">
            <text:p>Ti_09:=INT_REAL(eep_n_r(84));</text:p>
          </table:table-cell>
          <table:table-cell table:formula="of:=CONCATENATE(&quot;Res:=eep_n_w(&quot;;[.H289];&quot;,REAL_INT(&quot;;[.A289];&quot;));&quot;)" office:value-type="string" office:string-value="Res:=eep_n_w(84,REAL_INT(Ti_09));">
            <text:p>Res:=eep_n_w(84,REAL_INT(Ti_09));</text:p>
          </table:table-cell>
          <table:table-cell table:formula="of:=IF([.E289]=1;CONCATENATE([.A289];&quot; smallint default '0',&quot;);&quot;&quot;)">
            <text:p/>
          </table:table-cell>
        </table:table-row>
        <table:table-row table:style-name="ro1">
          <table:table-cell office:value-type="string">
            <text:p>Ti_10</text:p>
          </table:table-cell>
          <table:table-cell office:value-type="float" office:value="647">
            <text:p>6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85">
            <text:p>85</text:p>
          </table:table-cell>
          <table:table-cell/>
          <table:table-cell table:formula="of:=CONCATENATE([.A290];&quot;:=INT_REAL(eep_n_r(&quot;;[.H290];&quot;));&quot;)" office:value-type="string" office:string-value="Ti_10:=INT_REAL(eep_n_r(85));">
            <text:p>Ti_10:=INT_REAL(eep_n_r(85));</text:p>
          </table:table-cell>
          <table:table-cell table:formula="of:=CONCATENATE(&quot;Res:=eep_n_w(&quot;;[.H290];&quot;,REAL_INT(&quot;;[.A290];&quot;));&quot;)" office:value-type="string" office:string-value="Res:=eep_n_w(85,REAL_INT(Ti_10));">
            <text:p>Res:=eep_n_w(85,REAL_INT(Ti_10));</text:p>
          </table:table-cell>
          <table:table-cell table:formula="of:=IF([.E290]=1;CONCATENATE([.A290];&quot; smallint default '0',&quot;);&quot;&quot;)">
            <text:p/>
          </table:table-cell>
        </table:table-row>
        <table:table-row table:style-name="ro1">
          <table:table-cell office:value-type="string">
            <text:p>Ti_11</text:p>
          </table:table-cell>
          <table:table-cell office:value-type="float" office:value="649">
            <text:p>6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86">
            <text:p>86</text:p>
          </table:table-cell>
          <table:table-cell/>
          <table:table-cell table:formula="of:=CONCATENATE([.A291];&quot;:=INT_REAL(eep_n_r(&quot;;[.H291];&quot;));&quot;)" office:value-type="string" office:string-value="Ti_11:=INT_REAL(eep_n_r(86));">
            <text:p>Ti_11:=INT_REAL(eep_n_r(86));</text:p>
          </table:table-cell>
          <table:table-cell table:formula="of:=CONCATENATE(&quot;Res:=eep_n_w(&quot;;[.H291];&quot;,REAL_INT(&quot;;[.A291];&quot;));&quot;)" office:value-type="string" office:string-value="Res:=eep_n_w(86,REAL_INT(Ti_11));">
            <text:p>Res:=eep_n_w(86,REAL_INT(Ti_11));</text:p>
          </table:table-cell>
          <table:table-cell table:formula="of:=IF([.E291]=1;CONCATENATE([.A291];&quot; smallint default '0',&quot;);&quot;&quot;)">
            <text:p/>
          </table:table-cell>
        </table:table-row>
        <table:table-row table:style-name="ro1">
          <table:table-cell office:value-type="string">
            <text:p>Ti_12</text:p>
          </table:table-cell>
          <table:table-cell office:value-type="float" office:value="651">
            <text:p>6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87">
            <text:p>87</text:p>
          </table:table-cell>
          <table:table-cell/>
          <table:table-cell table:formula="of:=CONCATENATE([.A292];&quot;:=INT_REAL(eep_n_r(&quot;;[.H292];&quot;));&quot;)" office:value-type="string" office:string-value="Ti_12:=INT_REAL(eep_n_r(87));">
            <text:p>Ti_12:=INT_REAL(eep_n_r(87));</text:p>
          </table:table-cell>
          <table:table-cell table:formula="of:=CONCATENATE(&quot;Res:=eep_n_w(&quot;;[.H292];&quot;,REAL_INT(&quot;;[.A292];&quot;));&quot;)" office:value-type="string" office:string-value="Res:=eep_n_w(87,REAL_INT(Ti_12));">
            <text:p>Res:=eep_n_w(87,REAL_INT(Ti_12));</text:p>
          </table:table-cell>
          <table:table-cell table:formula="of:=IF([.E292]=1;CONCATENATE([.A292];&quot; smallint default '0',&quot;);&quot;&quot;)">
            <text:p/>
          </table:table-cell>
        </table:table-row>
        <table:table-row table:style-name="ro1">
          <table:table-cell office:value-type="string">
            <text:p>Ti_13</text:p>
          </table:table-cell>
          <table:table-cell office:value-type="float" office:value="653">
            <text:p>6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88">
            <text:p>88</text:p>
          </table:table-cell>
          <table:table-cell/>
          <table:table-cell table:formula="of:=CONCATENATE([.A293];&quot;:=INT_REAL(eep_n_r(&quot;;[.H293];&quot;));&quot;)" office:value-type="string" office:string-value="Ti_13:=INT_REAL(eep_n_r(88));">
            <text:p>Ti_13:=INT_REAL(eep_n_r(88));</text:p>
          </table:table-cell>
          <table:table-cell table:formula="of:=CONCATENATE(&quot;Res:=eep_n_w(&quot;;[.H293];&quot;,REAL_INT(&quot;;[.A293];&quot;));&quot;)" office:value-type="string" office:string-value="Res:=eep_n_w(88,REAL_INT(Ti_13));">
            <text:p>Res:=eep_n_w(88,REAL_INT(Ti_13));</text:p>
          </table:table-cell>
          <table:table-cell table:formula="of:=IF([.E293]=1;CONCATENATE([.A293];&quot; smallint default '0',&quot;);&quot;&quot;)">
            <text:p/>
          </table:table-cell>
        </table:table-row>
        <table:table-row table:style-name="ro1">
          <table:table-cell office:value-type="string">
            <text:p>Ti_14</text:p>
          </table:table-cell>
          <table:table-cell office:value-type="float" office:value="655">
            <text:p>6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89">
            <text:p>89</text:p>
          </table:table-cell>
          <table:table-cell/>
          <table:table-cell table:formula="of:=CONCATENATE([.A294];&quot;:=INT_REAL(eep_n_r(&quot;;[.H294];&quot;));&quot;)" office:value-type="string" office:string-value="Ti_14:=INT_REAL(eep_n_r(89));">
            <text:p>Ti_14:=INT_REAL(eep_n_r(89));</text:p>
          </table:table-cell>
          <table:table-cell table:formula="of:=CONCATENATE(&quot;Res:=eep_n_w(&quot;;[.H294];&quot;,REAL_INT(&quot;;[.A294];&quot;));&quot;)" office:value-type="string" office:string-value="Res:=eep_n_w(89,REAL_INT(Ti_14));">
            <text:p>Res:=eep_n_w(89,REAL_INT(Ti_14));</text:p>
          </table:table-cell>
          <table:table-cell table:formula="of:=IF([.E294]=1;CONCATENATE([.A294];&quot; smallint default '0',&quot;);&quot;&quot;)">
            <text:p/>
          </table:table-cell>
        </table:table-row>
        <table:table-row table:style-name="ro1">
          <table:table-cell office:value-type="string">
            <text:p>Ti_15</text:p>
          </table:table-cell>
          <table:table-cell office:value-type="float" office:value="657">
            <text:p>6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90">
            <text:p>90</text:p>
          </table:table-cell>
          <table:table-cell/>
          <table:table-cell table:formula="of:=CONCATENATE([.A295];&quot;:=INT_REAL(eep_n_r(&quot;;[.H295];&quot;));&quot;)" office:value-type="string" office:string-value="Ti_15:=INT_REAL(eep_n_r(90));">
            <text:p>Ti_15:=INT_REAL(eep_n_r(90));</text:p>
          </table:table-cell>
          <table:table-cell table:formula="of:=CONCATENATE(&quot;Res:=eep_n_w(&quot;;[.H295];&quot;,REAL_INT(&quot;;[.A295];&quot;));&quot;)" office:value-type="string" office:string-value="Res:=eep_n_w(90,REAL_INT(Ti_15));">
            <text:p>Res:=eep_n_w(90,REAL_INT(Ti_15));</text:p>
          </table:table-cell>
          <table:table-cell table:formula="of:=IF([.E295]=1;CONCATENATE([.A295];&quot; smallint default '0',&quot;);&quot;&quot;)">
            <text:p/>
          </table:table-cell>
        </table:table-row>
        <table:table-row table:style-name="ro1">
          <table:table-cell office:value-type="string">
            <text:p>Ti_16</text:p>
          </table:table-cell>
          <table:table-cell office:value-type="float" office:value="659">
            <text:p>6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91">
            <text:p>91</text:p>
          </table:table-cell>
          <table:table-cell/>
          <table:table-cell table:formula="of:=CONCATENATE([.A296];&quot;:=INT_REAL(eep_n_r(&quot;;[.H296];&quot;));&quot;)" office:value-type="string" office:string-value="Ti_16:=INT_REAL(eep_n_r(91));">
            <text:p>Ti_16:=INT_REAL(eep_n_r(91));</text:p>
          </table:table-cell>
          <table:table-cell table:formula="of:=CONCATENATE(&quot;Res:=eep_n_w(&quot;;[.H296];&quot;,REAL_INT(&quot;;[.A296];&quot;));&quot;)" office:value-type="string" office:string-value="Res:=eep_n_w(91,REAL_INT(Ti_16));">
            <text:p>Res:=eep_n_w(91,REAL_INT(Ti_16));</text:p>
          </table:table-cell>
          <table:table-cell table:formula="of:=IF([.E296]=1;CONCATENATE([.A296];&quot; smallint default '0',&quot;);&quot;&quot;)">
            <text:p/>
          </table:table-cell>
        </table:table-row>
        <table:table-row table:style-name="ro1">
          <table:table-cell office:value-type="string">
            <text:p>Ti_17</text:p>
          </table:table-cell>
          <table:table-cell office:value-type="float" office:value="661">
            <text:p>6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92">
            <text:p>92</text:p>
          </table:table-cell>
          <table:table-cell/>
          <table:table-cell table:formula="of:=CONCATENATE([.A297];&quot;:=INT_REAL(eep_n_r(&quot;;[.H297];&quot;));&quot;)" office:value-type="string" office:string-value="Ti_17:=INT_REAL(eep_n_r(92));">
            <text:p>Ti_17:=INT_REAL(eep_n_r(92));</text:p>
          </table:table-cell>
          <table:table-cell table:formula="of:=CONCATENATE(&quot;Res:=eep_n_w(&quot;;[.H297];&quot;,REAL_INT(&quot;;[.A297];&quot;));&quot;)" office:value-type="string" office:string-value="Res:=eep_n_w(92,REAL_INT(Ti_17));">
            <text:p>Res:=eep_n_w(92,REAL_INT(Ti_17));</text:p>
          </table:table-cell>
          <table:table-cell table:formula="of:=IF([.E297]=1;CONCATENATE([.A297];&quot; smallint default '0',&quot;);&quot;&quot;)">
            <text:p/>
          </table:table-cell>
        </table:table-row>
        <table:table-row table:style-name="ro1">
          <table:table-cell office:value-type="string">
            <text:p>Ti_18</text:p>
          </table:table-cell>
          <table:table-cell office:value-type="float" office:value="663">
            <text:p>6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93">
            <text:p>93</text:p>
          </table:table-cell>
          <table:table-cell/>
          <table:table-cell table:formula="of:=CONCATENATE([.A298];&quot;:=INT_REAL(eep_n_r(&quot;;[.H298];&quot;));&quot;)" office:value-type="string" office:string-value="Ti_18:=INT_REAL(eep_n_r(93));">
            <text:p>Ti_18:=INT_REAL(eep_n_r(93));</text:p>
          </table:table-cell>
          <table:table-cell table:formula="of:=CONCATENATE(&quot;Res:=eep_n_w(&quot;;[.H298];&quot;,REAL_INT(&quot;;[.A298];&quot;));&quot;)" office:value-type="string" office:string-value="Res:=eep_n_w(93,REAL_INT(Ti_18));">
            <text:p>Res:=eep_n_w(93,REAL_INT(Ti_18));</text:p>
          </table:table-cell>
          <table:table-cell table:formula="of:=IF([.E298]=1;CONCATENATE([.A298];&quot; smallint default '0',&quot;);&quot;&quot;)">
            <text:p/>
          </table:table-cell>
        </table:table-row>
        <table:table-row table:style-name="ro1">
          <table:table-cell office:value-type="string">
            <text:p>Ti_19</text:p>
          </table:table-cell>
          <table:table-cell office:value-type="float" office:value="665">
            <text:p>6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94">
            <text:p>94</text:p>
          </table:table-cell>
          <table:table-cell/>
          <table:table-cell table:formula="of:=CONCATENATE([.A299];&quot;:=INT_REAL(eep_n_r(&quot;;[.H299];&quot;));&quot;)" office:value-type="string" office:string-value="Ti_19:=INT_REAL(eep_n_r(94));">
            <text:p>Ti_19:=INT_REAL(eep_n_r(94));</text:p>
          </table:table-cell>
          <table:table-cell table:formula="of:=CONCATENATE(&quot;Res:=eep_n_w(&quot;;[.H299];&quot;,REAL_INT(&quot;;[.A299];&quot;));&quot;)" office:value-type="string" office:string-value="Res:=eep_n_w(94,REAL_INT(Ti_19));">
            <text:p>Res:=eep_n_w(94,REAL_INT(Ti_19));</text:p>
          </table:table-cell>
          <table:table-cell table:formula="of:=IF([.E299]=1;CONCATENATE([.A299];&quot; smallint default '0',&quot;);&quot;&quot;)">
            <text:p/>
          </table:table-cell>
        </table:table-row>
        <table:table-row table:style-name="ro1">
          <table:table-cell office:value-type="string">
            <text:p>Ti_20</text:p>
          </table:table-cell>
          <table:table-cell office:value-type="float" office:value="667">
            <text:p>6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95">
            <text:p>95</text:p>
          </table:table-cell>
          <table:table-cell/>
          <table:table-cell table:formula="of:=CONCATENATE([.A300];&quot;:=INT_REAL(eep_n_r(&quot;;[.H300];&quot;));&quot;)" office:value-type="string" office:string-value="Ti_20:=INT_REAL(eep_n_r(95));">
            <text:p>Ti_20:=INT_REAL(eep_n_r(95));</text:p>
          </table:table-cell>
          <table:table-cell table:formula="of:=CONCATENATE(&quot;Res:=eep_n_w(&quot;;[.H300];&quot;,REAL_INT(&quot;;[.A300];&quot;));&quot;)" office:value-type="string" office:string-value="Res:=eep_n_w(95,REAL_INT(Ti_20));">
            <text:p>Res:=eep_n_w(95,REAL_INT(Ti_20));</text:p>
          </table:table-cell>
          <table:table-cell table:formula="of:=IF([.E300]=1;CONCATENATE([.A300];&quot; smallint default '0',&quot;);&quot;&quot;)">
            <text:p/>
          </table:table-cell>
        </table:table-row>
        <table:table-row table:style-name="ro1">
          <table:table-cell office:value-type="string">
            <text:p>Ti_21</text:p>
          </table:table-cell>
          <table:table-cell office:value-type="float" office:value="669">
            <text:p>6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96">
            <text:p>96</text:p>
          </table:table-cell>
          <table:table-cell/>
          <table:table-cell table:formula="of:=CONCATENATE([.A301];&quot;:=INT_REAL(eep_n_r(&quot;;[.H301];&quot;));&quot;)" office:value-type="string" office:string-value="Ti_21:=INT_REAL(eep_n_r(96));">
            <text:p>Ti_21:=INT_REAL(eep_n_r(96));</text:p>
          </table:table-cell>
          <table:table-cell table:formula="of:=CONCATENATE(&quot;Res:=eep_n_w(&quot;;[.H301];&quot;,REAL_INT(&quot;;[.A301];&quot;));&quot;)" office:value-type="string" office:string-value="Res:=eep_n_w(96,REAL_INT(Ti_21));">
            <text:p>Res:=eep_n_w(96,REAL_INT(Ti_21));</text:p>
          </table:table-cell>
          <table:table-cell table:formula="of:=IF([.E301]=1;CONCATENATE([.A301];&quot; smallint default '0',&quot;);&quot;&quot;)">
            <text:p/>
          </table:table-cell>
        </table:table-row>
        <table:table-row table:style-name="ro1">
          <table:table-cell office:value-type="string">
            <text:p>Td_01</text:p>
          </table:table-cell>
          <table:table-cell office:value-type="float" office:value="671">
            <text:p>6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97">
            <text:p>97</text:p>
          </table:table-cell>
          <table:table-cell/>
          <table:table-cell table:formula="of:=CONCATENATE([.A302];&quot;:=INT_REAL(eep_n_r(&quot;;[.H302];&quot;));&quot;)" office:value-type="string" office:string-value="Td_01:=INT_REAL(eep_n_r(97));">
            <text:p>Td_01:=INT_REAL(eep_n_r(97));</text:p>
          </table:table-cell>
          <table:table-cell table:formula="of:=CONCATENATE(&quot;Res:=eep_n_w(&quot;;[.H302];&quot;,REAL_INT(&quot;;[.A302];&quot;));&quot;)" office:value-type="string" office:string-value="Res:=eep_n_w(97,REAL_INT(Td_01));">
            <text:p>Res:=eep_n_w(97,REAL_INT(Td_01));</text:p>
          </table:table-cell>
          <table:table-cell table:formula="of:=IF([.E302]=1;CONCATENATE([.A302];&quot; smallint default '0',&quot;);&quot;&quot;)">
            <text:p/>
          </table:table-cell>
        </table:table-row>
        <table:table-row table:style-name="ro1">
          <table:table-cell office:value-type="string">
            <text:p>Td_02</text:p>
          </table:table-cell>
          <table:table-cell office:value-type="float" office:value="673">
            <text:p>6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98">
            <text:p>98</text:p>
          </table:table-cell>
          <table:table-cell/>
          <table:table-cell table:formula="of:=CONCATENATE([.A303];&quot;:=INT_REAL(eep_n_r(&quot;;[.H303];&quot;));&quot;)" office:value-type="string" office:string-value="Td_02:=INT_REAL(eep_n_r(98));">
            <text:p>Td_02:=INT_REAL(eep_n_r(98));</text:p>
          </table:table-cell>
          <table:table-cell table:formula="of:=CONCATENATE(&quot;Res:=eep_n_w(&quot;;[.H303];&quot;,REAL_INT(&quot;;[.A303];&quot;));&quot;)" office:value-type="string" office:string-value="Res:=eep_n_w(98,REAL_INT(Td_02));">
            <text:p>Res:=eep_n_w(98,REAL_INT(Td_02));</text:p>
          </table:table-cell>
          <table:table-cell table:formula="of:=IF([.E303]=1;CONCATENATE([.A303];&quot; smallint default '0',&quot;);&quot;&quot;)">
            <text:p/>
          </table:table-cell>
        </table:table-row>
        <table:table-row table:style-name="ro1">
          <table:table-cell office:value-type="string">
            <text:p>Td_03</text:p>
          </table:table-cell>
          <table:table-cell office:value-type="float" office:value="675">
            <text:p>6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99">
            <text:p>99</text:p>
          </table:table-cell>
          <table:table-cell/>
          <table:table-cell table:formula="of:=CONCATENATE([.A304];&quot;:=INT_REAL(eep_n_r(&quot;;[.H304];&quot;));&quot;)" office:value-type="string" office:string-value="Td_03:=INT_REAL(eep_n_r(99));">
            <text:p>Td_03:=INT_REAL(eep_n_r(99));</text:p>
          </table:table-cell>
          <table:table-cell table:formula="of:=CONCATENATE(&quot;Res:=eep_n_w(&quot;;[.H304];&quot;,REAL_INT(&quot;;[.A304];&quot;));&quot;)" office:value-type="string" office:string-value="Res:=eep_n_w(99,REAL_INT(Td_03));">
            <text:p>Res:=eep_n_w(99,REAL_INT(Td_03));</text:p>
          </table:table-cell>
          <table:table-cell table:formula="of:=IF([.E304]=1;CONCATENATE([.A304];&quot; smallint default '0',&quot;);&quot;&quot;)">
            <text:p/>
          </table:table-cell>
        </table:table-row>
        <table:table-row table:style-name="ro1">
          <table:table-cell office:value-type="string">
            <text:p>Td_04</text:p>
          </table:table-cell>
          <table:table-cell office:value-type="float" office:value="677">
            <text:p>6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CONCATENATE([.A305];&quot;:=INT_REAL(eep_n_r(&quot;;[.H305];&quot;));&quot;)" office:value-type="string" office:string-value="Td_04:=INT_REAL(eep_n_r(100));">
            <text:p>Td_04:=INT_REAL(eep_n_r(100));</text:p>
          </table:table-cell>
          <table:table-cell table:formula="of:=CONCATENATE(&quot;Res:=eep_n_w(&quot;;[.H305];&quot;,REAL_INT(&quot;;[.A305];&quot;));&quot;)" office:value-type="string" office:string-value="Res:=eep_n_w(100,REAL_INT(Td_04));">
            <text:p>Res:=eep_n_w(100,REAL_INT(Td_04));</text:p>
          </table:table-cell>
          <table:table-cell table:formula="of:=IF([.E305]=1;CONCATENATE([.A305];&quot; smallint default '0',&quot;);&quot;&quot;)">
            <text:p/>
          </table:table-cell>
        </table:table-row>
        <table:table-row table:style-name="ro1">
          <table:table-cell office:value-type="string">
            <text:p>Td_05</text:p>
          </table:table-cell>
          <table:table-cell office:value-type="float" office:value="679">
            <text:p>6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01">
            <text:p>101</text:p>
          </table:table-cell>
          <table:table-cell/>
          <table:table-cell table:formula="of:=CONCATENATE([.A306];&quot;:=INT_REAL(eep_n_r(&quot;;[.H306];&quot;));&quot;)" office:value-type="string" office:string-value="Td_05:=INT_REAL(eep_n_r(101));">
            <text:p>Td_05:=INT_REAL(eep_n_r(101));</text:p>
          </table:table-cell>
          <table:table-cell table:formula="of:=CONCATENATE(&quot;Res:=eep_n_w(&quot;;[.H306];&quot;,REAL_INT(&quot;;[.A306];&quot;));&quot;)" office:value-type="string" office:string-value="Res:=eep_n_w(101,REAL_INT(Td_05));">
            <text:p>Res:=eep_n_w(101,REAL_INT(Td_05));</text:p>
          </table:table-cell>
          <table:table-cell table:formula="of:=IF([.E306]=1;CONCATENATE([.A306];&quot; smallint default '0',&quot;);&quot;&quot;)">
            <text:p/>
          </table:table-cell>
        </table:table-row>
        <table:table-row table:style-name="ro1">
          <table:table-cell office:value-type="string">
            <text:p>Td_06</text:p>
          </table:table-cell>
          <table:table-cell office:value-type="float" office:value="681">
            <text:p>6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02">
            <text:p>102</text:p>
          </table:table-cell>
          <table:table-cell/>
          <table:table-cell table:formula="of:=CONCATENATE([.A307];&quot;:=INT_REAL(eep_n_r(&quot;;[.H307];&quot;));&quot;)" office:value-type="string" office:string-value="Td_06:=INT_REAL(eep_n_r(102));">
            <text:p>Td_06:=INT_REAL(eep_n_r(102));</text:p>
          </table:table-cell>
          <table:table-cell table:formula="of:=CONCATENATE(&quot;Res:=eep_n_w(&quot;;[.H307];&quot;,REAL_INT(&quot;;[.A307];&quot;));&quot;)" office:value-type="string" office:string-value="Res:=eep_n_w(102,REAL_INT(Td_06));">
            <text:p>Res:=eep_n_w(102,REAL_INT(Td_06));</text:p>
          </table:table-cell>
          <table:table-cell table:formula="of:=IF([.E307]=1;CONCATENATE([.A307];&quot; smallint default '0',&quot;);&quot;&quot;)">
            <text:p/>
          </table:table-cell>
        </table:table-row>
        <table:table-row table:style-name="ro1">
          <table:table-cell office:value-type="string">
            <text:p>Td_07</text:p>
          </table:table-cell>
          <table:table-cell office:value-type="float" office:value="683">
            <text:p>6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03">
            <text:p>103</text:p>
          </table:table-cell>
          <table:table-cell/>
          <table:table-cell table:formula="of:=CONCATENATE([.A308];&quot;:=INT_REAL(eep_n_r(&quot;;[.H308];&quot;));&quot;)" office:value-type="string" office:string-value="Td_07:=INT_REAL(eep_n_r(103));">
            <text:p>Td_07:=INT_REAL(eep_n_r(103));</text:p>
          </table:table-cell>
          <table:table-cell table:formula="of:=CONCATENATE(&quot;Res:=eep_n_w(&quot;;[.H308];&quot;,REAL_INT(&quot;;[.A308];&quot;));&quot;)" office:value-type="string" office:string-value="Res:=eep_n_w(103,REAL_INT(Td_07));">
            <text:p>Res:=eep_n_w(103,REAL_INT(Td_07));</text:p>
          </table:table-cell>
          <table:table-cell table:formula="of:=IF([.E308]=1;CONCATENATE([.A308];&quot; smallint default '0',&quot;);&quot;&quot;)">
            <text:p/>
          </table:table-cell>
        </table:table-row>
        <table:table-row table:style-name="ro1">
          <table:table-cell office:value-type="string">
            <text:p>Td_08</text:p>
          </table:table-cell>
          <table:table-cell office:value-type="float" office:value="685">
            <text:p>6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04">
            <text:p>104</text:p>
          </table:table-cell>
          <table:table-cell/>
          <table:table-cell table:formula="of:=CONCATENATE([.A309];&quot;:=INT_REAL(eep_n_r(&quot;;[.H309];&quot;));&quot;)" office:value-type="string" office:string-value="Td_08:=INT_REAL(eep_n_r(104));">
            <text:p>Td_08:=INT_REAL(eep_n_r(104));</text:p>
          </table:table-cell>
          <table:table-cell table:formula="of:=CONCATENATE(&quot;Res:=eep_n_w(&quot;;[.H309];&quot;,REAL_INT(&quot;;[.A309];&quot;));&quot;)" office:value-type="string" office:string-value="Res:=eep_n_w(104,REAL_INT(Td_08));">
            <text:p>Res:=eep_n_w(104,REAL_INT(Td_08));</text:p>
          </table:table-cell>
          <table:table-cell table:formula="of:=IF([.E309]=1;CONCATENATE([.A309];&quot; smallint default '0',&quot;);&quot;&quot;)">
            <text:p/>
          </table:table-cell>
        </table:table-row>
        <table:table-row table:style-name="ro1">
          <table:table-cell office:value-type="string">
            <text:p>Td_09</text:p>
          </table:table-cell>
          <table:table-cell office:value-type="float" office:value="687">
            <text:p>6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05">
            <text:p>105</text:p>
          </table:table-cell>
          <table:table-cell/>
          <table:table-cell table:formula="of:=CONCATENATE([.A310];&quot;:=INT_REAL(eep_n_r(&quot;;[.H310];&quot;));&quot;)" office:value-type="string" office:string-value="Td_09:=INT_REAL(eep_n_r(105));">
            <text:p>Td_09:=INT_REAL(eep_n_r(105));</text:p>
          </table:table-cell>
          <table:table-cell table:formula="of:=CONCATENATE(&quot;Res:=eep_n_w(&quot;;[.H310];&quot;,REAL_INT(&quot;;[.A310];&quot;));&quot;)" office:value-type="string" office:string-value="Res:=eep_n_w(105,REAL_INT(Td_09));">
            <text:p>Res:=eep_n_w(105,REAL_INT(Td_09));</text:p>
          </table:table-cell>
          <table:table-cell table:formula="of:=IF([.E310]=1;CONCATENATE([.A310];&quot; smallint default '0',&quot;);&quot;&quot;)">
            <text:p/>
          </table:table-cell>
        </table:table-row>
        <table:table-row table:style-name="ro1">
          <table:table-cell office:value-type="string">
            <text:p>Td_10</text:p>
          </table:table-cell>
          <table:table-cell office:value-type="float" office:value="689">
            <text:p>6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06">
            <text:p>106</text:p>
          </table:table-cell>
          <table:table-cell/>
          <table:table-cell table:formula="of:=CONCATENATE([.A311];&quot;:=INT_REAL(eep_n_r(&quot;;[.H311];&quot;));&quot;)" office:value-type="string" office:string-value="Td_10:=INT_REAL(eep_n_r(106));">
            <text:p>Td_10:=INT_REAL(eep_n_r(106));</text:p>
          </table:table-cell>
          <table:table-cell table:formula="of:=CONCATENATE(&quot;Res:=eep_n_w(&quot;;[.H311];&quot;,REAL_INT(&quot;;[.A311];&quot;));&quot;)" office:value-type="string" office:string-value="Res:=eep_n_w(106,REAL_INT(Td_10));">
            <text:p>Res:=eep_n_w(106,REAL_INT(Td_10));</text:p>
          </table:table-cell>
          <table:table-cell table:formula="of:=IF([.E311]=1;CONCATENATE([.A311];&quot; smallint default '0',&quot;);&quot;&quot;)">
            <text:p/>
          </table:table-cell>
        </table:table-row>
        <table:table-row table:style-name="ro1">
          <table:table-cell office:value-type="string">
            <text:p>Td_11</text:p>
          </table:table-cell>
          <table:table-cell office:value-type="float" office:value="691">
            <text:p>6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07">
            <text:p>107</text:p>
          </table:table-cell>
          <table:table-cell/>
          <table:table-cell table:formula="of:=CONCATENATE([.A312];&quot;:=INT_REAL(eep_n_r(&quot;;[.H312];&quot;));&quot;)" office:value-type="string" office:string-value="Td_11:=INT_REAL(eep_n_r(107));">
            <text:p>Td_11:=INT_REAL(eep_n_r(107));</text:p>
          </table:table-cell>
          <table:table-cell table:formula="of:=CONCATENATE(&quot;Res:=eep_n_w(&quot;;[.H312];&quot;,REAL_INT(&quot;;[.A312];&quot;));&quot;)" office:value-type="string" office:string-value="Res:=eep_n_w(107,REAL_INT(Td_11));">
            <text:p>Res:=eep_n_w(107,REAL_INT(Td_11));</text:p>
          </table:table-cell>
          <table:table-cell table:formula="of:=IF([.E312]=1;CONCATENATE([.A312];&quot; smallint default '0',&quot;);&quot;&quot;)">
            <text:p/>
          </table:table-cell>
        </table:table-row>
        <table:table-row table:style-name="ro1">
          <table:table-cell office:value-type="string">
            <text:p>Td_12</text:p>
          </table:table-cell>
          <table:table-cell office:value-type="float" office:value="693">
            <text:p>6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08">
            <text:p>108</text:p>
          </table:table-cell>
          <table:table-cell/>
          <table:table-cell table:formula="of:=CONCATENATE([.A313];&quot;:=INT_REAL(eep_n_r(&quot;;[.H313];&quot;));&quot;)" office:value-type="string" office:string-value="Td_12:=INT_REAL(eep_n_r(108));">
            <text:p>Td_12:=INT_REAL(eep_n_r(108));</text:p>
          </table:table-cell>
          <table:table-cell table:formula="of:=CONCATENATE(&quot;Res:=eep_n_w(&quot;;[.H313];&quot;,REAL_INT(&quot;;[.A313];&quot;));&quot;)" office:value-type="string" office:string-value="Res:=eep_n_w(108,REAL_INT(Td_12));">
            <text:p>Res:=eep_n_w(108,REAL_INT(Td_12));</text:p>
          </table:table-cell>
          <table:table-cell table:formula="of:=IF([.E313]=1;CONCATENATE([.A313];&quot; smallint default '0',&quot;);&quot;&quot;)">
            <text:p/>
          </table:table-cell>
        </table:table-row>
        <table:table-row table:style-name="ro1">
          <table:table-cell office:value-type="string">
            <text:p>Td_13</text:p>
          </table:table-cell>
          <table:table-cell office:value-type="float" office:value="695">
            <text:p>6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09">
            <text:p>109</text:p>
          </table:table-cell>
          <table:table-cell/>
          <table:table-cell table:formula="of:=CONCATENATE([.A314];&quot;:=INT_REAL(eep_n_r(&quot;;[.H314];&quot;));&quot;)" office:value-type="string" office:string-value="Td_13:=INT_REAL(eep_n_r(109));">
            <text:p>Td_13:=INT_REAL(eep_n_r(109));</text:p>
          </table:table-cell>
          <table:table-cell table:formula="of:=CONCATENATE(&quot;Res:=eep_n_w(&quot;;[.H314];&quot;,REAL_INT(&quot;;[.A314];&quot;));&quot;)" office:value-type="string" office:string-value="Res:=eep_n_w(109,REAL_INT(Td_13));">
            <text:p>Res:=eep_n_w(109,REAL_INT(Td_13));</text:p>
          </table:table-cell>
          <table:table-cell table:formula="of:=IF([.E314]=1;CONCATENATE([.A314];&quot; smallint default '0',&quot;);&quot;&quot;)">
            <text:p/>
          </table:table-cell>
        </table:table-row>
        <table:table-row table:style-name="ro1">
          <table:table-cell office:value-type="string">
            <text:p>Td_14</text:p>
          </table:table-cell>
          <table:table-cell office:value-type="float" office:value="697">
            <text:p>6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10">
            <text:p>110</text:p>
          </table:table-cell>
          <table:table-cell/>
          <table:table-cell table:formula="of:=CONCATENATE([.A315];&quot;:=INT_REAL(eep_n_r(&quot;;[.H315];&quot;));&quot;)" office:value-type="string" office:string-value="Td_14:=INT_REAL(eep_n_r(110));">
            <text:p>Td_14:=INT_REAL(eep_n_r(110));</text:p>
          </table:table-cell>
          <table:table-cell table:formula="of:=CONCATENATE(&quot;Res:=eep_n_w(&quot;;[.H315];&quot;,REAL_INT(&quot;;[.A315];&quot;));&quot;)" office:value-type="string" office:string-value="Res:=eep_n_w(110,REAL_INT(Td_14));">
            <text:p>Res:=eep_n_w(110,REAL_INT(Td_14));</text:p>
          </table:table-cell>
          <table:table-cell table:formula="of:=IF([.E315]=1;CONCATENATE([.A315];&quot; smallint default '0',&quot;);&quot;&quot;)">
            <text:p/>
          </table:table-cell>
        </table:table-row>
        <table:table-row table:style-name="ro1">
          <table:table-cell office:value-type="string">
            <text:p>Td_15</text:p>
          </table:table-cell>
          <table:table-cell office:value-type="float" office:value="699">
            <text:p>6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11">
            <text:p>111</text:p>
          </table:table-cell>
          <table:table-cell/>
          <table:table-cell table:formula="of:=CONCATENATE([.A316];&quot;:=INT_REAL(eep_n_r(&quot;;[.H316];&quot;));&quot;)" office:value-type="string" office:string-value="Td_15:=INT_REAL(eep_n_r(111));">
            <text:p>Td_15:=INT_REAL(eep_n_r(111));</text:p>
          </table:table-cell>
          <table:table-cell table:formula="of:=CONCATENATE(&quot;Res:=eep_n_w(&quot;;[.H316];&quot;,REAL_INT(&quot;;[.A316];&quot;));&quot;)" office:value-type="string" office:string-value="Res:=eep_n_w(111,REAL_INT(Td_15));">
            <text:p>Res:=eep_n_w(111,REAL_INT(Td_15));</text:p>
          </table:table-cell>
          <table:table-cell table:formula="of:=IF([.E316]=1;CONCATENATE([.A316];&quot; smallint default '0',&quot;);&quot;&quot;)">
            <text:p/>
          </table:table-cell>
        </table:table-row>
        <table:table-row table:style-name="ro1">
          <table:table-cell office:value-type="string">
            <text:p>Td_16</text:p>
          </table:table-cell>
          <table:table-cell office:value-type="float" office:value="701">
            <text:p>7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12">
            <text:p>112</text:p>
          </table:table-cell>
          <table:table-cell/>
          <table:table-cell table:formula="of:=CONCATENATE([.A317];&quot;:=INT_REAL(eep_n_r(&quot;;[.H317];&quot;));&quot;)" office:value-type="string" office:string-value="Td_16:=INT_REAL(eep_n_r(112));">
            <text:p>Td_16:=INT_REAL(eep_n_r(112));</text:p>
          </table:table-cell>
          <table:table-cell table:formula="of:=CONCATENATE(&quot;Res:=eep_n_w(&quot;;[.H317];&quot;,REAL_INT(&quot;;[.A317];&quot;));&quot;)" office:value-type="string" office:string-value="Res:=eep_n_w(112,REAL_INT(Td_16));">
            <text:p>Res:=eep_n_w(112,REAL_INT(Td_16));</text:p>
          </table:table-cell>
          <table:table-cell table:formula="of:=IF([.E317]=1;CONCATENATE([.A317];&quot; smallint default '0',&quot;);&quot;&quot;)">
            <text:p/>
          </table:table-cell>
        </table:table-row>
        <table:table-row table:style-name="ro1">
          <table:table-cell office:value-type="string">
            <text:p>Td_17</text:p>
          </table:table-cell>
          <table:table-cell office:value-type="float" office:value="703">
            <text:p>7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13">
            <text:p>113</text:p>
          </table:table-cell>
          <table:table-cell/>
          <table:table-cell table:formula="of:=CONCATENATE([.A318];&quot;:=INT_REAL(eep_n_r(&quot;;[.H318];&quot;));&quot;)" office:value-type="string" office:string-value="Td_17:=INT_REAL(eep_n_r(113));">
            <text:p>Td_17:=INT_REAL(eep_n_r(113));</text:p>
          </table:table-cell>
          <table:table-cell table:formula="of:=CONCATENATE(&quot;Res:=eep_n_w(&quot;;[.H318];&quot;,REAL_INT(&quot;;[.A318];&quot;));&quot;)" office:value-type="string" office:string-value="Res:=eep_n_w(113,REAL_INT(Td_17));">
            <text:p>Res:=eep_n_w(113,REAL_INT(Td_17));</text:p>
          </table:table-cell>
          <table:table-cell table:formula="of:=IF([.E318]=1;CONCATENATE([.A318];&quot; smallint default '0',&quot;);&quot;&quot;)">
            <text:p/>
          </table:table-cell>
        </table:table-row>
        <table:table-row table:style-name="ro1">
          <table:table-cell office:value-type="string">
            <text:p>Td_18</text:p>
          </table:table-cell>
          <table:table-cell office:value-type="float" office:value="705">
            <text:p>7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14">
            <text:p>114</text:p>
          </table:table-cell>
          <table:table-cell/>
          <table:table-cell table:formula="of:=CONCATENATE([.A319];&quot;:=INT_REAL(eep_n_r(&quot;;[.H319];&quot;));&quot;)" office:value-type="string" office:string-value="Td_18:=INT_REAL(eep_n_r(114));">
            <text:p>Td_18:=INT_REAL(eep_n_r(114));</text:p>
          </table:table-cell>
          <table:table-cell table:formula="of:=CONCATENATE(&quot;Res:=eep_n_w(&quot;;[.H319];&quot;,REAL_INT(&quot;;[.A319];&quot;));&quot;)" office:value-type="string" office:string-value="Res:=eep_n_w(114,REAL_INT(Td_18));">
            <text:p>Res:=eep_n_w(114,REAL_INT(Td_18));</text:p>
          </table:table-cell>
          <table:table-cell table:formula="of:=IF([.E319]=1;CONCATENATE([.A319];&quot; smallint default '0',&quot;);&quot;&quot;)">
            <text:p/>
          </table:table-cell>
        </table:table-row>
        <table:table-row table:style-name="ro1">
          <table:table-cell office:value-type="string">
            <text:p>Td_19</text:p>
          </table:table-cell>
          <table:table-cell office:value-type="float" office:value="707">
            <text:p>7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15">
            <text:p>115</text:p>
          </table:table-cell>
          <table:table-cell/>
          <table:table-cell table:formula="of:=CONCATENATE([.A320];&quot;:=INT_REAL(eep_n_r(&quot;;[.H320];&quot;));&quot;)" office:value-type="string" office:string-value="Td_19:=INT_REAL(eep_n_r(115));">
            <text:p>Td_19:=INT_REAL(eep_n_r(115));</text:p>
          </table:table-cell>
          <table:table-cell table:formula="of:=CONCATENATE(&quot;Res:=eep_n_w(&quot;;[.H320];&quot;,REAL_INT(&quot;;[.A320];&quot;));&quot;)" office:value-type="string" office:string-value="Res:=eep_n_w(115,REAL_INT(Td_19));">
            <text:p>Res:=eep_n_w(115,REAL_INT(Td_19));</text:p>
          </table:table-cell>
          <table:table-cell table:formula="of:=IF([.E320]=1;CONCATENATE([.A320];&quot; smallint default '0',&quot;);&quot;&quot;)">
            <text:p/>
          </table:table-cell>
        </table:table-row>
        <table:table-row table:style-name="ro1">
          <table:table-cell office:value-type="string">
            <text:p>Td_20</text:p>
          </table:table-cell>
          <table:table-cell office:value-type="float" office:value="709">
            <text:p>7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16">
            <text:p>116</text:p>
          </table:table-cell>
          <table:table-cell/>
          <table:table-cell table:formula="of:=CONCATENATE([.A321];&quot;:=INT_REAL(eep_n_r(&quot;;[.H321];&quot;));&quot;)" office:value-type="string" office:string-value="Td_20:=INT_REAL(eep_n_r(116));">
            <text:p>Td_20:=INT_REAL(eep_n_r(116));</text:p>
          </table:table-cell>
          <table:table-cell table:formula="of:=CONCATENATE(&quot;Res:=eep_n_w(&quot;;[.H321];&quot;,REAL_INT(&quot;;[.A321];&quot;));&quot;)" office:value-type="string" office:string-value="Res:=eep_n_w(116,REAL_INT(Td_20));">
            <text:p>Res:=eep_n_w(116,REAL_INT(Td_20));</text:p>
          </table:table-cell>
          <table:table-cell table:formula="of:=IF([.E321]=1;CONCATENATE([.A321];&quot; smallint default '0',&quot;);&quot;&quot;)">
            <text:p/>
          </table:table-cell>
        </table:table-row>
        <table:table-row table:style-name="ro1">
          <table:table-cell office:value-type="string">
            <text:p>Td_21</text:p>
          </table:table-cell>
          <table:table-cell office:value-type="float" office:value="711">
            <text:p>7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17">
            <text:p>117</text:p>
          </table:table-cell>
          <table:table-cell/>
          <table:table-cell table:formula="of:=CONCATENATE([.A322];&quot;:=INT_REAL(eep_n_r(&quot;;[.H322];&quot;));&quot;)" office:value-type="string" office:string-value="Td_21:=INT_REAL(eep_n_r(117));">
            <text:p>Td_21:=INT_REAL(eep_n_r(117));</text:p>
          </table:table-cell>
          <table:table-cell table:formula="of:=CONCATENATE(&quot;Res:=eep_n_w(&quot;;[.H322];&quot;,REAL_INT(&quot;;[.A322];&quot;));&quot;)" office:value-type="string" office:string-value="Res:=eep_n_w(117,REAL_INT(Td_21));">
            <text:p>Res:=eep_n_w(117,REAL_INT(Td_21));</text:p>
          </table:table-cell>
          <table:table-cell table:formula="of:=IF([.E322]=1;CONCATENATE([.A322];&quot; smallint default '0',&quot;);&quot;&quot;)">
            <text:p/>
          </table:table-cell>
        </table:table-row>
        <table:table-row table:style-name="ro1">
          <table:table-cell office:value-type="string">
            <text:p>Xmin_01</text:p>
          </table:table-cell>
          <table:table-cell office:value-type="float" office:value="713">
            <text:p>7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18">
            <text:p>118</text:p>
          </table:table-cell>
          <table:table-cell/>
          <table:table-cell table:formula="of:=CONCATENATE([.A323];&quot;:=INT_REAL(eep_n_r(&quot;;[.H323];&quot;));&quot;)" office:value-type="string" office:string-value="Xmin_01:=INT_REAL(eep_n_r(118));">
            <text:p>Xmin_01:=INT_REAL(eep_n_r(118));</text:p>
          </table:table-cell>
          <table:table-cell table:formula="of:=CONCATENATE(&quot;Res:=eep_n_w(&quot;;[.H323];&quot;,REAL_INT(&quot;;[.A323];&quot;));&quot;)" office:value-type="string" office:string-value="Res:=eep_n_w(118,REAL_INT(Xmin_01));">
            <text:p>Res:=eep_n_w(118,REAL_INT(Xmin_01));</text:p>
          </table:table-cell>
          <table:table-cell table:formula="of:=IF([.E323]=1;CONCATENATE([.A323];&quot; smallint default '0',&quot;);&quot;&quot;)">
            <text:p/>
          </table:table-cell>
        </table:table-row>
        <table:table-row table:style-name="ro1">
          <table:table-cell office:value-type="string">
            <text:p>Xmin_02</text:p>
          </table:table-cell>
          <table:table-cell office:value-type="float" office:value="715">
            <text:p>7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19">
            <text:p>119</text:p>
          </table:table-cell>
          <table:table-cell/>
          <table:table-cell table:formula="of:=CONCATENATE([.A324];&quot;:=INT_REAL(eep_n_r(&quot;;[.H324];&quot;));&quot;)" office:value-type="string" office:string-value="Xmin_02:=INT_REAL(eep_n_r(119));">
            <text:p>Xmin_02:=INT_REAL(eep_n_r(119));</text:p>
          </table:table-cell>
          <table:table-cell table:formula="of:=CONCATENATE(&quot;Res:=eep_n_w(&quot;;[.H324];&quot;,REAL_INT(&quot;;[.A324];&quot;));&quot;)" office:value-type="string" office:string-value="Res:=eep_n_w(119,REAL_INT(Xmin_02));">
            <text:p>Res:=eep_n_w(119,REAL_INT(Xmin_02));</text:p>
          </table:table-cell>
          <table:table-cell table:formula="of:=IF([.E324]=1;CONCATENATE([.A324];&quot; smallint default '0',&quot;);&quot;&quot;)">
            <text:p/>
          </table:table-cell>
        </table:table-row>
        <table:table-row table:style-name="ro1">
          <table:table-cell office:value-type="string">
            <text:p>Xmin_03</text:p>
          </table:table-cell>
          <table:table-cell office:value-type="float" office:value="717">
            <text:p>7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20">
            <text:p>120</text:p>
          </table:table-cell>
          <table:table-cell/>
          <table:table-cell table:formula="of:=CONCATENATE([.A325];&quot;:=INT_REAL(eep_n_r(&quot;;[.H325];&quot;));&quot;)" office:value-type="string" office:string-value="Xmin_03:=INT_REAL(eep_n_r(120));">
            <text:p>Xmin_03:=INT_REAL(eep_n_r(120));</text:p>
          </table:table-cell>
          <table:table-cell table:formula="of:=CONCATENATE(&quot;Res:=eep_n_w(&quot;;[.H325];&quot;,REAL_INT(&quot;;[.A325];&quot;));&quot;)" office:value-type="string" office:string-value="Res:=eep_n_w(120,REAL_INT(Xmin_03));">
            <text:p>Res:=eep_n_w(120,REAL_INT(Xmin_03));</text:p>
          </table:table-cell>
          <table:table-cell table:formula="of:=IF([.E325]=1;CONCATENATE([.A325];&quot; smallint default '0',&quot;);&quot;&quot;)">
            <text:p/>
          </table:table-cell>
        </table:table-row>
        <table:table-row table:style-name="ro1">
          <table:table-cell office:value-type="string">
            <text:p>Xmin_04</text:p>
          </table:table-cell>
          <table:table-cell office:value-type="float" office:value="719">
            <text:p>7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21">
            <text:p>121</text:p>
          </table:table-cell>
          <table:table-cell/>
          <table:table-cell table:formula="of:=CONCATENATE([.A326];&quot;:=INT_REAL(eep_n_r(&quot;;[.H326];&quot;));&quot;)" office:value-type="string" office:string-value="Xmin_04:=INT_REAL(eep_n_r(121));">
            <text:p>Xmin_04:=INT_REAL(eep_n_r(121));</text:p>
          </table:table-cell>
          <table:table-cell table:formula="of:=CONCATENATE(&quot;Res:=eep_n_w(&quot;;[.H326];&quot;,REAL_INT(&quot;;[.A326];&quot;));&quot;)" office:value-type="string" office:string-value="Res:=eep_n_w(121,REAL_INT(Xmin_04));">
            <text:p>Res:=eep_n_w(121,REAL_INT(Xmin_04));</text:p>
          </table:table-cell>
          <table:table-cell table:formula="of:=IF([.E326]=1;CONCATENATE([.A326];&quot; smallint default '0',&quot;);&quot;&quot;)">
            <text:p/>
          </table:table-cell>
        </table:table-row>
        <table:table-row table:style-name="ro1">
          <table:table-cell office:value-type="string">
            <text:p>Xmin_05</text:p>
          </table:table-cell>
          <table:table-cell office:value-type="float" office:value="721">
            <text:p>7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22">
            <text:p>122</text:p>
          </table:table-cell>
          <table:table-cell/>
          <table:table-cell table:formula="of:=CONCATENATE([.A327];&quot;:=INT_REAL(eep_n_r(&quot;;[.H327];&quot;));&quot;)" office:value-type="string" office:string-value="Xmin_05:=INT_REAL(eep_n_r(122));">
            <text:p>Xmin_05:=INT_REAL(eep_n_r(122));</text:p>
          </table:table-cell>
          <table:table-cell table:formula="of:=CONCATENATE(&quot;Res:=eep_n_w(&quot;;[.H327];&quot;,REAL_INT(&quot;;[.A327];&quot;));&quot;)" office:value-type="string" office:string-value="Res:=eep_n_w(122,REAL_INT(Xmin_05));">
            <text:p>Res:=eep_n_w(122,REAL_INT(Xmin_05));</text:p>
          </table:table-cell>
          <table:table-cell table:formula="of:=IF([.E327]=1;CONCATENATE([.A327];&quot; smallint default '0',&quot;);&quot;&quot;)">
            <text:p/>
          </table:table-cell>
        </table:table-row>
        <table:table-row table:style-name="ro1">
          <table:table-cell office:value-type="string">
            <text:p>Xmin_06</text:p>
          </table:table-cell>
          <table:table-cell office:value-type="float" office:value="723">
            <text:p>7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23">
            <text:p>123</text:p>
          </table:table-cell>
          <table:table-cell/>
          <table:table-cell table:formula="of:=CONCATENATE([.A328];&quot;:=INT_REAL(eep_n_r(&quot;;[.H328];&quot;));&quot;)" office:value-type="string" office:string-value="Xmin_06:=INT_REAL(eep_n_r(123));">
            <text:p>Xmin_06:=INT_REAL(eep_n_r(123));</text:p>
          </table:table-cell>
          <table:table-cell table:formula="of:=CONCATENATE(&quot;Res:=eep_n_w(&quot;;[.H328];&quot;,REAL_INT(&quot;;[.A328];&quot;));&quot;)" office:value-type="string" office:string-value="Res:=eep_n_w(123,REAL_INT(Xmin_06));">
            <text:p>Res:=eep_n_w(123,REAL_INT(Xmin_06));</text:p>
          </table:table-cell>
          <table:table-cell table:formula="of:=IF([.E328]=1;CONCATENATE([.A328];&quot; smallint default '0',&quot;);&quot;&quot;)">
            <text:p/>
          </table:table-cell>
        </table:table-row>
        <table:table-row table:style-name="ro1">
          <table:table-cell office:value-type="string">
            <text:p>Xmin_07</text:p>
          </table:table-cell>
          <table:table-cell office:value-type="float" office:value="725">
            <text:p>7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24">
            <text:p>124</text:p>
          </table:table-cell>
          <table:table-cell/>
          <table:table-cell table:formula="of:=CONCATENATE([.A329];&quot;:=INT_REAL(eep_n_r(&quot;;[.H329];&quot;));&quot;)" office:value-type="string" office:string-value="Xmin_07:=INT_REAL(eep_n_r(124));">
            <text:p>Xmin_07:=INT_REAL(eep_n_r(124));</text:p>
          </table:table-cell>
          <table:table-cell table:formula="of:=CONCATENATE(&quot;Res:=eep_n_w(&quot;;[.H329];&quot;,REAL_INT(&quot;;[.A329];&quot;));&quot;)" office:value-type="string" office:string-value="Res:=eep_n_w(124,REAL_INT(Xmin_07));">
            <text:p>Res:=eep_n_w(124,REAL_INT(Xmin_07));</text:p>
          </table:table-cell>
          <table:table-cell table:formula="of:=IF([.E329]=1;CONCATENATE([.A329];&quot; smallint default '0',&quot;);&quot;&quot;)">
            <text:p/>
          </table:table-cell>
        </table:table-row>
        <table:table-row table:style-name="ro1">
          <table:table-cell office:value-type="string">
            <text:p>Xmin_08</text:p>
          </table:table-cell>
          <table:table-cell office:value-type="float" office:value="727">
            <text:p>7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25">
            <text:p>125</text:p>
          </table:table-cell>
          <table:table-cell/>
          <table:table-cell table:formula="of:=CONCATENATE([.A330];&quot;:=INT_REAL(eep_n_r(&quot;;[.H330];&quot;));&quot;)" office:value-type="string" office:string-value="Xmin_08:=INT_REAL(eep_n_r(125));">
            <text:p>Xmin_08:=INT_REAL(eep_n_r(125));</text:p>
          </table:table-cell>
          <table:table-cell table:formula="of:=CONCATENATE(&quot;Res:=eep_n_w(&quot;;[.H330];&quot;,REAL_INT(&quot;;[.A330];&quot;));&quot;)" office:value-type="string" office:string-value="Res:=eep_n_w(125,REAL_INT(Xmin_08));">
            <text:p>Res:=eep_n_w(125,REAL_INT(Xmin_08));</text:p>
          </table:table-cell>
          <table:table-cell table:formula="of:=IF([.E330]=1;CONCATENATE([.A330];&quot; smallint default '0',&quot;);&quot;&quot;)">
            <text:p/>
          </table:table-cell>
        </table:table-row>
        <table:table-row table:style-name="ro1">
          <table:table-cell office:value-type="string">
            <text:p>Xmin_09</text:p>
          </table:table-cell>
          <table:table-cell office:value-type="float" office:value="729">
            <text:p>7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26">
            <text:p>126</text:p>
          </table:table-cell>
          <table:table-cell/>
          <table:table-cell table:formula="of:=CONCATENATE([.A331];&quot;:=INT_REAL(eep_n_r(&quot;;[.H331];&quot;));&quot;)" office:value-type="string" office:string-value="Xmin_09:=INT_REAL(eep_n_r(126));">
            <text:p>Xmin_09:=INT_REAL(eep_n_r(126));</text:p>
          </table:table-cell>
          <table:table-cell table:formula="of:=CONCATENATE(&quot;Res:=eep_n_w(&quot;;[.H331];&quot;,REAL_INT(&quot;;[.A331];&quot;));&quot;)" office:value-type="string" office:string-value="Res:=eep_n_w(126,REAL_INT(Xmin_09));">
            <text:p>Res:=eep_n_w(126,REAL_INT(Xmin_09));</text:p>
          </table:table-cell>
          <table:table-cell table:formula="of:=IF([.E331]=1;CONCATENATE([.A331];&quot; smallint default '0',&quot;);&quot;&quot;)">
            <text:p/>
          </table:table-cell>
        </table:table-row>
        <table:table-row table:style-name="ro1">
          <table:table-cell office:value-type="string">
            <text:p>Xmin_10</text:p>
          </table:table-cell>
          <table:table-cell office:value-type="float" office:value="731">
            <text:p>7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27">
            <text:p>127</text:p>
          </table:table-cell>
          <table:table-cell/>
          <table:table-cell table:formula="of:=CONCATENATE([.A332];&quot;:=INT_REAL(eep_n_r(&quot;;[.H332];&quot;));&quot;)" office:value-type="string" office:string-value="Xmin_10:=INT_REAL(eep_n_r(127));">
            <text:p>Xmin_10:=INT_REAL(eep_n_r(127));</text:p>
          </table:table-cell>
          <table:table-cell table:formula="of:=CONCATENATE(&quot;Res:=eep_n_w(&quot;;[.H332];&quot;,REAL_INT(&quot;;[.A332];&quot;));&quot;)" office:value-type="string" office:string-value="Res:=eep_n_w(127,REAL_INT(Xmin_10));">
            <text:p>Res:=eep_n_w(127,REAL_INT(Xmin_10));</text:p>
          </table:table-cell>
          <table:table-cell table:formula="of:=IF([.E332]=1;CONCATENATE([.A332];&quot; smallint default '0',&quot;);&quot;&quot;)">
            <text:p/>
          </table:table-cell>
        </table:table-row>
        <table:table-row table:style-name="ro1">
          <table:table-cell office:value-type="string">
            <text:p>Xmin_11</text:p>
          </table:table-cell>
          <table:table-cell office:value-type="float" office:value="733">
            <text:p>7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28">
            <text:p>128</text:p>
          </table:table-cell>
          <table:table-cell/>
          <table:table-cell table:formula="of:=CONCATENATE([.A333];&quot;:=INT_REAL(eep_n_r(&quot;;[.H333];&quot;));&quot;)" office:value-type="string" office:string-value="Xmin_11:=INT_REAL(eep_n_r(128));">
            <text:p>Xmin_11:=INT_REAL(eep_n_r(128));</text:p>
          </table:table-cell>
          <table:table-cell table:formula="of:=CONCATENATE(&quot;Res:=eep_n_w(&quot;;[.H333];&quot;,REAL_INT(&quot;;[.A333];&quot;));&quot;)" office:value-type="string" office:string-value="Res:=eep_n_w(128,REAL_INT(Xmin_11));">
            <text:p>Res:=eep_n_w(128,REAL_INT(Xmin_11));</text:p>
          </table:table-cell>
          <table:table-cell table:formula="of:=IF([.E333]=1;CONCATENATE([.A333];&quot; smallint default '0',&quot;);&quot;&quot;)">
            <text:p/>
          </table:table-cell>
        </table:table-row>
        <table:table-row table:style-name="ro1">
          <table:table-cell office:value-type="string">
            <text:p>Xmin_12</text:p>
          </table:table-cell>
          <table:table-cell office:value-type="float" office:value="735">
            <text:p>7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29">
            <text:p>129</text:p>
          </table:table-cell>
          <table:table-cell/>
          <table:table-cell table:formula="of:=CONCATENATE([.A334];&quot;:=INT_REAL(eep_n_r(&quot;;[.H334];&quot;));&quot;)" office:value-type="string" office:string-value="Xmin_12:=INT_REAL(eep_n_r(129));">
            <text:p>Xmin_12:=INT_REAL(eep_n_r(129));</text:p>
          </table:table-cell>
          <table:table-cell table:formula="of:=CONCATENATE(&quot;Res:=eep_n_w(&quot;;[.H334];&quot;,REAL_INT(&quot;;[.A334];&quot;));&quot;)" office:value-type="string" office:string-value="Res:=eep_n_w(129,REAL_INT(Xmin_12));">
            <text:p>Res:=eep_n_w(129,REAL_INT(Xmin_12));</text:p>
          </table:table-cell>
          <table:table-cell table:formula="of:=IF([.E334]=1;CONCATENATE([.A334];&quot; smallint default '0',&quot;);&quot;&quot;)">
            <text:p/>
          </table:table-cell>
        </table:table-row>
        <table:table-row table:style-name="ro1">
          <table:table-cell office:value-type="string">
            <text:p>Xmin_13</text:p>
          </table:table-cell>
          <table:table-cell office:value-type="float" office:value="737">
            <text:p>7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30">
            <text:p>130</text:p>
          </table:table-cell>
          <table:table-cell/>
          <table:table-cell table:formula="of:=CONCATENATE([.A335];&quot;:=INT_REAL(eep_n_r(&quot;;[.H335];&quot;));&quot;)" office:value-type="string" office:string-value="Xmin_13:=INT_REAL(eep_n_r(130));">
            <text:p>Xmin_13:=INT_REAL(eep_n_r(130));</text:p>
          </table:table-cell>
          <table:table-cell table:formula="of:=CONCATENATE(&quot;Res:=eep_n_w(&quot;;[.H335];&quot;,REAL_INT(&quot;;[.A335];&quot;));&quot;)" office:value-type="string" office:string-value="Res:=eep_n_w(130,REAL_INT(Xmin_13));">
            <text:p>Res:=eep_n_w(130,REAL_INT(Xmin_13));</text:p>
          </table:table-cell>
          <table:table-cell table:formula="of:=IF([.E335]=1;CONCATENATE([.A335];&quot; smallint default '0',&quot;);&quot;&quot;)">
            <text:p/>
          </table:table-cell>
        </table:table-row>
        <table:table-row table:style-name="ro1">
          <table:table-cell office:value-type="string">
            <text:p>Xmin_14</text:p>
          </table:table-cell>
          <table:table-cell office:value-type="float" office:value="739">
            <text:p>7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31">
            <text:p>131</text:p>
          </table:table-cell>
          <table:table-cell/>
          <table:table-cell table:formula="of:=CONCATENATE([.A336];&quot;:=INT_REAL(eep_n_r(&quot;;[.H336];&quot;));&quot;)" office:value-type="string" office:string-value="Xmin_14:=INT_REAL(eep_n_r(131));">
            <text:p>Xmin_14:=INT_REAL(eep_n_r(131));</text:p>
          </table:table-cell>
          <table:table-cell table:formula="of:=CONCATENATE(&quot;Res:=eep_n_w(&quot;;[.H336];&quot;,REAL_INT(&quot;;[.A336];&quot;));&quot;)" office:value-type="string" office:string-value="Res:=eep_n_w(131,REAL_INT(Xmin_14));">
            <text:p>Res:=eep_n_w(131,REAL_INT(Xmin_14));</text:p>
          </table:table-cell>
          <table:table-cell table:formula="of:=IF([.E336]=1;CONCATENATE([.A336];&quot; smallint default '0',&quot;);&quot;&quot;)">
            <text:p/>
          </table:table-cell>
        </table:table-row>
        <table:table-row table:style-name="ro1">
          <table:table-cell office:value-type="string">
            <text:p>Xmin_15</text:p>
          </table:table-cell>
          <table:table-cell office:value-type="float" office:value="741">
            <text:p>7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32">
            <text:p>132</text:p>
          </table:table-cell>
          <table:table-cell/>
          <table:table-cell table:formula="of:=CONCATENATE([.A337];&quot;:=INT_REAL(eep_n_r(&quot;;[.H337];&quot;));&quot;)" office:value-type="string" office:string-value="Xmin_15:=INT_REAL(eep_n_r(132));">
            <text:p>Xmin_15:=INT_REAL(eep_n_r(132));</text:p>
          </table:table-cell>
          <table:table-cell table:formula="of:=CONCATENATE(&quot;Res:=eep_n_w(&quot;;[.H337];&quot;,REAL_INT(&quot;;[.A337];&quot;));&quot;)" office:value-type="string" office:string-value="Res:=eep_n_w(132,REAL_INT(Xmin_15));">
            <text:p>Res:=eep_n_w(132,REAL_INT(Xmin_15));</text:p>
          </table:table-cell>
          <table:table-cell table:formula="of:=IF([.E337]=1;CONCATENATE([.A337];&quot; smallint default '0',&quot;);&quot;&quot;)">
            <text:p/>
          </table:table-cell>
        </table:table-row>
        <table:table-row table:style-name="ro1">
          <table:table-cell office:value-type="string">
            <text:p>Xmin_16</text:p>
          </table:table-cell>
          <table:table-cell office:value-type="float" office:value="743">
            <text:p>7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33">
            <text:p>133</text:p>
          </table:table-cell>
          <table:table-cell/>
          <table:table-cell table:formula="of:=CONCATENATE([.A338];&quot;:=INT_REAL(eep_n_r(&quot;;[.H338];&quot;));&quot;)" office:value-type="string" office:string-value="Xmin_16:=INT_REAL(eep_n_r(133));">
            <text:p>Xmin_16:=INT_REAL(eep_n_r(133));</text:p>
          </table:table-cell>
          <table:table-cell table:formula="of:=CONCATENATE(&quot;Res:=eep_n_w(&quot;;[.H338];&quot;,REAL_INT(&quot;;[.A338];&quot;));&quot;)" office:value-type="string" office:string-value="Res:=eep_n_w(133,REAL_INT(Xmin_16));">
            <text:p>Res:=eep_n_w(133,REAL_INT(Xmin_16));</text:p>
          </table:table-cell>
          <table:table-cell table:formula="of:=IF([.E338]=1;CONCATENATE([.A338];&quot; smallint default '0',&quot;);&quot;&quot;)">
            <text:p/>
          </table:table-cell>
        </table:table-row>
        <table:table-row table:style-name="ro1">
          <table:table-cell office:value-type="string">
            <text:p>Xmin_17</text:p>
          </table:table-cell>
          <table:table-cell office:value-type="float" office:value="745">
            <text:p>7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34">
            <text:p>134</text:p>
          </table:table-cell>
          <table:table-cell/>
          <table:table-cell table:formula="of:=CONCATENATE([.A339];&quot;:=INT_REAL(eep_n_r(&quot;;[.H339];&quot;));&quot;)" office:value-type="string" office:string-value="Xmin_17:=INT_REAL(eep_n_r(134));">
            <text:p>Xmin_17:=INT_REAL(eep_n_r(134));</text:p>
          </table:table-cell>
          <table:table-cell table:formula="of:=CONCATENATE(&quot;Res:=eep_n_w(&quot;;[.H339];&quot;,REAL_INT(&quot;;[.A339];&quot;));&quot;)" office:value-type="string" office:string-value="Res:=eep_n_w(134,REAL_INT(Xmin_17));">
            <text:p>Res:=eep_n_w(134,REAL_INT(Xmin_17));</text:p>
          </table:table-cell>
          <table:table-cell table:formula="of:=IF([.E339]=1;CONCATENATE([.A339];&quot; smallint default '0',&quot;);&quot;&quot;)">
            <text:p/>
          </table:table-cell>
        </table:table-row>
        <table:table-row table:style-name="ro1">
          <table:table-cell office:value-type="string">
            <text:p>Xmin_18</text:p>
          </table:table-cell>
          <table:table-cell office:value-type="float" office:value="747">
            <text:p>7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35">
            <text:p>135</text:p>
          </table:table-cell>
          <table:table-cell/>
          <table:table-cell table:formula="of:=CONCATENATE([.A340];&quot;:=INT_REAL(eep_n_r(&quot;;[.H340];&quot;));&quot;)" office:value-type="string" office:string-value="Xmin_18:=INT_REAL(eep_n_r(135));">
            <text:p>Xmin_18:=INT_REAL(eep_n_r(135));</text:p>
          </table:table-cell>
          <table:table-cell table:formula="of:=CONCATENATE(&quot;Res:=eep_n_w(&quot;;[.H340];&quot;,REAL_INT(&quot;;[.A340];&quot;));&quot;)" office:value-type="string" office:string-value="Res:=eep_n_w(135,REAL_INT(Xmin_18));">
            <text:p>Res:=eep_n_w(135,REAL_INT(Xmin_18));</text:p>
          </table:table-cell>
          <table:table-cell table:formula="of:=IF([.E340]=1;CONCATENATE([.A340];&quot; smallint default '0',&quot;);&quot;&quot;)">
            <text:p/>
          </table:table-cell>
        </table:table-row>
        <table:table-row table:style-name="ro1">
          <table:table-cell office:value-type="string">
            <text:p>Xmin_19</text:p>
          </table:table-cell>
          <table:table-cell office:value-type="float" office:value="749">
            <text:p>7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36">
            <text:p>136</text:p>
          </table:table-cell>
          <table:table-cell/>
          <table:table-cell table:formula="of:=CONCATENATE([.A341];&quot;:=INT_REAL(eep_n_r(&quot;;[.H341];&quot;));&quot;)" office:value-type="string" office:string-value="Xmin_19:=INT_REAL(eep_n_r(136));">
            <text:p>Xmin_19:=INT_REAL(eep_n_r(136));</text:p>
          </table:table-cell>
          <table:table-cell table:formula="of:=CONCATENATE(&quot;Res:=eep_n_w(&quot;;[.H341];&quot;,REAL_INT(&quot;;[.A341];&quot;));&quot;)" office:value-type="string" office:string-value="Res:=eep_n_w(136,REAL_INT(Xmin_19));">
            <text:p>Res:=eep_n_w(136,REAL_INT(Xmin_19));</text:p>
          </table:table-cell>
          <table:table-cell table:formula="of:=IF([.E341]=1;CONCATENATE([.A341];&quot; smallint default '0',&quot;);&quot;&quot;)">
            <text:p/>
          </table:table-cell>
        </table:table-row>
        <table:table-row table:style-name="ro1">
          <table:table-cell office:value-type="string">
            <text:p>Xmin_20</text:p>
          </table:table-cell>
          <table:table-cell office:value-type="float" office:value="751">
            <text:p>7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37">
            <text:p>137</text:p>
          </table:table-cell>
          <table:table-cell/>
          <table:table-cell table:formula="of:=CONCATENATE([.A342];&quot;:=INT_REAL(eep_n_r(&quot;;[.H342];&quot;));&quot;)" office:value-type="string" office:string-value="Xmin_20:=INT_REAL(eep_n_r(137));">
            <text:p>Xmin_20:=INT_REAL(eep_n_r(137));</text:p>
          </table:table-cell>
          <table:table-cell table:formula="of:=CONCATENATE(&quot;Res:=eep_n_w(&quot;;[.H342];&quot;,REAL_INT(&quot;;[.A342];&quot;));&quot;)" office:value-type="string" office:string-value="Res:=eep_n_w(137,REAL_INT(Xmin_20));">
            <text:p>Res:=eep_n_w(137,REAL_INT(Xmin_20));</text:p>
          </table:table-cell>
          <table:table-cell table:formula="of:=IF([.E342]=1;CONCATENATE([.A342];&quot; smallint default '0',&quot;);&quot;&quot;)">
            <text:p/>
          </table:table-cell>
        </table:table-row>
        <table:table-row table:style-name="ro1">
          <table:table-cell office:value-type="string">
            <text:p>Xmin_21</text:p>
          </table:table-cell>
          <table:table-cell office:value-type="float" office:value="753">
            <text:p>7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38">
            <text:p>138</text:p>
          </table:table-cell>
          <table:table-cell/>
          <table:table-cell table:formula="of:=CONCATENATE([.A343];&quot;:=INT_REAL(eep_n_r(&quot;;[.H343];&quot;));&quot;)" office:value-type="string" office:string-value="Xmin_21:=INT_REAL(eep_n_r(138));">
            <text:p>Xmin_21:=INT_REAL(eep_n_r(138));</text:p>
          </table:table-cell>
          <table:table-cell table:formula="of:=CONCATENATE(&quot;Res:=eep_n_w(&quot;;[.H343];&quot;,REAL_INT(&quot;;[.A343];&quot;));&quot;)" office:value-type="string" office:string-value="Res:=eep_n_w(138,REAL_INT(Xmin_21));">
            <text:p>Res:=eep_n_w(138,REAL_INT(Xmin_21));</text:p>
          </table:table-cell>
          <table:table-cell table:formula="of:=IF([.E343]=1;CONCATENATE([.A343];&quot; smallint default '0',&quot;);&quot;&quot;)">
            <text:p/>
          </table:table-cell>
        </table:table-row>
        <table:table-row table:style-name="ro1">
          <table:table-cell office:value-type="string">
            <text:p>Xmax_01</text:p>
          </table:table-cell>
          <table:table-cell office:value-type="float" office:value="755">
            <text:p>7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39">
            <text:p>139</text:p>
          </table:table-cell>
          <table:table-cell/>
          <table:table-cell table:formula="of:=CONCATENATE([.A344];&quot;:=INT_REAL(eep_n_r(&quot;;[.H344];&quot;));&quot;)" office:value-type="string" office:string-value="Xmax_01:=INT_REAL(eep_n_r(139));">
            <text:p>Xmax_01:=INT_REAL(eep_n_r(139));</text:p>
          </table:table-cell>
          <table:table-cell table:formula="of:=CONCATENATE(&quot;Res:=eep_n_w(&quot;;[.H344];&quot;,REAL_INT(&quot;;[.A344];&quot;));&quot;)" office:value-type="string" office:string-value="Res:=eep_n_w(139,REAL_INT(Xmax_01));">
            <text:p>Res:=eep_n_w(139,REAL_INT(Xmax_01));</text:p>
          </table:table-cell>
          <table:table-cell table:formula="of:=IF([.E344]=1;CONCATENATE([.A344];&quot; smallint default '0',&quot;);&quot;&quot;)">
            <text:p/>
          </table:table-cell>
        </table:table-row>
        <table:table-row table:style-name="ro1">
          <table:table-cell office:value-type="string">
            <text:p>Xmax_02</text:p>
          </table:table-cell>
          <table:table-cell office:value-type="float" office:value="757">
            <text:p>7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40">
            <text:p>140</text:p>
          </table:table-cell>
          <table:table-cell/>
          <table:table-cell table:formula="of:=CONCATENATE([.A345];&quot;:=INT_REAL(eep_n_r(&quot;;[.H345];&quot;));&quot;)" office:value-type="string" office:string-value="Xmax_02:=INT_REAL(eep_n_r(140));">
            <text:p>Xmax_02:=INT_REAL(eep_n_r(140));</text:p>
          </table:table-cell>
          <table:table-cell table:formula="of:=CONCATENATE(&quot;Res:=eep_n_w(&quot;;[.H345];&quot;,REAL_INT(&quot;;[.A345];&quot;));&quot;)" office:value-type="string" office:string-value="Res:=eep_n_w(140,REAL_INT(Xmax_02));">
            <text:p>Res:=eep_n_w(140,REAL_INT(Xmax_02));</text:p>
          </table:table-cell>
          <table:table-cell table:formula="of:=IF([.E345]=1;CONCATENATE([.A345];&quot; smallint default '0',&quot;);&quot;&quot;)">
            <text:p/>
          </table:table-cell>
        </table:table-row>
        <table:table-row table:style-name="ro1">
          <table:table-cell office:value-type="string">
            <text:p>Xmax_03</text:p>
          </table:table-cell>
          <table:table-cell office:value-type="float" office:value="759">
            <text:p>7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41">
            <text:p>141</text:p>
          </table:table-cell>
          <table:table-cell/>
          <table:table-cell table:formula="of:=CONCATENATE([.A346];&quot;:=INT_REAL(eep_n_r(&quot;;[.H346];&quot;));&quot;)" office:value-type="string" office:string-value="Xmax_03:=INT_REAL(eep_n_r(141));">
            <text:p>Xmax_03:=INT_REAL(eep_n_r(141));</text:p>
          </table:table-cell>
          <table:table-cell table:formula="of:=CONCATENATE(&quot;Res:=eep_n_w(&quot;;[.H346];&quot;,REAL_INT(&quot;;[.A346];&quot;));&quot;)" office:value-type="string" office:string-value="Res:=eep_n_w(141,REAL_INT(Xmax_03));">
            <text:p>Res:=eep_n_w(141,REAL_INT(Xmax_03));</text:p>
          </table:table-cell>
          <table:table-cell table:formula="of:=IF([.E346]=1;CONCATENATE([.A346];&quot; smallint default '0',&quot;);&quot;&quot;)">
            <text:p/>
          </table:table-cell>
        </table:table-row>
        <table:table-row table:style-name="ro1">
          <table:table-cell office:value-type="string">
            <text:p>Xmax_04</text:p>
          </table:table-cell>
          <table:table-cell office:value-type="float" office:value="761">
            <text:p>7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42">
            <text:p>142</text:p>
          </table:table-cell>
          <table:table-cell/>
          <table:table-cell table:formula="of:=CONCATENATE([.A347];&quot;:=INT_REAL(eep_n_r(&quot;;[.H347];&quot;));&quot;)" office:value-type="string" office:string-value="Xmax_04:=INT_REAL(eep_n_r(142));">
            <text:p>Xmax_04:=INT_REAL(eep_n_r(142));</text:p>
          </table:table-cell>
          <table:table-cell table:formula="of:=CONCATENATE(&quot;Res:=eep_n_w(&quot;;[.H347];&quot;,REAL_INT(&quot;;[.A347];&quot;));&quot;)" office:value-type="string" office:string-value="Res:=eep_n_w(142,REAL_INT(Xmax_04));">
            <text:p>Res:=eep_n_w(142,REAL_INT(Xmax_04));</text:p>
          </table:table-cell>
          <table:table-cell table:formula="of:=IF([.E347]=1;CONCATENATE([.A347];&quot; smallint default '0',&quot;);&quot;&quot;)">
            <text:p/>
          </table:table-cell>
        </table:table-row>
        <table:table-row table:style-name="ro1">
          <table:table-cell office:value-type="string">
            <text:p>Xmax_05</text:p>
          </table:table-cell>
          <table:table-cell office:value-type="float" office:value="763">
            <text:p>7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43">
            <text:p>143</text:p>
          </table:table-cell>
          <table:table-cell/>
          <table:table-cell table:formula="of:=CONCATENATE([.A348];&quot;:=INT_REAL(eep_n_r(&quot;;[.H348];&quot;));&quot;)" office:value-type="string" office:string-value="Xmax_05:=INT_REAL(eep_n_r(143));">
            <text:p>Xmax_05:=INT_REAL(eep_n_r(143));</text:p>
          </table:table-cell>
          <table:table-cell table:formula="of:=CONCATENATE(&quot;Res:=eep_n_w(&quot;;[.H348];&quot;,REAL_INT(&quot;;[.A348];&quot;));&quot;)" office:value-type="string" office:string-value="Res:=eep_n_w(143,REAL_INT(Xmax_05));">
            <text:p>Res:=eep_n_w(143,REAL_INT(Xmax_05));</text:p>
          </table:table-cell>
          <table:table-cell table:formula="of:=IF([.E348]=1;CONCATENATE([.A348];&quot; smallint default '0',&quot;);&quot;&quot;)">
            <text:p/>
          </table:table-cell>
        </table:table-row>
        <table:table-row table:style-name="ro1">
          <table:table-cell office:value-type="string">
            <text:p>Xmax_06</text:p>
          </table:table-cell>
          <table:table-cell office:value-type="float" office:value="765">
            <text:p>7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44">
            <text:p>144</text:p>
          </table:table-cell>
          <table:table-cell/>
          <table:table-cell table:formula="of:=CONCATENATE([.A349];&quot;:=INT_REAL(eep_n_r(&quot;;[.H349];&quot;));&quot;)" office:value-type="string" office:string-value="Xmax_06:=INT_REAL(eep_n_r(144));">
            <text:p>Xmax_06:=INT_REAL(eep_n_r(144));</text:p>
          </table:table-cell>
          <table:table-cell table:formula="of:=CONCATENATE(&quot;Res:=eep_n_w(&quot;;[.H349];&quot;,REAL_INT(&quot;;[.A349];&quot;));&quot;)" office:value-type="string" office:string-value="Res:=eep_n_w(144,REAL_INT(Xmax_06));">
            <text:p>Res:=eep_n_w(144,REAL_INT(Xmax_06));</text:p>
          </table:table-cell>
          <table:table-cell table:formula="of:=IF([.E349]=1;CONCATENATE([.A349];&quot; smallint default '0',&quot;);&quot;&quot;)">
            <text:p/>
          </table:table-cell>
        </table:table-row>
        <table:table-row table:style-name="ro1">
          <table:table-cell office:value-type="string">
            <text:p>Xmax_07</text:p>
          </table:table-cell>
          <table:table-cell office:value-type="float" office:value="767">
            <text:p>7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45">
            <text:p>145</text:p>
          </table:table-cell>
          <table:table-cell/>
          <table:table-cell table:formula="of:=CONCATENATE([.A350];&quot;:=INT_REAL(eep_n_r(&quot;;[.H350];&quot;));&quot;)" office:value-type="string" office:string-value="Xmax_07:=INT_REAL(eep_n_r(145));">
            <text:p>Xmax_07:=INT_REAL(eep_n_r(145));</text:p>
          </table:table-cell>
          <table:table-cell table:formula="of:=CONCATENATE(&quot;Res:=eep_n_w(&quot;;[.H350];&quot;,REAL_INT(&quot;;[.A350];&quot;));&quot;)" office:value-type="string" office:string-value="Res:=eep_n_w(145,REAL_INT(Xmax_07));">
            <text:p>Res:=eep_n_w(145,REAL_INT(Xmax_07));</text:p>
          </table:table-cell>
          <table:table-cell table:formula="of:=IF([.E350]=1;CONCATENATE([.A350];&quot; smallint default '0',&quot;);&quot;&quot;)">
            <text:p/>
          </table:table-cell>
        </table:table-row>
        <table:table-row table:style-name="ro1">
          <table:table-cell office:value-type="string">
            <text:p>Xmax_08</text:p>
          </table:table-cell>
          <table:table-cell office:value-type="float" office:value="769">
            <text:p>7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46">
            <text:p>146</text:p>
          </table:table-cell>
          <table:table-cell/>
          <table:table-cell table:formula="of:=CONCATENATE([.A351];&quot;:=INT_REAL(eep_n_r(&quot;;[.H351];&quot;));&quot;)" office:value-type="string" office:string-value="Xmax_08:=INT_REAL(eep_n_r(146));">
            <text:p>Xmax_08:=INT_REAL(eep_n_r(146));</text:p>
          </table:table-cell>
          <table:table-cell table:formula="of:=CONCATENATE(&quot;Res:=eep_n_w(&quot;;[.H351];&quot;,REAL_INT(&quot;;[.A351];&quot;));&quot;)" office:value-type="string" office:string-value="Res:=eep_n_w(146,REAL_INT(Xmax_08));">
            <text:p>Res:=eep_n_w(146,REAL_INT(Xmax_08));</text:p>
          </table:table-cell>
          <table:table-cell table:formula="of:=IF([.E351]=1;CONCATENATE([.A351];&quot; smallint default '0',&quot;);&quot;&quot;)">
            <text:p/>
          </table:table-cell>
        </table:table-row>
        <table:table-row table:style-name="ro1">
          <table:table-cell office:value-type="string">
            <text:p>Xmax_09</text:p>
          </table:table-cell>
          <table:table-cell office:value-type="float" office:value="771">
            <text:p>7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47">
            <text:p>147</text:p>
          </table:table-cell>
          <table:table-cell/>
          <table:table-cell table:formula="of:=CONCATENATE([.A352];&quot;:=INT_REAL(eep_n_r(&quot;;[.H352];&quot;));&quot;)" office:value-type="string" office:string-value="Xmax_09:=INT_REAL(eep_n_r(147));">
            <text:p>Xmax_09:=INT_REAL(eep_n_r(147));</text:p>
          </table:table-cell>
          <table:table-cell table:formula="of:=CONCATENATE(&quot;Res:=eep_n_w(&quot;;[.H352];&quot;,REAL_INT(&quot;;[.A352];&quot;));&quot;)" office:value-type="string" office:string-value="Res:=eep_n_w(147,REAL_INT(Xmax_09));">
            <text:p>Res:=eep_n_w(147,REAL_INT(Xmax_09));</text:p>
          </table:table-cell>
          <table:table-cell table:formula="of:=IF([.E352]=1;CONCATENATE([.A352];&quot; smallint default '0',&quot;);&quot;&quot;)">
            <text:p/>
          </table:table-cell>
        </table:table-row>
        <table:table-row table:style-name="ro1">
          <table:table-cell office:value-type="string">
            <text:p>Xmax_10</text:p>
          </table:table-cell>
          <table:table-cell office:value-type="float" office:value="773">
            <text:p>7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48">
            <text:p>148</text:p>
          </table:table-cell>
          <table:table-cell/>
          <table:table-cell table:formula="of:=CONCATENATE([.A353];&quot;:=INT_REAL(eep_n_r(&quot;;[.H353];&quot;));&quot;)" office:value-type="string" office:string-value="Xmax_10:=INT_REAL(eep_n_r(148));">
            <text:p>Xmax_10:=INT_REAL(eep_n_r(148));</text:p>
          </table:table-cell>
          <table:table-cell table:formula="of:=CONCATENATE(&quot;Res:=eep_n_w(&quot;;[.H353];&quot;,REAL_INT(&quot;;[.A353];&quot;));&quot;)" office:value-type="string" office:string-value="Res:=eep_n_w(148,REAL_INT(Xmax_10));">
            <text:p>Res:=eep_n_w(148,REAL_INT(Xmax_10));</text:p>
          </table:table-cell>
          <table:table-cell table:formula="of:=IF([.E353]=1;CONCATENATE([.A353];&quot; smallint default '0',&quot;);&quot;&quot;)">
            <text:p/>
          </table:table-cell>
        </table:table-row>
        <table:table-row table:style-name="ro1">
          <table:table-cell office:value-type="string">
            <text:p>Xmax_11</text:p>
          </table:table-cell>
          <table:table-cell office:value-type="float" office:value="775">
            <text:p>7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49">
            <text:p>149</text:p>
          </table:table-cell>
          <table:table-cell/>
          <table:table-cell table:formula="of:=CONCATENATE([.A354];&quot;:=INT_REAL(eep_n_r(&quot;;[.H354];&quot;));&quot;)" office:value-type="string" office:string-value="Xmax_11:=INT_REAL(eep_n_r(149));">
            <text:p>Xmax_11:=INT_REAL(eep_n_r(149));</text:p>
          </table:table-cell>
          <table:table-cell table:formula="of:=CONCATENATE(&quot;Res:=eep_n_w(&quot;;[.H354];&quot;,REAL_INT(&quot;;[.A354];&quot;));&quot;)" office:value-type="string" office:string-value="Res:=eep_n_w(149,REAL_INT(Xmax_11));">
            <text:p>Res:=eep_n_w(149,REAL_INT(Xmax_11));</text:p>
          </table:table-cell>
          <table:table-cell table:formula="of:=IF([.E354]=1;CONCATENATE([.A354];&quot; smallint default '0',&quot;);&quot;&quot;)">
            <text:p/>
          </table:table-cell>
        </table:table-row>
        <table:table-row table:style-name="ro1">
          <table:table-cell office:value-type="string">
            <text:p>Xmax_12</text:p>
          </table:table-cell>
          <table:table-cell office:value-type="float" office:value="777">
            <text:p>7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50">
            <text:p>150</text:p>
          </table:table-cell>
          <table:table-cell/>
          <table:table-cell table:formula="of:=CONCATENATE([.A355];&quot;:=INT_REAL(eep_n_r(&quot;;[.H355];&quot;));&quot;)" office:value-type="string" office:string-value="Xmax_12:=INT_REAL(eep_n_r(150));">
            <text:p>Xmax_12:=INT_REAL(eep_n_r(150));</text:p>
          </table:table-cell>
          <table:table-cell table:formula="of:=CONCATENATE(&quot;Res:=eep_n_w(&quot;;[.H355];&quot;,REAL_INT(&quot;;[.A355];&quot;));&quot;)" office:value-type="string" office:string-value="Res:=eep_n_w(150,REAL_INT(Xmax_12));">
            <text:p>Res:=eep_n_w(150,REAL_INT(Xmax_12));</text:p>
          </table:table-cell>
          <table:table-cell table:formula="of:=IF([.E355]=1;CONCATENATE([.A355];&quot; smallint default '0',&quot;);&quot;&quot;)">
            <text:p/>
          </table:table-cell>
        </table:table-row>
        <table:table-row table:style-name="ro1">
          <table:table-cell office:value-type="string">
            <text:p>Xmax_13</text:p>
          </table:table-cell>
          <table:table-cell office:value-type="float" office:value="779">
            <text:p>7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51">
            <text:p>151</text:p>
          </table:table-cell>
          <table:table-cell/>
          <table:table-cell table:formula="of:=CONCATENATE([.A356];&quot;:=INT_REAL(eep_n_r(&quot;;[.H356];&quot;));&quot;)" office:value-type="string" office:string-value="Xmax_13:=INT_REAL(eep_n_r(151));">
            <text:p>Xmax_13:=INT_REAL(eep_n_r(151));</text:p>
          </table:table-cell>
          <table:table-cell table:formula="of:=CONCATENATE(&quot;Res:=eep_n_w(&quot;;[.H356];&quot;,REAL_INT(&quot;;[.A356];&quot;));&quot;)" office:value-type="string" office:string-value="Res:=eep_n_w(151,REAL_INT(Xmax_13));">
            <text:p>Res:=eep_n_w(151,REAL_INT(Xmax_13));</text:p>
          </table:table-cell>
          <table:table-cell table:formula="of:=IF([.E356]=1;CONCATENATE([.A356];&quot; smallint default '0',&quot;);&quot;&quot;)">
            <text:p/>
          </table:table-cell>
        </table:table-row>
        <table:table-row table:style-name="ro1">
          <table:table-cell office:value-type="string">
            <text:p>Xmax_14</text:p>
          </table:table-cell>
          <table:table-cell office:value-type="float" office:value="781">
            <text:p>7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52">
            <text:p>152</text:p>
          </table:table-cell>
          <table:table-cell/>
          <table:table-cell table:formula="of:=CONCATENATE([.A357];&quot;:=INT_REAL(eep_n_r(&quot;;[.H357];&quot;));&quot;)" office:value-type="string" office:string-value="Xmax_14:=INT_REAL(eep_n_r(152));">
            <text:p>Xmax_14:=INT_REAL(eep_n_r(152));</text:p>
          </table:table-cell>
          <table:table-cell table:formula="of:=CONCATENATE(&quot;Res:=eep_n_w(&quot;;[.H357];&quot;,REAL_INT(&quot;;[.A357];&quot;));&quot;)" office:value-type="string" office:string-value="Res:=eep_n_w(152,REAL_INT(Xmax_14));">
            <text:p>Res:=eep_n_w(152,REAL_INT(Xmax_14));</text:p>
          </table:table-cell>
          <table:table-cell table:formula="of:=IF([.E357]=1;CONCATENATE([.A357];&quot; smallint default '0',&quot;);&quot;&quot;)">
            <text:p/>
          </table:table-cell>
        </table:table-row>
        <table:table-row table:style-name="ro1">
          <table:table-cell office:value-type="string">
            <text:p>Xmax_15</text:p>
          </table:table-cell>
          <table:table-cell office:value-type="float" office:value="783">
            <text:p>7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53">
            <text:p>153</text:p>
          </table:table-cell>
          <table:table-cell/>
          <table:table-cell table:formula="of:=CONCATENATE([.A358];&quot;:=INT_REAL(eep_n_r(&quot;;[.H358];&quot;));&quot;)" office:value-type="string" office:string-value="Xmax_15:=INT_REAL(eep_n_r(153));">
            <text:p>Xmax_15:=INT_REAL(eep_n_r(153));</text:p>
          </table:table-cell>
          <table:table-cell table:formula="of:=CONCATENATE(&quot;Res:=eep_n_w(&quot;;[.H358];&quot;,REAL_INT(&quot;;[.A358];&quot;));&quot;)" office:value-type="string" office:string-value="Res:=eep_n_w(153,REAL_INT(Xmax_15));">
            <text:p>Res:=eep_n_w(153,REAL_INT(Xmax_15));</text:p>
          </table:table-cell>
          <table:table-cell table:formula="of:=IF([.E358]=1;CONCATENATE([.A358];&quot; smallint default '0',&quot;);&quot;&quot;)">
            <text:p/>
          </table:table-cell>
        </table:table-row>
        <table:table-row table:style-name="ro1">
          <table:table-cell office:value-type="string">
            <text:p>Xmax_16</text:p>
          </table:table-cell>
          <table:table-cell office:value-type="float" office:value="785">
            <text:p>7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54">
            <text:p>154</text:p>
          </table:table-cell>
          <table:table-cell/>
          <table:table-cell table:formula="of:=CONCATENATE([.A359];&quot;:=INT_REAL(eep_n_r(&quot;;[.H359];&quot;));&quot;)" office:value-type="string" office:string-value="Xmax_16:=INT_REAL(eep_n_r(154));">
            <text:p>Xmax_16:=INT_REAL(eep_n_r(154));</text:p>
          </table:table-cell>
          <table:table-cell table:formula="of:=CONCATENATE(&quot;Res:=eep_n_w(&quot;;[.H359];&quot;,REAL_INT(&quot;;[.A359];&quot;));&quot;)" office:value-type="string" office:string-value="Res:=eep_n_w(154,REAL_INT(Xmax_16));">
            <text:p>Res:=eep_n_w(154,REAL_INT(Xmax_16));</text:p>
          </table:table-cell>
          <table:table-cell table:formula="of:=IF([.E359]=1;CONCATENATE([.A359];&quot; smallint default '0',&quot;);&quot;&quot;)">
            <text:p/>
          </table:table-cell>
        </table:table-row>
        <table:table-row table:style-name="ro1">
          <table:table-cell office:value-type="string">
            <text:p>Xmax_17</text:p>
          </table:table-cell>
          <table:table-cell office:value-type="float" office:value="787">
            <text:p>7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55">
            <text:p>155</text:p>
          </table:table-cell>
          <table:table-cell/>
          <table:table-cell table:formula="of:=CONCATENATE([.A360];&quot;:=INT_REAL(eep_n_r(&quot;;[.H360];&quot;));&quot;)" office:value-type="string" office:string-value="Xmax_17:=INT_REAL(eep_n_r(155));">
            <text:p>Xmax_17:=INT_REAL(eep_n_r(155));</text:p>
          </table:table-cell>
          <table:table-cell table:formula="of:=CONCATENATE(&quot;Res:=eep_n_w(&quot;;[.H360];&quot;,REAL_INT(&quot;;[.A360];&quot;));&quot;)" office:value-type="string" office:string-value="Res:=eep_n_w(155,REAL_INT(Xmax_17));">
            <text:p>Res:=eep_n_w(155,REAL_INT(Xmax_17));</text:p>
          </table:table-cell>
          <table:table-cell table:formula="of:=IF([.E360]=1;CONCATENATE([.A360];&quot; smallint default '0',&quot;);&quot;&quot;)">
            <text:p/>
          </table:table-cell>
        </table:table-row>
        <table:table-row table:style-name="ro1">
          <table:table-cell office:value-type="string">
            <text:p>Xmax_18</text:p>
          </table:table-cell>
          <table:table-cell office:value-type="float" office:value="789">
            <text:p>7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56">
            <text:p>156</text:p>
          </table:table-cell>
          <table:table-cell/>
          <table:table-cell table:formula="of:=CONCATENATE([.A361];&quot;:=INT_REAL(eep_n_r(&quot;;[.H361];&quot;));&quot;)" office:value-type="string" office:string-value="Xmax_18:=INT_REAL(eep_n_r(156));">
            <text:p>Xmax_18:=INT_REAL(eep_n_r(156));</text:p>
          </table:table-cell>
          <table:table-cell table:formula="of:=CONCATENATE(&quot;Res:=eep_n_w(&quot;;[.H361];&quot;,REAL_INT(&quot;;[.A361];&quot;));&quot;)" office:value-type="string" office:string-value="Res:=eep_n_w(156,REAL_INT(Xmax_18));">
            <text:p>Res:=eep_n_w(156,REAL_INT(Xmax_18));</text:p>
          </table:table-cell>
          <table:table-cell table:formula="of:=IF([.E361]=1;CONCATENATE([.A361];&quot; smallint default '0',&quot;);&quot;&quot;)">
            <text:p/>
          </table:table-cell>
        </table:table-row>
        <table:table-row table:style-name="ro1">
          <table:table-cell office:value-type="string">
            <text:p>Xmax_19</text:p>
          </table:table-cell>
          <table:table-cell office:value-type="float" office:value="791">
            <text:p>7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57">
            <text:p>157</text:p>
          </table:table-cell>
          <table:table-cell/>
          <table:table-cell table:formula="of:=CONCATENATE([.A362];&quot;:=INT_REAL(eep_n_r(&quot;;[.H362];&quot;));&quot;)" office:value-type="string" office:string-value="Xmax_19:=INT_REAL(eep_n_r(157));">
            <text:p>Xmax_19:=INT_REAL(eep_n_r(157));</text:p>
          </table:table-cell>
          <table:table-cell table:formula="of:=CONCATENATE(&quot;Res:=eep_n_w(&quot;;[.H362];&quot;,REAL_INT(&quot;;[.A362];&quot;));&quot;)" office:value-type="string" office:string-value="Res:=eep_n_w(157,REAL_INT(Xmax_19));">
            <text:p>Res:=eep_n_w(157,REAL_INT(Xmax_19));</text:p>
          </table:table-cell>
          <table:table-cell table:formula="of:=IF([.E362]=1;CONCATENATE([.A362];&quot; smallint default '0',&quot;);&quot;&quot;)">
            <text:p/>
          </table:table-cell>
        </table:table-row>
        <table:table-row table:style-name="ro1">
          <table:table-cell office:value-type="string">
            <text:p>Xmax_20</text:p>
          </table:table-cell>
          <table:table-cell office:value-type="float" office:value="793">
            <text:p>7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58">
            <text:p>158</text:p>
          </table:table-cell>
          <table:table-cell/>
          <table:table-cell table:formula="of:=CONCATENATE([.A363];&quot;:=INT_REAL(eep_n_r(&quot;;[.H363];&quot;));&quot;)" office:value-type="string" office:string-value="Xmax_20:=INT_REAL(eep_n_r(158));">
            <text:p>Xmax_20:=INT_REAL(eep_n_r(158));</text:p>
          </table:table-cell>
          <table:table-cell table:formula="of:=CONCATENATE(&quot;Res:=eep_n_w(&quot;;[.H363];&quot;,REAL_INT(&quot;;[.A363];&quot;));&quot;)" office:value-type="string" office:string-value="Res:=eep_n_w(158,REAL_INT(Xmax_20));">
            <text:p>Res:=eep_n_w(158,REAL_INT(Xmax_20));</text:p>
          </table:table-cell>
          <table:table-cell table:formula="of:=IF([.E363]=1;CONCATENATE([.A363];&quot; smallint default '0',&quot;);&quot;&quot;)">
            <text:p/>
          </table:table-cell>
        </table:table-row>
        <table:table-row table:style-name="ro1">
          <table:table-cell office:value-type="string">
            <text:p>Xmax_21</text:p>
          </table:table-cell>
          <table:table-cell office:value-type="float" office:value="795">
            <text:p>7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59">
            <text:p>159</text:p>
          </table:table-cell>
          <table:table-cell/>
          <table:table-cell table:formula="of:=CONCATENATE([.A364];&quot;:=INT_REAL(eep_n_r(&quot;;[.H364];&quot;));&quot;)" office:value-type="string" office:string-value="Xmax_21:=INT_REAL(eep_n_r(159));">
            <text:p>Xmax_21:=INT_REAL(eep_n_r(159));</text:p>
          </table:table-cell>
          <table:table-cell table:formula="of:=CONCATENATE(&quot;Res:=eep_n_w(&quot;;[.H364];&quot;,REAL_INT(&quot;;[.A364];&quot;));&quot;)" office:value-type="string" office:string-value="Res:=eep_n_w(159,REAL_INT(Xmax_21));">
            <text:p>Res:=eep_n_w(159,REAL_INT(Xmax_21));</text:p>
          </table:table-cell>
          <table:table-cell table:formula="of:=IF([.E364]=1;CONCATENATE([.A364];&quot; smallint default '0',&quot;);&quot;&quot;)">
            <text:p/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797">
            <text:p>7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6</text:p>
          </table:table-cell>
          <table:table-cell/>
          <table:table-cell office:value-type="float" office:value="160">
            <text:p>160</text:p>
          </table:table-cell>
          <table:table-cell/>
          <table:table-cell table:formula="of:=CONCATENATE([.A365];&quot;:=INT_REAL(eep_n_r(&quot;;[.H365];&quot;));&quot;)" office:value-type="string" office:string-value="SP_01:=INT_REAL(eep_n_r(160));">
            <text:p>SP_01:=INT_REAL(eep_n_r(160));</text:p>
          </table:table-cell>
          <table:table-cell table:formula="of:=CONCATENATE(&quot;Res:=eep_n_w(&quot;;[.H365];&quot;,REAL_INT(&quot;;[.A365];&quot;));&quot;)" office:value-type="string" office:string-value="Res:=eep_n_w(160,REAL_INT(SP_01));">
            <text:p>Res:=eep_n_w(160,REAL_INT(SP_01));</text:p>
          </table:table-cell>
          <table:table-cell table:formula="of:=IF([.E365]=1;CONCATENATE([.A365];&quot; smallint default '0',&quot;);&quot;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799">
            <text:p>7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5</text:p>
          </table:table-cell>
          <table:table-cell/>
          <table:table-cell office:value-type="float" office:value="161">
            <text:p>161</text:p>
          </table:table-cell>
          <table:table-cell/>
          <table:table-cell table:formula="of:=CONCATENATE([.A366];&quot;:=INT_REAL(eep_n_r(&quot;;[.H366];&quot;));&quot;)" office:value-type="string" office:string-value="SP_02:=INT_REAL(eep_n_r(161));">
            <text:p>SP_02:=INT_REAL(eep_n_r(161));</text:p>
          </table:table-cell>
          <table:table-cell table:formula="of:=CONCATENATE(&quot;Res:=eep_n_w(&quot;;[.H366];&quot;,REAL_INT(&quot;;[.A366];&quot;));&quot;)" office:value-type="string" office:string-value="Res:=eep_n_w(161,REAL_INT(SP_02));">
            <text:p>Res:=eep_n_w(161,REAL_INT(SP_02));</text:p>
          </table:table-cell>
          <table:table-cell table:formula="of:=IF([.E366]=1;CONCATENATE([.A366];&quot; smallint default '0',&quot;);&quot;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801">
            <text:p>8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6</text:p>
          </table:table-cell>
          <table:table-cell/>
          <table:table-cell office:value-type="float" office:value="162">
            <text:p>162</text:p>
          </table:table-cell>
          <table:table-cell/>
          <table:table-cell table:formula="of:=CONCATENATE([.A367];&quot;:=INT_REAL(eep_n_r(&quot;;[.H367];&quot;));&quot;)" office:value-type="string" office:string-value="SP_03:=INT_REAL(eep_n_r(162));">
            <text:p>SP_03:=INT_REAL(eep_n_r(162));</text:p>
          </table:table-cell>
          <table:table-cell table:formula="of:=CONCATENATE(&quot;Res:=eep_n_w(&quot;;[.H367];&quot;,REAL_INT(&quot;;[.A367];&quot;));&quot;)" office:value-type="string" office:string-value="Res:=eep_n_w(162,REAL_INT(SP_03));">
            <text:p>Res:=eep_n_w(162,REAL_INT(SP_03));</text:p>
          </table:table-cell>
          <table:table-cell table:formula="of:=IF([.E367]=1;CONCATENATE([.A367];&quot; smallint default '0',&quot;);&quot;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803">
            <text:p>8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7</text:p>
          </table:table-cell>
          <table:table-cell/>
          <table:table-cell office:value-type="float" office:value="163">
            <text:p>163</text:p>
          </table:table-cell>
          <table:table-cell/>
          <table:table-cell table:formula="of:=CONCATENATE([.A368];&quot;:=INT_REAL(eep_n_r(&quot;;[.H368];&quot;));&quot;)" office:value-type="string" office:string-value="SP_04:=INT_REAL(eep_n_r(163));">
            <text:p>SP_04:=INT_REAL(eep_n_r(163));</text:p>
          </table:table-cell>
          <table:table-cell table:formula="of:=CONCATENATE(&quot;Res:=eep_n_w(&quot;;[.H368];&quot;,REAL_INT(&quot;;[.A368];&quot;));&quot;)" office:value-type="string" office:string-value="Res:=eep_n_w(163,REAL_INT(SP_04));">
            <text:p>Res:=eep_n_w(163,REAL_INT(SP_04));</text:p>
          </table:table-cell>
          <table:table-cell table:formula="of:=IF([.E368]=1;CONCATENATE([.A368];&quot; smallint default '0',&quot;);&quot;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805">
            <text:p>8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8</text:p>
          </table:table-cell>
          <table:table-cell/>
          <table:table-cell office:value-type="float" office:value="164">
            <text:p>164</text:p>
          </table:table-cell>
          <table:table-cell/>
          <table:table-cell table:formula="of:=CONCATENATE([.A369];&quot;:=INT_REAL(eep_n_r(&quot;;[.H369];&quot;));&quot;)" office:value-type="string" office:string-value="SP_05:=INT_REAL(eep_n_r(164));">
            <text:p>SP_05:=INT_REAL(eep_n_r(164));</text:p>
          </table:table-cell>
          <table:table-cell table:formula="of:=CONCATENATE(&quot;Res:=eep_n_w(&quot;;[.H369];&quot;,REAL_INT(&quot;;[.A369];&quot;));&quot;)" office:value-type="string" office:string-value="Res:=eep_n_w(164,REAL_INT(SP_05));">
            <text:p>Res:=eep_n_w(164,REAL_INT(SP_05));</text:p>
          </table:table-cell>
          <table:table-cell table:formula="of:=IF([.E369]=1;CONCATENATE([.A369];&quot; smallint default '0',&quot;);&quot;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807">
            <text:p>8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/>
          <table:table-cell office:value-type="float" office:value="165">
            <text:p>165</text:p>
          </table:table-cell>
          <table:table-cell/>
          <table:table-cell table:formula="of:=CONCATENATE([.A370];&quot;:=INT_REAL(eep_n_r(&quot;;[.H370];&quot;));&quot;)" office:value-type="string" office:string-value="SP_06:=INT_REAL(eep_n_r(165));">
            <text:p>SP_06:=INT_REAL(eep_n_r(165));</text:p>
          </table:table-cell>
          <table:table-cell table:formula="of:=CONCATENATE(&quot;Res:=eep_n_w(&quot;;[.H370];&quot;,REAL_INT(&quot;;[.A370];&quot;));&quot;)" office:value-type="string" office:string-value="Res:=eep_n_w(165,REAL_INT(SP_06));">
            <text:p>Res:=eep_n_w(165,REAL_INT(SP_06));</text:p>
          </table:table-cell>
          <table:table-cell table:formula="of:=IF([.E370]=1;CONCATENATE([.A370];&quot; smallint default '0',&quot;);&quot;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809">
            <text:p>8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0</text:p>
          </table:table-cell>
          <table:table-cell/>
          <table:table-cell office:value-type="float" office:value="166">
            <text:p>166</text:p>
          </table:table-cell>
          <table:table-cell/>
          <table:table-cell table:formula="of:=CONCATENATE([.A371];&quot;:=INT_REAL(eep_n_r(&quot;;[.H371];&quot;));&quot;)" office:value-type="string" office:string-value="SP_07:=INT_REAL(eep_n_r(166));">
            <text:p>SP_07:=INT_REAL(eep_n_r(166));</text:p>
          </table:table-cell>
          <table:table-cell table:formula="of:=CONCATENATE(&quot;Res:=eep_n_w(&quot;;[.H371];&quot;,REAL_INT(&quot;;[.A371];&quot;));&quot;)" office:value-type="string" office:string-value="Res:=eep_n_w(166,REAL_INT(SP_07));">
            <text:p>Res:=eep_n_w(166,REAL_INT(SP_07));</text:p>
          </table:table-cell>
          <table:table-cell table:formula="of:=IF([.E371]=1;CONCATENATE([.A371];&quot; smallint default '0',&quot;);&quot;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811">
            <text:p>8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1</text:p>
          </table:table-cell>
          <table:table-cell/>
          <table:table-cell office:value-type="float" office:value="167">
            <text:p>167</text:p>
          </table:table-cell>
          <table:table-cell/>
          <table:table-cell table:formula="of:=CONCATENATE([.A372];&quot;:=INT_REAL(eep_n_r(&quot;;[.H372];&quot;));&quot;)" office:value-type="string" office:string-value="SP_08:=INT_REAL(eep_n_r(167));">
            <text:p>SP_08:=INT_REAL(eep_n_r(167));</text:p>
          </table:table-cell>
          <table:table-cell table:formula="of:=CONCATENATE(&quot;Res:=eep_n_w(&quot;;[.H372];&quot;,REAL_INT(&quot;;[.A372];&quot;));&quot;)" office:value-type="string" office:string-value="Res:=eep_n_w(167,REAL_INT(SP_08));">
            <text:p>Res:=eep_n_w(167,REAL_INT(SP_08));</text:p>
          </table:table-cell>
          <table:table-cell table:formula="of:=IF([.E372]=1;CONCATENATE([.A372];&quot; smallint default '0',&quot;);&quot;&quot;)" office:value-type="string" office:string-value="SP_08 smallint default '0',">
            <text:p>SP_08 smallint default '0',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813">
            <text:p>8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2</text:p>
          </table:table-cell>
          <table:table-cell/>
          <table:table-cell office:value-type="float" office:value="168">
            <text:p>168</text:p>
          </table:table-cell>
          <table:table-cell/>
          <table:table-cell table:formula="of:=CONCATENATE([.A373];&quot;:=INT_REAL(eep_n_r(&quot;;[.H373];&quot;));&quot;)" office:value-type="string" office:string-value="SP_09:=INT_REAL(eep_n_r(168));">
            <text:p>SP_09:=INT_REAL(eep_n_r(168));</text:p>
          </table:table-cell>
          <table:table-cell table:formula="of:=CONCATENATE(&quot;Res:=eep_n_w(&quot;;[.H373];&quot;,REAL_INT(&quot;;[.A373];&quot;));&quot;)" office:value-type="string" office:string-value="Res:=eep_n_w(168,REAL_INT(SP_09));">
            <text:p>Res:=eep_n_w(168,REAL_INT(SP_09));</text:p>
          </table:table-cell>
          <table:table-cell table:formula="of:=IF([.E373]=1;CONCATENATE([.A373];&quot; smallint default '0',&quot;);&quot;&quot;)" office:value-type="string" office:string-value="SP_09 smallint default '0',">
            <text:p>SP_09 smallint default '0',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815">
            <text:p>8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3</text:p>
          </table:table-cell>
          <table:table-cell/>
          <table:table-cell office:value-type="float" office:value="169">
            <text:p>169</text:p>
          </table:table-cell>
          <table:table-cell/>
          <table:table-cell table:formula="of:=CONCATENATE([.A374];&quot;:=INT_REAL(eep_n_r(&quot;;[.H374];&quot;));&quot;)" office:value-type="string" office:string-value="SP_10:=INT_REAL(eep_n_r(169));">
            <text:p>SP_10:=INT_REAL(eep_n_r(169));</text:p>
          </table:table-cell>
          <table:table-cell table:formula="of:=CONCATENATE(&quot;Res:=eep_n_w(&quot;;[.H374];&quot;,REAL_INT(&quot;;[.A374];&quot;));&quot;)" office:value-type="string" office:string-value="Res:=eep_n_w(169,REAL_INT(SP_10));">
            <text:p>Res:=eep_n_w(169,REAL_INT(SP_10));</text:p>
          </table:table-cell>
          <table:table-cell table:formula="of:=IF([.E374]=1;CONCATENATE([.A374];&quot; smallint default '0',&quot;);&quot;&quot;)" office:value-type="string" office:string-value="SP_10 smallint default '0',">
            <text:p>SP_10 smallint default '0',</text:p>
          </table:table-cell>
        </table:table-row>
        <table:table-row table:style-name="ro1">
          <table:table-cell office:value-type="string">
            <text:p>SP_11</text:p>
          </table:table-cell>
          <table:table-cell office:value-type="float" office:value="817">
            <text:p>8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4</text:p>
          </table:table-cell>
          <table:table-cell/>
          <table:table-cell office:value-type="float" office:value="170">
            <text:p>170</text:p>
          </table:table-cell>
          <table:table-cell/>
          <table:table-cell table:formula="of:=CONCATENATE([.A375];&quot;:=INT_REAL(eep_n_r(&quot;;[.H375];&quot;));&quot;)" office:value-type="string" office:string-value="SP_11:=INT_REAL(eep_n_r(170));">
            <text:p>SP_11:=INT_REAL(eep_n_r(170));</text:p>
          </table:table-cell>
          <table:table-cell table:formula="of:=CONCATENATE(&quot;Res:=eep_n_w(&quot;;[.H375];&quot;,REAL_INT(&quot;;[.A375];&quot;));&quot;)" office:value-type="string" office:string-value="Res:=eep_n_w(170,REAL_INT(SP_11));">
            <text:p>Res:=eep_n_w(170,REAL_INT(SP_11));</text:p>
          </table:table-cell>
          <table:table-cell table:formula="of:=IF([.E375]=1;CONCATENATE([.A375];&quot; smallint default '0',&quot;);&quot;&quot;)" office:value-type="string" office:string-value="SP_11 smallint default '0',">
            <text:p>SP_11 smallint default '0',</text:p>
          </table:table-cell>
        </table:table-row>
        <table:table-row table:style-name="ro1">
          <table:table-cell office:value-type="string">
            <text:p>SP_12</text:p>
          </table:table-cell>
          <table:table-cell office:value-type="float" office:value="819">
            <text:p>8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5</text:p>
          </table:table-cell>
          <table:table-cell/>
          <table:table-cell office:value-type="float" office:value="171">
            <text:p>171</text:p>
          </table:table-cell>
          <table:table-cell/>
          <table:table-cell table:formula="of:=CONCATENATE([.A376];&quot;:=INT_REAL(eep_n_r(&quot;;[.H376];&quot;));&quot;)" office:value-type="string" office:string-value="SP_12:=INT_REAL(eep_n_r(171));">
            <text:p>SP_12:=INT_REAL(eep_n_r(171));</text:p>
          </table:table-cell>
          <table:table-cell table:formula="of:=CONCATENATE(&quot;Res:=eep_n_w(&quot;;[.H376];&quot;,REAL_INT(&quot;;[.A376];&quot;));&quot;)" office:value-type="string" office:string-value="Res:=eep_n_w(171,REAL_INT(SP_12));">
            <text:p>Res:=eep_n_w(171,REAL_INT(SP_12));</text:p>
          </table:table-cell>
          <table:table-cell table:formula="of:=IF([.E376]=1;CONCATENATE([.A376];&quot; smallint default '0',&quot;);&quot;&quot;)" office:value-type="string" office:string-value="SP_12 smallint default '0',">
            <text:p>SP_12 smallint default '0',</text:p>
          </table:table-cell>
        </table:table-row>
        <table:table-row table:style-name="ro1">
          <table:table-cell office:value-type="string">
            <text:p>SP_13</text:p>
          </table:table-cell>
          <table:table-cell office:value-type="float" office:value="821">
            <text:p>8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6</text:p>
          </table:table-cell>
          <table:table-cell/>
          <table:table-cell office:value-type="float" office:value="172">
            <text:p>172</text:p>
          </table:table-cell>
          <table:table-cell/>
          <table:table-cell table:formula="of:=CONCATENATE([.A377];&quot;:=INT_REAL(eep_n_r(&quot;;[.H377];&quot;));&quot;)" office:value-type="string" office:string-value="SP_13:=INT_REAL(eep_n_r(172));">
            <text:p>SP_13:=INT_REAL(eep_n_r(172));</text:p>
          </table:table-cell>
          <table:table-cell table:formula="of:=CONCATENATE(&quot;Res:=eep_n_w(&quot;;[.H377];&quot;,REAL_INT(&quot;;[.A377];&quot;));&quot;)" office:value-type="string" office:string-value="Res:=eep_n_w(172,REAL_INT(SP_13));">
            <text:p>Res:=eep_n_w(172,REAL_INT(SP_13));</text:p>
          </table:table-cell>
          <table:table-cell table:formula="of:=IF([.E377]=1;CONCATENATE([.A377];&quot; smallint default '0',&quot;);&quot;&quot;)" office:value-type="string" office:string-value="SP_13 smallint default '0',">
            <text:p>SP_13 smallint default '0',</text:p>
          </table:table-cell>
        </table:table-row>
        <table:table-row table:style-name="ro1">
          <table:table-cell office:value-type="string">
            <text:p>SP_14</text:p>
          </table:table-cell>
          <table:table-cell office:value-type="float" office:value="823">
            <text:p>8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8</text:p>
          </table:table-cell>
          <table:table-cell/>
          <table:table-cell office:value-type="float" office:value="173">
            <text:p>173</text:p>
          </table:table-cell>
          <table:table-cell/>
          <table:table-cell table:formula="of:=CONCATENATE([.A378];&quot;:=INT_REAL(eep_n_r(&quot;;[.H378];&quot;));&quot;)" office:value-type="string" office:string-value="SP_14:=INT_REAL(eep_n_r(173));">
            <text:p>SP_14:=INT_REAL(eep_n_r(173));</text:p>
          </table:table-cell>
          <table:table-cell table:formula="of:=CONCATENATE(&quot;Res:=eep_n_w(&quot;;[.H378];&quot;,REAL_INT(&quot;;[.A378];&quot;));&quot;)" office:value-type="string" office:string-value="Res:=eep_n_w(173,REAL_INT(SP_14));">
            <text:p>Res:=eep_n_w(173,REAL_INT(SP_14));</text:p>
          </table:table-cell>
          <table:table-cell table:formula="of:=IF([.E378]=1;CONCATENATE([.A378];&quot; smallint default '0',&quot;);&quot;&quot;)" office:value-type="string" office:string-value="SP_14 smallint default '0',">
            <text:p>SP_14 smallint default '0',</text:p>
          </table:table-cell>
        </table:table-row>
        <table:table-row table:style-name="ro1">
          <table:table-cell office:value-type="string">
            <text:p>SP_15</text:p>
          </table:table-cell>
          <table:table-cell office:value-type="float" office:value="825">
            <text:p>8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0</text:p>
          </table:table-cell>
          <table:table-cell/>
          <table:table-cell office:value-type="float" office:value="174">
            <text:p>174</text:p>
          </table:table-cell>
          <table:table-cell/>
          <table:table-cell table:formula="of:=CONCATENATE([.A379];&quot;:=INT_REAL(eep_n_r(&quot;;[.H379];&quot;));&quot;)" office:value-type="string" office:string-value="SP_15:=INT_REAL(eep_n_r(174));">
            <text:p>SP_15:=INT_REAL(eep_n_r(174));</text:p>
          </table:table-cell>
          <table:table-cell table:formula="of:=CONCATENATE(&quot;Res:=eep_n_w(&quot;;[.H379];&quot;,REAL_INT(&quot;;[.A379];&quot;));&quot;)" office:value-type="string" office:string-value="Res:=eep_n_w(174,REAL_INT(SP_15));">
            <text:p>Res:=eep_n_w(174,REAL_INT(SP_15));</text:p>
          </table:table-cell>
          <table:table-cell table:formula="of:=IF([.E379]=1;CONCATENATE([.A379];&quot; smallint default '0',&quot;);&quot;&quot;)" office:value-type="string" office:string-value="SP_15 smallint default '0',">
            <text:p>SP_15 smallint default '0',</text:p>
          </table:table-cell>
        </table:table-row>
        <table:table-row table:style-name="ro1">
          <table:table-cell office:value-type="string">
            <text:p>SP_16</text:p>
          </table:table-cell>
          <table:table-cell office:value-type="float" office:value="827">
            <text:p>8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/>
          <table:table-cell office:value-type="float" office:value="175">
            <text:p>175</text:p>
          </table:table-cell>
          <table:table-cell/>
          <table:table-cell table:formula="of:=CONCATENATE([.A380];&quot;:=INT_REAL(eep_n_r(&quot;;[.H380];&quot;));&quot;)" office:value-type="string" office:string-value="SP_16:=INT_REAL(eep_n_r(175));">
            <text:p>SP_16:=INT_REAL(eep_n_r(175));</text:p>
          </table:table-cell>
          <table:table-cell table:formula="of:=CONCATENATE(&quot;Res:=eep_n_w(&quot;;[.H380];&quot;,REAL_INT(&quot;;[.A380];&quot;));&quot;)" office:value-type="string" office:string-value="Res:=eep_n_w(175,REAL_INT(SP_16));">
            <text:p>Res:=eep_n_w(175,REAL_INT(SP_16));</text:p>
          </table:table-cell>
          <table:table-cell table:formula="of:=IF([.E380]=1;CONCATENATE([.A380];&quot; smallint default '0',&quot;);&quot;&quot;)" office:value-type="string" office:string-value="SP_16 smallint default '0',">
            <text:p>SP_16 smallint default '0',</text:p>
          </table:table-cell>
        </table:table-row>
        <table:table-row table:style-name="ro1">
          <table:table-cell office:value-type="string">
            <text:p>SP_17</text:p>
          </table:table-cell>
          <table:table-cell office:value-type="float" office:value="829">
            <text:p>8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176">
            <text:p>176</text:p>
          </table:table-cell>
          <table:table-cell/>
          <table:table-cell table:formula="of:=CONCATENATE([.A381];&quot;:=INT_REAL(eep_n_r(&quot;;[.H381];&quot;));&quot;)" office:value-type="string" office:string-value="SP_17:=INT_REAL(eep_n_r(176));">
            <text:p>SP_17:=INT_REAL(eep_n_r(176));</text:p>
          </table:table-cell>
          <table:table-cell table:formula="of:=CONCATENATE(&quot;Res:=eep_n_w(&quot;;[.H381];&quot;,REAL_INT(&quot;;[.A381];&quot;));&quot;)" office:value-type="string" office:string-value="Res:=eep_n_w(176,REAL_INT(SP_17));">
            <text:p>Res:=eep_n_w(176,REAL_INT(SP_17));</text:p>
          </table:table-cell>
          <table:table-cell table:formula="of:=IF([.E381]=1;CONCATENATE([.A381];&quot; smallint default '0',&quot;);&quot;&quot;)" office:value-type="string" office:string-value="SP_17 smallint default '0',">
            <text:p>SP_17 smallint default '0',</text:p>
          </table:table-cell>
        </table:table-row>
        <table:table-row table:style-name="ro1">
          <table:table-cell office:value-type="string">
            <text:p>SP_18</text:p>
          </table:table-cell>
          <table:table-cell office:value-type="float" office:value="831">
            <text:p>8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7</text:p>
          </table:table-cell>
          <table:table-cell/>
          <table:table-cell office:value-type="float" office:value="177">
            <text:p>177</text:p>
          </table:table-cell>
          <table:table-cell/>
          <table:table-cell table:formula="of:=CONCATENATE([.A382];&quot;:=INT_REAL(eep_n_r(&quot;;[.H382];&quot;));&quot;)" office:value-type="string" office:string-value="SP_18:=INT_REAL(eep_n_r(177));">
            <text:p>SP_18:=INT_REAL(eep_n_r(177));</text:p>
          </table:table-cell>
          <table:table-cell table:formula="of:=CONCATENATE(&quot;Res:=eep_n_w(&quot;;[.H382];&quot;,REAL_INT(&quot;;[.A382];&quot;));&quot;)" office:value-type="string" office:string-value="Res:=eep_n_w(177,REAL_INT(SP_18));">
            <text:p>Res:=eep_n_w(177,REAL_INT(SP_18));</text:p>
          </table:table-cell>
          <table:table-cell table:formula="of:=IF([.E382]=1;CONCATENATE([.A382];&quot; smallint default '0',&quot;);&quot;&quot;)" office:value-type="string" office:string-value="SP_18 smallint default '0',">
            <text:p>SP_18 smallint default '0',</text:p>
          </table:table-cell>
        </table:table-row>
        <table:table-row table:style-name="ro1">
          <table:table-cell office:value-type="string">
            <text:p>SP_19</text:p>
          </table:table-cell>
          <table:table-cell office:value-type="float" office:value="833">
            <text:p>8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8</text:p>
          </table:table-cell>
          <table:table-cell/>
          <table:table-cell office:value-type="float" office:value="178">
            <text:p>178</text:p>
          </table:table-cell>
          <table:table-cell/>
          <table:table-cell table:formula="of:=CONCATENATE([.A383];&quot;:=INT_REAL(eep_n_r(&quot;;[.H383];&quot;));&quot;)" office:value-type="string" office:string-value="SP_19:=INT_REAL(eep_n_r(178));">
            <text:p>SP_19:=INT_REAL(eep_n_r(178));</text:p>
          </table:table-cell>
          <table:table-cell table:formula="of:=CONCATENATE(&quot;Res:=eep_n_w(&quot;;[.H383];&quot;,REAL_INT(&quot;;[.A383];&quot;));&quot;)" office:value-type="string" office:string-value="Res:=eep_n_w(178,REAL_INT(SP_19));">
            <text:p>Res:=eep_n_w(178,REAL_INT(SP_19));</text:p>
          </table:table-cell>
          <table:table-cell table:formula="of:=IF([.E383]=1;CONCATENATE([.A383];&quot; smallint default '0',&quot;);&quot;&quot;)" office:value-type="string" office:string-value="SP_19 smallint default '0',">
            <text:p>SP_19 smallint default '0',</text:p>
          </table:table-cell>
        </table:table-row>
        <table:table-row table:style-name="ro1">
          <table:table-cell office:value-type="string">
            <text:p>SP_20</text:p>
          </table:table-cell>
          <table:table-cell office:value-type="float" office:value="835">
            <text:p>8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1</text:p>
          </table:table-cell>
          <table:table-cell/>
          <table:table-cell office:value-type="float" office:value="179">
            <text:p>179</text:p>
          </table:table-cell>
          <table:table-cell/>
          <table:table-cell table:formula="of:=CONCATENATE([.A384];&quot;:=INT_REAL(eep_n_r(&quot;;[.H384];&quot;));&quot;)" office:value-type="string" office:string-value="SP_20:=INT_REAL(eep_n_r(179));">
            <text:p>SP_20:=INT_REAL(eep_n_r(179));</text:p>
          </table:table-cell>
          <table:table-cell table:formula="of:=CONCATENATE(&quot;Res:=eep_n_w(&quot;;[.H384];&quot;,REAL_INT(&quot;;[.A384];&quot;));&quot;)" office:value-type="string" office:string-value="Res:=eep_n_w(179,REAL_INT(SP_20));">
            <text:p>Res:=eep_n_w(179,REAL_INT(SP_20));</text:p>
          </table:table-cell>
          <table:table-cell table:formula="of:=IF([.E384]=1;CONCATENATE([.A384];&quot; smallint default '0',&quot;);&quot;&quot;)" office:value-type="string" office:string-value="SP_20 smallint default '0',">
            <text:p>SP_20 smallint default '0',</text:p>
          </table:table-cell>
        </table:table-row>
        <table:table-row table:style-name="ro1">
          <table:table-cell office:value-type="string">
            <text:p>SP_21</text:p>
          </table:table-cell>
          <table:table-cell office:value-type="float" office:value="837">
            <text:p>8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2</text:p>
          </table:table-cell>
          <table:table-cell/>
          <table:table-cell office:value-type="float" office:value="180">
            <text:p>180</text:p>
          </table:table-cell>
          <table:table-cell/>
          <table:table-cell table:formula="of:=CONCATENATE([.A385];&quot;:=INT_REAL(eep_n_r(&quot;;[.H385];&quot;));&quot;)" office:value-type="string" office:string-value="SP_21:=INT_REAL(eep_n_r(180));">
            <text:p>SP_21:=INT_REAL(eep_n_r(180));</text:p>
          </table:table-cell>
          <table:table-cell table:formula="of:=CONCATENATE(&quot;Res:=eep_n_w(&quot;;[.H385];&quot;,REAL_INT(&quot;;[.A385];&quot;));&quot;)" office:value-type="string" office:string-value="Res:=eep_n_w(180,REAL_INT(SP_21));">
            <text:p>Res:=eep_n_w(180,REAL_INT(SP_21));</text:p>
          </table:table-cell>
          <table:table-cell table:formula="of:=IF([.E385]=1;CONCATENATE([.A385];&quot; smallint default '0',&quot;);&quot;&quot;)" office:value-type="string" office:string-value="SP_21 smallint default '0',">
            <text:p>SP_21 smallint default '0',</text:p>
          </table:table-cell>
        </table:table-row>
        <table:table-row table:style-name="ro1">
          <table:table-cell office:value-type="string">
            <text:p>SP2_04</text:p>
          </table:table-cell>
          <table:table-cell office:value-type="float" office:value="839">
            <text:p>8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3</text:p>
          </table:table-cell>
          <table:table-cell/>
          <table:table-cell office:value-type="float" office:value="181">
            <text:p>181</text:p>
          </table:table-cell>
          <table:table-cell/>
          <table:table-cell table:formula="of:=CONCATENATE([.A386];&quot;:=INT_REAL(eep_n_r(&quot;;[.H386];&quot;));&quot;)" office:value-type="string" office:string-value="SP2_04:=INT_REAL(eep_n_r(181));">
            <text:p>SP2_04:=INT_REAL(eep_n_r(181));</text:p>
          </table:table-cell>
          <table:table-cell table:formula="of:=CONCATENATE(&quot;Res:=eep_n_w(&quot;;[.H386];&quot;,REAL_INT(&quot;;[.A386];&quot;));&quot;)" office:value-type="string" office:string-value="Res:=eep_n_w(181,REAL_INT(SP2_04));">
            <text:p>Res:=eep_n_w(181,REAL_INT(SP2_04));</text:p>
          </table:table-cell>
          <table:table-cell table:formula="of:=IF([.E386]=1;CONCATENATE([.A386];&quot; smallint default '0',&quot;);&quot;&quot;)" office:value-type="string" office:string-value="SP2_04 smallint default '0',">
            <text:p>SP2_04 smallint default '0',</text:p>
          </table:table-cell>
        </table:table-row>
        <table:table-row table:style-name="ro1">
          <table:table-cell office:value-type="string">
            <text:p>SP2_18</text:p>
          </table:table-cell>
          <table:table-cell office:value-type="float" office:value="841">
            <text:p>8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8</text:p>
          </table:table-cell>
          <table:table-cell/>
          <table:table-cell office:value-type="float" office:value="182">
            <text:p>182</text:p>
          </table:table-cell>
          <table:table-cell/>
          <table:table-cell table:formula="of:=CONCATENATE([.A387];&quot;:=INT_REAL(eep_n_r(&quot;;[.H387];&quot;));&quot;)" office:value-type="string" office:string-value="SP2_18:=INT_REAL(eep_n_r(182));">
            <text:p>SP2_18:=INT_REAL(eep_n_r(182));</text:p>
          </table:table-cell>
          <table:table-cell table:formula="of:=CONCATENATE(&quot;Res:=eep_n_w(&quot;;[.H387];&quot;,REAL_INT(&quot;;[.A387];&quot;));&quot;)" office:value-type="string" office:string-value="Res:=eep_n_w(182,REAL_INT(SP2_18));">
            <text:p>Res:=eep_n_w(182,REAL_INT(SP2_18));</text:p>
          </table:table-cell>
          <table:table-cell table:formula="of:=IF([.E387]=1;CONCATENATE([.A387];&quot; smallint default '0',&quot;);&quot;&quot;)" office:value-type="string" office:string-value="SP2_18 smallint default '0',">
            <text:p>SP2_18 smallint default '0',</text:p>
          </table:table-cell>
        </table:table-row>
        <table:table-row table:style-name="ro1">
          <table:table-cell office:value-type="string">
            <text:p>SP2_19</text:p>
          </table:table-cell>
          <table:table-cell office:value-type="float" office:value="843">
            <text:p>8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7</text:p>
          </table:table-cell>
          <table:table-cell/>
          <table:table-cell office:value-type="float" office:value="183">
            <text:p>183</text:p>
          </table:table-cell>
          <table:table-cell/>
          <table:table-cell table:formula="of:=CONCATENATE([.A388];&quot;:=INT_REAL(eep_n_r(&quot;;[.H388];&quot;));&quot;)" office:value-type="string" office:string-value="SP2_19:=INT_REAL(eep_n_r(183));">
            <text:p>SP2_19:=INT_REAL(eep_n_r(183));</text:p>
          </table:table-cell>
          <table:table-cell table:formula="of:=CONCATENATE(&quot;Res:=eep_n_w(&quot;;[.H388];&quot;,REAL_INT(&quot;;[.A388];&quot;));&quot;)" office:value-type="string" office:string-value="Res:=eep_n_w(183,REAL_INT(SP2_19));">
            <text:p>Res:=eep_n_w(183,REAL_INT(SP2_19));</text:p>
          </table:table-cell>
          <table:table-cell table:formula="of:=IF([.E388]=1;CONCATENATE([.A388];&quot; smallint default '0',&quot;);&quot;&quot;)" office:value-type="string" office:string-value="SP2_19 smallint default '0',">
            <text:p>SP2_19 smallint default '0',</text:p>
          </table:table-cell>
        </table:table-row>
        <table:table-row table:style-name="ro1">
          <table:table-cell office:value-type="string">
            <text:p>Kkor_03</text:p>
          </table:table-cell>
          <table:table-cell office:value-type="float" office:value="845">
            <text:p>8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84">
            <text:p>184</text:p>
          </table:table-cell>
          <table:table-cell/>
          <table:table-cell table:formula="of:=CONCATENATE([.A389];&quot;:=INT_REAL(eep_n_r(&quot;;[.H389];&quot;));&quot;)" office:value-type="string" office:string-value="Kkor_03:=INT_REAL(eep_n_r(184));">
            <text:p>Kkor_03:=INT_REAL(eep_n_r(184));</text:p>
          </table:table-cell>
          <table:table-cell table:formula="of:=CONCATENATE(&quot;Res:=eep_n_w(&quot;;[.H389];&quot;,REAL_INT(&quot;;[.A389];&quot;));&quot;)" office:value-type="string" office:string-value="Res:=eep_n_w(184,REAL_INT(Kkor_03));">
            <text:p>Res:=eep_n_w(184,REAL_INT(Kkor_03));</text:p>
          </table:table-cell>
          <table:table-cell table:formula="of:=IF([.E389]=1;CONCATENATE([.A389];&quot; smallint default '0',&quot;);&quot;&quot;)">
            <text:p/>
          </table:table-cell>
        </table:table-row>
        <table:table-row table:style-name="ro1">
          <table:table-cell office:value-type="string">
            <text:p>Kkor_04</text:p>
          </table:table-cell>
          <table:table-cell office:value-type="float" office:value="847">
            <text:p>8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85">
            <text:p>185</text:p>
          </table:table-cell>
          <table:table-cell/>
          <table:table-cell table:formula="of:=CONCATENATE([.A390];&quot;:=INT_REAL(eep_n_r(&quot;;[.H390];&quot;));&quot;)" office:value-type="string" office:string-value="Kkor_04:=INT_REAL(eep_n_r(185));">
            <text:p>Kkor_04:=INT_REAL(eep_n_r(185));</text:p>
          </table:table-cell>
          <table:table-cell table:formula="of:=CONCATENATE(&quot;Res:=eep_n_w(&quot;;[.H390];&quot;,REAL_INT(&quot;;[.A390];&quot;));&quot;)" office:value-type="string" office:string-value="Res:=eep_n_w(185,REAL_INT(Kkor_04));">
            <text:p>Res:=eep_n_w(185,REAL_INT(Kkor_04));</text:p>
          </table:table-cell>
          <table:table-cell table:formula="of:=IF([.E390]=1;CONCATENATE([.A390];&quot; smallint default '0',&quot;);&quot;&quot;)">
            <text:p/>
          </table:table-cell>
        </table:table-row>
        <table:table-row table:style-name="ro1">
          <table:table-cell office:value-type="string">
            <text:p>Kkor_06</text:p>
          </table:table-cell>
          <table:table-cell office:value-type="float" office:value="849">
            <text:p>8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86">
            <text:p>186</text:p>
          </table:table-cell>
          <table:table-cell/>
          <table:table-cell table:formula="of:=CONCATENATE([.A391];&quot;:=INT_REAL(eep_n_r(&quot;;[.H391];&quot;));&quot;)" office:value-type="string" office:string-value="Kkor_06:=INT_REAL(eep_n_r(186));">
            <text:p>Kkor_06:=INT_REAL(eep_n_r(186));</text:p>
          </table:table-cell>
          <table:table-cell table:formula="of:=CONCATENATE(&quot;Res:=eep_n_w(&quot;;[.H391];&quot;,REAL_INT(&quot;;[.A391];&quot;));&quot;)" office:value-type="string" office:string-value="Res:=eep_n_w(186,REAL_INT(Kkor_06));">
            <text:p>Res:=eep_n_w(186,REAL_INT(Kkor_06));</text:p>
          </table:table-cell>
          <table:table-cell table:formula="of:=IF([.E391]=1;CONCATENATE([.A391];&quot; smallint default '0',&quot;);&quot;&quot;)">
            <text:p/>
          </table:table-cell>
        </table:table-row>
        <table:table-row table:style-name="ro1">
          <table:table-cell office:value-type="string">
            <text:p>Kkor_09</text:p>
          </table:table-cell>
          <table:table-cell office:value-type="float" office:value="851">
            <text:p>8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87">
            <text:p>187</text:p>
          </table:table-cell>
          <table:table-cell/>
          <table:table-cell table:formula="of:=CONCATENATE([.A392];&quot;:=INT_REAL(eep_n_r(&quot;;[.H392];&quot;));&quot;)" office:value-type="string" office:string-value="Kkor_09:=INT_REAL(eep_n_r(187));">
            <text:p>Kkor_09:=INT_REAL(eep_n_r(187));</text:p>
          </table:table-cell>
          <table:table-cell table:formula="of:=CONCATENATE(&quot;Res:=eep_n_w(&quot;;[.H392];&quot;,REAL_INT(&quot;;[.A392];&quot;));&quot;)" office:value-type="string" office:string-value="Res:=eep_n_w(187,REAL_INT(Kkor_09));">
            <text:p>Res:=eep_n_w(187,REAL_INT(Kkor_09));</text:p>
          </table:table-cell>
          <table:table-cell table:formula="of:=IF([.E392]=1;CONCATENATE([.A392];&quot; smallint default '0',&quot;);&quot;&quot;)">
            <text:p/>
          </table:table-cell>
        </table:table-row>
        <table:table-row table:style-name="ro1">
          <table:table-cell office:value-type="string">
            <text:p>Kkor_18</text:p>
          </table:table-cell>
          <table:table-cell office:value-type="float" office:value="853">
            <text:p>8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88">
            <text:p>188</text:p>
          </table:table-cell>
          <table:table-cell/>
          <table:table-cell table:formula="of:=CONCATENATE([.A393];&quot;:=INT_REAL(eep_n_r(&quot;;[.H393];&quot;));&quot;)" office:value-type="string" office:string-value="Kkor_18:=INT_REAL(eep_n_r(188));">
            <text:p>Kkor_18:=INT_REAL(eep_n_r(188));</text:p>
          </table:table-cell>
          <table:table-cell table:formula="of:=CONCATENATE(&quot;Res:=eep_n_w(&quot;;[.H393];&quot;,REAL_INT(&quot;;[.A393];&quot;));&quot;)" office:value-type="string" office:string-value="Res:=eep_n_w(188,REAL_INT(Kkor_18));">
            <text:p>Res:=eep_n_w(188,REAL_INT(Kkor_18));</text:p>
          </table:table-cell>
          <table:table-cell table:formula="of:=IF([.E393]=1;CONCATENATE([.A393];&quot; smallint default '0',&quot;);&quot;&quot;)">
            <text:p/>
          </table:table-cell>
        </table:table-row>
        <table:table-row table:style-name="ro1">
          <table:table-cell office:value-type="string">
            <text:p>Kkor_19</text:p>
          </table:table-cell>
          <table:table-cell office:value-type="float" office:value="855">
            <text:p>8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89">
            <text:p>189</text:p>
          </table:table-cell>
          <table:table-cell/>
          <table:table-cell table:formula="of:=CONCATENATE([.A394];&quot;:=INT_REAL(eep_n_r(&quot;;[.H394];&quot;));&quot;)" office:value-type="string" office:string-value="Kkor_19:=INT_REAL(eep_n_r(189));">
            <text:p>Kkor_19:=INT_REAL(eep_n_r(189));</text:p>
          </table:table-cell>
          <table:table-cell table:formula="of:=CONCATENATE(&quot;Res:=eep_n_w(&quot;;[.H394];&quot;,REAL_INT(&quot;;[.A394];&quot;));&quot;)" office:value-type="string" office:string-value="Res:=eep_n_w(189,REAL_INT(Kkor_19));">
            <text:p>Res:=eep_n_w(189,REAL_INT(Kkor_19));</text:p>
          </table:table-cell>
          <table:table-cell table:formula="of:=IF([.E394]=1;CONCATENATE([.A394];&quot; smallint default '0',&quot;);&quot;&quot;)">
            <text:p/>
          </table:table-cell>
        </table:table-row>
        <table:table-row table:style-name="ro1">
          <table:table-cell office:value-type="string">
            <text:p>K1_03</text:p>
          </table:table-cell>
          <table:table-cell office:value-type="float" office:value="857">
            <text:p>8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90">
            <text:p>190</text:p>
          </table:table-cell>
          <table:table-cell/>
          <table:table-cell table:formula="of:=CONCATENATE([.A395];&quot;:=INT_REAL(eep_n_r(&quot;;[.H395];&quot;));&quot;)" office:value-type="string" office:string-value="K1_03:=INT_REAL(eep_n_r(190));">
            <text:p>K1_03:=INT_REAL(eep_n_r(190));</text:p>
          </table:table-cell>
          <table:table-cell table:formula="of:=CONCATENATE(&quot;Res:=eep_n_w(&quot;;[.H395];&quot;,REAL_INT(&quot;;[.A395];&quot;));&quot;)" office:value-type="string" office:string-value="Res:=eep_n_w(190,REAL_INT(K1_03));">
            <text:p>Res:=eep_n_w(190,REAL_INT(K1_03));</text:p>
          </table:table-cell>
          <table:table-cell table:formula="of:=IF([.E395]=1;CONCATENATE([.A395];&quot; smallint default '0',&quot;);&quot;&quot;)">
            <text:p/>
          </table:table-cell>
        </table:table-row>
        <table:table-row table:style-name="ro1">
          <table:table-cell office:value-type="string">
            <text:p>K2_03</text:p>
          </table:table-cell>
          <table:table-cell office:value-type="float" office:value="859">
            <text:p>8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91">
            <text:p>191</text:p>
          </table:table-cell>
          <table:table-cell/>
          <table:table-cell table:formula="of:=CONCATENATE([.A396];&quot;:=INT_REAL(eep_n_r(&quot;;[.H396];&quot;));&quot;)" office:value-type="string" office:string-value="K2_03:=INT_REAL(eep_n_r(191));">
            <text:p>K2_03:=INT_REAL(eep_n_r(191));</text:p>
          </table:table-cell>
          <table:table-cell table:formula="of:=CONCATENATE(&quot;Res:=eep_n_w(&quot;;[.H396];&quot;,REAL_INT(&quot;;[.A396];&quot;));&quot;)" office:value-type="string" office:string-value="Res:=eep_n_w(191,REAL_INT(K2_03));">
            <text:p>Res:=eep_n_w(191,REAL_INT(K2_03));</text:p>
          </table:table-cell>
          <table:table-cell table:formula="of:=IF([.E396]=1;CONCATENATE([.A396];&quot; smallint default '0',&quot;);&quot;&quot;)">
            <text:p/>
          </table:table-cell>
        </table:table-row>
        <table:table-row table:style-name="ro1">
          <table:table-cell office:value-type="string">
            <text:p>K3_03</text:p>
          </table:table-cell>
          <table:table-cell office:value-type="float" office:value="861">
            <text:p>8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92">
            <text:p>192</text:p>
          </table:table-cell>
          <table:table-cell/>
          <table:table-cell table:formula="of:=CONCATENATE([.A397];&quot;:=INT_REAL(eep_n_r(&quot;;[.H397];&quot;));&quot;)" office:value-type="string" office:string-value="K3_03:=INT_REAL(eep_n_r(192));">
            <text:p>K3_03:=INT_REAL(eep_n_r(192));</text:p>
          </table:table-cell>
          <table:table-cell table:formula="of:=CONCATENATE(&quot;Res:=eep_n_w(&quot;;[.H397];&quot;,REAL_INT(&quot;;[.A397];&quot;));&quot;)" office:value-type="string" office:string-value="Res:=eep_n_w(192,REAL_INT(K3_03));">
            <text:p>Res:=eep_n_w(192,REAL_INT(K3_03));</text:p>
          </table:table-cell>
          <table:table-cell table:formula="of:=IF([.E397]=1;CONCATENATE([.A397];&quot; smallint default '0',&quot;);&quot;&quot;)">
            <text:p/>
          </table:table-cell>
        </table:table-row>
        <table:table-row table:style-name="ro1">
          <table:table-cell office:value-type="string">
            <text:p>K1_04</text:p>
          </table:table-cell>
          <table:table-cell office:value-type="float" office:value="863">
            <text:p>8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93">
            <text:p>193</text:p>
          </table:table-cell>
          <table:table-cell/>
          <table:table-cell table:formula="of:=CONCATENATE([.A398];&quot;:=INT_REAL(eep_n_r(&quot;;[.H398];&quot;));&quot;)" office:value-type="string" office:string-value="K1_04:=INT_REAL(eep_n_r(193));">
            <text:p>K1_04:=INT_REAL(eep_n_r(193));</text:p>
          </table:table-cell>
          <table:table-cell table:formula="of:=CONCATENATE(&quot;Res:=eep_n_w(&quot;;[.H398];&quot;,REAL_INT(&quot;;[.A398];&quot;));&quot;)" office:value-type="string" office:string-value="Res:=eep_n_w(193,REAL_INT(K1_04));">
            <text:p>Res:=eep_n_w(193,REAL_INT(K1_04));</text:p>
          </table:table-cell>
          <table:table-cell table:formula="of:=IF([.E398]=1;CONCATENATE([.A398];&quot; smallint default '0',&quot;);&quot;&quot;)">
            <text:p/>
          </table:table-cell>
        </table:table-row>
        <table:table-row table:style-name="ro1">
          <table:table-cell office:value-type="string">
            <text:p>K1_06</text:p>
          </table:table-cell>
          <table:table-cell office:value-type="float" office:value="865">
            <text:p>8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94">
            <text:p>194</text:p>
          </table:table-cell>
          <table:table-cell/>
          <table:table-cell table:formula="of:=CONCATENATE([.A399];&quot;:=INT_REAL(eep_n_r(&quot;;[.H399];&quot;));&quot;)" office:value-type="string" office:string-value="K1_06:=INT_REAL(eep_n_r(194));">
            <text:p>K1_06:=INT_REAL(eep_n_r(194));</text:p>
          </table:table-cell>
          <table:table-cell table:formula="of:=CONCATENATE(&quot;Res:=eep_n_w(&quot;;[.H399];&quot;,REAL_INT(&quot;;[.A399];&quot;));&quot;)" office:value-type="string" office:string-value="Res:=eep_n_w(194,REAL_INT(K1_06));">
            <text:p>Res:=eep_n_w(194,REAL_INT(K1_06));</text:p>
          </table:table-cell>
          <table:table-cell table:formula="of:=IF([.E399]=1;CONCATENATE([.A399];&quot; smallint default '0',&quot;);&quot;&quot;)">
            <text:p/>
          </table:table-cell>
        </table:table-row>
        <table:table-row table:style-name="ro1">
          <table:table-cell office:value-type="string">
            <text:p>K1_09</text:p>
          </table:table-cell>
          <table:table-cell office:value-type="float" office:value="867">
            <text:p>8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95">
            <text:p>195</text:p>
          </table:table-cell>
          <table:table-cell/>
          <table:table-cell table:formula="of:=CONCATENATE([.A400];&quot;:=INT_REAL(eep_n_r(&quot;;[.H400];&quot;));&quot;)" office:value-type="string" office:string-value="K1_09:=INT_REAL(eep_n_r(195));">
            <text:p>K1_09:=INT_REAL(eep_n_r(195));</text:p>
          </table:table-cell>
          <table:table-cell table:formula="of:=CONCATENATE(&quot;Res:=eep_n_w(&quot;;[.H400];&quot;,REAL_INT(&quot;;[.A400];&quot;));&quot;)" office:value-type="string" office:string-value="Res:=eep_n_w(195,REAL_INT(K1_09));">
            <text:p>Res:=eep_n_w(195,REAL_INT(K1_09));</text:p>
          </table:table-cell>
          <table:table-cell table:formula="of:=IF([.E400]=1;CONCATENATE([.A400];&quot; smallint default '0',&quot;);&quot;&quot;)">
            <text:p/>
          </table:table-cell>
        </table:table-row>
        <table:table-row table:style-name="ro1">
          <table:table-cell office:value-type="string">
            <text:p>K1_18</text:p>
          </table:table-cell>
          <table:table-cell office:value-type="float" office:value="869">
            <text:p>8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96">
            <text:p>196</text:p>
          </table:table-cell>
          <table:table-cell/>
          <table:table-cell table:formula="of:=CONCATENATE([.A401];&quot;:=INT_REAL(eep_n_r(&quot;;[.H401];&quot;));&quot;)" office:value-type="string" office:string-value="K1_18:=INT_REAL(eep_n_r(196));">
            <text:p>K1_18:=INT_REAL(eep_n_r(196));</text:p>
          </table:table-cell>
          <table:table-cell table:formula="of:=CONCATENATE(&quot;Res:=eep_n_w(&quot;;[.H401];&quot;,REAL_INT(&quot;;[.A401];&quot;));&quot;)" office:value-type="string" office:string-value="Res:=eep_n_w(196,REAL_INT(K1_18));">
            <text:p>Res:=eep_n_w(196,REAL_INT(K1_18));</text:p>
          </table:table-cell>
          <table:table-cell table:formula="of:=IF([.E401]=1;CONCATENATE([.A401];&quot; smallint default '0',&quot;);&quot;&quot;)">
            <text:p/>
          </table:table-cell>
        </table:table-row>
        <table:table-row table:style-name="ro1">
          <table:table-cell office:value-type="string">
            <text:p>K1_19</text:p>
          </table:table-cell>
          <table:table-cell office:value-type="float" office:value="871">
            <text:p>8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97">
            <text:p>197</text:p>
          </table:table-cell>
          <table:table-cell/>
          <table:table-cell table:formula="of:=CONCATENATE([.A402];&quot;:=INT_REAL(eep_n_r(&quot;;[.H402];&quot;));&quot;)" office:value-type="string" office:string-value="K1_19:=INT_REAL(eep_n_r(197));">
            <text:p>K1_19:=INT_REAL(eep_n_r(197));</text:p>
          </table:table-cell>
          <table:table-cell table:formula="of:=CONCATENATE(&quot;Res:=eep_n_w(&quot;;[.H402];&quot;,REAL_INT(&quot;;[.A402];&quot;));&quot;)" office:value-type="string" office:string-value="Res:=eep_n_w(197,REAL_INT(K1_19));">
            <text:p>Res:=eep_n_w(197,REAL_INT(K1_19));</text:p>
          </table:table-cell>
          <table:table-cell table:formula="of:=IF([.E402]=1;CONCATENATE([.A402];&quot; smallint default '0',&quot;);&quot;&quot;)">
            <text:p/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872">
            <text:p>87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2">
            <text:p>22</text:p>
          </table:table-cell>
          <table:table-cell/>
          <table:table-cell table:formula="of:=CONCATENATE([.A403];&quot;:=eep_b_r(&quot;;[.H403];&quot;);&quot;)" office:value-type="string" office:string-value="Rej_03:=eep_b_r(22);">
            <text:p>Rej_03:=eep_b_r(22);</text:p>
          </table:table-cell>
          <table:table-cell table:formula="of:=CONCATENATE(&quot;Res:=eep_b_w(&quot;;[.H403];&quot;,&quot;;[.A403];&quot;);&quot;)" office:value-type="string" office:string-value="Res:=eep_b_w(22,Rej_03);">
            <text:p>Res:=eep_b_w(22,Rej_03);</text:p>
          </table:table-cell>
          <table:table-cell table:formula="of:=IF([.E403]=1;CONCATENATE([.A403];&quot; smallint default '0',&quot;);&quot;&quot;)">
            <text:p/>
          </table:table-cell>
        </table:table-row>
        <table:table-row table:style-name="ro1">
          <table:table-cell office:value-type="string">
            <text:p>Rej_04</text:p>
          </table:table-cell>
          <table:table-cell office:value-type="float" office:value="873">
            <text:p>8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3">
            <text:p>23</text:p>
          </table:table-cell>
          <table:table-cell/>
          <table:table-cell table:formula="of:=CONCATENATE([.A404];&quot;:=eep_b_r(&quot;;[.H404];&quot;);&quot;)" office:value-type="string" office:string-value="Rej_04:=eep_b_r(23);">
            <text:p>Rej_04:=eep_b_r(23);</text:p>
          </table:table-cell>
          <table:table-cell table:formula="of:=CONCATENATE(&quot;Res:=eep_b_w(&quot;;[.H404];&quot;,&quot;;[.A404];&quot;);&quot;)" office:value-type="string" office:string-value="Res:=eep_b_w(23,Rej_04);">
            <text:p>Res:=eep_b_w(23,Rej_04);</text:p>
          </table:table-cell>
          <table:table-cell table:formula="of:=IF([.E404]=1;CONCATENATE([.A404];&quot; smallint default '0',&quot;);&quot;&quot;)">
            <text:p/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874">
            <text:p>8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4">
            <text:p>24</text:p>
          </table:table-cell>
          <table:table-cell/>
          <table:table-cell table:formula="of:=CONCATENATE([.A405];&quot;:=eep_b_r(&quot;;[.H405];&quot;);&quot;)" office:value-type="string" office:string-value="Rej_06:=eep_b_r(24);">
            <text:p>Rej_06:=eep_b_r(24);</text:p>
          </table:table-cell>
          <table:table-cell table:formula="of:=CONCATENATE(&quot;Res:=eep_b_w(&quot;;[.H405];&quot;,&quot;;[.A405];&quot;);&quot;)" office:value-type="string" office:string-value="Res:=eep_b_w(24,Rej_06);">
            <text:p>Res:=eep_b_w(24,Rej_06);</text:p>
          </table:table-cell>
          <table:table-cell table:formula="of:=IF([.E405]=1;CONCATENATE([.A405];&quot; smallint default '0',&quot;);&quot;&quot;)">
            <text:p/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875">
            <text:p>8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CONCATENATE([.A406];&quot;:=eep_b_r(&quot;;[.H406];&quot;);&quot;)" office:value-type="string" office:string-value="Rej_09:=eep_b_r(25);">
            <text:p>Rej_09:=eep_b_r(25);</text:p>
          </table:table-cell>
          <table:table-cell table:formula="of:=CONCATENATE(&quot;Res:=eep_b_w(&quot;;[.H406];&quot;,&quot;;[.A406];&quot;);&quot;)" office:value-type="string" office:string-value="Res:=eep_b_w(25,Rej_09);">
            <text:p>Res:=eep_b_w(25,Rej_09);</text:p>
          </table:table-cell>
          <table:table-cell table:formula="of:=IF([.E406]=1;CONCATENATE([.A406];&quot; smallint default '0',&quot;);&quot;&quot;)">
            <text:p/>
          </table:table-cell>
        </table:table-row>
        <table:table-row table:style-name="ro1">
          <table:table-cell office:value-type="string">
            <text:p>Rej_18</text:p>
          </table:table-cell>
          <table:table-cell office:value-type="float" office:value="876">
            <text:p>8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CONCATENATE([.A407];&quot;:=eep_b_r(&quot;;[.H407];&quot;);&quot;)" office:value-type="string" office:string-value="Rej_18:=eep_b_r(26);">
            <text:p>Rej_18:=eep_b_r(26);</text:p>
          </table:table-cell>
          <table:table-cell table:formula="of:=CONCATENATE(&quot;Res:=eep_b_w(&quot;;[.H407];&quot;,&quot;;[.A407];&quot;);&quot;)" office:value-type="string" office:string-value="Res:=eep_b_w(26,Rej_18);">
            <text:p>Res:=eep_b_w(26,Rej_18);</text:p>
          </table:table-cell>
          <table:table-cell table:formula="of:=IF([.E407]=1;CONCATENATE([.A407];&quot; smallint default '0',&quot;);&quot;&quot;)">
            <text:p/>
          </table:table-cell>
        </table:table-row>
        <table:table-row table:style-name="ro1">
          <table:table-cell office:value-type="string">
            <text:p>Rej_19</text:p>
          </table:table-cell>
          <table:table-cell office:value-type="float" office:value="877">
            <text:p>8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7">
            <text:p>27</text:p>
          </table:table-cell>
          <table:table-cell/>
          <table:table-cell table:formula="of:=CONCATENATE([.A408];&quot;:=eep_b_r(&quot;;[.H408];&quot;);&quot;)" office:value-type="string" office:string-value="Rej_19:=eep_b_r(27);">
            <text:p>Rej_19:=eep_b_r(27);</text:p>
          </table:table-cell>
          <table:table-cell table:formula="of:=CONCATENATE(&quot;Res:=eep_b_w(&quot;;[.H408];&quot;,&quot;;[.A408];&quot;);&quot;)" office:value-type="string" office:string-value="Res:=eep_b_w(27,Rej_19);">
            <text:p>Res:=eep_b_w(27,Rej_19);</text:p>
          </table:table-cell>
          <table:table-cell table:formula="of:=IF([.E408]=1;CONCATENATE([.A408];&quot; smallint default '0',&quot;);&quot;&quot;)">
            <text:p/>
          </table:table-cell>
        </table:table-row>
        <table:table-row table:style-name="ro1">
          <table:table-cell office:value-type="string">
            <text:p>en_p_01</text:p>
          </table:table-cell>
          <table:table-cell office:value-type="float" office:value="878">
            <text:p>87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8">
            <text:p>28</text:p>
          </table:table-cell>
          <table:table-cell/>
          <table:table-cell table:formula="of:=CONCATENATE([.A409];&quot;:=eep_b_r(&quot;;[.H409];&quot;);&quot;)" office:value-type="string" office:string-value="en_p_01:=eep_b_r(28);">
            <text:p>en_p_01:=eep_b_r(28);</text:p>
          </table:table-cell>
          <table:table-cell table:formula="of:=CONCATENATE(&quot;Res:=eep_b_w(&quot;;[.H409];&quot;,&quot;;[.A409];&quot;);&quot;)" office:value-type="string" office:string-value="Res:=eep_b_w(28,en_p_01);">
            <text:p>Res:=eep_b_w(28,en_p_01);</text:p>
          </table:table-cell>
          <table:table-cell table:formula="of:=IF([.E409]=1;CONCATENATE([.A409];&quot; smallint default '0',&quot;);&quot;&quot;)">
            <text:p/>
          </table:table-cell>
        </table:table-row>
        <table:table-row table:style-name="ro1">
          <table:table-cell office:value-type="string">
            <text:p>en_p_02</text:p>
          </table:table-cell>
          <table:table-cell office:value-type="float" office:value="879">
            <text:p>87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9">
            <text:p>29</text:p>
          </table:table-cell>
          <table:table-cell/>
          <table:table-cell table:formula="of:=CONCATENATE([.A410];&quot;:=eep_b_r(&quot;;[.H410];&quot;);&quot;)" office:value-type="string" office:string-value="en_p_02:=eep_b_r(29);">
            <text:p>en_p_02:=eep_b_r(29);</text:p>
          </table:table-cell>
          <table:table-cell table:formula="of:=CONCATENATE(&quot;Res:=eep_b_w(&quot;;[.H410];&quot;,&quot;;[.A410];&quot;);&quot;)" office:value-type="string" office:string-value="Res:=eep_b_w(29,en_p_02);">
            <text:p>Res:=eep_b_w(29,en_p_02);</text:p>
          </table:table-cell>
          <table:table-cell table:formula="of:=IF([.E410]=1;CONCATENATE([.A410];&quot; smallint default '0',&quot;);&quot;&quot;)">
            <text:p/>
          </table:table-cell>
        </table:table-row>
        <table:table-row table:style-name="ro1">
          <table:table-cell office:value-type="string">
            <text:p>en_p_03</text:p>
          </table:table-cell>
          <table:table-cell office:value-type="float" office:value="880">
            <text:p>88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0">
            <text:p>30</text:p>
          </table:table-cell>
          <table:table-cell/>
          <table:table-cell table:formula="of:=CONCATENATE([.A411];&quot;:=eep_b_r(&quot;;[.H411];&quot;);&quot;)" office:value-type="string" office:string-value="en_p_03:=eep_b_r(30);">
            <text:p>en_p_03:=eep_b_r(30);</text:p>
          </table:table-cell>
          <table:table-cell table:formula="of:=CONCATENATE(&quot;Res:=eep_b_w(&quot;;[.H411];&quot;,&quot;;[.A411];&quot;);&quot;)" office:value-type="string" office:string-value="Res:=eep_b_w(30,en_p_03);">
            <text:p>Res:=eep_b_w(30,en_p_03);</text:p>
          </table:table-cell>
          <table:table-cell table:formula="of:=IF([.E411]=1;CONCATENATE([.A411];&quot; smallint default '0',&quot;);&quot;&quot;)">
            <text:p/>
          </table:table-cell>
        </table:table-row>
        <table:table-row table:style-name="ro1">
          <table:table-cell office:value-type="string">
            <text:p>en_p_04</text:p>
          </table:table-cell>
          <table:table-cell office:value-type="float" office:value="881">
            <text:p>88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1">
            <text:p>31</text:p>
          </table:table-cell>
          <table:table-cell/>
          <table:table-cell table:formula="of:=CONCATENATE([.A412];&quot;:=eep_b_r(&quot;;[.H412];&quot;);&quot;)" office:value-type="string" office:string-value="en_p_04:=eep_b_r(31);">
            <text:p>en_p_04:=eep_b_r(31);</text:p>
          </table:table-cell>
          <table:table-cell table:formula="of:=CONCATENATE(&quot;Res:=eep_b_w(&quot;;[.H412];&quot;,&quot;;[.A412];&quot;);&quot;)" office:value-type="string" office:string-value="Res:=eep_b_w(31,en_p_04);">
            <text:p>Res:=eep_b_w(31,en_p_04);</text:p>
          </table:table-cell>
          <table:table-cell table:formula="of:=IF([.E412]=1;CONCATENATE([.A412];&quot; smallint default '0',&quot;);&quot;&quot;)">
            <text:p/>
          </table:table-cell>
        </table:table-row>
        <table:table-row table:style-name="ro1">
          <table:table-cell office:value-type="string">
            <text:p>en_p_05</text:p>
          </table:table-cell>
          <table:table-cell office:value-type="float" office:value="882">
            <text:p>88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2">
            <text:p>32</text:p>
          </table:table-cell>
          <table:table-cell/>
          <table:table-cell table:formula="of:=CONCATENATE([.A413];&quot;:=eep_b_r(&quot;;[.H413];&quot;);&quot;)" office:value-type="string" office:string-value="en_p_05:=eep_b_r(32);">
            <text:p>en_p_05:=eep_b_r(32);</text:p>
          </table:table-cell>
          <table:table-cell table:formula="of:=CONCATENATE(&quot;Res:=eep_b_w(&quot;;[.H413];&quot;,&quot;;[.A413];&quot;);&quot;)" office:value-type="string" office:string-value="Res:=eep_b_w(32,en_p_05);">
            <text:p>Res:=eep_b_w(32,en_p_05);</text:p>
          </table:table-cell>
          <table:table-cell table:formula="of:=IF([.E413]=1;CONCATENATE([.A413];&quot; smallint default '0',&quot;);&quot;&quot;)">
            <text:p/>
          </table:table-cell>
        </table:table-row>
        <table:table-row table:style-name="ro1">
          <table:table-cell office:value-type="string">
            <text:p>en_p_06</text:p>
          </table:table-cell>
          <table:table-cell office:value-type="float" office:value="883">
            <text:p>88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3">
            <text:p>33</text:p>
          </table:table-cell>
          <table:table-cell/>
          <table:table-cell table:formula="of:=CONCATENATE([.A414];&quot;:=eep_b_r(&quot;;[.H414];&quot;);&quot;)" office:value-type="string" office:string-value="en_p_06:=eep_b_r(33);">
            <text:p>en_p_06:=eep_b_r(33);</text:p>
          </table:table-cell>
          <table:table-cell table:formula="of:=CONCATENATE(&quot;Res:=eep_b_w(&quot;;[.H414];&quot;,&quot;;[.A414];&quot;);&quot;)" office:value-type="string" office:string-value="Res:=eep_b_w(33,en_p_06);">
            <text:p>Res:=eep_b_w(33,en_p_06);</text:p>
          </table:table-cell>
          <table:table-cell table:formula="of:=IF([.E414]=1;CONCATENATE([.A414];&quot; smallint default '0',&quot;);&quot;&quot;)">
            <text:p/>
          </table:table-cell>
        </table:table-row>
        <table:table-row table:style-name="ro1">
          <table:table-cell office:value-type="string">
            <text:p>en_p_07</text:p>
          </table:table-cell>
          <table:table-cell office:value-type="float" office:value="884">
            <text:p>88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4">
            <text:p>34</text:p>
          </table:table-cell>
          <table:table-cell/>
          <table:table-cell table:formula="of:=CONCATENATE([.A415];&quot;:=eep_b_r(&quot;;[.H415];&quot;);&quot;)" office:value-type="string" office:string-value="en_p_07:=eep_b_r(34);">
            <text:p>en_p_07:=eep_b_r(34);</text:p>
          </table:table-cell>
          <table:table-cell table:formula="of:=CONCATENATE(&quot;Res:=eep_b_w(&quot;;[.H415];&quot;,&quot;;[.A415];&quot;);&quot;)" office:value-type="string" office:string-value="Res:=eep_b_w(34,en_p_07);">
            <text:p>Res:=eep_b_w(34,en_p_07);</text:p>
          </table:table-cell>
          <table:table-cell table:formula="of:=IF([.E415]=1;CONCATENATE([.A415];&quot; smallint default '0',&quot;);&quot;&quot;)">
            <text:p/>
          </table:table-cell>
        </table:table-row>
        <table:table-row table:style-name="ro1">
          <table:table-cell office:value-type="string">
            <text:p>en_p_08</text:p>
          </table:table-cell>
          <table:table-cell office:value-type="float" office:value="885">
            <text:p>88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5">
            <text:p>35</text:p>
          </table:table-cell>
          <table:table-cell/>
          <table:table-cell table:formula="of:=CONCATENATE([.A416];&quot;:=eep_b_r(&quot;;[.H416];&quot;);&quot;)" office:value-type="string" office:string-value="en_p_08:=eep_b_r(35);">
            <text:p>en_p_08:=eep_b_r(35);</text:p>
          </table:table-cell>
          <table:table-cell table:formula="of:=CONCATENATE(&quot;Res:=eep_b_w(&quot;;[.H416];&quot;,&quot;;[.A416];&quot;);&quot;)" office:value-type="string" office:string-value="Res:=eep_b_w(35,en_p_08);">
            <text:p>Res:=eep_b_w(35,en_p_08);</text:p>
          </table:table-cell>
          <table:table-cell table:formula="of:=IF([.E416]=1;CONCATENATE([.A416];&quot; smallint default '0',&quot;);&quot;&quot;)">
            <text:p/>
          </table:table-cell>
        </table:table-row>
        <table:table-row table:style-name="ro1">
          <table:table-cell office:value-type="string">
            <text:p>kr_p_01</text:p>
          </table:table-cell>
          <table:table-cell office:value-type="float" office:value="886">
            <text:p>8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98">
            <text:p>198</text:p>
          </table:table-cell>
          <table:table-cell/>
          <table:table-cell table:formula="of:=CONCATENATE([.A417];&quot;:=eep_n_r(&quot;;[.H417];&quot;);&quot;)" office:value-type="string" office:string-value="kr_p_01:=eep_n_r(198);">
            <text:p>kr_p_01:=eep_n_r(198);</text:p>
          </table:table-cell>
          <table:table-cell table:formula="of:=CONCATENATE(&quot;Res:=eep_n_w(&quot;;[.H417];&quot;,&quot;;[.A417];&quot;);&quot;)" office:value-type="string" office:string-value="Res:=eep_n_w(198,kr_p_01);">
            <text:p>Res:=eep_n_w(198,kr_p_01);</text:p>
          </table:table-cell>
          <table:table-cell table:formula="of:=IF([.E417]=1;CONCATENATE([.A417];&quot; smallint default '0',&quot;);&quot;&quot;)">
            <text:p/>
          </table:table-cell>
        </table:table-row>
        <table:table-row table:style-name="ro1">
          <table:table-cell office:value-type="string">
            <text:p>kr_p_02</text:p>
          </table:table-cell>
          <table:table-cell office:value-type="float" office:value="887">
            <text:p>8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199">
            <text:p>199</text:p>
          </table:table-cell>
          <table:table-cell/>
          <table:table-cell table:formula="of:=CONCATENATE([.A418];&quot;:=eep_n_r(&quot;;[.H418];&quot;);&quot;)" office:value-type="string" office:string-value="kr_p_02:=eep_n_r(199);">
            <text:p>kr_p_02:=eep_n_r(199);</text:p>
          </table:table-cell>
          <table:table-cell table:formula="of:=CONCATENATE(&quot;Res:=eep_n_w(&quot;;[.H418];&quot;,&quot;;[.A418];&quot;);&quot;)" office:value-type="string" office:string-value="Res:=eep_n_w(199,kr_p_02);">
            <text:p>Res:=eep_n_w(199,kr_p_02);</text:p>
          </table:table-cell>
          <table:table-cell table:formula="of:=IF([.E418]=1;CONCATENATE([.A418];&quot; smallint default '0',&quot;);&quot;&quot;)">
            <text:p/>
          </table:table-cell>
        </table:table-row>
        <table:table-row table:style-name="ro1">
          <table:table-cell office:value-type="string">
            <text:p>kr_p_03</text:p>
          </table:table-cell>
          <table:table-cell office:value-type="float" office:value="888">
            <text:p>8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00">
            <text:p>200</text:p>
          </table:table-cell>
          <table:table-cell/>
          <table:table-cell table:formula="of:=CONCATENATE([.A419];&quot;:=eep_n_r(&quot;;[.H419];&quot;);&quot;)" office:value-type="string" office:string-value="kr_p_03:=eep_n_r(200);">
            <text:p>kr_p_03:=eep_n_r(200);</text:p>
          </table:table-cell>
          <table:table-cell table:formula="of:=CONCATENATE(&quot;Res:=eep_n_w(&quot;;[.H419];&quot;,&quot;;[.A419];&quot;);&quot;)" office:value-type="string" office:string-value="Res:=eep_n_w(200,kr_p_03);">
            <text:p>Res:=eep_n_w(200,kr_p_03);</text:p>
          </table:table-cell>
          <table:table-cell table:formula="of:=IF([.E419]=1;CONCATENATE([.A419];&quot; smallint default '0',&quot;);&quot;&quot;)">
            <text:p/>
          </table:table-cell>
        </table:table-row>
        <table:table-row table:style-name="ro1">
          <table:table-cell office:value-type="string">
            <text:p>kr_p_04</text:p>
          </table:table-cell>
          <table:table-cell office:value-type="float" office:value="889">
            <text:p>8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01">
            <text:p>201</text:p>
          </table:table-cell>
          <table:table-cell/>
          <table:table-cell table:formula="of:=CONCATENATE([.A420];&quot;:=eep_n_r(&quot;;[.H420];&quot;);&quot;)" office:value-type="string" office:string-value="kr_p_04:=eep_n_r(201);">
            <text:p>kr_p_04:=eep_n_r(201);</text:p>
          </table:table-cell>
          <table:table-cell table:formula="of:=CONCATENATE(&quot;Res:=eep_n_w(&quot;;[.H420];&quot;,&quot;;[.A420];&quot;);&quot;)" office:value-type="string" office:string-value="Res:=eep_n_w(201,kr_p_04);">
            <text:p>Res:=eep_n_w(201,kr_p_04);</text:p>
          </table:table-cell>
          <table:table-cell table:formula="of:=IF([.E420]=1;CONCATENATE([.A420];&quot; smallint default '0',&quot;);&quot;&quot;)">
            <text:p/>
          </table:table-cell>
        </table:table-row>
        <table:table-row table:style-name="ro1">
          <table:table-cell office:value-type="string">
            <text:p>kr_p_05</text:p>
          </table:table-cell>
          <table:table-cell office:value-type="float" office:value="890">
            <text:p>8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02">
            <text:p>202</text:p>
          </table:table-cell>
          <table:table-cell/>
          <table:table-cell table:formula="of:=CONCATENATE([.A421];&quot;:=eep_n_r(&quot;;[.H421];&quot;);&quot;)" office:value-type="string" office:string-value="kr_p_05:=eep_n_r(202);">
            <text:p>kr_p_05:=eep_n_r(202);</text:p>
          </table:table-cell>
          <table:table-cell table:formula="of:=CONCATENATE(&quot;Res:=eep_n_w(&quot;;[.H421];&quot;,&quot;;[.A421];&quot;);&quot;)" office:value-type="string" office:string-value="Res:=eep_n_w(202,kr_p_05);">
            <text:p>Res:=eep_n_w(202,kr_p_05);</text:p>
          </table:table-cell>
          <table:table-cell table:formula="of:=IF([.E421]=1;CONCATENATE([.A421];&quot; smallint default '0',&quot;);&quot;&quot;)">
            <text:p/>
          </table:table-cell>
        </table:table-row>
        <table:table-row table:style-name="ro1">
          <table:table-cell office:value-type="string">
            <text:p>kr_p_06</text:p>
          </table:table-cell>
          <table:table-cell office:value-type="float" office:value="891">
            <text:p>8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03">
            <text:p>203</text:p>
          </table:table-cell>
          <table:table-cell/>
          <table:table-cell table:formula="of:=CONCATENATE([.A422];&quot;:=eep_n_r(&quot;;[.H422];&quot;);&quot;)" office:value-type="string" office:string-value="kr_p_06:=eep_n_r(203);">
            <text:p>kr_p_06:=eep_n_r(203);</text:p>
          </table:table-cell>
          <table:table-cell table:formula="of:=CONCATENATE(&quot;Res:=eep_n_w(&quot;;[.H422];&quot;,&quot;;[.A422];&quot;);&quot;)" office:value-type="string" office:string-value="Res:=eep_n_w(203,kr_p_06);">
            <text:p>Res:=eep_n_w(203,kr_p_06);</text:p>
          </table:table-cell>
          <table:table-cell table:formula="of:=IF([.E422]=1;CONCATENATE([.A422];&quot; smallint default '0',&quot;);&quot;&quot;)">
            <text:p/>
          </table:table-cell>
        </table:table-row>
        <table:table-row table:style-name="ro1">
          <table:table-cell office:value-type="string">
            <text:p>kr_p_07</text:p>
          </table:table-cell>
          <table:table-cell office:value-type="float" office:value="892">
            <text:p>8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04">
            <text:p>204</text:p>
          </table:table-cell>
          <table:table-cell/>
          <table:table-cell table:formula="of:=CONCATENATE([.A423];&quot;:=eep_n_r(&quot;;[.H423];&quot;);&quot;)" office:value-type="string" office:string-value="kr_p_07:=eep_n_r(204);">
            <text:p>kr_p_07:=eep_n_r(204);</text:p>
          </table:table-cell>
          <table:table-cell table:formula="of:=CONCATENATE(&quot;Res:=eep_n_w(&quot;;[.H423];&quot;,&quot;;[.A423];&quot;);&quot;)" office:value-type="string" office:string-value="Res:=eep_n_w(204,kr_p_07);">
            <text:p>Res:=eep_n_w(204,kr_p_07);</text:p>
          </table:table-cell>
          <table:table-cell table:formula="of:=IF([.E423]=1;CONCATENATE([.A423];&quot; smallint default '0',&quot;);&quot;&quot;)">
            <text:p/>
          </table:table-cell>
        </table:table-row>
        <table:table-row table:style-name="ro1">
          <table:table-cell office:value-type="string">
            <text:p>kr_p_08</text:p>
          </table:table-cell>
          <table:table-cell office:value-type="float" office:value="893">
            <text:p>8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05">
            <text:p>205</text:p>
          </table:table-cell>
          <table:table-cell/>
          <table:table-cell table:formula="of:=CONCATENATE([.A424];&quot;:=eep_n_r(&quot;;[.H424];&quot;);&quot;)" office:value-type="string" office:string-value="kr_p_08:=eep_n_r(205);">
            <text:p>kr_p_08:=eep_n_r(205);</text:p>
          </table:table-cell>
          <table:table-cell table:formula="of:=CONCATENATE(&quot;Res:=eep_n_w(&quot;;[.H424];&quot;,&quot;;[.A424];&quot;);&quot;)" office:value-type="string" office:string-value="Res:=eep_n_w(205,kr_p_08);">
            <text:p>Res:=eep_n_w(205,kr_p_08);</text:p>
          </table:table-cell>
          <table:table-cell table:formula="of:=IF([.E424]=1;CONCATENATE([.A424];&quot; smallint default '0',&quot;);&quot;&quot;)">
            <text:p/>
          </table:table-cell>
        </table:table-row>
        <table:table-row table:style-name="ro1">
          <table:table-cell office:value-type="string">
            <text:p>Tp_zd_01</text:p>
          </table:table-cell>
          <table:table-cell office:value-type="float" office:value="894">
            <text:p>8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06">
            <text:p>206</text:p>
          </table:table-cell>
          <table:table-cell/>
          <table:table-cell table:formula="of:=CONCATENATE([.A425];&quot;:=eep_n_r(&quot;;[.H425];&quot;);&quot;)" office:value-type="string" office:string-value="Tp_zd_01:=eep_n_r(206);">
            <text:p>Tp_zd_01:=eep_n_r(206);</text:p>
          </table:table-cell>
          <table:table-cell table:formula="of:=CONCATENATE(&quot;Res:=eep_n_w(&quot;;[.H425];&quot;,&quot;;[.A425];&quot;);&quot;)" office:value-type="string" office:string-value="Res:=eep_n_w(206,Tp_zd_01);">
            <text:p>Res:=eep_n_w(206,Tp_zd_01);</text:p>
          </table:table-cell>
          <table:table-cell table:formula="of:=IF([.E425]=1;CONCATENATE([.A425];&quot; smallint default '0',&quot;);&quot;&quot;)">
            <text:p/>
          </table:table-cell>
        </table:table-row>
        <table:table-row table:style-name="ro1">
          <table:table-cell office:value-type="string">
            <text:p>Tp_zd_02</text:p>
          </table:table-cell>
          <table:table-cell office:value-type="float" office:value="895">
            <text:p>8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07">
            <text:p>207</text:p>
          </table:table-cell>
          <table:table-cell/>
          <table:table-cell table:formula="of:=CONCATENATE([.A426];&quot;:=eep_n_r(&quot;;[.H426];&quot;);&quot;)" office:value-type="string" office:string-value="Tp_zd_02:=eep_n_r(207);">
            <text:p>Tp_zd_02:=eep_n_r(207);</text:p>
          </table:table-cell>
          <table:table-cell table:formula="of:=CONCATENATE(&quot;Res:=eep_n_w(&quot;;[.H426];&quot;,&quot;;[.A426];&quot;);&quot;)" office:value-type="string" office:string-value="Res:=eep_n_w(207,Tp_zd_02);">
            <text:p>Res:=eep_n_w(207,Tp_zd_02);</text:p>
          </table:table-cell>
          <table:table-cell table:formula="of:=IF([.E426]=1;CONCATENATE([.A426];&quot; smallint default '0',&quot;);&quot;&quot;)">
            <text:p/>
          </table:table-cell>
        </table:table-row>
        <table:table-row table:style-name="ro1">
          <table:table-cell office:value-type="string">
            <text:p>Tp_zd_03</text:p>
          </table:table-cell>
          <table:table-cell office:value-type="float" office:value="896">
            <text:p>89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08">
            <text:p>208</text:p>
          </table:table-cell>
          <table:table-cell/>
          <table:table-cell table:formula="of:=CONCATENATE([.A427];&quot;:=eep_n_r(&quot;;[.H427];&quot;);&quot;)" office:value-type="string" office:string-value="Tp_zd_03:=eep_n_r(208);">
            <text:p>Tp_zd_03:=eep_n_r(208);</text:p>
          </table:table-cell>
          <table:table-cell table:formula="of:=CONCATENATE(&quot;Res:=eep_n_w(&quot;;[.H427];&quot;,&quot;;[.A427];&quot;);&quot;)" office:value-type="string" office:string-value="Res:=eep_n_w(208,Tp_zd_03);">
            <text:p>Res:=eep_n_w(208,Tp_zd_03);</text:p>
          </table:table-cell>
          <table:table-cell table:formula="of:=IF([.E427]=1;CONCATENATE([.A427];&quot; smallint default '0',&quot;);&quot;&quot;)">
            <text:p/>
          </table:table-cell>
        </table:table-row>
        <table:table-row table:style-name="ro1">
          <table:table-cell office:value-type="string">
            <text:p>Tp_zd_04</text:p>
          </table:table-cell>
          <table:table-cell office:value-type="float" office:value="897">
            <text:p>89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09">
            <text:p>209</text:p>
          </table:table-cell>
          <table:table-cell/>
          <table:table-cell table:formula="of:=CONCATENATE([.A428];&quot;:=eep_n_r(&quot;;[.H428];&quot;);&quot;)" office:value-type="string" office:string-value="Tp_zd_04:=eep_n_r(209);">
            <text:p>Tp_zd_04:=eep_n_r(209);</text:p>
          </table:table-cell>
          <table:table-cell table:formula="of:=CONCATENATE(&quot;Res:=eep_n_w(&quot;;[.H428];&quot;,&quot;;[.A428];&quot;);&quot;)" office:value-type="string" office:string-value="Res:=eep_n_w(209,Tp_zd_04);">
            <text:p>Res:=eep_n_w(209,Tp_zd_04);</text:p>
          </table:table-cell>
          <table:table-cell table:formula="of:=IF([.E428]=1;CONCATENATE([.A428];&quot; smallint default '0',&quot;);&quot;&quot;)">
            <text:p/>
          </table:table-cell>
        </table:table-row>
        <table:table-row table:style-name="ro1">
          <table:table-cell office:value-type="string">
            <text:p>Tp_zd_05</text:p>
          </table:table-cell>
          <table:table-cell office:value-type="float" office:value="898">
            <text:p>89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10">
            <text:p>210</text:p>
          </table:table-cell>
          <table:table-cell/>
          <table:table-cell table:formula="of:=CONCATENATE([.A429];&quot;:=eep_n_r(&quot;;[.H429];&quot;);&quot;)" office:value-type="string" office:string-value="Tp_zd_05:=eep_n_r(210);">
            <text:p>Tp_zd_05:=eep_n_r(210);</text:p>
          </table:table-cell>
          <table:table-cell table:formula="of:=CONCATENATE(&quot;Res:=eep_n_w(&quot;;[.H429];&quot;,&quot;;[.A429];&quot;);&quot;)" office:value-type="string" office:string-value="Res:=eep_n_w(210,Tp_zd_05);">
            <text:p>Res:=eep_n_w(210,Tp_zd_05);</text:p>
          </table:table-cell>
          <table:table-cell table:formula="of:=IF([.E429]=1;CONCATENATE([.A429];&quot; smallint default '0',&quot;);&quot;&quot;)">
            <text:p/>
          </table:table-cell>
        </table:table-row>
        <table:table-row table:style-name="ro1">
          <table:table-cell office:value-type="string">
            <text:p>Tp_zd_06</text:p>
          </table:table-cell>
          <table:table-cell office:value-type="float" office:value="899">
            <text:p>89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11">
            <text:p>211</text:p>
          </table:table-cell>
          <table:table-cell/>
          <table:table-cell table:formula="of:=CONCATENATE([.A430];&quot;:=eep_n_r(&quot;;[.H430];&quot;);&quot;)" office:value-type="string" office:string-value="Tp_zd_06:=eep_n_r(211);">
            <text:p>Tp_zd_06:=eep_n_r(211);</text:p>
          </table:table-cell>
          <table:table-cell table:formula="of:=CONCATENATE(&quot;Res:=eep_n_w(&quot;;[.H430];&quot;,&quot;;[.A430];&quot;);&quot;)" office:value-type="string" office:string-value="Res:=eep_n_w(211,Tp_zd_06);">
            <text:p>Res:=eep_n_w(211,Tp_zd_06);</text:p>
          </table:table-cell>
          <table:table-cell table:formula="of:=IF([.E430]=1;CONCATENATE([.A430];&quot; smallint default '0',&quot;);&quot;&quot;)">
            <text:p/>
          </table:table-cell>
        </table:table-row>
        <table:table-row table:style-name="ro1">
          <table:table-cell office:value-type="string">
            <text:p>Tp_zd_07</text:p>
          </table:table-cell>
          <table:table-cell office:value-type="float" office:value="900">
            <text:p>90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12">
            <text:p>212</text:p>
          </table:table-cell>
          <table:table-cell/>
          <table:table-cell table:formula="of:=CONCATENATE([.A431];&quot;:=eep_n_r(&quot;;[.H431];&quot;);&quot;)" office:value-type="string" office:string-value="Tp_zd_07:=eep_n_r(212);">
            <text:p>Tp_zd_07:=eep_n_r(212);</text:p>
          </table:table-cell>
          <table:table-cell table:formula="of:=CONCATENATE(&quot;Res:=eep_n_w(&quot;;[.H431];&quot;,&quot;;[.A431];&quot;);&quot;)" office:value-type="string" office:string-value="Res:=eep_n_w(212,Tp_zd_07);">
            <text:p>Res:=eep_n_w(212,Tp_zd_07);</text:p>
          </table:table-cell>
          <table:table-cell table:formula="of:=IF([.E431]=1;CONCATENATE([.A431];&quot; smallint default '0',&quot;);&quot;&quot;)">
            <text:p/>
          </table:table-cell>
        </table:table-row>
        <table:table-row table:style-name="ro1">
          <table:table-cell office:value-type="string">
            <text:p>Tp_zd_08</text:p>
          </table:table-cell>
          <table:table-cell office:value-type="float" office:value="901">
            <text:p>90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13">
            <text:p>213</text:p>
          </table:table-cell>
          <table:table-cell/>
          <table:table-cell table:formula="of:=CONCATENATE([.A432];&quot;:=eep_n_r(&quot;;[.H432];&quot;);&quot;)" office:value-type="string" office:string-value="Tp_zd_08:=eep_n_r(213);">
            <text:p>Tp_zd_08:=eep_n_r(213);</text:p>
          </table:table-cell>
          <table:table-cell table:formula="of:=CONCATENATE(&quot;Res:=eep_n_w(&quot;;[.H432];&quot;,&quot;;[.A432];&quot;);&quot;)" office:value-type="string" office:string-value="Res:=eep_n_w(213,Tp_zd_08);">
            <text:p>Res:=eep_n_w(213,Tp_zd_08);</text:p>
          </table:table-cell>
          <table:table-cell table:formula="of:=IF([.E432]=1;CONCATENATE([.A432];&quot; smallint default '0',&quot;);&quot;&quot;)">
            <text:p/>
          </table:table-cell>
        </table:table-row>
        <table:table-row table:style-name="ro1">
          <table:table-cell office:value-type="string">
            <text:p>Tm_zd_01</text:p>
          </table:table-cell>
          <table:table-cell office:value-type="float" office:value="902">
            <text:p>90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14">
            <text:p>214</text:p>
          </table:table-cell>
          <table:table-cell/>
          <table:table-cell table:formula="of:=CONCATENATE([.A433];&quot;:=eep_n_r(&quot;;[.H433];&quot;);&quot;)" office:value-type="string" office:string-value="Tm_zd_01:=eep_n_r(214);">
            <text:p>Tm_zd_01:=eep_n_r(214);</text:p>
          </table:table-cell>
          <table:table-cell table:formula="of:=CONCATENATE(&quot;Res:=eep_n_w(&quot;;[.H433];&quot;,&quot;;[.A433];&quot;);&quot;)" office:value-type="string" office:string-value="Res:=eep_n_w(214,Tm_zd_01);">
            <text:p>Res:=eep_n_w(214,Tm_zd_01);</text:p>
          </table:table-cell>
          <table:table-cell table:formula="of:=IF([.E433]=1;CONCATENATE([.A433];&quot; smallint default '0',&quot;);&quot;&quot;)">
            <text:p/>
          </table:table-cell>
        </table:table-row>
        <table:table-row table:style-name="ro1">
          <table:table-cell office:value-type="string">
            <text:p>Tm_zd_02</text:p>
          </table:table-cell>
          <table:table-cell office:value-type="float" office:value="903">
            <text:p>9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15">
            <text:p>215</text:p>
          </table:table-cell>
          <table:table-cell/>
          <table:table-cell table:formula="of:=CONCATENATE([.A434];&quot;:=eep_n_r(&quot;;[.H434];&quot;);&quot;)" office:value-type="string" office:string-value="Tm_zd_02:=eep_n_r(215);">
            <text:p>Tm_zd_02:=eep_n_r(215);</text:p>
          </table:table-cell>
          <table:table-cell table:formula="of:=CONCATENATE(&quot;Res:=eep_n_w(&quot;;[.H434];&quot;,&quot;;[.A434];&quot;);&quot;)" office:value-type="string" office:string-value="Res:=eep_n_w(215,Tm_zd_02);">
            <text:p>Res:=eep_n_w(215,Tm_zd_02);</text:p>
          </table:table-cell>
          <table:table-cell table:formula="of:=IF([.E434]=1;CONCATENATE([.A434];&quot; smallint default '0',&quot;);&quot;&quot;)">
            <text:p/>
          </table:table-cell>
        </table:table-row>
        <table:table-row table:style-name="ro1">
          <table:table-cell office:value-type="string">
            <text:p>Tm_zd_03</text:p>
          </table:table-cell>
          <table:table-cell office:value-type="float" office:value="904">
            <text:p>9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16">
            <text:p>216</text:p>
          </table:table-cell>
          <table:table-cell/>
          <table:table-cell table:formula="of:=CONCATENATE([.A435];&quot;:=eep_n_r(&quot;;[.H435];&quot;);&quot;)" office:value-type="string" office:string-value="Tm_zd_03:=eep_n_r(216);">
            <text:p>Tm_zd_03:=eep_n_r(216);</text:p>
          </table:table-cell>
          <table:table-cell table:formula="of:=CONCATENATE(&quot;Res:=eep_n_w(&quot;;[.H435];&quot;,&quot;;[.A435];&quot;);&quot;)" office:value-type="string" office:string-value="Res:=eep_n_w(216,Tm_zd_03);">
            <text:p>Res:=eep_n_w(216,Tm_zd_03);</text:p>
          </table:table-cell>
          <table:table-cell table:formula="of:=IF([.E435]=1;CONCATENATE([.A435];&quot; smallint default '0',&quot;);&quot;&quot;)">
            <text:p/>
          </table:table-cell>
        </table:table-row>
        <table:table-row table:style-name="ro1">
          <table:table-cell office:value-type="string">
            <text:p>Tm_zd_04</text:p>
          </table:table-cell>
          <table:table-cell office:value-type="float" office:value="905">
            <text:p>9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17">
            <text:p>217</text:p>
          </table:table-cell>
          <table:table-cell/>
          <table:table-cell table:formula="of:=CONCATENATE([.A436];&quot;:=eep_n_r(&quot;;[.H436];&quot;);&quot;)" office:value-type="string" office:string-value="Tm_zd_04:=eep_n_r(217);">
            <text:p>Tm_zd_04:=eep_n_r(217);</text:p>
          </table:table-cell>
          <table:table-cell table:formula="of:=CONCATENATE(&quot;Res:=eep_n_w(&quot;;[.H436];&quot;,&quot;;[.A436];&quot;);&quot;)" office:value-type="string" office:string-value="Res:=eep_n_w(217,Tm_zd_04);">
            <text:p>Res:=eep_n_w(217,Tm_zd_04);</text:p>
          </table:table-cell>
          <table:table-cell table:formula="of:=IF([.E436]=1;CONCATENATE([.A436];&quot; smallint default '0',&quot;);&quot;&quot;)">
            <text:p/>
          </table:table-cell>
        </table:table-row>
        <table:table-row table:style-name="ro1">
          <table:table-cell office:value-type="string">
            <text:p>Tm_zd_05</text:p>
          </table:table-cell>
          <table:table-cell office:value-type="float" office:value="906">
            <text:p>9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18">
            <text:p>218</text:p>
          </table:table-cell>
          <table:table-cell/>
          <table:table-cell table:formula="of:=CONCATENATE([.A437];&quot;:=eep_n_r(&quot;;[.H437];&quot;);&quot;)" office:value-type="string" office:string-value="Tm_zd_05:=eep_n_r(218);">
            <text:p>Tm_zd_05:=eep_n_r(218);</text:p>
          </table:table-cell>
          <table:table-cell table:formula="of:=CONCATENATE(&quot;Res:=eep_n_w(&quot;;[.H437];&quot;,&quot;;[.A437];&quot;);&quot;)" office:value-type="string" office:string-value="Res:=eep_n_w(218,Tm_zd_05);">
            <text:p>Res:=eep_n_w(218,Tm_zd_05);</text:p>
          </table:table-cell>
          <table:table-cell table:formula="of:=IF([.E437]=1;CONCATENATE([.A437];&quot; smallint default '0',&quot;);&quot;&quot;)">
            <text:p/>
          </table:table-cell>
        </table:table-row>
        <table:table-row table:style-name="ro1">
          <table:table-cell office:value-type="string">
            <text:p>Tm_zd_06</text:p>
          </table:table-cell>
          <table:table-cell office:value-type="float" office:value="907">
            <text:p>9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19">
            <text:p>219</text:p>
          </table:table-cell>
          <table:table-cell/>
          <table:table-cell table:formula="of:=CONCATENATE([.A438];&quot;:=eep_n_r(&quot;;[.H438];&quot;);&quot;)" office:value-type="string" office:string-value="Tm_zd_06:=eep_n_r(219);">
            <text:p>Tm_zd_06:=eep_n_r(219);</text:p>
          </table:table-cell>
          <table:table-cell table:formula="of:=CONCATENATE(&quot;Res:=eep_n_w(&quot;;[.H438];&quot;,&quot;;[.A438];&quot;);&quot;)" office:value-type="string" office:string-value="Res:=eep_n_w(219,Tm_zd_06);">
            <text:p>Res:=eep_n_w(219,Tm_zd_06);</text:p>
          </table:table-cell>
          <table:table-cell table:formula="of:=IF([.E438]=1;CONCATENATE([.A438];&quot; smallint default '0',&quot;);&quot;&quot;)">
            <text:p/>
          </table:table-cell>
        </table:table-row>
        <table:table-row table:style-name="ro1">
          <table:table-cell office:value-type="string">
            <text:p>Tm_zd_07</text:p>
          </table:table-cell>
          <table:table-cell office:value-type="float" office:value="908">
            <text:p>9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20">
            <text:p>220</text:p>
          </table:table-cell>
          <table:table-cell/>
          <table:table-cell table:formula="of:=CONCATENATE([.A439];&quot;:=eep_n_r(&quot;;[.H439];&quot;);&quot;)" office:value-type="string" office:string-value="Tm_zd_07:=eep_n_r(220);">
            <text:p>Tm_zd_07:=eep_n_r(220);</text:p>
          </table:table-cell>
          <table:table-cell table:formula="of:=CONCATENATE(&quot;Res:=eep_n_w(&quot;;[.H439];&quot;,&quot;;[.A439];&quot;);&quot;)" office:value-type="string" office:string-value="Res:=eep_n_w(220,Tm_zd_07);">
            <text:p>Res:=eep_n_w(220,Tm_zd_07);</text:p>
          </table:table-cell>
          <table:table-cell table:formula="of:=IF([.E439]=1;CONCATENATE([.A439];&quot; smallint default '0',&quot;);&quot;&quot;)">
            <text:p/>
          </table:table-cell>
        </table:table-row>
        <table:table-row table:style-name="ro1">
          <table:table-cell office:value-type="string">
            <text:p>Tm_zd_08</text:p>
          </table:table-cell>
          <table:table-cell office:value-type="float" office:value="909">
            <text:p>9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21">
            <text:p>221</text:p>
          </table:table-cell>
          <table:table-cell/>
          <table:table-cell table:formula="of:=CONCATENATE([.A440];&quot;:=eep_n_r(&quot;;[.H440];&quot;);&quot;)" office:value-type="string" office:string-value="Tm_zd_08:=eep_n_r(221);">
            <text:p>Tm_zd_08:=eep_n_r(221);</text:p>
          </table:table-cell>
          <table:table-cell table:formula="of:=CONCATENATE(&quot;Res:=eep_n_w(&quot;;[.H440];&quot;,&quot;;[.A440];&quot;);&quot;)" office:value-type="string" office:string-value="Res:=eep_n_w(221,Tm_zd_08);">
            <text:p>Res:=eep_n_w(221,Tm_zd_08);</text:p>
          </table:table-cell>
          <table:table-cell table:formula="of:=IF([.E440]=1;CONCATENATE([.A440];&quot; smallint default '0',&quot;);&quot;&quot;)">
            <text:p/>
          </table:table-cell>
        </table:table-row>
        <table:table-row table:style-name="ro1">
          <table:table-cell office:value-type="string">
            <text:p>yy_s</text:p>
          </table:table-cell>
          <table:table-cell office:value-type="float" office:value="910">
            <text:p>9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22">
            <text:p>222</text:p>
          </table:table-cell>
          <table:table-cell table:number-columns-repeated="3"/>
          <table:table-cell table:formula="of:=IF([.E441]=1;CONCATENATE([.A441];&quot; smallint default '0',&quot;);&quot;&quot;)">
            <text:p/>
          </table:table-cell>
        </table:table-row>
        <table:table-row table:style-name="ro1">
          <table:table-cell office:value-type="string">
            <text:p>Mon_s</text:p>
          </table:table-cell>
          <table:table-cell office:value-type="float" office:value="911">
            <text:p>9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23">
            <text:p>223</text:p>
          </table:table-cell>
          <table:table-cell table:number-columns-repeated="3"/>
          <table:table-cell table:formula="of:=IF([.E442]=1;CONCATENATE([.A442];&quot; smallint default '0',&quot;);&quot;&quot;)">
            <text:p/>
          </table:table-cell>
        </table:table-row>
        <table:table-row table:style-name="ro1">
          <table:table-cell office:value-type="string">
            <text:p>dd_s</text:p>
          </table:table-cell>
          <table:table-cell office:value-type="float" office:value="912">
            <text:p>9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24">
            <text:p>224</text:p>
          </table:table-cell>
          <table:table-cell table:number-columns-repeated="3"/>
          <table:table-cell table:formula="of:=IF([.E443]=1;CONCATENATE([.A443];&quot; smallint default '0',&quot;);&quot;&quot;)">
            <text:p/>
          </table:table-cell>
        </table:table-row>
        <table:table-row table:style-name="ro1">
          <table:table-cell office:value-type="string">
            <text:p>hh_s</text:p>
          </table:table-cell>
          <table:table-cell office:value-type="float" office:value="913">
            <text:p>9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25">
            <text:p>225</text:p>
          </table:table-cell>
          <table:table-cell table:number-columns-repeated="3"/>
          <table:table-cell table:formula="of:=IF([.E444]=1;CONCATENATE([.A444];&quot; smallint default '0',&quot;);&quot;&quot;)">
            <text:p/>
          </table:table-cell>
        </table:table-row>
        <table:table-row table:style-name="ro1">
          <table:table-cell office:value-type="string">
            <text:p>mm_s</text:p>
          </table:table-cell>
          <table:table-cell office:value-type="float" office:value="914">
            <text:p>9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26">
            <text:p>226</text:p>
          </table:table-cell>
          <table:table-cell table:number-columns-repeated="3"/>
          <table:table-cell table:formula="of:=IF([.E445]=1;CONCATENATE([.A445];&quot; smallint default '0',&quot;);&quot;&quot;)">
            <text:p/>
          </table:table-cell>
        </table:table-row>
        <table:table-row table:style-name="ro1">
          <table:table-cell office:value-type="string">
            <text:p>ss_s</text:p>
          </table:table-cell>
          <table:table-cell office:value-type="float" office:value="915">
            <text:p>9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27">
            <text:p>227</text:p>
          </table:table-cell>
          <table:table-cell table:number-columns-repeated="3"/>
          <table:table-cell table:formula="of:=IF([.E446]=1;CONCATENATE([.A446];&quot; smallint default '0',&quot;);&quot;&quot;)">
            <text:p/>
          </table:table-cell>
        </table:table-row>
        <table:table-row table:style-name="ro1">
          <table:table-cell office:value-type="string">
            <text:p>time_set</text:p>
          </table:table-cell>
          <table:table-cell office:value-type="float" office:value="916">
            <text:p>9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447]=1;CONCATENATE([.A447];&quot; smallint default '0',&quot;);&quot;&quot;)">
            <text:p/>
          </table:table-cell>
        </table:table-row>
        <table:table-row table:style-name="ro1">
          <table:table-cell office:value-type="string">
            <text:p>Run</text:p>
          </table:table-cell>
          <table:table-cell office:value-type="float" office:value="917">
            <text:p>9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448]=1;CONCATENATE([.A448];&quot; smallint default '0',&quot;);&quot;&quot;)">
            <text:p/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918">
            <text:p>9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449]=1;CONCATENATE([.A449];&quot; smallint default '0',&quot;);&quot;&quot;)">
            <text:p/>
          </table:table-cell>
        </table:table-row>
        <table:table-row table:style-name="ro1">
          <table:table-cell office:value-type="string">
            <text:p>X_zd_17</text:p>
          </table:table-cell>
          <table:table-cell office:value-type="float" office:value="919">
            <text:p>9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22">
            <text:p>222</text:p>
          </table:table-cell>
          <table:table-cell/>
          <table:table-cell table:formula="of:=CONCATENATE([.A450];&quot;:=INT_REAL(eep_n_r(&quot;;[.H450];&quot;));&quot;)" office:value-type="string" office:string-value="X_zd_17:=INT_REAL(eep_n_r(222));">
            <text:p>X_zd_17:=INT_REAL(eep_n_r(222));</text:p>
          </table:table-cell>
          <table:table-cell table:formula="of:=CONCATENATE(&quot;Res:=eep_n_w(&quot;;[.H450];&quot;,REAL_INT(&quot;;[.A450];&quot;));&quot;)" office:value-type="string" office:string-value="Res:=eep_n_w(222,REAL_INT(X_zd_17));">
            <text:p>Res:=eep_n_w(222,REAL_INT(X_zd_17));</text:p>
          </table:table-cell>
          <table:table-cell table:formula="of:=IF([.E450]=1;CONCATENATE([.A450];&quot; smallint default '0',&quot;);&quot;&quot;)">
            <text:p/>
          </table:table-cell>
        </table:table-row>
        <table:table-row table:style-name="ro1">
          <table:table-cell office:value-type="string">
            <text:p>Ton_X_17</text:p>
          </table:table-cell>
          <table:table-cell office:value-type="float" office:value="921">
            <text:p>921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23">
            <text:p>223</text:p>
          </table:table-cell>
          <table:table-cell/>
          <table:table-cell table:formula="of:=CONCATENATE([.A451];&quot;:=TMR(eep_n_r(&quot;;[.H451];&quot;));&quot;)" office:value-type="string" office:string-value="Ton_X_17:=TMR(eep_n_r(223));">
            <text:p>Ton_X_17:=TMR(eep_n_r(223));</text:p>
          </table:table-cell>
          <table:table-cell table:formula="of:=CONCATENATE(&quot;Res:=eep_n_w(&quot;;[.H451];&quot;,ANA(&quot;;[.A451];&quot;));&quot;)" office:value-type="string" office:string-value="Res:=eep_n_w(223,ANA(Ton_X_17));">
            <text:p>Res:=eep_n_w(223,ANA(Ton_X_17));</text:p>
          </table:table-cell>
          <table:table-cell table:formula="of:=IF([.E451]=1;CONCATENATE([.A451];&quot; smallint default '0',&quot;);&quot;&quot;)">
            <text:p/>
          </table:table-cell>
        </table:table-row>
        <table:table-row table:style-name="ro1">
          <table:table-cell office:value-type="string">
            <text:p>Toff_X_17</text:p>
          </table:table-cell>
          <table:table-cell office:value-type="float" office:value="923">
            <text:p>923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24">
            <text:p>224</text:p>
          </table:table-cell>
          <table:table-cell/>
          <table:table-cell table:formula="of:=CONCATENATE([.A452];&quot;:=TMR(eep_n_r(&quot;;[.H452];&quot;));&quot;)" office:value-type="string" office:string-value="Toff_X_17:=TMR(eep_n_r(224));">
            <text:p>Toff_X_17:=TMR(eep_n_r(224));</text:p>
          </table:table-cell>
          <table:table-cell table:formula="of:=CONCATENATE(&quot;Res:=eep_n_w(&quot;;[.H452];&quot;,ANA(&quot;;[.A452];&quot;));&quot;)" office:value-type="string" office:string-value="Res:=eep_n_w(224,ANA(Toff_X_17));">
            <text:p>Res:=eep_n_w(224,ANA(Toff_X_17));</text:p>
          </table:table-cell>
          <table:table-cell table:formula="of:=IF([.E452]=1;CONCATENATE([.A452];&quot; smallint default '0',&quot;);&quot;&quot;)">
            <text:p/>
          </table:table-cell>
        </table:table-row>
        <table:table-row table:style-name="ro1">
          <table:table-cell office:value-type="string">
            <text:p>V_21_min</text:p>
          </table:table-cell>
          <table:table-cell office:value-type="float" office:value="925">
            <text:p>92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25">
            <text:p>225</text:p>
          </table:table-cell>
          <table:table-cell/>
          <table:table-cell table:formula="of:=CONCATENATE([.A453];&quot;:=eep_n_r(&quot;;[.H453];&quot;);&quot;)" office:value-type="string" office:string-value="V_21_min:=eep_n_r(225);">
            <text:p>V_21_min:=eep_n_r(225);</text:p>
          </table:table-cell>
          <table:table-cell table:formula="of:=CONCATENATE(&quot;Res:=eep_n_w(&quot;;[.H453];&quot;,&quot;;[.A453];&quot;);&quot;)" office:value-type="string" office:string-value="Res:=eep_n_w(225,V_21_min);">
            <text:p>Res:=eep_n_w(225,V_21_min);</text:p>
          </table:table-cell>
          <table:table-cell table:formula="of:=IF([.E453]=1;CONCATENATE([.A453];&quot; smallint default '0',&quot;);&quot;&quot;)">
            <text:p/>
          </table:table-cell>
        </table:table-row>
        <table:table-row table:style-name="ro1">
          <table:table-cell office:value-type="string">
            <text:p>V_21_max</text:p>
          </table:table-cell>
          <table:table-cell office:value-type="float" office:value="926">
            <text:p>92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26">
            <text:p>226</text:p>
          </table:table-cell>
          <table:table-cell/>
          <table:table-cell table:formula="of:=CONCATENATE([.A454];&quot;:=eep_n_r(&quot;;[.H454];&quot;);&quot;)" office:value-type="string" office:string-value="V_21_max:=eep_n_r(226);">
            <text:p>V_21_max:=eep_n_r(226);</text:p>
          </table:table-cell>
          <table:table-cell table:formula="of:=CONCATENATE(&quot;Res:=eep_n_w(&quot;;[.H454];&quot;,&quot;;[.A454];&quot;);&quot;)" office:value-type="string" office:string-value="Res:=eep_n_w(226,V_21_max);">
            <text:p>Res:=eep_n_w(226,V_21_max);</text:p>
          </table:table-cell>
          <table:table-cell table:formula="of:=IF([.E454]=1;CONCATENATE([.A454];&quot; smallint default '0',&quot;);&quot;&quot;)">
            <text:p/>
          </table:table-cell>
        </table:table-row>
        <table:table-row table:style-name="ro1">
          <table:table-cell office:value-type="string">
            <text:p>V_25_min</text:p>
          </table:table-cell>
          <table:table-cell office:value-type="float" office:value="927">
            <text:p>92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27">
            <text:p>227</text:p>
          </table:table-cell>
          <table:table-cell/>
          <table:table-cell table:formula="of:=CONCATENATE([.A455];&quot;:=eep_n_r(&quot;;[.H455];&quot;);&quot;)" office:value-type="string" office:string-value="V_25_min:=eep_n_r(227);">
            <text:p>V_25_min:=eep_n_r(227);</text:p>
          </table:table-cell>
          <table:table-cell table:formula="of:=CONCATENATE(&quot;Res:=eep_n_w(&quot;;[.H455];&quot;,&quot;;[.A455];&quot;);&quot;)" office:value-type="string" office:string-value="Res:=eep_n_w(227,V_25_min);">
            <text:p>Res:=eep_n_w(227,V_25_min);</text:p>
          </table:table-cell>
          <table:table-cell table:formula="of:=IF([.E455]=1;CONCATENATE([.A455];&quot; smallint default '0',&quot;);&quot;&quot;)">
            <text:p/>
          </table:table-cell>
        </table:table-row>
        <table:table-row table:style-name="ro1">
          <table:table-cell office:value-type="string">
            <text:p>V_25_max</text:p>
          </table:table-cell>
          <table:table-cell office:value-type="float" office:value="928">
            <text:p>92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28">
            <text:p>228</text:p>
          </table:table-cell>
          <table:table-cell/>
          <table:table-cell table:formula="of:=CONCATENATE([.A456];&quot;:=eep_n_r(&quot;;[.H456];&quot;);&quot;)" office:value-type="string" office:string-value="V_25_max:=eep_n_r(228);">
            <text:p>V_25_max:=eep_n_r(228);</text:p>
          </table:table-cell>
          <table:table-cell table:formula="of:=CONCATENATE(&quot;Res:=eep_n_w(&quot;;[.H456];&quot;,&quot;;[.A456];&quot;);&quot;)" office:value-type="string" office:string-value="Res:=eep_n_w(228,V_25_max);">
            <text:p>Res:=eep_n_w(228,V_25_max);</text:p>
          </table:table-cell>
          <table:table-cell table:formula="of:=IF([.E456]=1;CONCATENATE([.A456];&quot; smallint default '0',&quot;);&quot;&quot;)">
            <text:p/>
          </table:table-cell>
        </table:table-row>
        <table:table-row table:style-name="ro1">
          <table:table-cell office:value-type="string">
            <text:p>V_26_min</text:p>
          </table:table-cell>
          <table:table-cell office:value-type="float" office:value="929">
            <text:p>92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29">
            <text:p>229</text:p>
          </table:table-cell>
          <table:table-cell/>
          <table:table-cell table:formula="of:=CONCATENATE([.A457];&quot;:=eep_n_r(&quot;;[.H457];&quot;);&quot;)" office:value-type="string" office:string-value="V_26_min:=eep_n_r(229);">
            <text:p>V_26_min:=eep_n_r(229);</text:p>
          </table:table-cell>
          <table:table-cell table:formula="of:=CONCATENATE(&quot;Res:=eep_n_w(&quot;;[.H457];&quot;,&quot;;[.A457];&quot;);&quot;)" office:value-type="string" office:string-value="Res:=eep_n_w(229,V_26_min);">
            <text:p>Res:=eep_n_w(229,V_26_min);</text:p>
          </table:table-cell>
          <table:table-cell table:formula="of:=IF([.E457]=1;CONCATENATE([.A457];&quot; smallint default '0',&quot;);&quot;&quot;)">
            <text:p/>
          </table:table-cell>
        </table:table-row>
        <table:table-row table:style-name="ro1">
          <table:table-cell office:value-type="string">
            <text:p>V_26_max</text:p>
          </table:table-cell>
          <table:table-cell office:value-type="float" office:value="930">
            <text:p>93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30">
            <text:p>230</text:p>
          </table:table-cell>
          <table:table-cell/>
          <table:table-cell table:formula="of:=CONCATENATE([.A458];&quot;:=eep_n_r(&quot;;[.H458];&quot;);&quot;)" office:value-type="string" office:string-value="V_26_max:=eep_n_r(230);">
            <text:p>V_26_max:=eep_n_r(230);</text:p>
          </table:table-cell>
          <table:table-cell table:formula="of:=CONCATENATE(&quot;Res:=eep_n_w(&quot;;[.H458];&quot;,&quot;;[.A458];&quot;);&quot;)" office:value-type="string" office:string-value="Res:=eep_n_w(230,V_26_max);">
            <text:p>Res:=eep_n_w(230,V_26_max);</text:p>
          </table:table-cell>
          <table:table-cell table:formula="of:=IF([.E458]=1;CONCATENATE([.A458];&quot; smallint default '0',&quot;);&quot;&quot;)">
            <text:p/>
          </table:table-cell>
        </table:table-row>
        <table:table-row table:style-name="ro1">
          <table:table-cell office:value-type="string">
            <text:p>V_32_min</text:p>
          </table:table-cell>
          <table:table-cell office:value-type="float" office:value="931">
            <text:p>93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31">
            <text:p>231</text:p>
          </table:table-cell>
          <table:table-cell/>
          <table:table-cell table:formula="of:=CONCATENATE([.A459];&quot;:=eep_n_r(&quot;;[.H459];&quot;);&quot;)" office:value-type="string" office:string-value="V_32_min:=eep_n_r(231);">
            <text:p>V_32_min:=eep_n_r(231);</text:p>
          </table:table-cell>
          <table:table-cell table:formula="of:=CONCATENATE(&quot;Res:=eep_n_w(&quot;;[.H459];&quot;,&quot;;[.A459];&quot;);&quot;)" office:value-type="string" office:string-value="Res:=eep_n_w(231,V_32_min);">
            <text:p>Res:=eep_n_w(231,V_32_min);</text:p>
          </table:table-cell>
          <table:table-cell table:formula="of:=IF([.E459]=1;CONCATENATE([.A459];&quot; smallint default '0',&quot;);&quot;&quot;)">
            <text:p/>
          </table:table-cell>
        </table:table-row>
        <table:table-row table:style-name="ro1">
          <table:table-cell office:value-type="string">
            <text:p>V_32_max</text:p>
          </table:table-cell>
          <table:table-cell office:value-type="float" office:value="932">
            <text:p>93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32">
            <text:p>232</text:p>
          </table:table-cell>
          <table:table-cell/>
          <table:table-cell table:formula="of:=CONCATENATE([.A460];&quot;:=eep_n_r(&quot;;[.H460];&quot;);&quot;)" office:value-type="string" office:string-value="V_32_max:=eep_n_r(232);">
            <text:p>V_32_max:=eep_n_r(232);</text:p>
          </table:table-cell>
          <table:table-cell table:formula="of:=CONCATENATE(&quot;Res:=eep_n_w(&quot;;[.H460];&quot;,&quot;;[.A460];&quot;);&quot;)" office:value-type="string" office:string-value="Res:=eep_n_w(232,V_32_max);">
            <text:p>Res:=eep_n_w(232,V_32_max);</text:p>
          </table:table-cell>
          <table:table-cell table:formula="of:=IF([.E460]=1;CONCATENATE([.A460];&quot; smallint default '0',&quot;);&quot;&quot;)">
            <text:p/>
          </table:table-cell>
        </table:table-row>
        <table:table-row table:style-name="ro1">
          <table:table-cell office:value-type="string">
            <text:p>V_26_tz</text:p>
          </table:table-cell>
          <table:table-cell office:value-type="float" office:value="933">
            <text:p>933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233">
            <text:p>233</text:p>
          </table:table-cell>
          <table:table-cell/>
          <table:table-cell table:formula="of:=CONCATENATE([.A461];&quot;:=TMR(eep_n_r(&quot;;[.H461];&quot;));&quot;)" office:value-type="string" office:string-value="V_26_tz:=TMR(eep_n_r(233));">
            <text:p>V_26_tz:=TMR(eep_n_r(233));</text:p>
          </table:table-cell>
          <table:table-cell table:formula="of:=CONCATENATE(&quot;Res:=eep_n_w(&quot;;[.H461];&quot;,&quot;;[.A461];&quot;);&quot;)" office:value-type="string" office:string-value="Res:=eep_n_w(233,V_26_tz);">
            <text:p>Res:=eep_n_w(233,V_26_tz);</text:p>
          </table:table-cell>
          <table:table-cell table:formula="of:=IF([.E461]=1;CONCATENATE([.A461];&quot; smallint default '0',&quot;);&quot;&quot;)">
            <text:p/>
          </table:table-cell>
        </table:table-row>
        <table:table-row table:style-name="ro1">
          <table:table-cell office:value-type="string">
            <text:p>Am_Q_09</text:p>
          </table:table-cell>
          <table:table-cell office:value-type="float" office:value="935">
            <text:p>9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6">
            <text:p>36</text:p>
          </table:table-cell>
          <table:table-cell/>
          <table:table-cell table:formula="of:=CONCATENATE([.A462];&quot;:=eep_b_r(&quot;;[.H462];&quot;);&quot;)" office:value-type="string" office:string-value="Am_Q_09:=eep_b_r(36);">
            <text:p>Am_Q_09:=eep_b_r(36);</text:p>
          </table:table-cell>
          <table:table-cell table:formula="of:=CONCATENATE(&quot;Res:=eep_b_w(&quot;;[.H462];&quot;,&quot;;[.A462];&quot;);&quot;)" office:value-type="string" office:string-value="Res:=eep_b_w(36,Am_Q_09);">
            <text:p>Res:=eep_b_w(36,Am_Q_09);</text:p>
          </table:table-cell>
          <table:table-cell table:formula="of:=IF([.E462]=1;CONCATENATE([.A462];&quot; smallint default '0',&quot;);&quot;&quot;)">
            <text:p/>
          </table:table-cell>
        </table:table-row>
        <table:table-row table:style-name="ro1">
          <table:table-cell office:value-type="string">
            <text:p>Am_Q_10</text:p>
          </table:table-cell>
          <table:table-cell office:value-type="float" office:value="936">
            <text:p>9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7">
            <text:p>37</text:p>
          </table:table-cell>
          <table:table-cell/>
          <table:table-cell table:formula="of:=CONCATENATE([.A463];&quot;:=eep_b_r(&quot;;[.H463];&quot;);&quot;)" office:value-type="string" office:string-value="Am_Q_10:=eep_b_r(37);">
            <text:p>Am_Q_10:=eep_b_r(37);</text:p>
          </table:table-cell>
          <table:table-cell table:formula="of:=CONCATENATE(&quot;Res:=eep_b_w(&quot;;[.H463];&quot;,&quot;;[.A463];&quot;);&quot;)" office:value-type="string" office:string-value="Res:=eep_b_w(37,Am_Q_10);">
            <text:p>Res:=eep_b_w(37,Am_Q_10);</text:p>
          </table:table-cell>
          <table:table-cell table:formula="of:=IF([.E463]=1;CONCATENATE([.A463];&quot; smallint default '0',&quot;);&quot;&quot;)">
            <text:p/>
          </table:table-cell>
        </table:table-row>
        <table:table-row table:style-name="ro1">
          <table:table-cell office:value-type="string">
            <text:p>Am_M_14</text:p>
          </table:table-cell>
          <table:table-cell office:value-type="float" office:value="937">
            <text:p>9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8">
            <text:p>38</text:p>
          </table:table-cell>
          <table:table-cell/>
          <table:table-cell table:formula="of:=CONCATENATE([.A464];&quot;:=eep_b_r(&quot;;[.H464];&quot;);&quot;)" office:value-type="string" office:string-value="Am_M_14:=eep_b_r(38);">
            <text:p>Am_M_14:=eep_b_r(38);</text:p>
          </table:table-cell>
          <table:table-cell table:formula="of:=CONCATENATE(&quot;Res:=eep_b_w(&quot;;[.H464];&quot;,&quot;;[.A464];&quot;);&quot;)" office:value-type="string" office:string-value="Res:=eep_b_w(38,Am_M_14);">
            <text:p>Res:=eep_b_w(38,Am_M_14);</text:p>
          </table:table-cell>
          <table:table-cell table:formula="of:=IF([.E464]=1;CONCATENATE([.A464];&quot; smallint default '0',&quot;);&quot;&quot;)">
            <text:p/>
          </table:table-cell>
        </table:table-row>
        <table:table-row table:style-name="ro1">
          <table:table-cell office:value-type="string">
            <text:p>Am_M_17</text:p>
          </table:table-cell>
          <table:table-cell office:value-type="float" office:value="938">
            <text:p>93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9">
            <text:p>39</text:p>
          </table:table-cell>
          <table:table-cell/>
          <table:table-cell table:formula="of:=CONCATENATE([.A465];&quot;:=eep_b_r(&quot;;[.H465];&quot;);&quot;)" office:value-type="string" office:string-value="Am_M_17:=eep_b_r(39);">
            <text:p>Am_M_17:=eep_b_r(39);</text:p>
          </table:table-cell>
          <table:table-cell table:formula="of:=CONCATENATE(&quot;Res:=eep_b_w(&quot;;[.H465];&quot;,&quot;;[.A465];&quot;);&quot;)" office:value-type="string" office:string-value="Res:=eep_b_w(39,Am_M_17);">
            <text:p>Res:=eep_b_w(39,Am_M_17);</text:p>
          </table:table-cell>
          <table:table-cell table:formula="of:=IF([.E465]=1;CONCATENATE([.A465];&quot; smallint default '0',&quot;);&quot;&quot;)">
            <text:p/>
          </table:table-cell>
        </table:table-row>
        <table:table-row table:style-name="ro1">
          <table:table-cell table:number-columns-repeated="11"/>
          <table:table-cell office:value-type="string">
            <text:p>primary key(Dt)) Engine=InnoDb;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table:number-columns-repeated="11"/>
        </table:table-row>
        <table:table-row table:style-name="ro1">
          <table:table-cell office:value-type="string">
            <text:p>Ai_1_1</text:p>
          </table:table-cell>
          <table:table-cell table:number-columns-repeated="11"/>
        </table:table-row>
        <table:table-row table:style-name="ro1">
          <table:table-cell office:value-type="string">
            <text:p>Ai_1_2</text:p>
          </table:table-cell>
          <table:table-cell table:number-columns-repeated="11"/>
        </table:table-row>
        <table:table-row table:style-name="ro1">
          <table:table-cell office:value-type="string">
            <text:p>Ai_1_3</text:p>
          </table:table-cell>
          <table:table-cell table:number-columns-repeated="11"/>
        </table:table-row>
        <table:table-row table:style-name="ro1">
          <table:table-cell office:value-type="string">
            <text:p>Ai_1_4</text:p>
          </table:table-cell>
          <table:table-cell table:number-columns-repeated="11"/>
        </table:table-row>
        <table:table-row table:style-name="ro1">
          <table:table-cell office:value-type="string">
            <text:p>Ai_2_1</text:p>
          </table:table-cell>
          <table:table-cell table:number-columns-repeated="11"/>
        </table:table-row>
        <table:table-row table:style-name="ro1">
          <table:table-cell office:value-type="string">
            <text:p>Ai_2_2</text:p>
          </table:table-cell>
          <table:table-cell table:number-columns-repeated="11"/>
        </table:table-row>
        <table:table-row table:style-name="ro1">
          <table:table-cell office:value-type="string">
            <text:p>Ai_2_3</text:p>
          </table:table-cell>
          <table:table-cell table:number-columns-repeated="11"/>
        </table:table-row>
        <table:table-row table:style-name="ro1">
          <table:table-cell office:value-type="string">
            <text:p>Ai_2_4</text:p>
          </table:table-cell>
          <table:table-cell table:number-columns-repeated="11"/>
        </table:table-row>
        <table:table-row table:style-name="ro1">
          <table:table-cell office:value-type="string">
            <text:p>Ai_3_1</text:p>
          </table:table-cell>
          <table:table-cell table:number-columns-repeated="11"/>
        </table:table-row>
        <table:table-row table:style-name="ro1">
          <table:table-cell office:value-type="string">
            <text:p>Ai_3_2</text:p>
          </table:table-cell>
          <table:table-cell table:number-columns-repeated="11"/>
        </table:table-row>
        <table:table-row table:style-name="ro1">
          <table:table-cell office:value-type="string">
            <text:p>Ai_3_3</text:p>
          </table:table-cell>
          <table:table-cell table:number-columns-repeated="11"/>
        </table:table-row>
        <table:table-row table:style-name="ro1">
          <table:table-cell office:value-type="string">
            <text:p>Ai_3_4</text:p>
          </table:table-cell>
          <table:table-cell table:number-columns-repeated="11"/>
        </table:table-row>
        <table:table-row table:style-name="ro1">
          <table:table-cell office:value-type="string">
            <text:p>Ai_4_1</text:p>
          </table:table-cell>
          <table:table-cell table:number-columns-repeated="11"/>
        </table:table-row>
        <table:table-row table:style-name="ro1">
          <table:table-cell office:value-type="string">
            <text:p>Ai_4_2</text:p>
          </table:table-cell>
          <table:table-cell table:number-columns-repeated="11"/>
        </table:table-row>
        <table:table-row table:style-name="ro1">
          <table:table-cell office:value-type="string">
            <text:p>Ai_4_3</text:p>
          </table:table-cell>
          <table:table-cell table:number-columns-repeated="11"/>
        </table:table-row>
        <table:table-row table:style-name="ro1">
          <table:table-cell office:value-type="string">
            <text:p>Ai_4_4</text:p>
          </table:table-cell>
          <table:table-cell table:number-columns-repeated="11"/>
        </table:table-row>
        <table:table-row table:style-name="ro1">
          <table:table-cell office:value-type="string">
            <text:p>Ai_5_1</text:p>
          </table:table-cell>
          <table:table-cell table:number-columns-repeated="11"/>
        </table:table-row>
        <table:table-row table:style-name="ro1">
          <table:table-cell office:value-type="string">
            <text:p>Ai_5_2</text:p>
          </table:table-cell>
          <table:table-cell table:number-columns-repeated="11"/>
        </table:table-row>
        <table:table-row table:style-name="ro1">
          <table:table-cell office:value-type="string">
            <text:p>Ai_5_3</text:p>
          </table:table-cell>
          <table:table-cell table:number-columns-repeated="11"/>
        </table:table-row>
        <table:table-row table:style-name="ro1">
          <table:table-cell office:value-type="string">
            <text:p>Ai_5_4</text:p>
          </table:table-cell>
          <table:table-cell table:number-columns-repeated="11"/>
        </table:table-row>
        <table:table-row table:style-name="ro1">
          <table:table-cell office:value-type="string">
            <text:p>Ai_6_1</text:p>
          </table:table-cell>
          <table:table-cell table:number-columns-repeated="11"/>
        </table:table-row>
        <table:table-row table:style-name="ro1">
          <table:table-cell office:value-type="string">
            <text:p>Ai_6_2</text:p>
          </table:table-cell>
          <table:table-cell table:number-columns-repeated="11"/>
        </table:table-row>
        <table:table-row table:style-name="ro1">
          <table:table-cell office:value-type="string">
            <text:p>Ai_6_3</text:p>
          </table:table-cell>
          <table:table-cell table:number-columns-repeated="11"/>
        </table:table-row>
        <table:table-row table:style-name="ro1">
          <table:table-cell office:value-type="string">
            <text:p>Ai_6_4</text:p>
          </table:table-cell>
          <table:table-cell table:number-columns-repeated="11"/>
        </table:table-row>
        <table:table-row table:style-name="ro1">
          <table:table-cell office:value-type="string">
            <text:p>Ai_7_1</text:p>
          </table:table-cell>
          <table:table-cell table:number-columns-repeated="11"/>
        </table:table-row>
        <table:table-row table:style-name="ro1">
          <table:table-cell office:value-type="string">
            <text:p>Ai_7_2</text:p>
          </table:table-cell>
          <table:table-cell table:number-columns-repeated="11"/>
        </table:table-row>
        <table:table-row table:style-name="ro1">
          <table:table-cell office:value-type="string">
            <text:p>Ai_7_3</text:p>
          </table:table-cell>
          <table:table-cell table:number-columns-repeated="11"/>
        </table:table-row>
        <table:table-row table:style-name="ro1">
          <table:table-cell office:value-type="string">
            <text:p>Ai_7_4</text:p>
          </table:table-cell>
          <table:table-cell table:number-columns-repeated="11"/>
        </table:table-row>
        <table:table-row table:style-name="ro1">
          <table:table-cell office:value-type="string">
            <text:p>Ai_8_1</text:p>
          </table:table-cell>
          <table:table-cell table:number-columns-repeated="11"/>
        </table:table-row>
        <table:table-row table:style-name="ro1">
          <table:table-cell office:value-type="string">
            <text:p>Ai_8_2</text:p>
          </table:table-cell>
          <table:table-cell table:number-columns-repeated="11"/>
        </table:table-row>
        <table:table-row table:style-name="ro1">
          <table:table-cell office:value-type="string">
            <text:p>Ai_8_3</text:p>
          </table:table-cell>
          <table:table-cell table:number-columns-repeated="11"/>
        </table:table-row>
        <table:table-row table:style-name="ro1">
          <table:table-cell office:value-type="string">
            <text:p>Ai_8_4</text:p>
          </table:table-cell>
          <table:table-cell table:number-columns-repeated="11"/>
        </table:table-row>
        <table:table-row table:style-name="ro1">
          <table:table-cell office:value-type="string">
            <text:p>Ai_9_1</text:p>
          </table:table-cell>
          <table:table-cell table:number-columns-repeated="11"/>
        </table:table-row>
        <table:table-row table:style-name="ro1">
          <table:table-cell office:value-type="string">
            <text:p>Ai_9_2</text:p>
          </table:table-cell>
          <table:table-cell table:number-columns-repeated="11"/>
        </table:table-row>
        <table:table-row table:style-name="ro1">
          <table:table-cell office:value-type="string">
            <text:p>Ai_9_3</text:p>
          </table:table-cell>
          <table:table-cell table:number-columns-repeated="11"/>
        </table:table-row>
        <table:table-row table:style-name="ro1">
          <table:table-cell office:value-type="string">
            <text:p>Ai_9_4</text:p>
          </table:table-cell>
          <table:table-cell table:number-columns-repeated="11"/>
        </table:table-row>
        <table:table-row table:style-name="ro1">
          <table:table-cell office:value-type="string">
            <text:p>Ai_10_1</text:p>
          </table:table-cell>
          <table:table-cell table:number-columns-repeated="11"/>
        </table:table-row>
        <table:table-row table:style-name="ro1">
          <table:table-cell office:value-type="string">
            <text:p>Ai_10_2</text:p>
          </table:table-cell>
          <table:table-cell table:number-columns-repeated="11"/>
        </table:table-row>
        <table:table-row table:style-name="ro1">
          <table:table-cell office:value-type="string">
            <text:p>Ai_10_3</text:p>
          </table:table-cell>
          <table:table-cell table:number-columns-repeated="11"/>
        </table:table-row>
        <table:table-row table:style-name="ro1">
          <table:table-cell office:value-type="string">
            <text:p>Ai_10_4</text:p>
          </table:table-cell>
          <table:table-cell table:number-columns-repeated="11"/>
        </table:table-row>
        <table:table-row table:style-name="ro1">
          <table:table-cell office:value-type="string">
            <text:p>Ai_11_1</text:p>
          </table:table-cell>
          <table:table-cell table:number-columns-repeated="11"/>
        </table:table-row>
        <table:table-row table:style-name="ro1">
          <table:table-cell office:value-type="string">
            <text:p>Ai_11_2</text:p>
          </table:table-cell>
          <table:table-cell table:number-columns-repeated="11"/>
        </table:table-row>
        <table:table-row table:style-name="ro1">
          <table:table-cell office:value-type="string">
            <text:p>Ai_11_3</text:p>
          </table:table-cell>
          <table:table-cell table:number-columns-repeated="11"/>
        </table:table-row>
        <table:table-row table:style-name="ro1">
          <table:table-cell office:value-type="string">
            <text:p>Ai_11_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>
            <text:p>Xt_01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2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3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4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5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6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7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8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9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1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2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3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4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5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6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7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8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9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2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21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table:number-columns-repeated="11"/>
        </table:table-row>
        <table:table-row table:style-name="ro1">
          <table:table-cell office:value-type="string">
            <text:p>P_01</text:p>
          </table:table-cell>
          <table:table-cell table:number-columns-repeated="11"/>
        </table:table-row>
        <table:table-row table:style-name="ro1">
          <table:table-cell office:value-type="string">
            <text:p>P_02</text:p>
          </table:table-cell>
          <table:table-cell table:number-columns-repeated="11"/>
        </table:table-row>
        <table:table-row table:style-name="ro1">
          <table:table-cell office:value-type="string">
            <text:p>P_03</text:p>
          </table:table-cell>
          <table:table-cell table:number-columns-repeated="11"/>
        </table:table-row>
        <table:table-row table:style-name="ro1">
          <table:table-cell office:value-type="string">
            <text:p>P_04</text:p>
          </table:table-cell>
          <table:table-cell table:number-columns-repeated="11"/>
        </table:table-row>
        <table:table-row table:style-name="ro1">
          <table:table-cell office:value-type="string">
            <text:p>P_05</text:p>
          </table:table-cell>
          <table:table-cell table:number-columns-repeated="11"/>
        </table:table-row>
        <table:table-row table:style-name="ro1">
          <table:table-cell office:value-type="string">
            <text:p>P_06</text:p>
          </table:table-cell>
          <table:table-cell table:number-columns-repeated="11"/>
        </table:table-row>
        <table:table-row table:style-name="ro1">
          <table:table-cell office:value-type="string">
            <text:p>P_07</text:p>
          </table:table-cell>
          <table:table-cell table:number-columns-repeated="11"/>
        </table:table-row>
        <table:table-row table:style-name="ro1">
          <table:table-cell office:value-type="string">
            <text:p>P_08</text:p>
          </table:table-cell>
          <table:table-cell table:number-columns-repeated="11"/>
        </table:table-row>
      </table:table>
      <table:table table:name="Аркуш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0">10/06/2010</text:date>, <text:time>17:22:24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7T13:46:45</meta:creation-date>
    <dc:date>2010-06-10T17:22:23</dc:date>
    <meta:editing-duration>PT40H31M31S</meta:editing-duration>
    <meta:editing-cycles>7</meta:editing-cycles>
    <meta:generator>OpenOffice.org/3.2$Linux OpenOffice.org_project/320m12$Build-9483</meta:generator>
    <meta:document-statistic meta:table-count="3" meta:cell-count="4229" meta:object-count="0"/>
  </office:meta>
</office:document-meta>
</file>